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Cha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b&lt;n&gt;/B&lt;n-1&gt;</text:p>
          </table:table-cell>
          <table:table-cell office:value-type="string" calcext:value-type="string">
            <text:p>a&lt;n&gt;/b&lt;n&gt;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 (us.)</text:p>
          </table:table-cell>
          <table:table-cell table:number-columns-repeated="3"/>
          <table:table-cell office:value-type="string" calcext:value-type="string">
            <text:p>fill tim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57" calcext:value-type="float">
            <text:p>457</text:p>
          </table:table-cell>
          <table:table-cell table:formula="of:=[.B3]/[.A3]" office:value-type="float" office:value="0.4462890625" calcext:value-type="float">
            <text:p>0.4462890625</text:p>
          </table:table-cell>
          <table:table-cell table:formula="of:=1" office:value-type="float" office:value="1" calcext:value-type="float">
            <text:p>1</text:p>
          </table:table-cell>
          <table:table-cell table:formula="of:=[.A3]/[.B3]" office:value-type="float" office:value="2.24070021881838" calcext:value-type="float">
            <text:p>2.240700218818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93" calcext:value-type="float">
            <text:p>1693</text:p>
          </table:table-cell>
          <table:table-cell table:formula="of:=[.B4]/[.A4]" office:value-type="float" office:value="0.82666015625" calcext:value-type="float">
            <text:p>0.82666015625</text:p>
          </table:table-cell>
          <table:table-cell table:formula="of:=[.B4]/[.B3]" office:value-type="float" office:value="3.70459518599562" calcext:value-type="float">
            <text:p>3.70459518599562</text:p>
          </table:table-cell>
          <table:table-cell table:formula="of:=[.A4]/[.B4]" office:value-type="float" office:value="1.20968694624926" calcext:value-type="float">
            <text:p>1.209686946249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25" calcext:value-type="float">
            <text:p>1225</text:p>
          </table:table-cell>
          <table:table-cell table:formula="of:=[.B5]/[.A5]" office:value-type="float" office:value="0.299072265625" calcext:value-type="float">
            <text:p>0.299072265625</text:p>
          </table:table-cell>
          <table:table-cell table:formula="of:=[.B5]/[.B4]" office:value-type="float" office:value="0.723567631423509" calcext:value-type="float">
            <text:p>0.723567631423509</text:p>
          </table:table-cell>
          <table:table-cell table:formula="of:=[.A5]/[.B5]" office:value-type="float" office:value="3.34367346938776" calcext:value-type="float">
            <text:p>3.3436734693877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292" calcext:value-type="float">
            <text:p>2292</text:p>
          </table:table-cell>
          <table:table-cell table:formula="of:=[.B6]/[.A6]" office:value-type="float" office:value="0.27978515625" calcext:value-type="float">
            <text:p>0.27978515625</text:p>
          </table:table-cell>
          <table:table-cell table:formula="of:=[.B6]/[.B5]" office:value-type="float" office:value="1.87102040816327" calcext:value-type="float">
            <text:p>1.87102040816327</text:p>
          </table:table-cell>
          <table:table-cell table:formula="of:=[.A6]/[.B6]" office:value-type="float" office:value="3.57417102966841" calcext:value-type="float">
            <text:p>3.5741710296684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652" calcext:value-type="float">
            <text:p>4652</text:p>
          </table:table-cell>
          <table:table-cell table:formula="of:=[.B7]/[.A7]" office:value-type="float" office:value="0.283935546875" calcext:value-type="float">
            <text:p>0.283935546875</text:p>
          </table:table-cell>
          <table:table-cell table:formula="of:=[.B7]/[.B6]" office:value-type="float" office:value="2.02966841186736" calcext:value-type="float">
            <text:p>2.02966841186736</text:p>
          </table:table-cell>
          <table:table-cell table:formula="of:=[.A7]/[.B7]" office:value-type="float" office:value="3.5219260533104" calcext:value-type="float">
            <text:p>3.521926053310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518" calcext:value-type="float">
            <text:p>12518</text:p>
          </table:table-cell>
          <table:table-cell table:formula="of:=[.B8]/[.A8]" office:value-type="float" office:value="0.38201904296875" calcext:value-type="float">
            <text:p>0.38201904296875</text:p>
          </table:table-cell>
          <table:table-cell table:formula="of:=[.B8]/[.B7]" office:value-type="float" office:value="2.69088564058469" calcext:value-type="float">
            <text:p>2.69088564058469</text:p>
          </table:table-cell>
          <table:table-cell table:formula="of:=[.A8]/[.B8]" office:value-type="float" office:value="2.61767055440166" calcext:value-type="float">
            <text:p>2.61767055440166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9296" calcext:value-type="float">
            <text:p>19296</text:p>
          </table:table-cell>
          <table:table-cell table:formula="of:=[.B9]/[.A9]" office:value-type="float" office:value="0.29443359375" calcext:value-type="float">
            <text:p>0.29443359375</text:p>
          </table:table-cell>
          <table:table-cell table:formula="of:=[.B9]/[.B8]" office:value-type="float" office:value="1.54146029717207" calcext:value-type="float">
            <text:p>1.54146029717207</text:p>
          </table:table-cell>
          <table:table-cell table:formula="of:=[.A9]/[.B9]" office:value-type="float" office:value="3.39635157545605" calcext:value-type="float">
            <text:p>3.3963515754560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5898" calcext:value-type="float">
            <text:p>45898</text:p>
          </table:table-cell>
          <table:table-cell table:formula="of:=[.B10]/[.A10]" office:value-type="float" office:value="0.350173950195312" calcext:value-type="float">
            <text:p>0.350173950195312</text:p>
          </table:table-cell>
          <table:table-cell table:formula="of:=[.B10]/[.B9]" office:value-type="float" office:value="2.37862769485904" calcext:value-type="float">
            <text:p>2.37862769485904</text:p>
          </table:table-cell>
          <table:table-cell table:formula="of:=[.A10]/[.B10]" office:value-type="float" office:value="2.85572356093947" calcext:value-type="float">
            <text:p>2.85572356093947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1029" calcext:value-type="float">
            <text:p>91029</text:p>
          </table:table-cell>
          <table:table-cell table:formula="of:=[.B11]/[.A11]" office:value-type="float" office:value="0.347248077392578" calcext:value-type="float">
            <text:p>0.347248077392578</text:p>
          </table:table-cell>
          <table:table-cell table:formula="of:=[.B11]/[.B10]" office:value-type="float" office:value="1.98328903220184" calcext:value-type="float">
            <text:p>1.98328903220184</text:p>
          </table:table-cell>
          <table:table-cell table:formula="of:=[.A11]/[.B11]" office:value-type="float" office:value="2.87978556284261" calcext:value-type="float">
            <text:p>2.87978556284261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58463" calcext:value-type="float">
            <text:p>258463</text:p>
          </table:table-cell>
          <table:table-cell table:formula="of:=[.B12]/[.A12]" office:value-type="float" office:value="0.492979049682617" calcext:value-type="float">
            <text:p>0.492979049682617</text:p>
          </table:table-cell>
          <table:table-cell table:formula="of:=[.B12]/[.B11]" office:value-type="float" office:value="2.83934790011974" calcext:value-type="float">
            <text:p>2.83934790011974</text:p>
          </table:table-cell>
          <table:table-cell table:formula="of:=[.A12]/[.B12]" office:value-type="float" office:value="2.02848376750251" calcext:value-type="float">
            <text:p>2.02848376750251</text:p>
          </table:table-cell>
          <table:table-cell office:value-type="float" office:value="17820" calcext:value-type="float">
            <text:p>1782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76302" calcext:value-type="float">
            <text:p>376302</text:p>
          </table:table-cell>
          <table:table-cell table:formula="of:=[.B13]/[.A13]" office:value-type="float" office:value="0.358869552612305" calcext:value-type="float">
            <text:p>0.358869552612305</text:p>
          </table:table-cell>
          <table:table-cell table:formula="of:=[.B13]/[.B12]" office:value-type="float" office:value="1.45592212424989" calcext:value-type="float">
            <text:p>1.45592212424989</text:p>
          </table:table-cell>
          <table:table-cell table:formula="of:=[.A13]/[.B13]" office:value-type="float" office:value="2.78652784199925" calcext:value-type="float">
            <text:p>2.78652784199925</text:p>
          </table:table-cell>
          <table:table-cell office:value-type="float" office:value="105439" calcext:value-type="float">
            <text:p>10543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84351" calcext:value-type="float">
            <text:p>584351</text:p>
          </table:table-cell>
          <table:table-cell table:formula="of:=[.B14]/[.A14]" office:value-type="float" office:value="0.278640270233154" calcext:value-type="float">
            <text:p>0.278640270233154</text:p>
          </table:table-cell>
          <table:table-cell table:formula="of:=[.B14]/[.B13]" office:value-type="float" office:value="1.55287774181376" calcext:value-type="float">
            <text:p>1.55287774181376</text:p>
          </table:table-cell>
          <table:table-cell table:formula="of:=[.A14]/[.B14]" office:value-type="float" office:value="3.58885669743014" calcext:value-type="float">
            <text:p>3.58885669743014</text:p>
          </table:table-cell>
          <table:table-cell office:value-type="float" office:value="111389" calcext:value-type="float">
            <text:p>11138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16676" calcext:value-type="float">
            <text:p>1116676</text:p>
          </table:table-cell>
          <table:table-cell table:formula="of:=[.B15]/[.A15]" office:value-type="float" office:value="0.266236305236816" calcext:value-type="float">
            <text:p>0.266236305236816</text:p>
          </table:table-cell>
          <table:table-cell table:formula="of:=[.B15]/[.B14]" office:value-type="float" office:value="1.91096789429641" calcext:value-type="float">
            <text:p>1.91096789429641</text:p>
          </table:table-cell>
          <table:table-cell table:formula="of:=[.A15]/[.B15]" office:value-type="float" office:value="3.75606174037948" calcext:value-type="float">
            <text:p>3.75606174037948</text:p>
          </table:table-cell>
          <table:table-cell office:value-type="float" office:value="106025" calcext:value-type="float">
            <text:p>10602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206566" calcext:value-type="float">
            <text:p>2206566</text:p>
          </table:table-cell>
          <table:table-cell table:formula="of:=[.B16]/[.A16]" office:value-type="float" office:value="0.263043165206909" calcext:value-type="float">
            <text:p>0.263043165206909</text:p>
          </table:table-cell>
          <table:table-cell table:formula="of:=[.B16]/[.B15]" office:value-type="float" office:value="1.97601273780398" calcext:value-type="float">
            <text:p>1.97601273780398</text:p>
          </table:table-cell>
          <table:table-cell table:formula="of:=[.A16]/[.B16]" office:value-type="float" office:value="3.80165741699999" calcext:value-type="float">
            <text:p>3.80165741699999</text:p>
          </table:table-cell>
          <table:table-cell office:value-type="float" office:value="228964" calcext:value-type="float">
            <text:p>22896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380854" calcext:value-type="float">
            <text:p>4380854</text:p>
          </table:table-cell>
          <table:table-cell table:formula="of:=[.B17]/[.A17]" office:value-type="float" office:value="0.261119246482849" calcext:value-type="float">
            <text:p>0.261119246482849</text:p>
          </table:table-cell>
          <table:table-cell table:formula="of:=[.B17]/[.B16]" office:value-type="float" office:value="1.98537184022594" calcext:value-type="float">
            <text:p>1.98537184022594</text:p>
          </table:table-cell>
          <table:table-cell table:formula="of:=[.A17]/[.B17]" office:value-type="float" office:value="3.82966791406424" calcext:value-type="float">
            <text:p>3.82966791406424</text:p>
          </table:table-cell>
          <table:table-cell office:value-type="float" office:value="382416" calcext:value-type="float">
            <text:p>382416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8728781" calcext:value-type="float">
            <text:p>8728781</text:p>
          </table:table-cell>
          <table:table-cell table:formula="of:=[.B18]/[.A18]" office:value-type="float" office:value="0.260137945413589" calcext:value-type="float">
            <text:p>0.260137945413589</text:p>
          </table:table-cell>
          <table:table-cell table:formula="of:=[.B18]/[.B17]" office:value-type="float" office:value="1.99248388556204" calcext:value-type="float">
            <text:p>1.99248388556204</text:p>
          </table:table-cell>
          <table:table-cell table:formula="of:=[.A18]/[.B18]" office:value-type="float" office:value="3.84411431561864" calcext:value-type="float">
            <text:p>3.84411431561864</text:p>
          </table:table-cell>
          <table:table-cell office:value-type="float" office:value="759383" calcext:value-type="float">
            <text:p>759383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7200740" calcext:value-type="float">
            <text:p>17200740</text:p>
          </table:table-cell>
          <table:table-cell table:formula="of:=[.B19]/[.A19]" office:value-type="float" office:value="0.256310999393463" calcext:value-type="float">
            <text:p>0.256310999393463</text:p>
          </table:table-cell>
          <table:table-cell table:formula="of:=[.B19]/[.B18]" office:value-type="float" office:value="1.97057756403787" calcext:value-type="float">
            <text:p>1.97057756403787</text:p>
          </table:table-cell>
          <table:table-cell table:formula="of:=[.A19]/[.B19]" office:value-type="float" office:value="3.90151028385988" calcext:value-type="float">
            <text:p>3.90151028385988</text:p>
          </table:table-cell>
          <table:table-cell office:value-type="float" office:value="1560446" calcext:value-type="float">
            <text:p>1560446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34572603" calcext:value-type="float">
            <text:p>34572603</text:p>
          </table:table-cell>
          <table:table-cell table:formula="of:=[.B20]/[.A20]" office:value-type="float" office:value="0.257585965096951" calcext:value-type="float">
            <text:p>0.257585965096951</text:p>
          </table:table-cell>
          <table:table-cell table:formula="of:=[.B20]/[.B19]" office:value-type="float" office:value="2.00994858360745" calcext:value-type="float">
            <text:p>2.00994858360745</text:p>
          </table:table-cell>
          <table:table-cell table:formula="of:=[.A20]/[.B20]" office:value-type="float" office:value="3.88219909273247" calcext:value-type="float">
            <text:p>3.88219909273247</text:p>
          </table:table-cell>
          <table:table-cell office:value-type="float" office:value="3037329" calcext:value-type="float">
            <text:p>3037329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69861548" calcext:value-type="float">
            <text:p>69861548</text:p>
          </table:table-cell>
          <table:table-cell table:formula="of:=[.B21]/[.A21]" office:value-type="float" office:value="0.260254546999931" calcext:value-type="float">
            <text:p>0.260254546999931</text:p>
          </table:table-cell>
          <table:table-cell table:formula="of:=[.B21]/[.B20]" office:value-type="float" office:value="2.02071993248527" calcext:value-type="float">
            <text:p>2.02071993248527</text:p>
          </table:table-cell>
          <table:table-cell table:formula="of:=[.A21]/[.B21]" office:value-type="float" office:value="3.84239204089781" calcext:value-type="float">
            <text:p>3.84239204089781</text:p>
          </table:table-cell>
          <table:table-cell office:value-type="float" office:value="6136355" calcext:value-type="float">
            <text:p>6136355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139853099" calcext:value-type="float">
            <text:p>139853099</text:p>
          </table:table-cell>
          <table:table-cell table:formula="of:=[.B22]/[.A22]" office:value-type="float" office:value="0.260496696457267" calcext:value-type="float">
            <text:p>0.260496696457267</text:p>
          </table:table-cell>
          <table:table-cell table:formula="of:=[.B22]/[.B21]" office:value-type="float" office:value="2.00186086629515" calcext:value-type="float">
            <text:p>2.00186086629515</text:p>
          </table:table-cell>
          <table:table-cell table:formula="of:=[.A22]/[.B22]" office:value-type="float" office:value="3.83882027526612" calcext:value-type="float">
            <text:p>3.83882027526612</text:p>
          </table:table-cell>
          <table:table-cell office:value-type="float" office:value="12997774" calcext:value-type="float">
            <text:p>12997774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79219120" calcext:value-type="float">
            <text:p>279219120</text:p>
          </table:table-cell>
          <table:table-cell table:formula="of:=[.B23]/[.A23]" office:value-type="float" office:value="0.260043069720268" calcext:value-type="float">
            <text:p>0.260043069720268</text:p>
          </table:table-cell>
          <table:table-cell table:formula="of:=[.B23]/[.B22]" office:value-type="float" office:value="1.99651721696921" calcext:value-type="float">
            <text:p>1.99651721696921</text:p>
          </table:table-cell>
          <table:table-cell table:formula="of:=[.A23]/[.B23]" office:value-type="float" office:value="3.84551682563859" calcext:value-type="float">
            <text:p>3.84551682563859</text:p>
          </table:table-cell>
          <table:table-cell office:value-type="float" office:value="87200663" calcext:value-type="float">
            <text:p>87200663</text:p>
          </table:table-cell>
        </table:table-row>
      </table:table>
      <table:table table:name="KMP" table:style-name="ta1">
        <table:table-column table:style-name="co1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b&lt;n&gt;/B&lt;n-1&gt;</text:p>
          </table:table-cell>
          <table:table-cell office:value-type="string" calcext:value-type="string">
            <text:p>a&lt;n&gt;/b&lt;n&gt;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 (us.)</text:p>
          </table:table-cell>
          <table:table-cell table:number-columns-repeated="3"/>
          <table:table-cell office:value-type="string" calcext:value-type="string">
            <text:p>fill tim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96" calcext:value-type="float">
            <text:p>496</text:p>
          </table:table-cell>
          <table:table-cell table:formula="of:=[.B3]/[.A3]" office:value-type="float" office:value="0.484375" calcext:value-type="float">
            <text:p>0.484375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659" calcext:value-type="float">
            <text:p>3659</text:p>
          </table:table-cell>
          <table:table-cell table:formula="of:=[.B4]/[.A4]" office:value-type="float" office:value="1.78662109375" calcext:value-type="float">
            <text:p>1.78662109375</text:p>
          </table:table-cell>
          <table:table-cell table:formula="of:=[.B4]/[.B3]" office:value-type="float" office:value="7.37701612903226" calcext:value-type="float">
            <text:p>7.37701612903226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4135" calcext:value-type="float">
            <text:p>14135</text:p>
          </table:table-cell>
          <table:table-cell table:formula="of:=[.B5]/[.A5]" office:value-type="float" office:value="3.450927734375" calcext:value-type="float">
            <text:p>3.450927734375</text:p>
          </table:table-cell>
          <table:table-cell table:formula="of:=[.B5]/[.B4]" office:value-type="float" office:value="3.86307734353649" calcext:value-type="float">
            <text:p>3.86307734353649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729" calcext:value-type="float">
            <text:p>1729</text:p>
          </table:table-cell>
          <table:table-cell table:formula="of:=[.B6]/[.A6]" office:value-type="float" office:value="0.2110595703125" calcext:value-type="float">
            <text:p>0.2110595703125</text:p>
          </table:table-cell>
          <table:table-cell table:formula="of:=[.B6]/[.B5]" office:value-type="float" office:value="0.122320481075345" calcext:value-type="float">
            <text:p>0.122320481075345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645" calcext:value-type="float">
            <text:p>16645</text:p>
          </table:table-cell>
          <table:table-cell table:formula="of:=[.B7]/[.A7]" office:value-type="float" office:value="1.01593017578125" calcext:value-type="float">
            <text:p>1.01593017578125</text:p>
          </table:table-cell>
          <table:table-cell table:formula="of:=[.B7]/[.B6]" office:value-type="float" office:value="9.62695199537305" calcext:value-type="float">
            <text:p>9.62695199537305</text:p>
          </table:table-cell>
          <table:table-cell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237" calcext:value-type="float">
            <text:p>21237</text:p>
          </table:table-cell>
          <table:table-cell table:formula="of:=[.B8]/[.A8]" office:value-type="float" office:value="0.648101806640625" calcext:value-type="float">
            <text:p>0.648101806640625</text:p>
          </table:table-cell>
          <table:table-cell table:formula="of:=[.B8]/[.B7]" office:value-type="float" office:value="1.27587864223491" calcext:value-type="float">
            <text:p>1.27587864223491</text:p>
          </table:table-cell>
          <table:table-cell/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5956" calcext:value-type="float">
            <text:p>35956</text:p>
          </table:table-cell>
          <table:table-cell table:formula="of:=[.B9]/[.A9]" office:value-type="float" office:value="0.54864501953125" calcext:value-type="float">
            <text:p>0.54864501953125</text:p>
          </table:table-cell>
          <table:table-cell table:formula="of:=[.B9]/[.B8]" office:value-type="float" office:value="1.69308282714131" calcext:value-type="float">
            <text:p>1.69308282714131</text:p>
          </table:table-cell>
          <table:table-cell/>
          <table:table-cell office:value-type="float" office:value="8634" calcext:value-type="float">
            <text:p>863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1324" calcext:value-type="float">
            <text:p>71324</text:p>
          </table:table-cell>
          <table:table-cell table:formula="of:=[.B10]/[.A10]" office:value-type="float" office:value="0.544158935546875" calcext:value-type="float">
            <text:p>0.544158935546875</text:p>
          </table:table-cell>
          <table:table-cell table:formula="of:=[.B10]/[.B9]" office:value-type="float" office:value="1.98364667927467" calcext:value-type="float">
            <text:p>1.98364667927467</text:p>
          </table:table-cell>
          <table:table-cell/>
          <table:table-cell office:value-type="float" office:value="12760" calcext:value-type="float">
            <text:p>1276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2334" calcext:value-type="float">
            <text:p>102334</text:p>
          </table:table-cell>
          <table:table-cell table:formula="of:=[.B11]/[.A11]" office:value-type="float" office:value="0.390373229980469" calcext:value-type="float">
            <text:p>0.390373229980469</text:p>
          </table:table-cell>
          <table:table-cell table:formula="of:=[.B11]/[.B10]" office:value-type="float" office:value="1.43477651281476" calcext:value-type="float">
            <text:p>1.43477651281476</text:p>
          </table:table-cell>
          <table:table-cell/>
          <table:table-cell office:value-type="float" office:value="12891" calcext:value-type="float">
            <text:p>1289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3974" calcext:value-type="float">
            <text:p>123974</text:p>
          </table:table-cell>
          <table:table-cell table:formula="of:=[.B12]/[.A12]" office:value-type="float" office:value="0.236461639404297" calcext:value-type="float">
            <text:p>0.236461639404297</text:p>
          </table:table-cell>
          <table:table-cell table:formula="of:=[.B12]/[.B11]" office:value-type="float" office:value="1.21146442042723" calcext:value-type="float">
            <text:p>1.21146442042723</text:p>
          </table:table-cell>
          <table:table-cell/>
          <table:table-cell office:value-type="float" office:value="32534" calcext:value-type="float">
            <text:p>3253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34300" calcext:value-type="float">
            <text:p>434300</text:p>
          </table:table-cell>
          <table:table-cell table:formula="of:=[.B13]/[.A13]" office:value-type="float" office:value="0.414180755615234" calcext:value-type="float">
            <text:p>0.414180755615234</text:p>
          </table:table-cell>
          <table:table-cell table:formula="of:=[.B13]/[.B12]" office:value-type="float" office:value="3.50315388710536" calcext:value-type="float">
            <text:p>3.50315388710536</text:p>
          </table:table-cell>
          <table:table-cell/>
          <table:table-cell office:value-type="float" office:value="66837" calcext:value-type="float">
            <text:p>6683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04497" calcext:value-type="float">
            <text:p>404497</text:p>
          </table:table-cell>
          <table:table-cell table:formula="of:=[.B14]/[.A14]" office:value-type="float" office:value="0.192879199981689" calcext:value-type="float">
            <text:p>0.192879199981689</text:p>
          </table:table-cell>
          <table:table-cell table:formula="of:=[.B14]/[.B13]" office:value-type="float" office:value="0.931376928390514" calcext:value-type="float">
            <text:p>0.931376928390514</text:p>
          </table:table-cell>
          <table:table-cell/>
          <table:table-cell office:value-type="float" office:value="119315" calcext:value-type="float">
            <text:p>11931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777300" calcext:value-type="float">
            <text:p>777300</text:p>
          </table:table-cell>
          <table:table-cell table:formula="of:=[.B15]/[.A15]" office:value-type="float" office:value="0.185322761535645" calcext:value-type="float">
            <text:p>0.185322761535645</text:p>
          </table:table-cell>
          <table:table-cell table:formula="of:=[.B15]/[.B14]" office:value-type="float" office:value="1.92164589601406" calcext:value-type="float">
            <text:p>1.92164589601406</text:p>
          </table:table-cell>
          <table:table-cell/>
          <table:table-cell office:value-type="float" office:value="130656" calcext:value-type="float">
            <text:p>13065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510135" calcext:value-type="float">
            <text:p>1510135</text:p>
          </table:table-cell>
          <table:table-cell table:formula="of:=[.B16]/[.A16]" office:value-type="float" office:value="0.180022120475769" calcext:value-type="float">
            <text:p>0.180022120475769</text:p>
          </table:table-cell>
          <table:table-cell table:formula="of:=[.B16]/[.B15]" office:value-type="float" office:value="1.94279557442429" calcext:value-type="float">
            <text:p>1.94279557442429</text:p>
          </table:table-cell>
          <table:table-cell/>
          <table:table-cell office:value-type="float" office:value="224193" calcext:value-type="float">
            <text:p>22419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118897" calcext:value-type="float">
            <text:p>3118897</text:p>
          </table:table-cell>
          <table:table-cell table:formula="of:=[.B17]/[.A17]" office:value-type="float" office:value="0.185900747776032" calcext:value-type="float">
            <text:p>0.185900747776032</text:p>
          </table:table-cell>
          <table:table-cell table:formula="of:=[.B17]/[.B16]" office:value-type="float" office:value="2.0653100550613" calcext:value-type="float">
            <text:p>2.0653100550613</text:p>
          </table:table-cell>
          <table:table-cell/>
          <table:table-cell office:value-type="float" office:value="441079" calcext:value-type="float">
            <text:p>441079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655687" calcext:value-type="float">
            <text:p>5655687</text:p>
          </table:table-cell>
          <table:table-cell table:formula="of:=[.B18]/[.A18]" office:value-type="float" office:value="0.168552607297897" calcext:value-type="float">
            <text:p>0.168552607297897</text:p>
          </table:table-cell>
          <table:table-cell table:formula="of:=[.B18]/[.B17]" office:value-type="float" office:value="1.81336126201026" calcext:value-type="float">
            <text:p>1.81336126201026</text:p>
          </table:table-cell>
          <table:table-cell/>
          <table:table-cell office:value-type="float" office:value="836517" calcext:value-type="float">
            <text:p>836517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1803068" calcext:value-type="float">
            <text:p>11803068</text:p>
          </table:table-cell>
          <table:table-cell table:formula="of:=[.B19]/[.A19]" office:value-type="float" office:value="0.175879418849945" calcext:value-type="float">
            <text:p>0.175879418849945</text:p>
          </table:table-cell>
          <table:table-cell table:formula="of:=[.B19]/[.B18]" office:value-type="float" office:value="2.08693797941788" calcext:value-type="float">
            <text:p>2.08693797941788</text:p>
          </table:table-cell>
          <table:table-cell/>
          <table:table-cell office:value-type="float" office:value="1610527" calcext:value-type="float">
            <text:p>1610527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22617150" calcext:value-type="float">
            <text:p>22617150</text:p>
          </table:table-cell>
          <table:table-cell table:formula="of:=[.B20]/[.A20]" office:value-type="float" office:value="0.168510898947716" calcext:value-type="float">
            <text:p>0.168510898947716</text:p>
          </table:table-cell>
          <table:table-cell table:formula="of:=[.B20]/[.B19]" office:value-type="float" office:value="1.91620941267135" calcext:value-type="float">
            <text:p>1.91620941267135</text:p>
          </table:table-cell>
          <table:table-cell/>
          <table:table-cell office:value-type="float" office:value="3230000" calcext:value-type="float">
            <text:p>3230000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46663059" calcext:value-type="float">
            <text:p>46663059</text:p>
          </table:table-cell>
          <table:table-cell table:formula="of:=[.B21]/[.A21]" office:value-type="float" office:value="0.173833440989256" calcext:value-type="float">
            <text:p>0.173833440989256</text:p>
          </table:table-cell>
          <table:table-cell table:formula="of:=[.B21]/[.B20]" office:value-type="float" office:value="2.06317148712371" calcext:value-type="float">
            <text:p>2.06317148712371</text:p>
          </table:table-cell>
          <table:table-cell/>
          <table:table-cell office:value-type="float" office:value="6423852" calcext:value-type="float">
            <text:p>6423852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112457413" calcext:value-type="float">
            <text:p>112457413</text:p>
          </table:table-cell>
          <table:table-cell table:formula="of:=[.B22]/[.A22]" office:value-type="float" office:value="0.209468254819512" calcext:value-type="float">
            <text:p>0.209468254819512</text:p>
          </table:table-cell>
          <table:table-cell table:formula="of:=[.B22]/[.B21]" office:value-type="float" office:value="2.40998801643073" calcext:value-type="float">
            <text:p>2.40998801643073</text:p>
          </table:table-cell>
          <table:table-cell/>
          <table:table-cell office:value-type="float" office:value="13251319" calcext:value-type="float">
            <text:p>13251319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76005119" calcext:value-type="float">
            <text:p>176005119</text:p>
          </table:table-cell>
          <table:table-cell table:formula="of:=[.B23]/[.A23]" office:value-type="float" office:value="0.163917540572584" calcext:value-type="float">
            <text:p>0.163917540572584</text:p>
          </table:table-cell>
          <table:table-cell table:formula="of:=[.B23]/[.B22]" office:value-type="float" office:value="1.56508241035209" calcext:value-type="float">
            <text:p>1.56508241035209</text:p>
          </table:table-cell>
          <table:table-cell/>
          <table:table-cell office:value-type="float" office:value="26624167" calcext:value-type="float">
            <text:p>2662416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5"/>
        </table:table-row>
      </table:table>
      <table:table table:name="KMPConsole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b&lt;n&gt;/B&lt;n-1&gt;</text:p>
          </table:table-cell>
          <table:table-cell office:value-type="string" calcext:value-type="string">
            <text:p>a&lt;n&gt;/b&lt;n&gt;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 (us.)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3" calcext:value-type="float">
            <text:p>123</text:p>
          </table:table-cell>
          <table:table-cell table:formula="of:=[.B3]/[.A3]" office:value-type="float" office:value="0.1201171875" calcext:value-type="float">
            <text:p>0.1201171875</text:p>
          </table:table-cell>
          <table:table-cell table:formula="of:=1" office:value-type="float" office:value="1" calcext:value-type="float">
            <text:p>1</text:p>
          </table:table-cell>
          <table:table-cell table:formula="of:=[.A3]/[.B3]" office:value-type="float" office:value="8.32520325203252" calcext:value-type="float">
            <text:p>8.325203252032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5" calcext:value-type="float">
            <text:p>175</text:p>
          </table:table-cell>
          <table:table-cell table:formula="of:=[.B4]/[.A4]" office:value-type="float" office:value="0.08544921875" calcext:value-type="float">
            <text:p>0.08544921875</text:p>
          </table:table-cell>
          <table:table-cell table:formula="of:=[.B4]/[.B3]" office:value-type="float" office:value="1.42276422764228" calcext:value-type="float">
            <text:p>1.42276422764228</text:p>
          </table:table-cell>
          <table:table-cell table:formula="of:=[.A4]/[.B4]" office:value-type="float" office:value="11.7028571428571" calcext:value-type="float">
            <text:p>11.70285714285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83" calcext:value-type="float">
            <text:p>283</text:p>
          </table:table-cell>
          <table:table-cell table:formula="of:=[.B5]/[.A5]" office:value-type="float" office:value="0.069091796875" calcext:value-type="float">
            <text:p>0.069091796875</text:p>
          </table:table-cell>
          <table:table-cell table:formula="of:=[.B5]/[.B4]" office:value-type="float" office:value="1.61714285714286" calcext:value-type="float">
            <text:p>1.61714285714286</text:p>
          </table:table-cell>
          <table:table-cell table:formula="of:=[.A5]/[.B5]" office:value-type="float" office:value="14.4734982332155" calcext:value-type="float">
            <text:p>14.47349823321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85" calcext:value-type="float">
            <text:p>485</text:p>
          </table:table-cell>
          <table:table-cell table:formula="of:=[.B6]/[.A6]" office:value-type="float" office:value="0.0592041015625" calcext:value-type="float">
            <text:p>0.0592041015625</text:p>
          </table:table-cell>
          <table:table-cell table:formula="of:=[.B6]/[.B5]" office:value-type="float" office:value="1.71378091872792" calcext:value-type="float">
            <text:p>1.71378091872792</text:p>
          </table:table-cell>
          <table:table-cell table:formula="of:=[.A6]/[.B6]" office:value-type="float" office:value="16.8907216494845" calcext:value-type="float">
            <text:p>16.89072164948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16" calcext:value-type="float">
            <text:p>916</text:p>
          </table:table-cell>
          <table:table-cell table:formula="of:=[.B7]/[.A7]" office:value-type="float" office:value="0.055908203125" calcext:value-type="float">
            <text:p>0.055908203125</text:p>
          </table:table-cell>
          <table:table-cell table:formula="of:=[.B7]/[.B6]" office:value-type="float" office:value="1.88865979381443" calcext:value-type="float">
            <text:p>1.88865979381443</text:p>
          </table:table-cell>
          <table:table-cell table:formula="of:=[.A7]/[.B7]" office:value-type="float" office:value="17.8864628820961" calcext:value-type="float">
            <text:p>17.886462882096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788" calcext:value-type="float">
            <text:p>1788</text:p>
          </table:table-cell>
          <table:table-cell table:formula="of:=[.B8]/[.A8]" office:value-type="float" office:value="0.0545654296875" calcext:value-type="float">
            <text:p>0.0545654296875</text:p>
          </table:table-cell>
          <table:table-cell table:formula="of:=[.B8]/[.B7]" office:value-type="float" office:value="1.95196506550218" calcext:value-type="float">
            <text:p>1.95196506550218</text:p>
          </table:table-cell>
          <table:table-cell table:formula="of:=[.A8]/[.B8]" office:value-type="float" office:value="18.3266219239374" calcext:value-type="float">
            <text:p>18.326621923937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530" calcext:value-type="float">
            <text:p>3530</text:p>
          </table:table-cell>
          <table:table-cell table:formula="of:=[.B9]/[.A9]" office:value-type="float" office:value="0.053863525390625" calcext:value-type="float">
            <text:p>0.053863525390625</text:p>
          </table:table-cell>
          <table:table-cell table:formula="of:=[.B9]/[.B8]" office:value-type="float" office:value="1.97427293064877" calcext:value-type="float">
            <text:p>1.97427293064877</text:p>
          </table:table-cell>
          <table:table-cell table:formula="of:=[.A9]/[.B9]" office:value-type="float" office:value="18.5654390934844" calcext:value-type="float">
            <text:p>18.5654390934844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544" calcext:value-type="float">
            <text:p>7544</text:p>
          </table:table-cell>
          <table:table-cell table:formula="of:=[.B10]/[.A10]" office:value-type="float" office:value="0.05755615234375" calcext:value-type="float">
            <text:p>0.05755615234375</text:p>
          </table:table-cell>
          <table:table-cell table:formula="of:=[.B10]/[.B9]" office:value-type="float" office:value="2.1371104815864" calcext:value-type="float">
            <text:p>2.1371104815864</text:p>
          </table:table-cell>
          <table:table-cell table:formula="of:=[.A10]/[.B10]" office:value-type="float" office:value="17.3743372216331" calcext:value-type="float">
            <text:p>17.3743372216331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4728" calcext:value-type="float">
            <text:p>14728</text:p>
          </table:table-cell>
          <table:table-cell table:formula="of:=[.B11]/[.A11]" office:value-type="float" office:value="0.056182861328125" calcext:value-type="float">
            <text:p>0.056182861328125</text:p>
          </table:table-cell>
          <table:table-cell table:formula="of:=[.B11]/[.B10]" office:value-type="float" office:value="1.95227995758218" calcext:value-type="float">
            <text:p>1.95227995758218</text:p>
          </table:table-cell>
          <table:table-cell table:formula="of:=[.A11]/[.B11]" office:value-type="float" office:value="17.7990222705052" calcext:value-type="float">
            <text:p>17.7990222705052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589" calcext:value-type="float">
            <text:p>32589</text:p>
          </table:table-cell>
          <table:table-cell table:formula="of:=[.B12]/[.A12]" office:value-type="float" office:value="0.0621585845947266" calcext:value-type="float">
            <text:p>0.062158584594727</text:p>
          </table:table-cell>
          <table:table-cell table:formula="of:=[.B12]/[.B11]" office:value-type="float" office:value="2.21272406300923" calcext:value-type="float">
            <text:p>2.21272406300923</text:p>
          </table:table-cell>
          <table:table-cell table:formula="of:=[.A12]/[.B12]" office:value-type="float" office:value="16.0878824143116" calcext:value-type="float">
            <text:p>16.0878824143116</text:p>
          </table:table-cell>
          <table:table-cell office:value-type="float" office:value="10873" calcext:value-type="float">
            <text:p>1087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7559" calcext:value-type="float">
            <text:p>57559</text:p>
          </table:table-cell>
          <table:table-cell table:formula="of:=[.B13]/[.A13]" office:value-type="float" office:value="0.0548925399780273" calcext:value-type="float">
            <text:p>0.054892539978027</text:p>
          </table:table-cell>
          <table:table-cell table:formula="of:=[.B13]/[.B12]" office:value-type="float" office:value="1.7662094571788" calcext:value-type="float">
            <text:p>1.7662094571788</text:p>
          </table:table-cell>
          <table:table-cell table:formula="of:=[.A13]/[.B13]" office:value-type="float" office:value="18.2174116992998" calcext:value-type="float">
            <text:p>18.2174116992998</text:p>
          </table:table-cell>
          <table:table-cell office:value-type="float" office:value="21318" calcext:value-type="float">
            <text:p>2131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1984" calcext:value-type="float">
            <text:p>111984</text:p>
          </table:table-cell>
          <table:table-cell table:formula="of:=[.B14]/[.A14]" office:value-type="float" office:value="0.0533981323242188" calcext:value-type="float">
            <text:p>0.053398132324219</text:p>
          </table:table-cell>
          <table:table-cell table:formula="of:=[.B14]/[.B13]" office:value-type="float" office:value="1.94555152104797" calcext:value-type="float">
            <text:p>1.94555152104797</text:p>
          </table:table-cell>
          <table:table-cell table:formula="of:=[.A14]/[.B14]" office:value-type="float" office:value="18.7272467495357" calcext:value-type="float">
            <text:p>18.7272467495357</text:p>
          </table:table-cell>
          <table:table-cell office:value-type="float" office:value="41949" calcext:value-type="float">
            <text:p>4194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14406" calcext:value-type="float">
            <text:p>214406</text:p>
          </table:table-cell>
          <table:table-cell table:formula="of:=[.B15]/[.A15]" office:value-type="float" office:value="0.0511183738708496" calcext:value-type="float">
            <text:p>0.05111837387085</text:p>
          </table:table-cell>
          <table:table-cell table:formula="of:=[.B15]/[.B14]" office:value-type="float" office:value="1.91461280182883" calcext:value-type="float">
            <text:p>1.91461280182883</text:p>
          </table:table-cell>
          <table:table-cell table:formula="of:=[.A15]/[.B15]" office:value-type="float" office:value="19.5624376183502" calcext:value-type="float">
            <text:p>19.5624376183502</text:p>
          </table:table-cell>
          <table:table-cell office:value-type="float" office:value="85822" calcext:value-type="float">
            <text:p>8582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06140" calcext:value-type="float">
            <text:p>406140</text:p>
          </table:table-cell>
          <table:table-cell table:formula="of:=[.B16]/[.A16]" office:value-type="float" office:value="0.0484156608581543" calcext:value-type="float">
            <text:p>0.048415660858154</text:p>
          </table:table-cell>
          <table:table-cell table:formula="of:=[.B16]/[.B15]" office:value-type="float" office:value="1.89425669057769" calcext:value-type="float">
            <text:p>1.89425669057769</text:p>
          </table:table-cell>
          <table:table-cell table:formula="of:=[.A16]/[.B16]" office:value-type="float" office:value="20.6544738267592" calcext:value-type="float">
            <text:p>20.6544738267592</text:p>
          </table:table-cell>
          <table:table-cell office:value-type="float" office:value="169099" calcext:value-type="float">
            <text:p>1690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867237" calcext:value-type="float">
            <text:p>867237</text:p>
          </table:table-cell>
          <table:table-cell table:formula="of:=[.B17]/[.A17]" office:value-type="float" office:value="0.0516913533210754" calcext:value-type="float">
            <text:p>0.051691353321076</text:p>
          </table:table-cell>
          <table:table-cell table:formula="of:=[.B17]/[.B16]" office:value-type="float" office:value="2.13531540847983" calcext:value-type="float">
            <text:p>2.13531540847983</text:p>
          </table:table-cell>
          <table:table-cell table:formula="of:=[.A17]/[.B17]" office:value-type="float" office:value="19.3455952640397" calcext:value-type="float">
            <text:p>19.3455952640397</text:p>
          </table:table-cell>
          <table:table-cell office:value-type="float" office:value="329687" calcext:value-type="float">
            <text:p>329687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627688" calcext:value-type="float">
            <text:p>1627688</text:p>
          </table:table-cell>
          <table:table-cell table:formula="of:=[.B18]/[.A18]" office:value-type="float" office:value="0.048508882522583" calcext:value-type="float">
            <text:p>0.048508882522583</text:p>
          </table:table-cell>
          <table:table-cell table:formula="of:=[.B18]/[.B17]" office:value-type="float" office:value="1.87686641598548" calcext:value-type="float">
            <text:p>1.87686641598548</text:p>
          </table:table-cell>
          <table:table-cell table:formula="of:=[.A18]/[.B18]" office:value-type="float" office:value="20.6147812111412" calcext:value-type="float">
            <text:p>20.6147812111412</text:p>
          </table:table-cell>
          <table:table-cell office:value-type="float" office:value="657792" calcext:value-type="float">
            <text:p>657792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3246341" calcext:value-type="float">
            <text:p>3246341</text:p>
          </table:table-cell>
          <table:table-cell table:formula="of:=[.B19]/[.A19]" office:value-type="float" office:value="0.0483742505311966" calcext:value-type="float">
            <text:p>0.048374250531197</text:p>
          </table:table-cell>
          <table:table-cell table:formula="of:=[.B19]/[.B18]" office:value-type="float" office:value="1.9944491819071" calcext:value-type="float">
            <text:p>1.9944491819071</text:p>
          </table:table-cell>
          <table:table-cell table:formula="of:=[.A19]/[.B19]" office:value-type="float" office:value="20.6721548968516" calcext:value-type="float">
            <text:p>20.6721548968516</text:p>
          </table:table-cell>
          <table:table-cell office:value-type="float" office:value="1314585" calcext:value-type="float">
            <text:p>1314585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6381524" calcext:value-type="float">
            <text:p>6381524</text:p>
          </table:table-cell>
          <table:table-cell table:formula="of:=[.B20]/[.A20]" office:value-type="float" office:value="0.0475460588932037" calcext:value-type="float">
            <text:p>0.047546058893204</text:p>
          </table:table-cell>
          <table:table-cell table:formula="of:=[.B20]/[.B19]" office:value-type="float" office:value="1.96575898835027" calcext:value-type="float">
            <text:p>1.96575898835027</text:p>
          </table:table-cell>
          <table:table-cell table:formula="of:=[.A20]/[.B20]" office:value-type="float" office:value="21.0322374404609" calcext:value-type="float">
            <text:p>21.0322374404609</text:p>
          </table:table-cell>
          <table:table-cell office:value-type="float" office:value="3024880" calcext:value-type="float">
            <text:p>3024880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13021036" calcext:value-type="float">
            <text:p>13021036</text:p>
          </table:table-cell>
          <table:table-cell table:formula="of:=[.B21]/[.A21]" office:value-type="float" office:value="0.0485071390867233" calcext:value-type="float">
            <text:p>0.048507139086723</text:p>
          </table:table-cell>
          <table:table-cell table:formula="of:=[.B21]/[.B20]" office:value-type="float" office:value="2.04042733365886" calcext:value-type="float">
            <text:p>2.04042733365886</text:p>
          </table:table-cell>
          <table:table-cell table:formula="of:=[.A21]/[.B21]" office:value-type="float" office:value="20.6155221443209" calcext:value-type="float">
            <text:p>20.6155221443209</text:p>
          </table:table-cell>
          <table:table-cell office:value-type="float" office:value="5922778" calcext:value-type="float">
            <text:p>5922778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25852590" calcext:value-type="float">
            <text:p>25852590</text:p>
          </table:table-cell>
          <table:table-cell table:formula="of:=[.B22]/[.A22]" office:value-type="float" office:value="0.0481542013585568" calcext:value-type="float">
            <text:p>0.048154201358557</text:p>
          </table:table-cell>
          <table:table-cell table:formula="of:=[.B22]/[.B21]" office:value-type="float" office:value="1.98544800889883" calcext:value-type="float">
            <text:p>1.98544800889883</text:p>
          </table:table-cell>
          <table:table-cell table:formula="of:=[.A22]/[.B22]" office:value-type="float" office:value="20.766619978888" calcext:value-type="float">
            <text:p>20.766619978888</text:p>
          </table:table-cell>
          <table:table-cell office:value-type="float" office:value="10655216" calcext:value-type="float">
            <text:p>10655216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1457339" calcext:value-type="float">
            <text:p>51457339</text:p>
          </table:table-cell>
          <table:table-cell table:formula="of:=[.B23]/[.A23]" office:value-type="float" office:value="0.0479233814403415" calcext:value-type="float">
            <text:p>0.047923381440342</text:p>
          </table:table-cell>
          <table:table-cell table:formula="of:=[.B23]/[.B22]" office:value-type="float" office:value="1.99041330094973" calcext:value-type="float">
            <text:p>1.99041330094973</text:p>
          </table:table-cell>
          <table:table-cell table:formula="of:=[.A23]/[.B23]" office:value-type="float" office:value="20.8666410830144" calcext:value-type="float">
            <text:p>20.8666410830144</text:p>
          </table:table-cell>
          <table:table-cell office:value-type="float" office:value="21933435" calcext:value-type="float">
            <text:p>2193343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T6405]$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[.A26]/[.B26]" office:value-type="float" office:value="8.46280991735537" calcext:value-type="float">
            <text:p>8.462809917355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B27]/[.B26]" office:value-type="float" office:value="1.46280991735537" calcext:value-type="float">
            <text:p>1.46280991735537</text:p>
          </table:table-cell>
          <table:table-cell table:formula="of:=[.A27]/[.B27]" office:value-type="float" office:value="11.5706214689266" calcext:value-type="float">
            <text:p>11.57062146892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B28]/[.B27]" office:value-type="float" office:value="1.59887005649718" calcext:value-type="float">
            <text:p>1.59887005649718</text:p>
          </table:table-cell>
          <table:table-cell table:formula="of:=[.A28]/[.B28]" office:value-type="float" office:value="14.4734982332155" calcext:value-type="float">
            <text:p>14.47349823321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B29]/[.B28]" office:value-type="float" office:value="1.7208480565371" calcext:value-type="float">
            <text:p>1.7208480565371</text:p>
          </table:table-cell>
          <table:table-cell table:formula="of:=[.A29]/[.B29]" office:value-type="float" office:value="16.8213552361396" calcext:value-type="float">
            <text:p>16.821355236139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B30]/[.B29]" office:value-type="float" office:value="1.97125256673511" calcext:value-type="float">
            <text:p>1.97125256673511</text:p>
          </table:table-cell>
          <table:table-cell table:formula="of:=[.A30]/[.B30]" office:value-type="float" office:value="17.0666666666667" calcext:value-type="float">
            <text:p>17.066666666666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844" calcext:value-type="float">
            <text:p>1844</text:p>
          </table:table-cell>
          <table:table-cell/>
          <table:table-cell table:formula="of:=[.B31]/[.B30]" office:value-type="float" office:value="1.92083333333333" calcext:value-type="float">
            <text:p>1.92083333333333</text:p>
          </table:table-cell>
          <table:table-cell table:formula="of:=[.A31]/[.B31]" office:value-type="float" office:value="17.7700650759219" calcext:value-type="float">
            <text:p>17.7700650759219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709" calcext:value-type="float">
            <text:p>3709</text:p>
          </table:table-cell>
          <table:table-cell/>
          <table:table-cell table:formula="of:=[.B32]/[.B31]" office:value-type="float" office:value="2.01138828633406" calcext:value-type="float">
            <text:p>2.01138828633406</text:p>
          </table:table-cell>
          <table:table-cell table:formula="of:=[.A32]/[.B32]" office:value-type="float" office:value="17.6694526826638" calcext:value-type="float">
            <text:p>17.6694526826638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903" calcext:value-type="float">
            <text:p>6903</text:p>
          </table:table-cell>
          <table:table-cell/>
          <table:table-cell table:formula="of:=[.B33]/[.B32]" office:value-type="float" office:value="1.86114855756269" calcext:value-type="float">
            <text:p>1.86114855756269</text:p>
          </table:table-cell>
          <table:table-cell table:formula="of:=[.A33]/[.B33]" office:value-type="float" office:value="18.9876865131102" calcext:value-type="float">
            <text:p>18.9876865131102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4051" calcext:value-type="float">
            <text:p>14051</text:p>
          </table:table-cell>
          <table:table-cell/>
          <table:table-cell table:formula="of:=[.B34]/[.B33]" office:value-type="float" office:value="2.03549181515283" calcext:value-type="float">
            <text:p>2.03549181515283</text:p>
          </table:table-cell>
          <table:table-cell table:formula="of:=[.A34]/[.B34]" office:value-type="float" office:value="18.6566080706" calcext:value-type="float">
            <text:p>18.6566080706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1449" calcext:value-type="float">
            <text:p>31449</text:p>
          </table:table-cell>
          <table:table-cell/>
          <table:table-cell table:formula="of:=[.B35]/[.B34]" office:value-type="float" office:value="2.23820368657035" calcext:value-type="float">
            <text:p>2.23820368657035</text:p>
          </table:table-cell>
          <table:table-cell table:formula="of:=[.A35]/[.B35]" office:value-type="float" office:value="16.6710547235206" calcext:value-type="float">
            <text:p>16.6710547235206</text:p>
          </table:table-cell>
          <table:table-cell office:value-type="float" office:value="15496" calcext:value-type="float">
            <text:p>1549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5435" calcext:value-type="float">
            <text:p>55435</text:p>
          </table:table-cell>
          <table:table-cell/>
          <table:table-cell table:formula="of:=[.B36]/[.B35]" office:value-type="float" office:value="1.7626951572387" calcext:value-type="float">
            <text:p>1.7626951572387</text:p>
          </table:table-cell>
          <table:table-cell table:formula="of:=[.A36]/[.B36]" office:value-type="float" office:value="18.9154144493551" calcext:value-type="float">
            <text:p>18.9154144493551</text:p>
          </table:table-cell>
          <table:table-cell office:value-type="float" office:value="23737" calcext:value-type="float">
            <text:p>2373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2157" calcext:value-type="float">
            <text:p>112157</text:p>
          </table:table-cell>
          <table:table-cell/>
          <table:table-cell table:formula="of:=[.B37]/[.B36]" office:value-type="float" office:value="2.02321637954361" calcext:value-type="float">
            <text:p>2.02321637954361</text:p>
          </table:table-cell>
          <table:table-cell table:formula="of:=[.A37]/[.B37]" office:value-type="float" office:value="18.6983603341744" calcext:value-type="float">
            <text:p>18.6983603341744</text:p>
          </table:table-cell>
          <table:table-cell office:value-type="float" office:value="43265" calcext:value-type="float">
            <text:p>4326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12089" calcext:value-type="float">
            <text:p>212089</text:p>
          </table:table-cell>
          <table:table-cell/>
          <table:table-cell table:formula="of:=[.B38]/[.B37]" office:value-type="float" office:value="1.89100100751625" calcext:value-type="float">
            <text:p>1.89100100751625</text:p>
          </table:table-cell>
          <table:table-cell table:formula="of:=[.A38]/[.B38]" office:value-type="float" office:value="19.776150578295" calcext:value-type="float">
            <text:p>19.776150578295</text:p>
          </table:table-cell>
          <table:table-cell office:value-type="float" office:value="88472" calcext:value-type="float">
            <text:p>8847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02667" calcext:value-type="float">
            <text:p>402667</text:p>
          </table:table-cell>
          <table:table-cell/>
          <table:table-cell table:formula="of:=[.B39]/[.B38]" office:value-type="float" office:value="1.89857559798009" calcext:value-type="float">
            <text:p>1.89857559798009</text:p>
          </table:table-cell>
          <table:table-cell table:formula="of:=[.A39]/[.B39]" office:value-type="float" office:value="20.8326185160443" calcext:value-type="float">
            <text:p>20.8326185160443</text:p>
          </table:table-cell>
          <table:table-cell office:value-type="float" office:value="174321" calcext:value-type="float">
            <text:p>17432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855409" calcext:value-type="float">
            <text:p>855409</text:p>
          </table:table-cell>
          <table:table-cell/>
          <table:table-cell table:formula="of:=[.B40]/[.B39]" office:value-type="float" office:value="2.12435834076296" calcext:value-type="float">
            <text:p>2.12435834076296</text:p>
          </table:table-cell>
          <table:table-cell table:formula="of:=[.A40]/[.B40]" office:value-type="float" office:value="19.6130926843183" calcext:value-type="float">
            <text:p>19.6130926843183</text:p>
          </table:table-cell>
          <table:table-cell office:value-type="float" office:value="349410" calcext:value-type="float">
            <text:p>34941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620372" calcext:value-type="float">
            <text:p>1620372</text:p>
          </table:table-cell>
          <table:table-cell/>
          <table:table-cell table:formula="of:=[.B41]/[.B40]" office:value-type="float" office:value="1.89426578397001" calcext:value-type="float">
            <text:p>1.89426578397001</text:p>
          </table:table-cell>
          <table:table-cell table:formula="of:=[.A41]/[.B41]" office:value-type="float" office:value="20.7078572080979" calcext:value-type="float">
            <text:p>20.7078572080979</text:p>
          </table:table-cell>
          <table:table-cell office:value-type="float" office:value="703709" calcext:value-type="float">
            <text:p>703709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3226679" calcext:value-type="float">
            <text:p>3226679</text:p>
          </table:table-cell>
          <table:table-cell/>
          <table:table-cell table:formula="of:=[.B42]/[.B41]" office:value-type="float" office:value="1.99131989444399" calcext:value-type="float">
            <text:p>1.99131989444399</text:p>
          </table:table-cell>
          <table:table-cell table:formula="of:=[.A42]/[.B42]" office:value-type="float" office:value="20.798122155938" calcext:value-type="float">
            <text:p>20.798122155938</text:p>
          </table:table-cell>
          <table:table-cell office:value-type="float" office:value="1403407" calcext:value-type="float">
            <text:p>1403407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6468743" calcext:value-type="float">
            <text:p>6468743</text:p>
          </table:table-cell>
          <table:table-cell/>
          <table:table-cell table:formula="of:=[.B43]/[.B42]" office:value-type="float" office:value="2.00476806028737" calcext:value-type="float">
            <text:p>2.00476806028737</text:p>
          </table:table-cell>
          <table:table-cell table:formula="of:=[.A43]/[.B43]" office:value-type="float" office:value="20.7486567328459" calcext:value-type="float">
            <text:p>20.7486567328459</text:p>
          </table:table-cell>
          <table:table-cell office:value-type="float" office:value="2795076" calcext:value-type="float">
            <text:p>2795076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12919341" calcext:value-type="float">
            <text:p>12919341</text:p>
          </table:table-cell>
          <table:table-cell/>
          <table:table-cell table:formula="of:=[.B44]/[.B43]" office:value-type="float" office:value="1.99719497281002" calcext:value-type="float">
            <text:p>1.99719497281002</text:p>
          </table:table-cell>
          <table:table-cell table:formula="of:=[.A44]/[.B44]" office:value-type="float" office:value="20.7777978768422" calcext:value-type="float">
            <text:p>20.7777978768422</text:p>
          </table:table-cell>
          <table:table-cell office:value-type="float" office:value="5615069" calcext:value-type="float">
            <text:p>5615069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25880007" calcext:value-type="float">
            <text:p>25880007</text:p>
          </table:table-cell>
          <table:table-cell/>
          <table:table-cell table:formula="of:=[.B45]/[.B44]" office:value-type="float" office:value="2.00319869256489" calcext:value-type="float">
            <text:p>2.00319869256489</text:p>
          </table:table-cell>
          <table:table-cell table:formula="of:=[.A45]/[.B45]" office:value-type="float" office:value="20.744620045891" calcext:value-type="float">
            <text:p>20.744620045891</text:p>
          </table:table-cell>
          <table:table-cell office:value-type="float" office:value="11438399" calcext:value-type="float">
            <text:p>11438399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1592110" calcext:value-type="float">
            <text:p>51592110</text:p>
          </table:table-cell>
          <table:table-cell/>
          <table:table-cell table:formula="of:=[.B46]/[.B45]" office:value-type="float" office:value="1.99351221195574" calcext:value-type="float">
            <text:p>1.99351221195574</text:p>
          </table:table-cell>
          <table:table-cell table:formula="of:=[.A46]/[.B46]" office:value-type="float" office:value="20.8121323977639" calcext:value-type="float">
            <text:p>20.8121323977639</text:p>
          </table:table-cell>
          <table:table-cell office:value-type="float" office:value="22752890" calcext:value-type="float">
            <text:p>22752890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T6405]$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[.A49]/[.B49]" office:value-type="float" office:value="8.192" calcext:value-type="float">
            <text:p>8.1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B50]/[.B49]" office:value-type="float" office:value="1.616" calcext:value-type="float">
            <text:p>1.616</text:p>
          </table:table-cell>
          <table:table-cell table:formula="of:=[.A50]/[.B50]" office:value-type="float" office:value="10.1386138613861" calcext:value-type="float">
            <text:p>10.13861386138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B51]/[.B50]" office:value-type="float" office:value="1.42079207920792" calcext:value-type="float">
            <text:p>1.42079207920792</text:p>
          </table:table-cell>
          <table:table-cell table:formula="of:=[.A51]/[.B51]" office:value-type="float" office:value="14.2717770034843" calcext:value-type="float">
            <text:p>14.271777003484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[.B52]/[.B51]" office:value-type="float" office:value="1.74912891986063" calcext:value-type="float">
            <text:p>1.74912891986063</text:p>
          </table:table-cell>
          <table:table-cell table:formula="of:=[.A52]/[.B52]" office:value-type="float" office:value="16.3187250996016" calcext:value-type="float">
            <text:p>16.318725099601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[.B53]/[.B52]" office:value-type="float" office:value="1.86254980079681" calcext:value-type="float">
            <text:p>1.86254980079681</text:p>
          </table:table-cell>
          <table:table-cell table:formula="of:=[.A53]/[.B53]" office:value-type="float" office:value="17.5229946524064" calcext:value-type="float">
            <text:p>17.52299465240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816" calcext:value-type="float">
            <text:p>1816</text:p>
          </table:table-cell>
          <table:table-cell/>
          <table:table-cell table:formula="of:=[.B54]/[.B53]" office:value-type="float" office:value="1.94224598930481" calcext:value-type="float">
            <text:p>1.94224598930481</text:p>
          </table:table-cell>
          <table:table-cell table:formula="of:=[.A54]/[.B54]" office:value-type="float" office:value="18.0440528634361" calcext:value-type="float">
            <text:p>18.044052863436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475" calcext:value-type="float">
            <text:p>3475</text:p>
          </table:table-cell>
          <table:table-cell/>
          <table:table-cell table:formula="of:=[.B55]/[.B54]" office:value-type="float" office:value="1.91354625550661" calcext:value-type="float">
            <text:p>1.91354625550661</text:p>
          </table:table-cell>
          <table:table-cell table:formula="of:=[.A55]/[.B55]" office:value-type="float" office:value="18.8592805755396" calcext:value-type="float">
            <text:p>18.8592805755396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916" calcext:value-type="float">
            <text:p>6916</text:p>
          </table:table-cell>
          <table:table-cell/>
          <table:table-cell table:formula="of:=[.B56]/[.B55]" office:value-type="float" office:value="1.99021582733813" calcext:value-type="float">
            <text:p>1.99021582733813</text:p>
          </table:table-cell>
          <table:table-cell table:formula="of:=[.A56]/[.B56]" office:value-type="float" office:value="18.951995373048" calcext:value-type="float">
            <text:p>18.951995373048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873" calcext:value-type="float">
            <text:p>13873</text:p>
          </table:table-cell>
          <table:table-cell/>
          <table:table-cell table:formula="of:=[.B57]/[.B56]" office:value-type="float" office:value="2.00592828224407" calcext:value-type="float">
            <text:p>2.00592828224407</text:p>
          </table:table-cell>
          <table:table-cell table:formula="of:=[.A57]/[.B57]" office:value-type="float" office:value="18.8959850068478" calcext:value-type="float">
            <text:p>18.8959850068478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109" calcext:value-type="float">
            <text:p>32109</text:p>
          </table:table-cell>
          <table:table-cell/>
          <table:table-cell table:formula="of:=[.B58]/[.B57]" office:value-type="float" office:value="2.31449578317595" calcext:value-type="float">
            <text:p>2.31449578317595</text:p>
          </table:table-cell>
          <table:table-cell table:formula="of:=[.A58]/[.B58]" office:value-type="float" office:value="16.3283814506836" calcext:value-type="float">
            <text:p>16.3283814506836</text:p>
          </table:table-cell>
          <table:table-cell office:value-type="float" office:value="13012" calcext:value-type="float">
            <text:p>1301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8762" calcext:value-type="float">
            <text:p>58762</text:p>
          </table:table-cell>
          <table:table-cell/>
          <table:table-cell table:formula="of:=[.B59]/[.B58]" office:value-type="float" office:value="1.83007879410757" calcext:value-type="float">
            <text:p>1.83007879410757</text:p>
          </table:table-cell>
          <table:table-cell table:formula="of:=[.A59]/[.B59]" office:value-type="float" office:value="17.8444573023382" calcext:value-type="float">
            <text:p>17.8444573023382</text:p>
          </table:table-cell>
          <table:table-cell office:value-type="float" office:value="21540" calcext:value-type="float">
            <text:p>2154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2041" calcext:value-type="float">
            <text:p>112041</text:p>
          </table:table-cell>
          <table:table-cell/>
          <table:table-cell table:formula="of:=[.B60]/[.B59]" office:value-type="float" office:value="1.90669139920357" calcext:value-type="float">
            <text:p>1.90669139920357</text:p>
          </table:table-cell>
          <table:table-cell table:formula="of:=[.A60]/[.B60]" office:value-type="float" office:value="18.7177194062888" calcext:value-type="float">
            <text:p>18.7177194062888</text:p>
          </table:table-cell>
          <table:table-cell office:value-type="float" office:value="40947" calcext:value-type="float">
            <text:p>4094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08887" calcext:value-type="float">
            <text:p>208887</text:p>
          </table:table-cell>
          <table:table-cell/>
          <table:table-cell table:formula="of:=[.B61]/[.B60]" office:value-type="float" office:value="1.86438000374863" calcext:value-type="float">
            <text:p>1.86438000374863</text:p>
          </table:table-cell>
          <table:table-cell table:formula="of:=[.A61]/[.B61]" office:value-type="float" office:value="20.0792964617233" calcext:value-type="float">
            <text:p>20.0792964617233</text:p>
          </table:table-cell>
          <table:table-cell office:value-type="float" office:value="82063" calcext:value-type="float">
            <text:p>82063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02753" calcext:value-type="float">
            <text:p>402753</text:p>
          </table:table-cell>
          <table:table-cell/>
          <table:table-cell table:formula="of:=[.B62]/[.B61]" office:value-type="float" office:value="1.92809030719959" calcext:value-type="float">
            <text:p>1.92809030719959</text:p>
          </table:table-cell>
          <table:table-cell table:formula="of:=[.A62]/[.B62]" office:value-type="float" office:value="20.8281701191549" calcext:value-type="float">
            <text:p>20.8281701191549</text:p>
          </table:table-cell>
          <table:table-cell office:value-type="float" office:value="162488" calcext:value-type="float">
            <text:p>16248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855256" calcext:value-type="float">
            <text:p>855256</text:p>
          </table:table-cell>
          <table:table-cell/>
          <table:table-cell table:formula="of:=[.B63]/[.B62]" office:value-type="float" office:value="2.12352484028673" calcext:value-type="float">
            <text:p>2.12352484028673</text:p>
          </table:table-cell>
          <table:table-cell table:formula="of:=[.A63]/[.B63]" office:value-type="float" office:value="19.6166013450943" calcext:value-type="float">
            <text:p>19.6166013450943</text:p>
          </table:table-cell>
          <table:table-cell office:value-type="float" office:value="326740" calcext:value-type="float">
            <text:p>32674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613023" calcext:value-type="float">
            <text:p>1613023</text:p>
          </table:table-cell>
          <table:table-cell/>
          <table:table-cell table:formula="of:=[.B64]/[.B63]" office:value-type="float" office:value="1.88601190754581" calcext:value-type="float">
            <text:p>1.88601190754581</text:p>
          </table:table-cell>
          <table:table-cell table:formula="of:=[.A64]/[.B64]" office:value-type="float" office:value="20.8022030684001" calcext:value-type="float">
            <text:p>20.8022030684001</text:p>
          </table:table-cell>
          <table:table-cell office:value-type="float" office:value="652493" calcext:value-type="float">
            <text:p>652493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3226489" calcext:value-type="float">
            <text:p>3226489</text:p>
          </table:table-cell>
          <table:table-cell/>
          <table:table-cell table:formula="of:=[.B65]/[.B64]" office:value-type="float" office:value="2.00027463960526" calcext:value-type="float">
            <text:p>2.00027463960526</text:p>
          </table:table-cell>
          <table:table-cell table:formula="of:=[.A65]/[.B65]" office:value-type="float" office:value="20.7993469061881" calcext:value-type="float">
            <text:p>20.7993469061881</text:p>
          </table:table-cell>
          <table:table-cell office:value-type="float" office:value="1301819" calcext:value-type="float">
            <text:p>1301819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6447134" calcext:value-type="float">
            <text:p>6447134</text:p>
          </table:table-cell>
          <table:table-cell/>
          <table:table-cell table:formula="of:=[.B66]/[.B65]" office:value-type="float" office:value="1.99818874324382" calcext:value-type="float">
            <text:p>1.99818874324382</text:p>
          </table:table-cell>
          <table:table-cell table:formula="of:=[.A66]/[.B66]" office:value-type="float" office:value="20.8182004593049" calcext:value-type="float">
            <text:p>20.8182004593049</text:p>
          </table:table-cell>
          <table:table-cell office:value-type="float" office:value="2625523" calcext:value-type="float">
            <text:p>2625523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12894473" calcext:value-type="float">
            <text:p>12894473</text:p>
          </table:table-cell>
          <table:table-cell/>
          <table:table-cell table:formula="of:=[.B67]/[.B66]" office:value-type="float" office:value="2.00003179707448" calcext:value-type="float">
            <text:p>2.00003179707448</text:p>
          </table:table-cell>
          <table:table-cell table:formula="of:=[.A67]/[.B67]" office:value-type="float" office:value="20.8178694856316" calcext:value-type="float">
            <text:p>20.8178694856316</text:p>
          </table:table-cell>
          <table:table-cell office:value-type="float" office:value="5331648" calcext:value-type="float">
            <text:p>5331648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25890361" calcext:value-type="float">
            <text:p>25890361</text:p>
          </table:table-cell>
          <table:table-cell/>
          <table:table-cell table:formula="of:=[.B68]/[.B67]" office:value-type="float" office:value="2.00786499766218" calcext:value-type="float">
            <text:p>2.00786499766218</text:p>
          </table:table-cell>
          <table:table-cell table:formula="of:=[.A68]/[.B68]" office:value-type="float" office:value="20.7363239160705" calcext:value-type="float">
            <text:p>20.7363239160705</text:p>
          </table:table-cell>
          <table:table-cell office:value-type="float" office:value="11355179" calcext:value-type="float">
            <text:p>11355179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3899582" calcext:value-type="float">
            <text:p>53899582</text:p>
          </table:table-cell>
          <table:table-cell/>
          <table:table-cell table:formula="of:=[.B69]/[.B68]" office:value-type="float" office:value="2.08183972405792" calcext:value-type="float">
            <text:p>2.08183972405792</text:p>
          </table:table-cell>
          <table:table-cell table:formula="of:=[.A69]/[.B69]" office:value-type="float" office:value="19.9211530805564" calcext:value-type="float">
            <text:p>19.9211530805564</text:p>
          </table:table-cell>
          <table:table-cell office:value-type="float" office:value="21707433" calcext:value-type="float">
            <text:p>2170743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T6405]$</text:p>
          </table:table-cell>
          <table:table-cell table:number-columns-repeated="5"/>
        </table:table-row>
      </table:table>
      <table:table table:name="RabinKarp" table:style-name="ta1">
        <table:shapes>
          <draw:frame draw:z-index="0" draw:style-name="gr1" draw:text-style-name="P1" svg:width="574.61pt" svg:height="323.21pt" svg:x="408.64pt" svg:y="5.07pt">
            <loext:p draw:notify-on-update-of-ranges="RabinKarp.A3:RabinKarp.A23 RabinKarp.A2:RabinKarp.A2 RabinKarp.B3:RabinKarp.B23 RabinKarp.A25:RabinKarp.A25 RabinKarp.B26:RabinKarp.B46 RabinKarp.A49:RabinKarp.A49 RabinKarp.B50:RabinKarp.B70 RabinKarp.A75:RabinKarp.A75 RabinKarp.B77:RabinKarp.B97 RabinKarp.A100:RabinKarp.A100 RabinKarp.B101:RabinKarp.B121 RabinKarp.A126:RabinKarp.A126 RabinKarp.B127:RabinKarp.B147 RabinKarp.A150:RabinKarp.A150 RabinKarp.B151:RabinKarp.B171 RabinKarp.A175:RabinKarp.A175 RabinKarp.B176:RabinKarp.B19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18.1pt" svg:y="28.43pt">
            <loext:p draw:notify-on-update-of-ranges="RabinKarp.A3:RabinKarp.A23 RabinKarp.A2:RabinKarp.A2 RabinKarp.C3:RabinKarp.C23 RabinKarp.A25:RabinKarp.A25 RabinKarp.C26:RabinKarp.C46 RabinKarp.A49:RabinKarp.A49 RabinKarp.C50:RabinKarp.C70 RabinKarp.A75:RabinKarp.A75 RabinKarp.C77:RabinKarp.C97 RabinKarp.A100:RabinKarp.A100 RabinKarp.C101:RabinKarp.C121 RabinKarp.A126:RabinKarp.A126 RabinKarp.C127:RabinKarp.C147 RabinKarp.A150:RabinKarp.A150 RabinKarp.C151:RabinKarp.C171 RabinKarp.A175:RabinKarp.A175 RabinKarp.C176:RabinKarp.C19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b&lt;n&gt;/B&lt;n-1&gt;</text:p>
          </table:table-cell>
          <table:table-cell office:value-type="string" calcext:value-type="string">
            <text:p>a&lt;n&gt;/b&lt;n&gt;</text:p>
          </table:table-cell>
          <table:table-cell/>
        </table:table-row>
        <table:table-row table:style-name="ro1">
          <table:table-cell office:value-type="string" calcext:value-type="string">
            <text:p>RK:Rx=33, q=101</text:p>
          </table:table-cell>
          <table:table-cell office:value-type="string" calcext:value-type="string">
            <text:p>time (us.)</text:p>
          </table:table-cell>
          <table:table-cell table:number-columns-repeated="3"/>
          <table:table-cell office:value-type="string" calcext:value-type="string">
            <text:p>fill tim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895" calcext:value-type="float">
            <text:p>4895</text:p>
          </table:table-cell>
          <table:table-cell table:formula="of:=[.B3]/[.A3]" office:value-type="float" office:value="4.7802734375" calcext:value-type="float">
            <text:p>4.7802734375</text:p>
          </table:table-cell>
          <table:table-cell table:formula="of:=1" office:value-type="float" office:value="1" calcext:value-type="float">
            <text:p>1</text:p>
          </table:table-cell>
          <table:table-cell table:formula="of:=[.A3]/[.B3]" office:value-type="float" office:value="0.209193054136874" calcext:value-type="float">
            <text:p>0.209193054136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85" calcext:value-type="float">
            <text:p>1785</text:p>
          </table:table-cell>
          <table:table-cell table:formula="of:=[.B4]/[.A4]" office:value-type="float" office:value="0.87158203125" calcext:value-type="float">
            <text:p>0.87158203125</text:p>
          </table:table-cell>
          <table:table-cell table:formula="of:=[.B4]/[.B3]" office:value-type="float" office:value="0.364657814096016" calcext:value-type="float">
            <text:p>0.364657814096016</text:p>
          </table:table-cell>
          <table:table-cell table:formula="of:=[.A4]/[.B4]" office:value-type="float" office:value="1.14733893557423" calcext:value-type="float">
            <text:p>1.147338935574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788" calcext:value-type="float">
            <text:p>7788</text:p>
          </table:table-cell>
          <table:table-cell table:formula="of:=[.B5]/[.A5]" office:value-type="float" office:value="1.9013671875" calcext:value-type="float">
            <text:p>1.9013671875</text:p>
          </table:table-cell>
          <table:table-cell table:formula="of:=[.B5]/[.B4]" office:value-type="float" office:value="4.36302521008403" calcext:value-type="float">
            <text:p>4.36302521008403</text:p>
          </table:table-cell>
          <table:table-cell table:formula="of:=[.A5]/[.B5]" office:value-type="float" office:value="0.525937339496662" calcext:value-type="float">
            <text:p>0.52593733949666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379" calcext:value-type="float">
            <text:p>8379</text:p>
          </table:table-cell>
          <table:table-cell table:formula="of:=[.B6]/[.A6]" office:value-type="float" office:value="1.0228271484375" calcext:value-type="float">
            <text:p>1.0228271484375</text:p>
          </table:table-cell>
          <table:table-cell table:formula="of:=[.B6]/[.B5]" office:value-type="float" office:value="1.07588597842835" calcext:value-type="float">
            <text:p>1.07588597842835</text:p>
          </table:table-cell>
          <table:table-cell table:formula="of:=[.A6]/[.B6]" office:value-type="float" office:value="0.977682300990572" calcext:value-type="float">
            <text:p>0.9776823009905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922" calcext:value-type="float">
            <text:p>16922</text:p>
          </table:table-cell>
          <table:table-cell table:formula="of:=[.B7]/[.A7]" office:value-type="float" office:value="1.0328369140625" calcext:value-type="float">
            <text:p>1.0328369140625</text:p>
          </table:table-cell>
          <table:table-cell table:formula="of:=[.B7]/[.B6]" office:value-type="float" office:value="2.01957274137725" calcext:value-type="float">
            <text:p>2.01957274137725</text:p>
          </table:table-cell>
          <table:table-cell table:formula="of:=[.A7]/[.B7]" office:value-type="float" office:value="0.968207067722491" calcext:value-type="float">
            <text:p>0.96820706772249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3200" calcext:value-type="float">
            <text:p>33200</text:p>
          </table:table-cell>
          <table:table-cell table:formula="of:=[.B8]/[.A8]" office:value-type="float" office:value="1.01318359375" calcext:value-type="float">
            <text:p>1.01318359375</text:p>
          </table:table-cell>
          <table:table-cell table:formula="of:=[.B8]/[.B7]" office:value-type="float" office:value="1.96194303273845" calcext:value-type="float">
            <text:p>1.96194303273845</text:p>
          </table:table-cell>
          <table:table-cell table:formula="of:=[.A8]/[.B8]" office:value-type="float" office:value="0.986987951807229" calcext:value-type="float">
            <text:p>0.986987951807229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4216" calcext:value-type="float">
            <text:p>64216</text:p>
          </table:table-cell>
          <table:table-cell table:formula="of:=[.B9]/[.A9]" office:value-type="float" office:value="0.9798583984375" calcext:value-type="float">
            <text:p>0.9798583984375</text:p>
          </table:table-cell>
          <table:table-cell table:formula="of:=[.B9]/[.B8]" office:value-type="float" office:value="1.93421686746988" calcext:value-type="float">
            <text:p>1.93421686746988</text:p>
          </table:table-cell>
          <table:table-cell table:formula="of:=[.A9]/[.B9]" office:value-type="float" office:value="1.02055562476641" calcext:value-type="float">
            <text:p>1.02055562476641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6766" calcext:value-type="float">
            <text:p>106766</text:p>
          </table:table-cell>
          <table:table-cell table:formula="of:=[.B10]/[.A10]" office:value-type="float" office:value="0.814559936523438" calcext:value-type="float">
            <text:p>0.814559936523438</text:p>
          </table:table-cell>
          <table:table-cell table:formula="of:=[.B10]/[.B9]" office:value-type="float" office:value="1.66260744985673" calcext:value-type="float">
            <text:p>1.66260744985673</text:p>
          </table:table-cell>
          <table:table-cell table:formula="of:=[.A10]/[.B10]" office:value-type="float" office:value="1.22765674465654" calcext:value-type="float">
            <text:p>1.22765674465654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2240" calcext:value-type="float">
            <text:p>162240</text:p>
          </table:table-cell>
          <table:table-cell table:formula="of:=[.B11]/[.A11]" office:value-type="float" office:value="0.618896484375" calcext:value-type="float">
            <text:p>0.618896484375</text:p>
          </table:table-cell>
          <table:table-cell table:formula="of:=[.B11]/[.B10]" office:value-type="float" office:value="1.51958488657438" calcext:value-type="float">
            <text:p>1.51958488657438</text:p>
          </table:table-cell>
          <table:table-cell table:formula="of:=[.A11]/[.B11]" office:value-type="float" office:value="1.61577909270217" calcext:value-type="float">
            <text:p>1.61577909270217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99298" calcext:value-type="float">
            <text:p>299298</text:p>
          </table:table-cell>
          <table:table-cell table:formula="of:=[.B12]/[.A12]" office:value-type="float" office:value="0.570865631103516" calcext:value-type="float">
            <text:p>0.570865631103516</text:p>
          </table:table-cell>
          <table:table-cell table:formula="of:=[.B12]/[.B11]" office:value-type="float" office:value="1.84478550295858" calcext:value-type="float">
            <text:p>1.84478550295858</text:p>
          </table:table-cell>
          <table:table-cell table:formula="of:=[.A12]/[.B12]" office:value-type="float" office:value="1.75172570481594" calcext:value-type="float">
            <text:p>1.75172570481594</text:p>
          </table:table-cell>
          <table:table-cell office:value-type="float" office:value="13794" calcext:value-type="float">
            <text:p>1379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40389" calcext:value-type="float">
            <text:p>540389</text:p>
          </table:table-cell>
          <table:table-cell table:formula="of:=[.B13]/[.A13]" office:value-type="float" office:value="0.515355110168457" calcext:value-type="float">
            <text:p>0.515355110168457</text:p>
          </table:table-cell>
          <table:table-cell table:formula="of:=[.B13]/[.B12]" office:value-type="float" office:value="1.80552158718067" calcext:value-type="float">
            <text:p>1.80552158718067</text:p>
          </table:table-cell>
          <table:table-cell table:formula="of:=[.A13]/[.B13]" office:value-type="float" office:value="1.94040959382963" calcext:value-type="float">
            <text:p>1.94040959382963</text:p>
          </table:table-cell>
          <table:table-cell office:value-type="float" office:value="27217" calcext:value-type="float">
            <text:p>2721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078939" calcext:value-type="float">
            <text:p>1078939</text:p>
          </table:table-cell>
          <table:table-cell table:formula="of:=[.B14]/[.A14]" office:value-type="float" office:value="0.514478206634522" calcext:value-type="float">
            <text:p>0.514478206634522</text:p>
          </table:table-cell>
          <table:table-cell table:formula="of:=[.B14]/[.B13]" office:value-type="float" office:value="1.99659689593978" calcext:value-type="float">
            <text:p>1.99659689593978</text:p>
          </table:table-cell>
          <table:table-cell table:formula="of:=[.A14]/[.B14]" office:value-type="float" office:value="1.94371692931667" calcext:value-type="float">
            <text:p>1.94371692931667</text:p>
          </table:table-cell>
          <table:table-cell office:value-type="float" office:value="50628" calcext:value-type="float">
            <text:p>5062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157282" calcext:value-type="float">
            <text:p>2157282</text:p>
          </table:table-cell>
          <table:table-cell table:formula="of:=[.B15]/[.A15]" office:value-type="float" office:value="0.514336109161377" calcext:value-type="float">
            <text:p>0.514336109161377</text:p>
          </table:table-cell>
          <table:table-cell table:formula="of:=[.B15]/[.B14]" office:value-type="float" office:value="1.99944760547167" calcext:value-type="float">
            <text:p>1.99944760547167</text:p>
          </table:table-cell>
          <table:table-cell table:formula="of:=[.A15]/[.B15]" office:value-type="float" office:value="1.94425392693213" calcext:value-type="float">
            <text:p>1.94425392693213</text:p>
          </table:table-cell>
          <table:table-cell office:value-type="float" office:value="100512" calcext:value-type="float">
            <text:p>10051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295531" calcext:value-type="float">
            <text:p>4295531</text:p>
          </table:table-cell>
          <table:table-cell table:formula="of:=[.B16]/[.A16]" office:value-type="float" office:value="0.512067198753357" calcext:value-type="float">
            <text:p>0.512067198753357</text:p>
          </table:table-cell>
          <table:table-cell table:formula="of:=[.B16]/[.B15]" office:value-type="float" office:value="1.9911773240587" calcext:value-type="float">
            <text:p>1.9911773240587</text:p>
          </table:table-cell>
          <table:table-cell table:formula="of:=[.A16]/[.B16]" office:value-type="float" office:value="1.95286869073928" calcext:value-type="float">
            <text:p>1.95286869073928</text:p>
          </table:table-cell>
          <table:table-cell office:value-type="float" office:value="204902" calcext:value-type="float">
            <text:p>20490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8599575" calcext:value-type="float">
            <text:p>8599575</text:p>
          </table:table-cell>
          <table:table-cell table:formula="of:=[.B17]/[.A17]" office:value-type="float" office:value="0.51257461309433" calcext:value-type="float">
            <text:p>0.51257461309433</text:p>
          </table:table-cell>
          <table:table-cell table:formula="of:=[.B17]/[.B16]" office:value-type="float" office:value="2.00198182715944" calcext:value-type="float">
            <text:p>2.00198182715944</text:p>
          </table:table-cell>
          <table:table-cell table:formula="of:=[.A17]/[.B17]" office:value-type="float" office:value="1.95093548227674" calcext:value-type="float">
            <text:p>1.95093548227674</text:p>
          </table:table-cell>
          <table:table-cell office:value-type="float" office:value="395963" calcext:value-type="float">
            <text:p>39596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7009748" calcext:value-type="float">
            <text:p>17009748</text:p>
          </table:table-cell>
          <table:table-cell table:formula="of:=[.B18]/[.A18]" office:value-type="float" office:value="0.506929993629456" calcext:value-type="float">
            <text:p>0.506929993629456</text:p>
          </table:table-cell>
          <table:table-cell table:formula="of:=[.B18]/[.B17]" office:value-type="float" office:value="1.97797542320405" calcext:value-type="float">
            <text:p>1.97797542320405</text:p>
          </table:table-cell>
          <table:table-cell table:formula="of:=[.A18]/[.B18]" office:value-type="float" office:value="1.97265897178488" calcext:value-type="float">
            <text:p>1.97265897178488</text:p>
          </table:table-cell>
          <table:table-cell office:value-type="float" office:value="794255" calcext:value-type="float">
            <text:p>794255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34232907" calcext:value-type="float">
            <text:p>34232907</text:p>
          </table:table-cell>
          <table:table-cell table:formula="of:=[.B19]/[.A19]" office:value-type="float" office:value="0.510110065340996" calcext:value-type="float">
            <text:p>0.510110065340996</text:p>
          </table:table-cell>
          <table:table-cell table:formula="of:=[.B19]/[.B18]" office:value-type="float" office:value="2.01254639398538" calcext:value-type="float">
            <text:p>2.01254639398538</text:p>
          </table:table-cell>
          <table:table-cell table:formula="of:=[.A19]/[.B19]" office:value-type="float" office:value="1.96036123955234" calcext:value-type="float">
            <text:p>1.96036123955234</text:p>
          </table:table-cell>
          <table:table-cell office:value-type="float" office:value="1584842" calcext:value-type="float">
            <text:p>1584842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68315490" calcext:value-type="float">
            <text:p>68315490</text:p>
          </table:table-cell>
          <table:table-cell table:formula="of:=[.B20]/[.A20]" office:value-type="float" office:value="0.508990064263344" calcext:value-type="float">
            <text:p>0.508990064263344</text:p>
          </table:table-cell>
          <table:table-cell table:formula="of:=[.B20]/[.B19]" office:value-type="float" office:value="1.99560878659823" calcext:value-type="float">
            <text:p>1.99560878659823</text:p>
          </table:table-cell>
          <table:table-cell table:formula="of:=[.A20]/[.B20]" office:value-type="float" office:value="1.96467489291228" calcext:value-type="float">
            <text:p>1.96467489291228</text:p>
          </table:table-cell>
          <table:table-cell office:value-type="float" office:value="3136201" calcext:value-type="float">
            <text:p>3136201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137263966" calcext:value-type="float">
            <text:p>137263966</text:p>
          </table:table-cell>
          <table:table-cell table:formula="of:=[.B21]/[.A21]" office:value-type="float" office:value="0.511348120868206" calcext:value-type="float">
            <text:p>0.511348120868206</text:p>
          </table:table-cell>
          <table:table-cell table:formula="of:=[.B21]/[.B20]" office:value-type="float" office:value="2.00926562921528" calcext:value-type="float">
            <text:p>2.00926562921528</text:p>
          </table:table-cell>
          <table:table-cell table:formula="of:=[.A21]/[.B21]" office:value-type="float" office:value="1.95561489167521" calcext:value-type="float">
            <text:p>1.95561489167521</text:p>
          </table:table-cell>
          <table:table-cell office:value-type="float" office:value="6315783" calcext:value-type="float">
            <text:p>6315783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275148353" calcext:value-type="float">
            <text:p>275148353</text:p>
          </table:table-cell>
          <table:table-cell table:formula="of:=[.B22]/[.A22]" office:value-type="float" office:value="0.512503745034337" calcext:value-type="float">
            <text:p>0.512503745034337</text:p>
          </table:table-cell>
          <table:table-cell table:formula="of:=[.B22]/[.B21]" office:value-type="float" office:value="2.00451991165693" calcext:value-type="float">
            <text:p>2.00451991165693</text:p>
          </table:table-cell>
          <table:table-cell table:formula="of:=[.A22]/[.B22]" office:value-type="float" office:value="1.95120525398893" calcext:value-type="float">
            <text:p>1.95120525398893</text:p>
          </table:table-cell>
          <table:table-cell office:value-type="float" office:value="12718544" calcext:value-type="float">
            <text:p>12718544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51609924" calcext:value-type="float">
            <text:p>551609924</text:p>
          </table:table-cell>
          <table:table-cell table:formula="of:=[.B23]/[.A23]" office:value-type="float" office:value="0.513726774603128" calcext:value-type="float">
            <text:p>0.513726774603128</text:p>
          </table:table-cell>
          <table:table-cell table:formula="of:=[.B23]/[.B22]" office:value-type="float" office:value="2.00477276344082" calcext:value-type="float">
            <text:p>2.00477276344082</text:p>
          </table:table-cell>
          <table:table-cell table:formula="of:=[.A23]/[.B23]" office:value-type="float" office:value="1.94656001874252" calcext:value-type="float">
            <text:p>1.94656001874252</text:p>
          </table:table-cell>
          <table:table-cell office:value-type="float" office:value="25420585" calcext:value-type="float">
            <text:p>25420585</text:p>
          </table:table-cell>
        </table:table-row>
        <table:table-row table:style-name="ro1">
          <table:table-cell table:number-columns-repeated="3"/>
          <table:table-cell table:style-name="ce1" table:formula="of:=CEILING(AVERAGE([.D4:.D23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K:Rx=95, q=101</text:p>
          </table:table-cell>
          <table:table-cell office:value-type="string" calcext:value-type="string">
            <text:p>'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61" calcext:value-type="float">
            <text:p>461</text:p>
          </table:table-cell>
          <table:table-cell table:formula="of:=[.B26]/[.A26]" office:value-type="float" office:value="0.4501953125" calcext:value-type="float">
            <text:p>0.4501953125</text:p>
          </table:table-cell>
          <table:table-cell/>
          <table:table-cell table:formula="of:=[.A26]/[.B26]" office:value-type="float" office:value="2.22125813449024" calcext:value-type="float">
            <text:p>2.221258134490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370" calcext:value-type="float">
            <text:p>4370</text:p>
          </table:table-cell>
          <table:table-cell table:formula="of:=[.B27]/[.A27]" office:value-type="float" office:value="2.1337890625" calcext:value-type="float">
            <text:p>2.1337890625</text:p>
          </table:table-cell>
          <table:table-cell table:formula="of:=[.B27]/[.B26]" office:value-type="float" office:value="9.47939262472885" calcext:value-type="float">
            <text:p>9.47939262472885</text:p>
          </table:table-cell>
          <table:table-cell table:formula="of:=[.A27]/[.B27]" office:value-type="float" office:value="0.468649885583524" calcext:value-type="float">
            <text:p>0.46864988558352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163" calcext:value-type="float">
            <text:p>1163</text:p>
          </table:table-cell>
          <table:table-cell table:formula="of:=[.B28]/[.A28]" office:value-type="float" office:value="0.283935546875" calcext:value-type="float">
            <text:p>0.283935546875</text:p>
          </table:table-cell>
          <table:table-cell table:formula="of:=[.B28]/[.B27]" office:value-type="float" office:value="0.266132723112128" calcext:value-type="float">
            <text:p>0.266132723112128</text:p>
          </table:table-cell>
          <table:table-cell table:formula="of:=[.A28]/[.B28]" office:value-type="float" office:value="3.5219260533104" calcext:value-type="float">
            <text:p>3.521926053310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146" calcext:value-type="float">
            <text:p>6146</text:p>
          </table:table-cell>
          <table:table-cell table:formula="of:=[.B29]/[.A29]" office:value-type="float" office:value="0.750244140625" calcext:value-type="float">
            <text:p>0.750244140625</text:p>
          </table:table-cell>
          <table:table-cell table:formula="of:=[.B29]/[.B28]" office:value-type="float" office:value="5.28460877042132" calcext:value-type="float">
            <text:p>5.28460877042132</text:p>
          </table:table-cell>
          <table:table-cell table:formula="of:=[.A29]/[.B29]" office:value-type="float" office:value="1.33289944679466" calcext:value-type="float">
            <text:p>1.3328994467946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479" calcext:value-type="float">
            <text:p>9479</text:p>
          </table:table-cell>
          <table:table-cell table:formula="of:=[.B30]/[.A30]" office:value-type="float" office:value="0.57855224609375" calcext:value-type="float">
            <text:p>0.57855224609375</text:p>
          </table:table-cell>
          <table:table-cell table:formula="of:=[.B30]/[.B29]" office:value-type="float" office:value="1.54230393752034" calcext:value-type="float">
            <text:p>1.54230393752034</text:p>
          </table:table-cell>
          <table:table-cell table:formula="of:=[.A30]/[.B30]" office:value-type="float" office:value="1.72845236839329" calcext:value-type="float">
            <text:p>1.7284523683932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7285" calcext:value-type="float">
            <text:p>17285</text:p>
          </table:table-cell>
          <table:table-cell table:formula="of:=[.B31]/[.A31]" office:value-type="float" office:value="0.527496337890625" calcext:value-type="float">
            <text:p>0.527496337890625</text:p>
          </table:table-cell>
          <table:table-cell table:formula="of:=[.B31]/[.B30]" office:value-type="float" office:value="1.82350458909168" calcext:value-type="float">
            <text:p>1.82350458909168</text:p>
          </table:table-cell>
          <table:table-cell table:formula="of:=[.A31]/[.B31]" office:value-type="float" office:value="1.89574775817183" calcext:value-type="float">
            <text:p>1.8957477581718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5928" calcext:value-type="float">
            <text:p>35928</text:p>
          </table:table-cell>
          <table:table-cell table:formula="of:=[.B32]/[.A32]" office:value-type="float" office:value="0.5482177734375" calcext:value-type="float">
            <text:p>0.5482177734375</text:p>
          </table:table-cell>
          <table:table-cell table:formula="of:=[.B32]/[.B31]" office:value-type="float" office:value="2.07856522996818" calcext:value-type="float">
            <text:p>2.07856522996818</text:p>
          </table:table-cell>
          <table:table-cell table:formula="of:=[.A32]/[.B32]" office:value-type="float" office:value="1.82409262970385" calcext:value-type="float">
            <text:p>1.8240926297038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6359" calcext:value-type="float">
            <text:p>46359</text:p>
          </table:table-cell>
          <table:table-cell table:formula="of:=[.B33]/[.A33]" office:value-type="float" office:value="0.353691101074219" calcext:value-type="float">
            <text:p>0.353691101074219</text:p>
          </table:table-cell>
          <table:table-cell table:formula="of:=[.B33]/[.B32]" office:value-type="float" office:value="1.29033066132265" calcext:value-type="float">
            <text:p>1.29033066132265</text:p>
          </table:table-cell>
          <table:table-cell table:formula="of:=[.A33]/[.B33]" office:value-type="float" office:value="2.82732586984189" calcext:value-type="float">
            <text:p>2.8273258698418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6975" calcext:value-type="float">
            <text:p>86975</text:p>
          </table:table-cell>
          <table:table-cell table:formula="of:=[.B34]/[.A34]" office:value-type="float" office:value="0.331783294677734" calcext:value-type="float">
            <text:p>0.331783294677734</text:p>
          </table:table-cell>
          <table:table-cell table:formula="of:=[.B34]/[.B33]" office:value-type="float" office:value="1.87611898444746" calcext:value-type="float">
            <text:p>1.87611898444746</text:p>
          </table:table-cell>
          <table:table-cell table:formula="of:=[.A34]/[.B34]" office:value-type="float" office:value="3.01401552170164" calcext:value-type="float">
            <text:p>3.01401552170164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1796" calcext:value-type="float">
            <text:p>161796</text:p>
          </table:table-cell>
          <table:table-cell table:formula="of:=[.B35]/[.A35]" office:value-type="float" office:value="0.308601379394531" calcext:value-type="float">
            <text:p>0.308601379394531</text:p>
          </table:table-cell>
          <table:table-cell table:formula="of:=[.B35]/[.B34]" office:value-type="float" office:value="1.86025869502731" calcext:value-type="float">
            <text:p>1.86025869502731</text:p>
          </table:table-cell>
          <table:table-cell table:formula="of:=[.A35]/[.B35]" office:value-type="float" office:value="3.24042621572845" calcext:value-type="float">
            <text:p>3.24042621572845</text:p>
          </table:table-cell>
          <table:table-cell office:value-type="float" office:value="12358" calcext:value-type="float">
            <text:p>1235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70481" calcext:value-type="float">
            <text:p>270481</text:p>
          </table:table-cell>
          <table:table-cell table:formula="of:=[.B36]/[.A36]" office:value-type="float" office:value="0.257950782775879" calcext:value-type="float">
            <text:p>0.257950782775879</text:p>
          </table:table-cell>
          <table:table-cell table:formula="of:=[.B36]/[.B35]" office:value-type="float" office:value="1.67174095774926" calcext:value-type="float">
            <text:p>1.67174095774926</text:p>
          </table:table-cell>
          <table:table-cell table:formula="of:=[.A36]/[.B36]" office:value-type="float" office:value="3.87670853035888" calcext:value-type="float">
            <text:p>3.87670853035888</text:p>
          </table:table-cell>
          <table:table-cell office:value-type="float" office:value="24563" calcext:value-type="float">
            <text:p>2456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41465" calcext:value-type="float">
            <text:p>541465</text:p>
          </table:table-cell>
          <table:table-cell table:formula="of:=[.B37]/[.A37]" office:value-type="float" office:value="0.258190631866455" calcext:value-type="float">
            <text:p>0.258190631866455</text:p>
          </table:table-cell>
          <table:table-cell table:formula="of:=[.B37]/[.B36]" office:value-type="float" office:value="2.00185965003087" calcext:value-type="float">
            <text:p>2.00185965003087</text:p>
          </table:table-cell>
          <table:table-cell table:formula="of:=[.A37]/[.B37]" office:value-type="float" office:value="3.87310721837977" calcext:value-type="float">
            <text:p>3.87310721837977</text:p>
          </table:table-cell>
          <table:table-cell office:value-type="float" office:value="57248" calcext:value-type="float">
            <text:p>5724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38661" calcext:value-type="float">
            <text:p>1038661</text:p>
          </table:table-cell>
          <table:table-cell table:formula="of:=[.B38]/[.A38]" office:value-type="float" office:value="0.247636079788208" calcext:value-type="float">
            <text:p>0.247636079788208</text:p>
          </table:table-cell>
          <table:table-cell table:formula="of:=[.B38]/[.B37]" office:value-type="float" office:value="1.91824217631795" calcext:value-type="float">
            <text:p>1.91824217631795</text:p>
          </table:table-cell>
          <table:table-cell table:formula="of:=[.A38]/[.B38]" office:value-type="float" office:value="4.0381837769975" calcext:value-type="float">
            <text:p>4.0381837769975</text:p>
          </table:table-cell>
          <table:table-cell office:value-type="float" office:value="99775" calcext:value-type="float">
            <text:p>9977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112362" calcext:value-type="float">
            <text:p>2112362</text:p>
          </table:table-cell>
          <table:table-cell table:formula="of:=[.B39]/[.A39]" office:value-type="float" office:value="0.251813173294067" calcext:value-type="float">
            <text:p>0.251813173294067</text:p>
          </table:table-cell>
          <table:table-cell table:formula="of:=[.B39]/[.B38]" office:value-type="float" office:value="2.03373574246073" calcext:value-type="float">
            <text:p>2.03373574246073</text:p>
          </table:table-cell>
          <table:table-cell table:formula="of:=[.A39]/[.B39]" office:value-type="float" office:value="3.97119811850431" calcext:value-type="float">
            <text:p>3.97119811850431</text:p>
          </table:table-cell>
          <table:table-cell office:value-type="float" office:value="197518" calcext:value-type="float">
            <text:p>19751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152181" calcext:value-type="float">
            <text:p>4152181</text:p>
          </table:table-cell>
          <table:table-cell table:formula="of:=[.B40]/[.A40]" office:value-type="float" office:value="0.247489273548126" calcext:value-type="float">
            <text:p>0.247489273548126</text:p>
          </table:table-cell>
          <table:table-cell table:formula="of:=[.B40]/[.B39]" office:value-type="float" office:value="1.96565787492863" calcext:value-type="float">
            <text:p>1.96565787492863</text:p>
          </table:table-cell>
          <table:table-cell table:formula="of:=[.A40]/[.B40]" office:value-type="float" office:value="4.04057915587013" calcext:value-type="float">
            <text:p>4.04057915587013</text:p>
          </table:table-cell>
          <table:table-cell office:value-type="float" office:value="391387" calcext:value-type="float">
            <text:p>391387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8574265" calcext:value-type="float">
            <text:p>8574265</text:p>
          </table:table-cell>
          <table:table-cell table:formula="of:=[.B41]/[.A41]" office:value-type="float" office:value="0.255533009767532" calcext:value-type="float">
            <text:p>0.255533009767532</text:p>
          </table:table-cell>
          <table:table-cell table:formula="of:=[.B41]/[.B40]" office:value-type="float" office:value="2.0650027058069" calcext:value-type="float">
            <text:p>2.0650027058069</text:p>
          </table:table-cell>
          <table:table-cell table:formula="of:=[.A41]/[.B41]" office:value-type="float" office:value="3.91338872778017" calcext:value-type="float">
            <text:p>3.91338872778017</text:p>
          </table:table-cell>
          <table:table-cell office:value-type="float" office:value="824302" calcext:value-type="float">
            <text:p>824302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6566306" calcext:value-type="float">
            <text:p>16566306</text:p>
          </table:table-cell>
          <table:table-cell table:formula="of:=[.B42]/[.A42]" office:value-type="float" office:value="0.246857196092606" calcext:value-type="float">
            <text:p>0.246857196092606</text:p>
          </table:table-cell>
          <table:table-cell table:formula="of:=[.B42]/[.B41]" office:value-type="float" office:value="1.93209633712044" calcext:value-type="float">
            <text:p>1.93209633712044</text:p>
          </table:table-cell>
          <table:table-cell table:formula="of:=[.A42]/[.B42]" office:value-type="float" office:value="4.05092505233213" calcext:value-type="float">
            <text:p>4.05092505233213</text:p>
          </table:table-cell>
          <table:table-cell office:value-type="float" office:value="1552713" calcext:value-type="float">
            <text:p>1552713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33023605" calcext:value-type="float">
            <text:p>33023605</text:p>
          </table:table-cell>
          <table:table-cell table:formula="of:=[.B43]/[.A43]" office:value-type="float" office:value="0.246045030653477" calcext:value-type="float">
            <text:p>0.246045030653477</text:p>
          </table:table-cell>
          <table:table-cell table:formula="of:=[.B43]/[.B42]" office:value-type="float" office:value="1.99341995735199" calcext:value-type="float">
            <text:p>1.99341995735199</text:p>
          </table:table-cell>
          <table:table-cell table:formula="of:=[.A43]/[.B43]" office:value-type="float" office:value="4.06429667506016" calcext:value-type="float">
            <text:p>4.06429667506016</text:p>
          </table:table-cell>
          <table:table-cell office:value-type="float" office:value="3117183" calcext:value-type="float">
            <text:p>3117183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66396258" calcext:value-type="float">
            <text:p>66396258</text:p>
          </table:table-cell>
          <table:table-cell table:formula="of:=[.B44]/[.A44]" office:value-type="float" office:value="0.247345335781574" calcext:value-type="float">
            <text:p>0.247345335781574</text:p>
          </table:table-cell>
          <table:table-cell table:formula="of:=[.B44]/[.B43]" office:value-type="float" office:value="2.01056965161738" calcext:value-type="float">
            <text:p>2.01056965161738</text:p>
          </table:table-cell>
          <table:table-cell table:formula="of:=[.A44]/[.B44]" office:value-type="float" office:value="4.04293049165512" calcext:value-type="float">
            <text:p>4.04293049165512</text:p>
          </table:table-cell>
          <table:table-cell office:value-type="float" office:value="6308158" calcext:value-type="float">
            <text:p>6308158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132322859" calcext:value-type="float">
            <text:p>132322859</text:p>
          </table:table-cell>
          <table:table-cell table:formula="of:=[.B45]/[.A45]" office:value-type="float" office:value="0.246470531448722" calcext:value-type="float">
            <text:p>0.246470531448722</text:p>
          </table:table-cell>
          <table:table-cell table:formula="of:=[.B45]/[.B44]" office:value-type="float" office:value="1.99292645377696" calcext:value-type="float">
            <text:p>1.99292645377696</text:p>
          </table:table-cell>
          <table:table-cell table:formula="of:=[.A45]/[.B45]" office:value-type="float" office:value="4.05728017107006" calcext:value-type="float">
            <text:p>4.05728017107006</text:p>
          </table:table-cell>
          <table:table-cell office:value-type="float" office:value="12332540" calcext:value-type="float">
            <text:p>12332540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64749619" calcext:value-type="float">
            <text:p>264749619</text:p>
          </table:table-cell>
          <table:table-cell table:formula="of:=[.B46]/[.A46]" office:value-type="float" office:value="0.246567296795547" calcext:value-type="float">
            <text:p>0.246567296795547</text:p>
          </table:table-cell>
          <table:table-cell table:formula="of:=[.B46]/[.B45]" office:value-type="float" office:value="2.00078520824584" calcext:value-type="float">
            <text:p>2.00078520824584</text:p>
          </table:table-cell>
          <table:table-cell table:formula="of:=[.A46]/[.B46]" office:value-type="float" office:value="4.05568789128267" calcext:value-type="float">
            <text:p>4.05568789128267</text:p>
          </table:table-cell>
          <table:table-cell office:value-type="float" office:value="24852019" calcext:value-type="float">
            <text:p>2485201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2"/>
          <table:table-cell table:formula="of:=CEILING(AVERAGE([.D27:.D46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RK:Rx=96, q=101</text:p>
          </table:table-cell>
          <table:table-cell office:value-type="string" calcext:value-type="string">
            <text:p>'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57" calcext:value-type="float">
            <text:p>457</text:p>
          </table:table-cell>
          <table:table-cell table:formula="of:=[.B50]/[.A50]" office:value-type="float" office:value="0.4462890625" calcext:value-type="float">
            <text:p>0.4462890625</text:p>
          </table:table-cell>
          <table:table-cell/>
          <table:table-cell table:formula="of:=[.A50]/[.B50]" office:value-type="float" office:value="2.24070021881838" calcext:value-type="float">
            <text:p>2.240700218818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94" calcext:value-type="float">
            <text:p>694</text:p>
          </table:table-cell>
          <table:table-cell table:formula="of:=[.B51]/[.A51]" office:value-type="float" office:value="0.3388671875" calcext:value-type="float">
            <text:p>0.3388671875</text:p>
          </table:table-cell>
          <table:table-cell table:formula="of:=[.B51]/[.B50]" office:value-type="float" office:value="1.51859956236324" calcext:value-type="float">
            <text:p>1.51859956236324</text:p>
          </table:table-cell>
          <table:table-cell table:formula="of:=[.A51]/[.B51]" office:value-type="float" office:value="2.95100864553314" calcext:value-type="float">
            <text:p>2.951008645533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196" calcext:value-type="float">
            <text:p>1196</text:p>
          </table:table-cell>
          <table:table-cell table:formula="of:=[.B52]/[.A52]" office:value-type="float" office:value="0.2919921875" calcext:value-type="float">
            <text:p>0.2919921875</text:p>
          </table:table-cell>
          <table:table-cell table:formula="of:=[.B52]/[.B51]" office:value-type="float" office:value="1.72334293948127" calcext:value-type="float">
            <text:p>1.72334293948127</text:p>
          </table:table-cell>
          <table:table-cell table:formula="of:=[.A52]/[.B52]" office:value-type="float" office:value="3.4247491638796" calcext:value-type="float">
            <text:p>3.4247491638796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902" calcext:value-type="float">
            <text:p>2902</text:p>
          </table:table-cell>
          <table:table-cell table:formula="of:=[.B53]/[.A53]" office:value-type="float" office:value="0.354248046875" calcext:value-type="float">
            <text:p>0.354248046875</text:p>
          </table:table-cell>
          <table:table-cell table:formula="of:=[.B53]/[.B52]" office:value-type="float" office:value="2.42642140468227" calcext:value-type="float">
            <text:p>2.42642140468227</text:p>
          </table:table-cell>
          <table:table-cell table:formula="of:=[.A53]/[.B53]" office:value-type="float" office:value="2.82288077188146" calcext:value-type="float">
            <text:p>2.8228807718814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716" calcext:value-type="float">
            <text:p>18716</text:p>
          </table:table-cell>
          <table:table-cell table:formula="of:=[.B54]/[.A54]" office:value-type="float" office:value="1.142333984375" calcext:value-type="float">
            <text:p>1.142333984375</text:p>
          </table:table-cell>
          <table:table-cell table:formula="of:=[.B54]/[.B53]" office:value-type="float" office:value="6.44934527911785" calcext:value-type="float">
            <text:p>6.44934527911785</text:p>
          </table:table-cell>
          <table:table-cell table:formula="of:=[.A54]/[.B54]" office:value-type="float" office:value="0.875400726650994" calcext:value-type="float">
            <text:p>0.875400726650994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156" calcext:value-type="float">
            <text:p>11156</text:p>
          </table:table-cell>
          <table:table-cell table:formula="of:=[.B55]/[.A55]" office:value-type="float" office:value="0.3404541015625" calcext:value-type="float">
            <text:p>0.3404541015625</text:p>
          </table:table-cell>
          <table:table-cell table:formula="of:=[.B55]/[.B54]" office:value-type="float" office:value="0.596067535798247" calcext:value-type="float">
            <text:p>0.596067535798247</text:p>
          </table:table-cell>
          <table:table-cell table:formula="of:=[.A55]/[.B55]" office:value-type="float" office:value="2.93725349587666" calcext:value-type="float">
            <text:p>2.9372534958766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0409" calcext:value-type="float">
            <text:p>30409</text:p>
          </table:table-cell>
          <table:table-cell table:formula="of:=[.B56]/[.A56]" office:value-type="float" office:value="0.464004516601563" calcext:value-type="float">
            <text:p>0.464004516601563</text:p>
          </table:table-cell>
          <table:table-cell table:formula="of:=[.B56]/[.B55]" office:value-type="float" office:value="2.725797776981" calcext:value-type="float">
            <text:p>2.725797776981</text:p>
          </table:table-cell>
          <table:table-cell table:formula="of:=[.A56]/[.B56]" office:value-type="float" office:value="2.1551514354303" calcext:value-type="float">
            <text:p>2.1551514354303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4727" calcext:value-type="float">
            <text:p>44727</text:p>
          </table:table-cell>
          <table:table-cell table:formula="of:=[.B57]/[.A57]" office:value-type="float" office:value="0.341239929199219" calcext:value-type="float">
            <text:p>0.341239929199219</text:p>
          </table:table-cell>
          <table:table-cell table:formula="of:=[.B57]/[.B56]" office:value-type="float" office:value="1.47084744647966" calcext:value-type="float">
            <text:p>1.47084744647966</text:p>
          </table:table-cell>
          <table:table-cell table:formula="of:=[.A57]/[.B57]" office:value-type="float" office:value="2.93048941355333" calcext:value-type="float">
            <text:p>2.93048941355333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8019" calcext:value-type="float">
            <text:p>108019</text:p>
          </table:table-cell>
          <table:table-cell table:formula="of:=[.B58]/[.A58]" office:value-type="float" office:value="0.412059783935547" calcext:value-type="float">
            <text:p>0.412059783935547</text:p>
          </table:table-cell>
          <table:table-cell table:formula="of:=[.B58]/[.B57]" office:value-type="float" office:value="2.41507366914839" calcext:value-type="float">
            <text:p>2.41507366914839</text:p>
          </table:table-cell>
          <table:table-cell table:formula="of:=[.A58]/[.B58]" office:value-type="float" office:value="2.42683231653691" calcext:value-type="float">
            <text:p>2.42683231653691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51146" calcext:value-type="float">
            <text:p>151146</text:p>
          </table:table-cell>
          <table:table-cell table:formula="of:=[.B59]/[.A59]" office:value-type="float" office:value="0.288288116455078" calcext:value-type="float">
            <text:p>0.288288116455078</text:p>
          </table:table-cell>
          <table:table-cell table:formula="of:=[.B59]/[.B58]" office:value-type="float" office:value="1.39925383497348" calcext:value-type="float">
            <text:p>1.39925383497348</text:p>
          </table:table-cell>
          <table:table-cell table:formula="of:=[.A59]/[.B59]" office:value-type="float" office:value="3.46875206753735" calcext:value-type="float">
            <text:p>3.46875206753735</text:p>
          </table:table-cell>
          <table:table-cell office:value-type="float" office:value="18192" calcext:value-type="float">
            <text:p>1819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94720" calcext:value-type="float">
            <text:p>294720</text:p>
          </table:table-cell>
          <table:table-cell table:formula="of:=[.B60]/[.A60]" office:value-type="float" office:value="0.28106689453125" calcext:value-type="float">
            <text:p>0.28106689453125</text:p>
          </table:table-cell>
          <table:table-cell table:formula="of:=[.B60]/[.B59]" office:value-type="float" office:value="1.94990274304315" calcext:value-type="float">
            <text:p>1.94990274304315</text:p>
          </table:table-cell>
          <table:table-cell table:formula="of:=[.A60]/[.B60]" office:value-type="float" office:value="3.55787187839305" calcext:value-type="float">
            <text:p>3.55787187839305</text:p>
          </table:table-cell>
          <table:table-cell office:value-type="float" office:value="30241" calcext:value-type="float">
            <text:p>3024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19231" calcext:value-type="float">
            <text:p>519231</text:p>
          </table:table-cell>
          <table:table-cell table:formula="of:=[.B61]/[.A61]" office:value-type="float" office:value="0.247588634490967" calcext:value-type="float">
            <text:p>0.247588634490967</text:p>
          </table:table-cell>
          <table:table-cell table:formula="of:=[.B61]/[.B60]" office:value-type="float" office:value="1.76177728013029" calcext:value-type="float">
            <text:p>1.76177728013029</text:p>
          </table:table-cell>
          <table:table-cell table:formula="of:=[.A61]/[.B61]" office:value-type="float" office:value="4.03895761231514" calcext:value-type="float">
            <text:p>4.03895761231514</text:p>
          </table:table-cell>
          <table:table-cell office:value-type="float" office:value="49182" calcext:value-type="float">
            <text:p>4918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31636" calcext:value-type="float">
            <text:p>1031636</text:p>
          </table:table-cell>
          <table:table-cell table:formula="of:=[.B62]/[.A62]" office:value-type="float" office:value="0.24596118927002" calcext:value-type="float">
            <text:p>0.24596118927002</text:p>
          </table:table-cell>
          <table:table-cell table:formula="of:=[.B62]/[.B61]" office:value-type="float" office:value="1.98685363547246" calcext:value-type="float">
            <text:p>1.98685363547246</text:p>
          </table:table-cell>
          <table:table-cell table:formula="of:=[.A62]/[.B62]" office:value-type="float" office:value="4.06568208166446" calcext:value-type="float">
            <text:p>4.06568208166446</text:p>
          </table:table-cell>
          <table:table-cell office:value-type="float" office:value="108868" calcext:value-type="float">
            <text:p>10886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072045" calcext:value-type="float">
            <text:p>2072045</text:p>
          </table:table-cell>
          <table:table-cell table:formula="of:=[.B63]/[.A63]" office:value-type="float" office:value="0.247007012367249" calcext:value-type="float">
            <text:p>0.247007012367249</text:p>
          </table:table-cell>
          <table:table-cell table:formula="of:=[.B63]/[.B62]" office:value-type="float" office:value="2.00850396845399" calcext:value-type="float">
            <text:p>2.00850396845399</text:p>
          </table:table-cell>
          <table:table-cell table:formula="of:=[.A63]/[.B63]" office:value-type="float" office:value="4.04846805933269" calcext:value-type="float">
            <text:p>4.04846805933269</text:p>
          </table:table-cell>
          <table:table-cell office:value-type="float" office:value="194424" calcext:value-type="float">
            <text:p>19442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129456" calcext:value-type="float">
            <text:p>4129456</text:p>
          </table:table-cell>
          <table:table-cell table:formula="of:=[.B64]/[.A64]" office:value-type="float" office:value="0.246134757995605" calcext:value-type="float">
            <text:p>0.246134757995605</text:p>
          </table:table-cell>
          <table:table-cell table:formula="of:=[.B64]/[.B63]" office:value-type="float" office:value="1.99293741207358" calcext:value-type="float">
            <text:p>1.99293741207358</text:p>
          </table:table-cell>
          <table:table-cell table:formula="of:=[.A64]/[.B64]" office:value-type="float" office:value="4.06281505360512" calcext:value-type="float">
            <text:p>4.06281505360512</text:p>
          </table:table-cell>
          <table:table-cell office:value-type="float" office:value="441286" calcext:value-type="float">
            <text:p>441286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8194157" calcext:value-type="float">
            <text:p>8194157</text:p>
          </table:table-cell>
          <table:table-cell table:formula="of:=[.B65]/[.A65]" office:value-type="float" office:value="0.24420490860939" calcext:value-type="float">
            <text:p>0.24420490860939</text:p>
          </table:table-cell>
          <table:table-cell table:formula="of:=[.B65]/[.B64]" office:value-type="float" office:value="1.98431875772499" calcext:value-type="float">
            <text:p>1.98431875772499</text:p>
          </table:table-cell>
          <table:table-cell table:formula="of:=[.A65]/[.B65]" office:value-type="float" office:value="4.09492178390041" calcext:value-type="float">
            <text:p>4.09492178390041</text:p>
          </table:table-cell>
          <table:table-cell office:value-type="float" office:value="777680" calcext:value-type="float">
            <text:p>777680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6403666" calcext:value-type="float">
            <text:p>16403666</text:p>
          </table:table-cell>
          <table:table-cell table:formula="of:=[.B66]/[.A66]" office:value-type="float" office:value="0.244433671236038" calcext:value-type="float">
            <text:p>0.244433671236038</text:p>
          </table:table-cell>
          <table:table-cell table:formula="of:=[.B66]/[.B65]" office:value-type="float" office:value="2.00187353012641" calcext:value-type="float">
            <text:p>2.00187353012641</text:p>
          </table:table-cell>
          <table:table-cell table:formula="of:=[.A66]/[.B66]" office:value-type="float" office:value="4.0910893942854" calcext:value-type="float">
            <text:p>4.0910893942854</text:p>
          </table:table-cell>
          <table:table-cell office:value-type="float" office:value="1575148" calcext:value-type="float">
            <text:p>1575148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33069693" calcext:value-type="float">
            <text:p>33069693</text:p>
          </table:table-cell>
          <table:table-cell table:formula="of:=[.B67]/[.A67]" office:value-type="float" office:value="0.246388413012028" calcext:value-type="float">
            <text:p>0.246388413012028</text:p>
          </table:table-cell>
          <table:table-cell table:formula="of:=[.B67]/[.B66]" office:value-type="float" office:value="2.01599404669663" calcext:value-type="float">
            <text:p>2.01599404669663</text:p>
          </table:table-cell>
          <table:table-cell table:formula="of:=[.A67]/[.B67]" office:value-type="float" office:value="4.05863241609168" calcext:value-type="float">
            <text:p>4.05863241609168</text:p>
          </table:table-cell>
          <table:table-cell office:value-type="float" office:value="3091093" calcext:value-type="float">
            <text:p>3091093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67510956" calcext:value-type="float">
            <text:p>67510956</text:p>
          </table:table-cell>
          <table:table-cell table:formula="of:=[.B68]/[.A68]" office:value-type="float" office:value="0.251497909426689" calcext:value-type="float">
            <text:p>0.251497909426689</text:p>
          </table:table-cell>
          <table:table-cell table:formula="of:=[.B68]/[.B67]" office:value-type="float" office:value="2.0414751355569" calcext:value-type="float">
            <text:p>2.0414751355569</text:p>
          </table:table-cell>
          <table:table-cell table:formula="of:=[.A68]/[.B68]" office:value-type="float" office:value="3.97617619279454" calcext:value-type="float">
            <text:p>3.97617619279454</text:p>
          </table:table-cell>
          <table:table-cell office:value-type="float" office:value="6619465" calcext:value-type="float">
            <text:p>6619465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134698868" calcext:value-type="float">
            <text:p>134698868</text:p>
          </table:table-cell>
          <table:table-cell table:formula="of:=[.B69]/[.A69]" office:value-type="float" office:value="0.250896193087101" calcext:value-type="float">
            <text:p>0.250896193087101</text:p>
          </table:table-cell>
          <table:table-cell table:formula="of:=[.B69]/[.B68]" office:value-type="float" office:value="1.99521493963143" calcext:value-type="float">
            <text:p>1.99521493963143</text:p>
          </table:table-cell>
          <table:table-cell table:formula="of:=[.A69]/[.B69]" office:value-type="float" office:value="3.98571212936994" calcext:value-type="float">
            <text:p>3.98571212936994</text:p>
          </table:table-cell>
          <table:table-cell office:value-type="float" office:value="13485587" calcext:value-type="float">
            <text:p>13485587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68805737" calcext:value-type="float">
            <text:p>268805737</text:p>
          </table:table-cell>
          <table:table-cell table:formula="of:=[.B70]/[.A70]" office:value-type="float" office:value="0.250344851054251" calcext:value-type="float">
            <text:p>0.250344851054251</text:p>
          </table:table-cell>
          <table:table-cell table:formula="of:=[.B70]/[.B69]" office:value-type="float" office:value="1.99560501874448" calcext:value-type="float">
            <text:p>1.99560501874448</text:p>
          </table:table-cell>
          <table:table-cell table:formula="of:=[.A70]/[.B70]" office:value-type="float" office:value="3.99448998367174" calcext:value-type="float">
            <text:p>3.99448998367174</text:p>
          </table:table-cell>
          <table:table-cell office:value-type="float" office:value="25517876" calcext:value-type="float">
            <text:p>2551787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2"/>
          <table:table-cell table:formula="of:=CEILING(AVERAGE([.D51:.D70]))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RK:Rx=96, q=2147483647</text:p>
          </table:table-cell>
          <table:table-cell office:value-type="string" calcext:value-type="string">
            <text:p>'</text:p>
          </table:table-cell>
          <table:table-cell table:number-columns-repeated="3"/>
          <table:table-cell office:value-type="string" calcext:value-type="string">
            <text:p>Prime=21474836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0" calcext:value-type="float">
            <text:p>530</text:p>
          </table:table-cell>
          <table:table-cell table:formula="of:=[.B77]/[.A77]" office:value-type="float" office:value="0.517578125" calcext:value-type="float">
            <text:p>0.517578125</text:p>
          </table:table-cell>
          <table:table-cell/>
          <table:table-cell table:formula="of:=[.A77]/[.B77]" office:value-type="float" office:value="1.93207547169811" calcext:value-type="float">
            <text:p>1.932075471698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293" calcext:value-type="float">
            <text:p>8293</text:p>
          </table:table-cell>
          <table:table-cell table:formula="of:=[.B78]/[.A78]" office:value-type="float" office:value="4.04931640625" calcext:value-type="float">
            <text:p>4.04931640625</text:p>
          </table:table-cell>
          <table:table-cell table:formula="of:=[.B78]/[.B77]" office:value-type="float" office:value="15.6471698113208" calcext:value-type="float">
            <text:p>15.6471698113208</text:p>
          </table:table-cell>
          <table:table-cell table:formula="of:=[.A78]/[.B78]" office:value-type="float" office:value="0.24695526347522" calcext:value-type="float">
            <text:p>0.2469552634752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285" calcext:value-type="float">
            <text:p>5285</text:p>
          </table:table-cell>
          <table:table-cell table:formula="of:=[.B79]/[.A79]" office:value-type="float" office:value="1.290283203125" calcext:value-type="float">
            <text:p>1.290283203125</text:p>
          </table:table-cell>
          <table:table-cell table:formula="of:=[.B79]/[.B78]" office:value-type="float" office:value="0.63728445677077" calcext:value-type="float">
            <text:p>0.63728445677077</text:p>
          </table:table-cell>
          <table:table-cell table:formula="of:=[.A79]/[.B79]" office:value-type="float" office:value="0.775023651844844" calcext:value-type="float">
            <text:p>0.7750236518448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626" calcext:value-type="float">
            <text:p>2626</text:p>
          </table:table-cell>
          <table:table-cell table:formula="of:=[.B80]/[.A80]" office:value-type="float" office:value="0.320556640625" calcext:value-type="float">
            <text:p>0.320556640625</text:p>
          </table:table-cell>
          <table:table-cell table:formula="of:=[.B80]/[.B79]" office:value-type="float" office:value="0.496877956480606" calcext:value-type="float">
            <text:p>0.496877956480606</text:p>
          </table:table-cell>
          <table:table-cell table:formula="of:=[.A80]/[.B80]" office:value-type="float" office:value="3.11957349581112" calcext:value-type="float">
            <text:p>3.119573495811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391" calcext:value-type="float">
            <text:p>4391</text:p>
          </table:table-cell>
          <table:table-cell table:formula="of:=[.B81]/[.A81]" office:value-type="float" office:value="0.26800537109375" calcext:value-type="float">
            <text:p>0.26800537109375</text:p>
          </table:table-cell>
          <table:table-cell table:formula="of:=[.B81]/[.B80]" office:value-type="float" office:value="1.67212490479817" calcext:value-type="float">
            <text:p>1.67212490479817</text:p>
          </table:table-cell>
          <table:table-cell table:formula="of:=[.A81]/[.B81]" office:value-type="float" office:value="3.73126850375769" calcext:value-type="float">
            <text:p>3.73126850375769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995" calcext:value-type="float">
            <text:p>11995</text:p>
          </table:table-cell>
          <table:table-cell table:formula="of:=[.B82]/[.A82]" office:value-type="float" office:value="0.366058349609375" calcext:value-type="float">
            <text:p>0.366058349609375</text:p>
          </table:table-cell>
          <table:table-cell table:formula="of:=[.B82]/[.B81]" office:value-type="float" office:value="2.73172398086996" calcext:value-type="float">
            <text:p>2.73172398086996</text:p>
          </table:table-cell>
          <table:table-cell table:formula="of:=[.A82]/[.B82]" office:value-type="float" office:value="2.73180491871613" calcext:value-type="float">
            <text:p>2.73180491871613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1563" calcext:value-type="float">
            <text:p>31563</text:p>
          </table:table-cell>
          <table:table-cell table:formula="of:=[.B83]/[.A83]" office:value-type="float" office:value="0.481613159179688" calcext:value-type="float">
            <text:p>0.481613159179688</text:p>
          </table:table-cell>
          <table:table-cell table:formula="of:=[.B83]/[.B82]" office:value-type="float" office:value="2.63134639433097" calcext:value-type="float">
            <text:p>2.63134639433097</text:p>
          </table:table-cell>
          <table:table-cell table:formula="of:=[.A83]/[.B83]" office:value-type="float" office:value="2.07635522605582" calcext:value-type="float">
            <text:p>2.07635522605582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8084" calcext:value-type="float">
            <text:p>58084</text:p>
          </table:table-cell>
          <table:table-cell table:formula="of:=[.B84]/[.A84]" office:value-type="float" office:value="0.443145751953125" calcext:value-type="float">
            <text:p>0.443145751953125</text:p>
          </table:table-cell>
          <table:table-cell table:formula="of:=[.B84]/[.B83]" office:value-type="float" office:value="1.84025599594462" calcext:value-type="float">
            <text:p>1.84025599594462</text:p>
          </table:table-cell>
          <table:table-cell table:formula="of:=[.A84]/[.B84]" office:value-type="float" office:value="2.25659389849184" calcext:value-type="float">
            <text:p>2.25659389849184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90523" calcext:value-type="float">
            <text:p>190523</text:p>
          </table:table-cell>
          <table:table-cell table:formula="of:=[.B85]/[.A85]" office:value-type="float" office:value="0.726787567138672" calcext:value-type="float">
            <text:p>0.726787567138672</text:p>
          </table:table-cell>
          <table:table-cell table:formula="of:=[.B85]/[.B84]" office:value-type="float" office:value="3.28012877900971" calcext:value-type="float">
            <text:p>3.28012877900971</text:p>
          </table:table-cell>
          <table:table-cell table:formula="of:=[.A85]/[.B85]" office:value-type="float" office:value="1.37591786818389" calcext:value-type="float">
            <text:p>1.37591786818389</text:p>
          </table:table-cell>
          <table:table-cell office:value-type="float" office:value="37998" calcext:value-type="float">
            <text:p>3799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20975" calcext:value-type="float">
            <text:p>220975</text:p>
          </table:table-cell>
          <table:table-cell table:formula="of:=[.B86]/[.A86]" office:value-type="float" office:value="0.421476364135742" calcext:value-type="float">
            <text:p>0.421476364135742</text:p>
          </table:table-cell>
          <table:table-cell table:formula="of:=[.B86]/[.B85]" office:value-type="float" office:value="1.1598337208631" calcext:value-type="float">
            <text:p>1.1598337208631</text:p>
          </table:table-cell>
          <table:table-cell table:formula="of:=[.A86]/[.B86]" office:value-type="float" office:value="2.37261228645774" calcext:value-type="float">
            <text:p>2.37261228645774</text:p>
          </table:table-cell>
          <table:table-cell office:value-type="float" office:value="37097" calcext:value-type="float">
            <text:p>3709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18195" calcext:value-type="float">
            <text:p>618195</text:p>
          </table:table-cell>
          <table:table-cell table:formula="of:=[.B87]/[.A87]" office:value-type="float" office:value="0.589556694030762" calcext:value-type="float">
            <text:p>0.589556694030762</text:p>
          </table:table-cell>
          <table:table-cell table:formula="of:=[.B87]/[.B86]" office:value-type="float" office:value="2.79757891164159" calcext:value-type="float">
            <text:p>2.79757891164159</text:p>
          </table:table-cell>
          <table:table-cell table:formula="of:=[.A87]/[.B87]" office:value-type="float" office:value="1.6961897136017" calcext:value-type="float">
            <text:p>1.6961897136017</text:p>
          </table:table-cell>
          <table:table-cell office:value-type="float" office:value="87633" calcext:value-type="float">
            <text:p>8763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003070" calcext:value-type="float">
            <text:p>1003070</text:p>
          </table:table-cell>
          <table:table-cell table:formula="of:=[.B88]/[.A88]" office:value-type="float" office:value="0.478301048278809" calcext:value-type="float">
            <text:p>0.478301048278809</text:p>
          </table:table-cell>
          <table:table-cell table:formula="of:=[.B88]/[.B87]" office:value-type="float" office:value="1.62257863619085" calcext:value-type="float">
            <text:p>1.62257863619085</text:p>
          </table:table-cell>
          <table:table-cell table:formula="of:=[.A88]/[.B88]" office:value-type="float" office:value="2.09073344831368" calcext:value-type="float">
            <text:p>2.09073344831368</text:p>
          </table:table-cell>
          <table:table-cell office:value-type="float" office:value="158394" calcext:value-type="float">
            <text:p>15839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09639" calcext:value-type="float">
            <text:p>1109639</text:p>
          </table:table-cell>
          <table:table-cell table:formula="of:=[.B89]/[.A89]" office:value-type="float" office:value="0.264558553695679" calcext:value-type="float">
            <text:p>0.264558553695679</text:p>
          </table:table-cell>
          <table:table-cell table:formula="of:=[.B89]/[.B88]" office:value-type="float" office:value="1.10624283449809" calcext:value-type="float">
            <text:p>1.10624283449809</text:p>
          </table:table-cell>
          <table:table-cell table:formula="of:=[.A89]/[.B89]" office:value-type="float" office:value="3.77988156508558" calcext:value-type="float">
            <text:p>3.77988156508558</text:p>
          </table:table-cell>
          <table:table-cell office:value-type="float" office:value="134810" calcext:value-type="float">
            <text:p>13481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174801" calcext:value-type="float">
            <text:p>2174801</text:p>
          </table:table-cell>
          <table:table-cell table:formula="of:=[.B90]/[.A90]" office:value-type="float" office:value="0.259256482124329" calcext:value-type="float">
            <text:p>0.259256482124329</text:p>
          </table:table-cell>
          <table:table-cell table:formula="of:=[.B90]/[.B89]" office:value-type="float" office:value="1.95991759482138" calcext:value-type="float">
            <text:p>1.95991759482138</text:p>
          </table:table-cell>
          <table:table-cell table:formula="of:=[.A90]/[.B90]" office:value-type="float" office:value="3.85718417455206" calcext:value-type="float">
            <text:p>3.85718417455206</text:p>
          </table:table-cell>
          <table:table-cell office:value-type="float" office:value="262644" calcext:value-type="float">
            <text:p>26264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155847" calcext:value-type="float">
            <text:p>4155847</text:p>
          </table:table-cell>
          <table:table-cell table:formula="of:=[.B91]/[.A91]" office:value-type="float" office:value="0.247707784175873" calcext:value-type="float">
            <text:p>0.247707784175873</text:p>
          </table:table-cell>
          <table:table-cell table:formula="of:=[.B91]/[.B90]" office:value-type="float" office:value="1.91090909007307" calcext:value-type="float">
            <text:p>1.91090909007307</text:p>
          </table:table-cell>
          <table:table-cell table:formula="of:=[.A91]/[.B91]" office:value-type="float" office:value="4.03701483716797" calcext:value-type="float">
            <text:p>4.03701483716797</text:p>
          </table:table-cell>
          <table:table-cell office:value-type="float" office:value="470257" calcext:value-type="float">
            <text:p>470257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8186923" calcext:value-type="float">
            <text:p>8186923</text:p>
          </table:table-cell>
          <table:table-cell table:formula="of:=[.B92]/[.A92]" office:value-type="float" office:value="0.243989318609238" calcext:value-type="float">
            <text:p>0.243989318609238</text:p>
          </table:table-cell>
          <table:table-cell table:formula="of:=[.B92]/[.B91]" office:value-type="float" office:value="1.96997699867199" calcext:value-type="float">
            <text:p>1.96997699867199</text:p>
          </table:table-cell>
          <table:table-cell table:formula="of:=[.A92]/[.B92]" office:value-type="float" office:value="4.09854007421347" calcext:value-type="float">
            <text:p>4.09854007421347</text:p>
          </table:table-cell>
          <table:table-cell office:value-type="float" office:value="861518" calcext:value-type="float">
            <text:p>861518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6782892" calcext:value-type="float">
            <text:p>16782892</text:p>
          </table:table-cell>
          <table:table-cell table:formula="of:=[.B93]/[.A93]" office:value-type="float" office:value="0.250084578990936" calcext:value-type="float">
            <text:p>0.250084578990936</text:p>
          </table:table-cell>
          <table:table-cell table:formula="of:=[.B93]/[.B92]" office:value-type="float" office:value="2.04996333787431" calcext:value-type="float">
            <text:p>2.04996333787431</text:p>
          </table:table-cell>
          <table:table-cell table:formula="of:=[.A93]/[.B93]" office:value-type="float" office:value="3.99864719382095" calcext:value-type="float">
            <text:p>3.99864719382095</text:p>
          </table:table-cell>
          <table:table-cell office:value-type="float" office:value="1841504" calcext:value-type="float">
            <text:p>1841504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33986890" calcext:value-type="float">
            <text:p>33986890</text:p>
          </table:table-cell>
          <table:table-cell table:formula="of:=[.B94]/[.A94]" office:value-type="float" office:value="0.253222063183784" calcext:value-type="float">
            <text:p>0.253222063183784</text:p>
          </table:table-cell>
          <table:table-cell table:formula="of:=[.B94]/[.B93]" office:value-type="float" office:value="2.02509138472678" calcext:value-type="float">
            <text:p>2.02509138472678</text:p>
          </table:table-cell>
          <table:table-cell table:formula="of:=[.A94]/[.B94]" office:value-type="float" office:value="3.94910296293659" calcext:value-type="float">
            <text:p>3.94910296293659</text:p>
          </table:table-cell>
          <table:table-cell office:value-type="float" office:value="3860478" calcext:value-type="float">
            <text:p>3860478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65442630" calcext:value-type="float">
            <text:p>65442630</text:p>
          </table:table-cell>
          <table:table-cell table:formula="of:=[.B95]/[.A95]" office:value-type="float" office:value="0.243792794644833" calcext:value-type="float">
            <text:p>0.243792794644833</text:p>
          </table:table-cell>
          <table:table-cell table:formula="of:=[.B95]/[.B94]" office:value-type="float" office:value="1.925525695349" calcext:value-type="float">
            <text:p>1.925525695349</text:p>
          </table:table-cell>
          <table:table-cell table:formula="of:=[.A95]/[.B95]" office:value-type="float" office:value="4.10184395095368" calcext:value-type="float">
            <text:p>4.10184395095368</text:p>
          </table:table-cell>
          <table:table-cell office:value-type="float" office:value="7218219" calcext:value-type="float">
            <text:p>7218219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129633400" calcext:value-type="float">
            <text:p>129633400</text:p>
          </table:table-cell>
          <table:table-cell table:formula="of:=[.B96]/[.A96]" office:value-type="float" office:value="0.241461023688316" calcext:value-type="float">
            <text:p>0.241461023688316</text:p>
          </table:table-cell>
          <table:table-cell table:formula="of:=[.B96]/[.B95]" office:value-type="float" office:value="1.98087087881401" calcext:value-type="float">
            <text:p>1.98087087881401</text:p>
          </table:table-cell>
          <table:table-cell table:formula="of:=[.A96]/[.B96]" office:value-type="float" office:value="4.14145514967593" calcext:value-type="float">
            <text:p>4.14145514967593</text:p>
          </table:table-cell>
          <table:table-cell office:value-type="float" office:value="13532029" calcext:value-type="float">
            <text:p>13532029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60962260" calcext:value-type="float">
            <text:p>260962260</text:p>
          </table:table-cell>
          <table:table-cell table:formula="of:=[.B97]/[.A97]" office:value-type="float" office:value="0.243040043860674" calcext:value-type="float">
            <text:p>0.243040043860674</text:p>
          </table:table-cell>
          <table:table-cell table:formula="of:=[.B97]/[.B96]" office:value-type="float" office:value="2.0130788824485" calcext:value-type="float">
            <text:p>2.0130788824485</text:p>
          </table:table-cell>
          <table:table-cell table:formula="of:=[.A97]/[.B97]" office:value-type="float" office:value="4.11454830288487" calcext:value-type="float">
            <text:p>4.11454830288487</text:p>
          </table:table-cell>
          <table:table-cell office:value-type="float" office:value="26040337" calcext:value-type="float">
            <text:p>2604033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2"/>
          <table:table-cell table:formula="of:=CEILING(AVERAGE([.D78:.D9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RK:Rx=95, q=127</text:p>
          </table:table-cell>
          <table:table-cell office:value-type="string" calcext:value-type="string">
            <text:p>'</text:p>
          </table:table-cell>
          <table:table-cell table:number-columns-repeated="3"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54" calcext:value-type="float">
            <text:p>554</text:p>
          </table:table-cell>
          <table:table-cell table:formula="of:=[.B101]/[.A101]" office:value-type="float" office:value="0.541015625" calcext:value-type="float">
            <text:p>0.541015625</text:p>
          </table:table-cell>
          <table:table-cell/>
          <table:table-cell table:formula="of:=[.A101]/[.B101]" office:value-type="float" office:value="1.84837545126354" calcext:value-type="float">
            <text:p>1.848375451263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27" calcext:value-type="float">
            <text:p>827</text:p>
          </table:table-cell>
          <table:table-cell table:formula="of:=[.B102]/[.A102]" office:value-type="float" office:value="0.40380859375" calcext:value-type="float">
            <text:p>0.40380859375</text:p>
          </table:table-cell>
          <table:table-cell table:formula="of:=[.B102]/[.B101]" office:value-type="float" office:value="1.4927797833935" calcext:value-type="float">
            <text:p>1.4927797833935</text:p>
          </table:table-cell>
          <table:table-cell table:formula="of:=[.A102]/[.B102]" office:value-type="float" office:value="2.4764207980653" calcext:value-type="float">
            <text:p>2.47642079806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422" calcext:value-type="float">
            <text:p>4422</text:p>
          </table:table-cell>
          <table:table-cell table:formula="of:=[.B103]/[.A103]" office:value-type="float" office:value="1.07958984375" calcext:value-type="float">
            <text:p>1.07958984375</text:p>
          </table:table-cell>
          <table:table-cell table:formula="of:=[.B103]/[.B102]" office:value-type="float" office:value="5.34703748488513" calcext:value-type="float">
            <text:p>5.34703748488513</text:p>
          </table:table-cell>
          <table:table-cell table:formula="of:=[.A103]/[.B103]" office:value-type="float" office:value="0.926277702397105" calcext:value-type="float">
            <text:p>0.9262777023971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890" calcext:value-type="float">
            <text:p>2890</text:p>
          </table:table-cell>
          <table:table-cell table:formula="of:=[.B104]/[.A104]" office:value-type="float" office:value="0.352783203125" calcext:value-type="float">
            <text:p>0.352783203125</text:p>
          </table:table-cell>
          <table:table-cell table:formula="of:=[.B104]/[.B103]" office:value-type="float" office:value="0.653550429669833" calcext:value-type="float">
            <text:p>0.653550429669833</text:p>
          </table:table-cell>
          <table:table-cell table:formula="of:=[.A104]/[.B104]" office:value-type="float" office:value="2.83460207612457" calcext:value-type="float">
            <text:p>2.8346020761245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605" calcext:value-type="float">
            <text:p>10605</text:p>
          </table:table-cell>
          <table:table-cell table:formula="of:=[.B105]/[.A105]" office:value-type="float" office:value="0.64727783203125" calcext:value-type="float">
            <text:p>0.64727783203125</text:p>
          </table:table-cell>
          <table:table-cell table:formula="of:=[.B105]/[.B104]" office:value-type="float" office:value="3.66955017301038" calcext:value-type="float">
            <text:p>3.66955017301038</text:p>
          </table:table-cell>
          <table:table-cell table:formula="of:=[.A105]/[.B105]" office:value-type="float" office:value="1.54493163602075" calcext:value-type="float">
            <text:p>1.54493163602075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6486" calcext:value-type="float">
            <text:p>26486</text:p>
          </table:table-cell>
          <table:table-cell table:formula="of:=[.B106]/[.A106]" office:value-type="float" office:value="0.80828857421875" calcext:value-type="float">
            <text:p>0.80828857421875</text:p>
          </table:table-cell>
          <table:table-cell table:formula="of:=[.B106]/[.B105]" office:value-type="float" office:value="2.4975011786893" calcext:value-type="float">
            <text:p>2.4975011786893</text:p>
          </table:table-cell>
          <table:table-cell table:formula="of:=[.A106]/[.B106]" office:value-type="float" office:value="1.23718190742279" calcext:value-type="float">
            <text:p>1.23718190742279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8135" calcext:value-type="float">
            <text:p>68135</text:p>
          </table:table-cell>
          <table:table-cell table:formula="of:=[.B107]/[.A107]" office:value-type="float" office:value="1.03965759277344" calcext:value-type="float">
            <text:p>1.03965759277344</text:p>
          </table:table-cell>
          <table:table-cell table:formula="of:=[.B107]/[.B106]" office:value-type="float" office:value="2.57249112738805" calcext:value-type="float">
            <text:p>2.57249112738805</text:p>
          </table:table-cell>
          <table:table-cell table:formula="of:=[.A107]/[.B107]" office:value-type="float" office:value="0.96185514052983" calcext:value-type="float">
            <text:p>0.9618551405298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2601" calcext:value-type="float">
            <text:p>112601</text:p>
          </table:table-cell>
          <table:table-cell table:formula="of:=[.B108]/[.A108]" office:value-type="float" office:value="0.859077453613281" calcext:value-type="float">
            <text:p>0.859077453613281</text:p>
          </table:table-cell>
          <table:table-cell table:formula="of:=[.B108]/[.B107]" office:value-type="float" office:value="1.65261612974242" calcext:value-type="float">
            <text:p>1.65261612974242</text:p>
          </table:table-cell>
          <table:table-cell table:formula="of:=[.A108]/[.B108]" office:value-type="float" office:value="1.16403939574249" calcext:value-type="float">
            <text:p>1.16403939574249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5253" calcext:value-type="float">
            <text:p>225253</text:p>
          </table:table-cell>
          <table:table-cell table:formula="of:=[.B109]/[.A109]" office:value-type="float" office:value="0.859272003173828" calcext:value-type="float">
            <text:p>0.859272003173828</text:p>
          </table:table-cell>
          <table:table-cell table:formula="of:=[.B109]/[.B108]" office:value-type="float" office:value="2.0004529267058" calcext:value-type="float">
            <text:p>2.0004529267058</text:p>
          </table:table-cell>
          <table:table-cell table:formula="of:=[.A109]/[.B109]" office:value-type="float" office:value="1.16377584316302" calcext:value-type="float">
            <text:p>1.16377584316302</text:p>
          </table:table-cell>
          <table:table-cell office:value-type="float" office:value="18550" calcext:value-type="float">
            <text:p>1855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23815" calcext:value-type="float">
            <text:p>223815</text:p>
          </table:table-cell>
          <table:table-cell table:formula="of:=[.B110]/[.A110]" office:value-type="float" office:value="0.42689323425293" calcext:value-type="float">
            <text:p>0.42689323425293</text:p>
          </table:table-cell>
          <table:table-cell table:formula="of:=[.B110]/[.B109]" office:value-type="float" office:value="0.993616067266585" calcext:value-type="float">
            <text:p>0.993616067266585</text:p>
          </table:table-cell>
          <table:table-cell table:formula="of:=[.A110]/[.B110]" office:value-type="float" office:value="2.342506087617" calcext:value-type="float">
            <text:p>2.342506087617</text:p>
          </table:table-cell>
          <table:table-cell office:value-type="float" office:value="38131" calcext:value-type="float">
            <text:p>3813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25186" calcext:value-type="float">
            <text:p>325186</text:p>
          </table:table-cell>
          <table:table-cell table:formula="of:=[.B111]/[.A111]" office:value-type="float" office:value="0.310121536254883" calcext:value-type="float">
            <text:p>0.310121536254883</text:p>
          </table:table-cell>
          <table:table-cell table:formula="of:=[.B111]/[.B110]" office:value-type="float" office:value="1.4529231731564" calcext:value-type="float">
            <text:p>1.4529231731564</text:p>
          </table:table-cell>
          <table:table-cell table:formula="of:=[.A111]/[.B111]" office:value-type="float" office:value="3.224542261967" calcext:value-type="float">
            <text:p>3.224542261967</text:p>
          </table:table-cell>
          <table:table-cell office:value-type="float" office:value="25891" calcext:value-type="float">
            <text:p>2589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06048" calcext:value-type="float">
            <text:p>606048</text:p>
          </table:table-cell>
          <table:table-cell table:formula="of:=[.B112]/[.A112]" office:value-type="float" office:value="0.288986206054687" calcext:value-type="float">
            <text:p>0.288986206054687</text:p>
          </table:table-cell>
          <table:table-cell table:formula="of:=[.B112]/[.B111]" office:value-type="float" office:value="1.86369646909769" calcext:value-type="float">
            <text:p>1.86369646909769</text:p>
          </table:table-cell>
          <table:table-cell table:formula="of:=[.A112]/[.B112]" office:value-type="float" office:value="3.46037277575374" calcext:value-type="float">
            <text:p>3.46037277575374</text:p>
          </table:table-cell>
          <table:table-cell office:value-type="float" office:value="51686" calcext:value-type="float">
            <text:p>5168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89198" calcext:value-type="float">
            <text:p>1189198</text:p>
          </table:table-cell>
          <table:table-cell table:formula="of:=[.B113]/[.A113]" office:value-type="float" office:value="0.28352689743042" calcext:value-type="float">
            <text:p>0.28352689743042</text:p>
          </table:table-cell>
          <table:table-cell table:formula="of:=[.B113]/[.B112]" office:value-type="float" office:value="1.96221751412429" calcext:value-type="float">
            <text:p>1.96221751412429</text:p>
          </table:table-cell>
          <table:table-cell table:formula="of:=[.A113]/[.B113]" office:value-type="float" office:value="3.52700223175619" calcext:value-type="float">
            <text:p>3.52700223175619</text:p>
          </table:table-cell>
          <table:table-cell office:value-type="float" office:value="101325" calcext:value-type="float">
            <text:p>10132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443938" calcext:value-type="float">
            <text:p>2443938</text:p>
          </table:table-cell>
          <table:table-cell table:formula="of:=[.B114]/[.A114]" office:value-type="float" office:value="0.291340112686157" calcext:value-type="float">
            <text:p>0.291340112686157</text:p>
          </table:table-cell>
          <table:table-cell table:formula="of:=[.B114]/[.B113]" office:value-type="float" office:value="2.05511445528835" calcext:value-type="float">
            <text:p>2.05511445528835</text:p>
          </table:table-cell>
          <table:table-cell table:formula="of:=[.A114]/[.B114]" office:value-type="float" office:value="3.43241440658478" calcext:value-type="float">
            <text:p>3.43241440658478</text:p>
          </table:table-cell>
          <table:table-cell office:value-type="float" office:value="223349" calcext:value-type="float">
            <text:p>22334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820604" calcext:value-type="float">
            <text:p>4820604</text:p>
          </table:table-cell>
          <table:table-cell table:formula="of:=[.B115]/[.A115]" office:value-type="float" office:value="0.287330389022827" calcext:value-type="float">
            <text:p>0.287330389022827</text:p>
          </table:table-cell>
          <table:table-cell table:formula="of:=[.B115]/[.B114]" office:value-type="float" office:value="1.97247393346312" calcext:value-type="float">
            <text:p>1.97247393346312</text:p>
          </table:table-cell>
          <table:table-cell table:formula="of:=[.A115]/[.B115]" office:value-type="float" office:value="3.48031408512294" calcext:value-type="float">
            <text:p>3.48031408512294</text:p>
          </table:table-cell>
          <table:table-cell office:value-type="float" office:value="442329" calcext:value-type="float">
            <text:p>442329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9119791" calcext:value-type="float">
            <text:p>9119791</text:p>
          </table:table-cell>
          <table:table-cell table:formula="of:=[.B116]/[.A116]" office:value-type="float" office:value="0.271790951490402" calcext:value-type="float">
            <text:p>0.271790951490402</text:p>
          </table:table-cell>
          <table:table-cell table:formula="of:=[.B116]/[.B115]" office:value-type="float" office:value="1.89183575336203" calcext:value-type="float">
            <text:p>1.89183575336203</text:p>
          </table:table-cell>
          <table:table-cell table:formula="of:=[.A116]/[.B116]" office:value-type="float" office:value="3.67929835234163" calcext:value-type="float">
            <text:p>3.67929835234163</text:p>
          </table:table-cell>
          <table:table-cell office:value-type="float" office:value="791668" calcext:value-type="float">
            <text:p>791668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8752893" calcext:value-type="float">
            <text:p>18752893</text:p>
          </table:table-cell>
          <table:table-cell table:formula="of:=[.B117]/[.A117]" office:value-type="float" office:value="0.279439881443977" calcext:value-type="float">
            <text:p>0.279439881443977</text:p>
          </table:table-cell>
          <table:table-cell table:formula="of:=[.B117]/[.B116]" office:value-type="float" office:value="2.05628539075073" calcext:value-type="float">
            <text:p>2.05628539075073</text:p>
          </table:table-cell>
          <table:table-cell table:formula="of:=[.A117]/[.B117]" office:value-type="float" office:value="3.57858726117618" calcext:value-type="float">
            <text:p>3.57858726117618</text:p>
          </table:table-cell>
          <table:table-cell office:value-type="float" office:value="1548424" calcext:value-type="float">
            <text:p>1548424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37066372" calcext:value-type="float">
            <text:p>37066372</text:p>
          </table:table-cell>
          <table:table-cell table:formula="of:=[.B118]/[.A118]" office:value-type="float" office:value="0.276165992021561" calcext:value-type="float">
            <text:p>0.276165992021561</text:p>
          </table:table-cell>
          <table:table-cell table:formula="of:=[.B118]/[.B117]" office:value-type="float" office:value="1.97656820203688" calcext:value-type="float">
            <text:p>1.97656820203688</text:p>
          </table:table-cell>
          <table:table-cell table:formula="of:=[.A118]/[.B118]" office:value-type="float" office:value="3.62101065623579" calcext:value-type="float">
            <text:p>3.62101065623579</text:p>
          </table:table-cell>
          <table:table-cell office:value-type="float" office:value="3103687" calcext:value-type="float">
            <text:p>3103687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75782132" calcext:value-type="float">
            <text:p>75782132</text:p>
          </table:table-cell>
          <table:table-cell table:formula="of:=[.B119]/[.A119]" office:value-type="float" office:value="0.28231044113636" calcext:value-type="float">
            <text:p>0.28231044113636</text:p>
          </table:table-cell>
          <table:table-cell table:formula="of:=[.B119]/[.B118]" office:value-type="float" office:value="2.04449823144277" calcext:value-type="float">
            <text:p>2.04449823144277</text:p>
          </table:table-cell>
          <table:table-cell table:formula="of:=[.A119]/[.B119]" office:value-type="float" office:value="3.54219984204192" calcext:value-type="float">
            <text:p>3.54219984204192</text:p>
          </table:table-cell>
          <table:table-cell office:value-type="float" office:value="6260780" calcext:value-type="float">
            <text:p>6260780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148825857" calcext:value-type="float">
            <text:p>148825857</text:p>
          </table:table-cell>
          <table:table-cell table:formula="of:=[.B120]/[.A120]" office:value-type="float" office:value="0.27720976062119" calcext:value-type="float">
            <text:p>0.27720976062119</text:p>
          </table:table-cell>
          <table:table-cell table:formula="of:=[.B120]/[.B119]" office:value-type="float" office:value="1.96386474056972" calcext:value-type="float">
            <text:p>1.96386474056972</text:p>
          </table:table-cell>
          <table:table-cell table:formula="of:=[.A120]/[.B120]" office:value-type="float" office:value="3.60737658644895" calcext:value-type="float">
            <text:p>3.60737658644895</text:p>
          </table:table-cell>
          <table:table-cell office:value-type="float" office:value="13183109" calcext:value-type="float">
            <text:p>13183109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99651442" calcext:value-type="float">
            <text:p>299651442</text:p>
          </table:table-cell>
          <table:table-cell table:formula="of:=[.B121]/[.A121]" office:value-type="float" office:value="0.279072152450681" calcext:value-type="float">
            <text:p>0.279072152450681</text:p>
          </table:table-cell>
          <table:table-cell table:formula="of:=[.B121]/[.B120]" office:value-type="float" office:value="2.013436697361" calcext:value-type="float">
            <text:p>2.013436697361</text:p>
          </table:table-cell>
          <table:table-cell table:formula="of:=[.A121]/[.B121]" office:value-type="float" office:value="3.5833027094193" calcext:value-type="float">
            <text:p>3.5833027094193</text:p>
          </table:table-cell>
          <table:table-cell office:value-type="float" office:value="25290871" calcext:value-type="float">
            <text:p>2529087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2"/>
          <table:table-cell table:formula="of:=CEILING(AVERAGE([.D102:.D121]))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'}'</text:p>
          </table:table-cell>
          <table:table-cell office:value-type="string" calcext:value-type="string">
            <text:p>'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K:Rx=95, q=13107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0" calcext:value-type="float">
            <text:p>520</text:p>
          </table:table-cell>
          <table:table-cell table:formula="of:=[.B127]/[.A127]" office:value-type="float" office:value="0.5078125" calcext:value-type="float">
            <text:p>0.5078125</text:p>
          </table:table-cell>
          <table:table-cell/>
          <table:table-cell table:formula="of:=[.A127]/[.B127]" office:value-type="float" office:value="1.96923076923077" calcext:value-type="float">
            <text:p>1.969230769230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96" calcext:value-type="float">
            <text:p>796</text:p>
          </table:table-cell>
          <table:table-cell table:formula="of:=[.B128]/[.A128]" office:value-type="float" office:value="0.388671875" calcext:value-type="float">
            <text:p>0.388671875</text:p>
          </table:table-cell>
          <table:table-cell table:formula="of:=[.B128]/[.B127]" office:value-type="float" office:value="1.53076923076923" calcext:value-type="float">
            <text:p>1.53076923076923</text:p>
          </table:table-cell>
          <table:table-cell table:formula="of:=[.A128]/[.B128]" office:value-type="float" office:value="2.57286432160804" calcext:value-type="float">
            <text:p>2.572864321608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307" calcext:value-type="float">
            <text:p>1307</text:p>
          </table:table-cell>
          <table:table-cell table:formula="of:=[.B129]/[.A129]" office:value-type="float" office:value="0.319091796875" calcext:value-type="float">
            <text:p>0.319091796875</text:p>
          </table:table-cell>
          <table:table-cell table:formula="of:=[.B129]/[.B128]" office:value-type="float" office:value="1.64195979899497" calcext:value-type="float">
            <text:p>1.64195979899497</text:p>
          </table:table-cell>
          <table:table-cell table:formula="of:=[.A129]/[.B129]" office:value-type="float" office:value="3.13389441469013" calcext:value-type="float">
            <text:p>3.133894414690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982" calcext:value-type="float">
            <text:p>4982</text:p>
          </table:table-cell>
          <table:table-cell table:formula="of:=[.B130]/[.A130]" office:value-type="float" office:value="0.608154296875" calcext:value-type="float">
            <text:p>0.608154296875</text:p>
          </table:table-cell>
          <table:table-cell table:formula="of:=[.B130]/[.B129]" office:value-type="float" office:value="3.81178270849273" calcext:value-type="float">
            <text:p>3.81178270849273</text:p>
          </table:table-cell>
          <table:table-cell table:formula="of:=[.A130]/[.B130]" office:value-type="float" office:value="1.64431955038137" calcext:value-type="float">
            <text:p>1.6443195503813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134" calcext:value-type="float">
            <text:p>18134</text:p>
          </table:table-cell>
          <table:table-cell table:formula="of:=[.B131]/[.A131]" office:value-type="float" office:value="1.1068115234375" calcext:value-type="float">
            <text:p>1.1068115234375</text:p>
          </table:table-cell>
          <table:table-cell table:formula="of:=[.B131]/[.B130]" office:value-type="float" office:value="3.63990365315134" calcext:value-type="float">
            <text:p>3.63990365315134</text:p>
          </table:table-cell>
          <table:table-cell table:formula="of:=[.A131]/[.B131]" office:value-type="float" office:value="0.903496194992831" calcext:value-type="float">
            <text:p>0.90349619499283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4743" calcext:value-type="float">
            <text:p>14743</text:p>
          </table:table-cell>
          <table:table-cell table:formula="of:=[.B132]/[.A132]" office:value-type="float" office:value="0.449920654296875" calcext:value-type="float">
            <text:p>0.449920654296875</text:p>
          </table:table-cell>
          <table:table-cell table:formula="of:=[.B132]/[.B131]" office:value-type="float" office:value="0.813003198411823" calcext:value-type="float">
            <text:p>0.813003198411823</text:p>
          </table:table-cell>
          <table:table-cell table:formula="of:=[.A132]/[.B132]" office:value-type="float" office:value="2.22261412195618" calcext:value-type="float">
            <text:p>2.22261412195618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8857" calcext:value-type="float">
            <text:p>38857</text:p>
          </table:table-cell>
          <table:table-cell table:formula="of:=[.B133]/[.A133]" office:value-type="float" office:value="0.592910766601563" calcext:value-type="float">
            <text:p>0.592910766601563</text:p>
          </table:table-cell>
          <table:table-cell table:formula="of:=[.B133]/[.B132]" office:value-type="float" office:value="2.635623685817" calcext:value-type="float">
            <text:p>2.635623685817</text:p>
          </table:table-cell>
          <table:table-cell table:formula="of:=[.A133]/[.B133]" office:value-type="float" office:value="1.68659443600896" calcext:value-type="float">
            <text:p>1.68659443600896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1691" calcext:value-type="float">
            <text:p>111691</text:p>
          </table:table-cell>
          <table:table-cell table:formula="of:=[.B134]/[.A134]" office:value-type="float" office:value="0.852134704589844" calcext:value-type="float">
            <text:p>0.852134704589844</text:p>
          </table:table-cell>
          <table:table-cell table:formula="of:=[.B134]/[.B133]" office:value-type="float" office:value="2.87441130298273" calcext:value-type="float">
            <text:p>2.87441130298273</text:p>
          </table:table-cell>
          <table:table-cell table:formula="of:=[.A134]/[.B134]" office:value-type="float" office:value="1.1735233814721" calcext:value-type="float">
            <text:p>1.1735233814721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9227" calcext:value-type="float">
            <text:p>79227</text:p>
          </table:table-cell>
          <table:table-cell table:formula="of:=[.B135]/[.A135]" office:value-type="float" office:value="0.302227020263672" calcext:value-type="float">
            <text:p>0.302227020263672</text:p>
          </table:table-cell>
          <table:table-cell table:formula="of:=[.B135]/[.B134]" office:value-type="float" office:value="0.709340949584121" calcext:value-type="float">
            <text:p>0.709340949584121</text:p>
          </table:table-cell>
          <table:table-cell table:formula="of:=[.A135]/[.B135]" office:value-type="float" office:value="3.30877099978543" calcext:value-type="float">
            <text:p>3.30877099978543</text:p>
          </table:table-cell>
          <table:table-cell office:value-type="float" office:value="6394" calcext:value-type="float">
            <text:p>639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83480" calcext:value-type="float">
            <text:p>283480</text:p>
          </table:table-cell>
          <table:table-cell table:formula="of:=[.B136]/[.A136]" office:value-type="float" office:value="0.540695190429688" calcext:value-type="float">
            <text:p>0.540695190429688</text:p>
          </table:table-cell>
          <table:table-cell table:formula="of:=[.B136]/[.B135]" office:value-type="float" office:value="3.57807313163442" calcext:value-type="float">
            <text:p>3.57807313163442</text:p>
          </table:table-cell>
          <table:table-cell table:formula="of:=[.A136]/[.B136]" office:value-type="float" office:value="1.84947086214195" calcext:value-type="float">
            <text:p>1.84947086214195</text:p>
          </table:table-cell>
          <table:table-cell office:value-type="float" office:value="17606" calcext:value-type="float">
            <text:p>1760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46309" calcext:value-type="float">
            <text:p>446309</text:p>
          </table:table-cell>
          <table:table-cell table:formula="of:=[.B137]/[.A137]" office:value-type="float" office:value="0.425633430480957" calcext:value-type="float">
            <text:p>0.425633430480957</text:p>
          </table:table-cell>
          <table:table-cell table:formula="of:=[.B137]/[.B136]" office:value-type="float" office:value="1.5743932552561" calcext:value-type="float">
            <text:p>1.5743932552561</text:p>
          </table:table-cell>
          <table:table-cell table:formula="of:=[.A137]/[.B137]" office:value-type="float" office:value="2.3494395138794" calcext:value-type="float">
            <text:p>2.3494395138794</text:p>
          </table:table-cell>
          <table:table-cell office:value-type="float" office:value="25216" calcext:value-type="float">
            <text:p>2521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36405" calcext:value-type="float">
            <text:p>636405</text:p>
          </table:table-cell>
          <table:table-cell table:formula="of:=[.B138]/[.A138]" office:value-type="float" office:value="0.30346155166626" calcext:value-type="float">
            <text:p>0.30346155166626</text:p>
          </table:table-cell>
          <table:table-cell table:formula="of:=[.B138]/[.B137]" office:value-type="float" office:value="1.42592912085573" calcext:value-type="float">
            <text:p>1.42592912085573</text:p>
          </table:table-cell>
          <table:table-cell table:formula="of:=[.A138]/[.B138]" office:value-type="float" office:value="3.29531037625411" calcext:value-type="float">
            <text:p>3.29531037625411</text:p>
          </table:table-cell>
          <table:table-cell office:value-type="float" office:value="121629" calcext:value-type="float">
            <text:p>12162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46720" calcext:value-type="float">
            <text:p>1146720</text:p>
          </table:table-cell>
          <table:table-cell table:formula="of:=[.B139]/[.A139]" office:value-type="float" office:value="0.273399353027344" calcext:value-type="float">
            <text:p>0.273399353027344</text:p>
          </table:table-cell>
          <table:table-cell table:formula="of:=[.B139]/[.B138]" office:value-type="float" office:value="1.80187144978434" calcext:value-type="float">
            <text:p>1.80187144978434</text:p>
          </table:table-cell>
          <table:table-cell table:formula="of:=[.A139]/[.B139]" office:value-type="float" office:value="3.65765313241245" calcext:value-type="float">
            <text:p>3.65765313241245</text:p>
          </table:table-cell>
          <table:table-cell office:value-type="float" office:value="104355" calcext:value-type="float">
            <text:p>10435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309737" calcext:value-type="float">
            <text:p>2309737</text:p>
          </table:table-cell>
          <table:table-cell table:formula="of:=[.B140]/[.A140]" office:value-type="float" office:value="0.275342106819153" calcext:value-type="float">
            <text:p>0.275342106819153</text:p>
          </table:table-cell>
          <table:table-cell table:formula="of:=[.B140]/[.B139]" office:value-type="float" office:value="2.01421183898423" calcext:value-type="float">
            <text:p>2.01421183898423</text:p>
          </table:table-cell>
          <table:table-cell table:formula="of:=[.A140]/[.B140]" office:value-type="float" office:value="3.63184553046516" calcext:value-type="float">
            <text:p>3.63184553046516</text:p>
          </table:table-cell>
          <table:table-cell office:value-type="float" office:value="200963" calcext:value-type="float">
            <text:p>20096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455766" calcext:value-type="float">
            <text:p>4455766</text:p>
          </table:table-cell>
          <table:table-cell table:formula="of:=[.B141]/[.A141]" office:value-type="float" office:value="0.265584349632263" calcext:value-type="float">
            <text:p>0.265584349632263</text:p>
          </table:table-cell>
          <table:table-cell table:formula="of:=[.B141]/[.B140]" office:value-type="float" office:value="1.92912266634686" calcext:value-type="float">
            <text:p>1.92912266634686</text:p>
          </table:table-cell>
          <table:table-cell table:formula="of:=[.A141]/[.B141]" office:value-type="float" office:value="3.76528210862061" calcext:value-type="float">
            <text:p>3.76528210862061</text:p>
          </table:table-cell>
          <table:table-cell office:value-type="float" office:value="394603" calcext:value-type="float">
            <text:p>39460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9001951" calcext:value-type="float">
            <text:p>9001951</text:p>
          </table:table-cell>
          <table:table-cell table:formula="of:=[.B142]/[.A142]" office:value-type="float" office:value="0.268279045820236" calcext:value-type="float">
            <text:p>0.268279045820236</text:p>
          </table:table-cell>
          <table:table-cell table:formula="of:=[.B142]/[.B141]" office:value-type="float" office:value="2.02029258268949" calcext:value-type="float">
            <text:p>2.02029258268949</text:p>
          </table:table-cell>
          <table:table-cell table:formula="of:=[.A142]/[.B142]" office:value-type="float" office:value="3.72746219125165" calcext:value-type="float">
            <text:p>3.72746219125165</text:p>
          </table:table-cell>
          <table:table-cell office:value-type="float" office:value="778706" calcext:value-type="float">
            <text:p>778706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8138993" calcext:value-type="float">
            <text:p>18138993</text:p>
          </table:table-cell>
          <table:table-cell table:formula="of:=[.B143]/[.A143]" office:value-type="float" office:value="0.270292058587074" calcext:value-type="float">
            <text:p>0.270292058587074</text:p>
          </table:table-cell>
          <table:table-cell table:formula="of:=[.B143]/[.B142]" office:value-type="float" office:value="2.01500685795779" calcext:value-type="float">
            <text:p>2.01500685795779</text:p>
          </table:table-cell>
          <table:table-cell table:formula="of:=[.A143]/[.B143]" office:value-type="float" office:value="3.69970174198755" calcext:value-type="float">
            <text:p>3.69970174198755</text:p>
          </table:table-cell>
          <table:table-cell office:value-type="float" office:value="1551819" calcext:value-type="float">
            <text:p>1551819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36496997" calcext:value-type="float">
            <text:p>36496997</text:p>
          </table:table-cell>
          <table:table-cell table:formula="of:=[.B144]/[.A144]" office:value-type="float" office:value="0.271923817694187" calcext:value-type="float">
            <text:p>0.271923817694187</text:p>
          </table:table-cell>
          <table:table-cell table:formula="of:=[.B144]/[.B143]" office:value-type="float" office:value="2.01207404402218" calcext:value-type="float">
            <text:p>2.01207404402218</text:p>
          </table:table-cell>
          <table:table-cell table:formula="of:=[.A144]/[.B144]" office:value-type="float" office:value="3.67750058998005" calcext:value-type="float">
            <text:p>3.67750058998005</text:p>
          </table:table-cell>
          <table:table-cell office:value-type="float" office:value="3112153" calcext:value-type="float">
            <text:p>3112153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73721597" calcext:value-type="float">
            <text:p>73721597</text:p>
          </table:table-cell>
          <table:table-cell table:formula="of:=[.B145]/[.A145]" office:value-type="float" office:value="0.274634350091219" calcext:value-type="float">
            <text:p>0.274634350091219</text:p>
          </table:table-cell>
          <table:table-cell table:formula="of:=[.B145]/[.B144]" office:value-type="float" office:value="2.01993596897849" calcext:value-type="float">
            <text:p>2.01993596897849</text:p>
          </table:table-cell>
          <table:table-cell table:formula="of:=[.A145]/[.B145]" office:value-type="float" office:value="3.64120511388271" calcext:value-type="float">
            <text:p>3.64120511388271</text:p>
          </table:table-cell>
          <table:table-cell office:value-type="float" office:value="6392902" calcext:value-type="float">
            <text:p>6392902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150341922" calcext:value-type="float">
            <text:p>150341922</text:p>
          </table:table-cell>
          <table:table-cell table:formula="of:=[.B146]/[.A146]" office:value-type="float" office:value="0.280033651739359" calcext:value-type="float">
            <text:p>0.280033651739359</text:p>
          </table:table-cell>
          <table:table-cell table:formula="of:=[.B146]/[.B145]" office:value-type="float" office:value="2.03931992954521" calcext:value-type="float">
            <text:p>2.03931992954521</text:p>
          </table:table-cell>
          <table:table-cell table:formula="of:=[.A146]/[.B146]" office:value-type="float" office:value="3.57099939164008" calcext:value-type="float">
            <text:p>3.57099939164008</text:p>
          </table:table-cell>
          <table:table-cell office:value-type="float" office:value="12542627" calcext:value-type="float">
            <text:p>12542627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00310546" calcext:value-type="float">
            <text:p>300310546</text:p>
          </table:table-cell>
          <table:table-cell table:formula="of:=[.B147]/[.A147]" office:value-type="float" office:value="0.2796859908849" calcext:value-type="float">
            <text:p>0.2796859908849</text:p>
          </table:table-cell>
          <table:table-cell table:formula="of:=[.B147]/[.B146]" office:value-type="float" office:value="1.99751700660046" calcext:value-type="float">
            <text:p>1.99751700660046</text:p>
          </table:table-cell>
          <table:table-cell table:formula="of:=[.A147]/[.B147]" office:value-type="float" office:value="3.57543828647296" calcext:value-type="float">
            <text:p>3.57543828647296</text:p>
          </table:table-cell>
          <table:table-cell office:value-type="float" office:value="27418815" calcext:value-type="float">
            <text:p>2741881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2"/>
          <table:table-cell table:formula="of:=CEILING(AVERAGE([.D128:.D14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K:Rx=95, q=8191</text:p>
          </table:table-cell>
          <table:table-cell office:value-type="string" calcext:value-type="string">
            <text:p>'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64" calcext:value-type="float">
            <text:p>664</text:p>
          </table:table-cell>
          <table:table-cell table:formula="of:=[.B151]/[.A151]" office:value-type="float" office:value="0.6484375" calcext:value-type="float">
            <text:p>0.6484375</text:p>
          </table:table-cell>
          <table:table-cell/>
          <table:table-cell table:formula="of:=[.A151]/[.B151]" office:value-type="float" office:value="1.5421686746988" calcext:value-type="float">
            <text:p>1.54216867469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87" calcext:value-type="float">
            <text:p>787</text:p>
          </table:table-cell>
          <table:table-cell table:formula="of:=[.B152]/[.A152]" office:value-type="float" office:value="0.38427734375" calcext:value-type="float">
            <text:p>0.38427734375</text:p>
          </table:table-cell>
          <table:table-cell table:formula="of:=[.B152]/[.B151]" office:value-type="float" office:value="1.18524096385542" calcext:value-type="float">
            <text:p>1.18524096385542</text:p>
          </table:table-cell>
          <table:table-cell table:formula="of:=[.A152]/[.B152]" office:value-type="float" office:value="2.60228716645489" calcext:value-type="float">
            <text:p>2.602287166454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95" calcext:value-type="float">
            <text:p>1695</text:p>
          </table:table-cell>
          <table:table-cell table:formula="of:=[.B153]/[.A153]" office:value-type="float" office:value="0.413818359375" calcext:value-type="float">
            <text:p>0.413818359375</text:p>
          </table:table-cell>
          <table:table-cell table:formula="of:=[.B153]/[.B152]" office:value-type="float" office:value="2.15374841168996" calcext:value-type="float">
            <text:p>2.15374841168996</text:p>
          </table:table-cell>
          <table:table-cell table:formula="of:=[.A153]/[.B153]" office:value-type="float" office:value="2.4165191740413" calcext:value-type="float">
            <text:p>2.41651917404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72" calcext:value-type="float">
            <text:p>2372</text:p>
          </table:table-cell>
          <table:table-cell table:formula="of:=[.B154]/[.A154]" office:value-type="float" office:value="0.28955078125" calcext:value-type="float">
            <text:p>0.28955078125</text:p>
          </table:table-cell>
          <table:table-cell table:formula="of:=[.B154]/[.B153]" office:value-type="float" office:value="1.39941002949853" calcext:value-type="float">
            <text:p>1.39941002949853</text:p>
          </table:table-cell>
          <table:table-cell table:formula="of:=[.A154]/[.B154]" office:value-type="float" office:value="3.45362563237774" calcext:value-type="float">
            <text:p>3.45362563237774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960" calcext:value-type="float">
            <text:p>8960</text:p>
          </table:table-cell>
          <table:table-cell table:formula="of:=[.B155]/[.A155]" office:value-type="float" office:value="0.546875" calcext:value-type="float">
            <text:p>0.546875</text:p>
          </table:table-cell>
          <table:table-cell table:formula="of:=[.B155]/[.B154]" office:value-type="float" office:value="3.77740303541315" calcext:value-type="float">
            <text:p>3.77740303541315</text:p>
          </table:table-cell>
          <table:table-cell table:formula="of:=[.A155]/[.B155]" office:value-type="float" office:value="1.82857142857143" calcext:value-type="float">
            <text:p>1.8285714285714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8462" calcext:value-type="float">
            <text:p>18462</text:p>
          </table:table-cell>
          <table:table-cell table:formula="of:=[.B156]/[.A156]" office:value-type="float" office:value="0.56341552734375" calcext:value-type="float">
            <text:p>0.56341552734375</text:p>
          </table:table-cell>
          <table:table-cell table:formula="of:=[.B156]/[.B155]" office:value-type="float" office:value="2.06049107142857" calcext:value-type="float">
            <text:p>2.06049107142857</text:p>
          </table:table-cell>
          <table:table-cell table:formula="of:=[.A156]/[.B156]" office:value-type="float" office:value="1.77488896110931" calcext:value-type="float">
            <text:p>1.77488896110931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0857" calcext:value-type="float">
            <text:p>40857</text:p>
          </table:table-cell>
          <table:table-cell table:formula="of:=[.B157]/[.A157]" office:value-type="float" office:value="0.623428344726563" calcext:value-type="float">
            <text:p>0.623428344726563</text:p>
          </table:table-cell>
          <table:table-cell table:formula="of:=[.B157]/[.B156]" office:value-type="float" office:value="2.21303217419565" calcext:value-type="float">
            <text:p>2.21303217419565</text:p>
          </table:table-cell>
          <table:table-cell table:formula="of:=[.A157]/[.B157]" office:value-type="float" office:value="1.604033580537" calcext:value-type="float">
            <text:p>1.604033580537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7111" calcext:value-type="float">
            <text:p>87111</text:p>
          </table:table-cell>
          <table:table-cell table:formula="of:=[.B158]/[.A158]" office:value-type="float" office:value="0.664604187011719" calcext:value-type="float">
            <text:p>0.664604187011719</text:p>
          </table:table-cell>
          <table:table-cell table:formula="of:=[.B158]/[.B157]" office:value-type="float" office:value="2.13209486746457" calcext:value-type="float">
            <text:p>2.13209486746457</text:p>
          </table:table-cell>
          <table:table-cell table:formula="of:=[.A158]/[.B158]" office:value-type="float" office:value="1.50465498042727" calcext:value-type="float">
            <text:p>1.50465498042727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6881" calcext:value-type="float">
            <text:p>206881</text:p>
          </table:table-cell>
          <table:table-cell table:formula="of:=[.B159]/[.A159]" office:value-type="float" office:value="0.789188385009766" calcext:value-type="float">
            <text:p>0.789188385009766</text:p>
          </table:table-cell>
          <table:table-cell table:formula="of:=[.B159]/[.B158]" office:value-type="float" office:value="2.3749124680006" calcext:value-type="float">
            <text:p>2.3749124680006</text:p>
          </table:table-cell>
          <table:table-cell table:formula="of:=[.A159]/[.B159]" office:value-type="float" office:value="1.26712457886418" calcext:value-type="float">
            <text:p>1.26712457886418</text:p>
          </table:table-cell>
          <table:table-cell office:value-type="float" office:value="20137" calcext:value-type="float">
            <text:p>2013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96910" calcext:value-type="float">
            <text:p>496910</text:p>
          </table:table-cell>
          <table:table-cell table:formula="of:=[.B160]/[.A160]" office:value-type="float" office:value="0.947780609130859" calcext:value-type="float">
            <text:p>0.947780609130859</text:p>
          </table:table-cell>
          <table:table-cell table:formula="of:=[.B160]/[.B159]" office:value-type="float" office:value="2.40191221040115" calcext:value-type="float">
            <text:p>2.40191221040115</text:p>
          </table:table-cell>
          <table:table-cell table:formula="of:=[.A160]/[.B160]" office:value-type="float" office:value="1.05509649634743" calcext:value-type="float">
            <text:p>1.05509649634743</text:p>
          </table:table-cell>
          <table:table-cell office:value-type="float" office:value="44802" calcext:value-type="float">
            <text:p>4480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53891" calcext:value-type="float">
            <text:p>653891</text:p>
          </table:table-cell>
          <table:table-cell table:formula="of:=[.B161]/[.A161]" office:value-type="float" office:value="0.623599052429199" calcext:value-type="float">
            <text:p>0.623599052429199</text:p>
          </table:table-cell>
          <table:table-cell table:formula="of:=[.B161]/[.B160]" office:value-type="float" office:value="1.31591435068725" calcext:value-type="float">
            <text:p>1.31591435068725</text:p>
          </table:table-cell>
          <table:table-cell table:formula="of:=[.A161]/[.B161]" office:value-type="float" office:value="1.60359448287253" calcext:value-type="float">
            <text:p>1.60359448287253</text:p>
          </table:table-cell>
          <table:table-cell office:value-type="float" office:value="95364" calcext:value-type="float">
            <text:p>9536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30082" calcext:value-type="float">
            <text:p>630082</text:p>
          </table:table-cell>
          <table:table-cell table:formula="of:=[.B162]/[.A162]" office:value-type="float" office:value="0.300446510314941" calcext:value-type="float">
            <text:p>0.300446510314941</text:p>
          </table:table-cell>
          <table:table-cell table:formula="of:=[.B162]/[.B161]" office:value-type="float" office:value="0.963588732678688" calcext:value-type="float">
            <text:p>0.963588732678688</text:p>
          </table:table-cell>
          <table:table-cell table:formula="of:=[.A162]/[.B162]" office:value-type="float" office:value="3.328379480766" calcext:value-type="float">
            <text:p>3.328379480766</text:p>
          </table:table-cell>
          <table:table-cell office:value-type="float" office:value="117330" calcext:value-type="float">
            <text:p>11733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50860" calcext:value-type="float">
            <text:p>1250860</text:p>
          </table:table-cell>
          <table:table-cell table:formula="of:=[.B163]/[.A163]" office:value-type="float" office:value="0.29822826385498" calcext:value-type="float">
            <text:p>0.29822826385498</text:p>
          </table:table-cell>
          <table:table-cell table:formula="of:=[.B163]/[.B162]" office:value-type="float" office:value="1.98523366799877" calcext:value-type="float">
            <text:p>1.98523366799877</text:p>
          </table:table-cell>
          <table:table-cell table:formula="of:=[.A163]/[.B163]" office:value-type="float" office:value="3.35313624226532" calcext:value-type="float">
            <text:p>3.35313624226532</text:p>
          </table:table-cell>
          <table:table-cell office:value-type="float" office:value="121711" calcext:value-type="float">
            <text:p>12171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721794" calcext:value-type="float">
            <text:p>2721794</text:p>
          </table:table-cell>
          <table:table-cell table:formula="of:=[.B164]/[.A164]" office:value-type="float" office:value="0.324463129043579" calcext:value-type="float">
            <text:p>0.324463129043579</text:p>
          </table:table-cell>
          <table:table-cell table:formula="of:=[.B164]/[.B163]" office:value-type="float" office:value="2.17593815454967" calcext:value-type="float">
            <text:p>2.17593815454967</text:p>
          </table:table-cell>
          <table:table-cell table:formula="of:=[.A164]/[.B164]" office:value-type="float" office:value="3.08201428910491" calcext:value-type="float">
            <text:p>3.08201428910491</text:p>
          </table:table-cell>
          <table:table-cell office:value-type="float" office:value="333287" calcext:value-type="float">
            <text:p>333287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841862" calcext:value-type="float">
            <text:p>4841862</text:p>
          </table:table-cell>
          <table:table-cell table:formula="of:=[.B165]/[.A165]" office:value-type="float" office:value="0.288597464561462" calcext:value-type="float">
            <text:p>0.288597464561462</text:p>
          </table:table-cell>
          <table:table-cell table:formula="of:=[.B165]/[.B164]" office:value-type="float" office:value="1.77892301915575" calcext:value-type="float">
            <text:p>1.77892301915575</text:p>
          </table:table-cell>
          <table:table-cell table:formula="of:=[.A165]/[.B165]" office:value-type="float" office:value="3.46503390637734" calcext:value-type="float">
            <text:p>3.46503390637734</text:p>
          </table:table-cell>
          <table:table-cell office:value-type="float" office:value="642006" calcext:value-type="float">
            <text:p>642006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0039726" calcext:value-type="float">
            <text:p>10039726</text:p>
          </table:table-cell>
          <table:table-cell table:formula="of:=[.B166]/[.A166]" office:value-type="float" office:value="0.299207150936127" calcext:value-type="float">
            <text:p>0.299207150936127</text:p>
          </table:table-cell>
          <table:table-cell table:formula="of:=[.B166]/[.B165]" office:value-type="float" office:value="2.07352584604848" calcext:value-type="float">
            <text:p>2.07352584604848</text:p>
          </table:table-cell>
          <table:table-cell table:formula="of:=[.A166]/[.B166]" office:value-type="float" office:value="3.34216611090781" calcext:value-type="float">
            <text:p>3.34216611090781</text:p>
          </table:table-cell>
          <table:table-cell office:value-type="float" office:value="1246516" calcext:value-type="float">
            <text:p>1246516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20179336" calcext:value-type="float">
            <text:p>20179336</text:p>
          </table:table-cell>
          <table:table-cell table:formula="of:=[.B167]/[.A167]" office:value-type="float" office:value="0.300695538520813" calcext:value-type="float">
            <text:p>0.300695538520813</text:p>
          </table:table-cell>
          <table:table-cell table:formula="of:=[.B167]/[.B166]" office:value-type="float" office:value="2.00994887709087" calcext:value-type="float">
            <text:p>2.00994887709087</text:p>
          </table:table-cell>
          <table:table-cell table:formula="of:=[.A167]/[.B167]" office:value-type="float" office:value="3.32562300365086" calcext:value-type="float">
            <text:p>3.32562300365086</text:p>
          </table:table-cell>
          <table:table-cell office:value-type="float" office:value="2237985" calcext:value-type="float">
            <text:p>2237985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40155796" calcext:value-type="float">
            <text:p>40155796</text:p>
          </table:table-cell>
          <table:table-cell table:formula="of:=[.B168]/[.A168]" office:value-type="float" office:value="0.299183994531631" calcext:value-type="float">
            <text:p>0.299183994531631</text:p>
          </table:table-cell>
          <table:table-cell table:formula="of:=[.B168]/[.B167]" office:value-type="float" office:value="1.9899463490771" calcext:value-type="float">
            <text:p>1.9899463490771</text:p>
          </table:table-cell>
          <table:table-cell table:formula="of:=[.A168]/[.B168]" office:value-type="float" office:value="3.34242478968665" calcext:value-type="float">
            <text:p>3.34242478968665</text:p>
          </table:table-cell>
          <table:table-cell office:value-type="float" office:value="4060565" calcext:value-type="float">
            <text:p>4060565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78678684" calcext:value-type="float">
            <text:p>78678684</text:p>
          </table:table-cell>
          <table:table-cell table:formula="of:=[.B169]/[.A169]" office:value-type="float" office:value="0.293100938200951" calcext:value-type="float">
            <text:p>0.293100938200951</text:p>
          </table:table-cell>
          <table:table-cell table:formula="of:=[.B169]/[.B168]" office:value-type="float" office:value="1.95933568344654" calcext:value-type="float">
            <text:p>1.95933568344654</text:p>
          </table:table-cell>
          <table:table-cell table:formula="of:=[.A169]/[.B169]" office:value-type="float" office:value="3.41179392375195" calcext:value-type="float">
            <text:p>3.41179392375195</text:p>
          </table:table-cell>
          <table:table-cell office:value-type="float" office:value="7488943" calcext:value-type="float">
            <text:p>7488943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150142537" calcext:value-type="float">
            <text:p>150142537</text:p>
          </table:table-cell>
          <table:table-cell table:formula="of:=[.B170]/[.A170]" office:value-type="float" office:value="0.279662268236279" calcext:value-type="float">
            <text:p>0.279662268236279</text:p>
          </table:table-cell>
          <table:table-cell table:formula="of:=[.B170]/[.B169]" office:value-type="float" office:value="1.90830005494245" calcext:value-type="float">
            <text:p>1.90830005494245</text:p>
          </table:table-cell>
          <table:table-cell table:formula="of:=[.A170]/[.B170]" office:value-type="float" office:value="3.5757415768191" calcext:value-type="float">
            <text:p>3.5757415768191</text:p>
          </table:table-cell>
          <table:table-cell office:value-type="float" office:value="15191414" calcext:value-type="float">
            <text:p>15191414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96995648" calcext:value-type="float">
            <text:p>296995648</text:p>
          </table:table-cell>
          <table:table-cell table:formula="of:=[.B171]/[.A171]" office:value-type="float" office:value="0.276598751544952" calcext:value-type="float">
            <text:p>0.276598751544952</text:p>
          </table:table-cell>
          <table:table-cell table:formula="of:=[.B171]/[.B170]" office:value-type="float" office:value="1.97809131199108" calcext:value-type="float">
            <text:p>1.97809131199108</text:p>
          </table:table-cell>
          <table:table-cell table:formula="of:=[.A171]/[.B171]" office:value-type="float" office:value="3.61534531307341" calcext:value-type="float">
            <text:p>3.61534531307341</text:p>
          </table:table-cell>
          <table:table-cell office:value-type="float" office:value="28288349" calcext:value-type="float">
            <text:p>2828834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2"/>
          <table:table-cell table:formula="of:=CEILING(AVERAGE([.D152:.D171])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RK:Rx=96, q=127</text:p>
          </table:table-cell>
          <table:table-cell office:value-type="string" calcext:value-type="string">
            <text:p>'+1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9" calcext:value-type="float">
            <text:p>529</text:p>
          </table:table-cell>
          <table:table-cell table:formula="of:=[.B176]/[.A176]" office:value-type="float" office:value="0.5166015625" calcext:value-type="float">
            <text:p>0.5166015625</text:p>
          </table:table-cell>
          <table:table-cell/>
          <table:table-cell table:formula="of:=[.A176]/[.B176]" office:value-type="float" office:value="1.93572778827977" calcext:value-type="float">
            <text:p>1.935727788279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74" calcext:value-type="float">
            <text:p>874</text:p>
          </table:table-cell>
          <table:table-cell table:formula="of:=[.B177]/[.A177]" office:value-type="float" office:value="0.4267578125" calcext:value-type="float">
            <text:p>0.4267578125</text:p>
          </table:table-cell>
          <table:table-cell table:formula="of:=[.B177]/[.B176]" office:value-type="float" office:value="1.65217391304348" calcext:value-type="float">
            <text:p>1.65217391304348</text:p>
          </table:table-cell>
          <table:table-cell table:formula="of:=[.A177]/[.B177]" office:value-type="float" office:value="2.34324942791762" calcext:value-type="float">
            <text:p>2.3432494279176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371" calcext:value-type="float">
            <text:p>1371</text:p>
          </table:table-cell>
          <table:table-cell table:formula="of:=[.B178]/[.A178]" office:value-type="float" office:value="0.334716796875" calcext:value-type="float">
            <text:p>0.334716796875</text:p>
          </table:table-cell>
          <table:table-cell table:formula="of:=[.B178]/[.B177]" office:value-type="float" office:value="1.56864988558352" calcext:value-type="float">
            <text:p>1.56864988558352</text:p>
          </table:table-cell>
          <table:table-cell table:formula="of:=[.A178]/[.B178]" office:value-type="float" office:value="2.98760029175784" calcext:value-type="float">
            <text:p>2.9876002917578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574" calcext:value-type="float">
            <text:p>4574</text:p>
          </table:table-cell>
          <table:table-cell table:formula="of:=[.B179]/[.A179]" office:value-type="float" office:value="0.558349609375" calcext:value-type="float">
            <text:p>0.558349609375</text:p>
          </table:table-cell>
          <table:table-cell table:formula="of:=[.B179]/[.B178]" office:value-type="float" office:value="3.33625091174325" calcext:value-type="float">
            <text:p>3.33625091174325</text:p>
          </table:table-cell>
          <table:table-cell table:formula="of:=[.A179]/[.B179]" office:value-type="float" office:value="1.79099256668124" calcext:value-type="float">
            <text:p>1.79099256668124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417" calcext:value-type="float">
            <text:p>13417</text:p>
          </table:table-cell>
          <table:table-cell table:formula="of:=[.B180]/[.A180]" office:value-type="float" office:value="0.81890869140625" calcext:value-type="float">
            <text:p>0.81890869140625</text:p>
          </table:table-cell>
          <table:table-cell table:formula="of:=[.B180]/[.B179]" office:value-type="float" office:value="2.93331875819851" calcext:value-type="float">
            <text:p>2.93331875819851</text:p>
          </table:table-cell>
          <table:table-cell table:formula="of:=[.A180]/[.B180]" office:value-type="float" office:value="1.22113736304688" calcext:value-type="float">
            <text:p>1.22113736304688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763" calcext:value-type="float">
            <text:p>13763</text:p>
          </table:table-cell>
          <table:table-cell table:formula="of:=[.B181]/[.A181]" office:value-type="float" office:value="0.420013427734375" calcext:value-type="float">
            <text:p>0.420013427734375</text:p>
          </table:table-cell>
          <table:table-cell table:formula="of:=[.B181]/[.B180]" office:value-type="float" office:value="1.02578817917567" calcext:value-type="float">
            <text:p>1.02578817917567</text:p>
          </table:table-cell>
          <table:table-cell table:formula="of:=[.A181]/[.B181]" office:value-type="float" office:value="2.38087626244278" calcext:value-type="float">
            <text:p>2.38087626244278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5578" calcext:value-type="float">
            <text:p>35578</text:p>
          </table:table-cell>
          <table:table-cell table:formula="of:=[.B182]/[.A182]" office:value-type="float" office:value="0.542877197265625" calcext:value-type="float">
            <text:p>0.542877197265625</text:p>
          </table:table-cell>
          <table:table-cell table:formula="of:=[.B182]/[.B181]" office:value-type="float" office:value="2.58504686478239" calcext:value-type="float">
            <text:p>2.58504686478239</text:p>
          </table:table-cell>
          <table:table-cell table:formula="of:=[.A182]/[.B182]" office:value-type="float" office:value="1.84203721400866" calcext:value-type="float">
            <text:p>1.84203721400866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9243" calcext:value-type="float">
            <text:p>129243</text:p>
          </table:table-cell>
          <table:table-cell table:formula="of:=[.B183]/[.A183]" office:value-type="float" office:value="0.986045837402344" calcext:value-type="float">
            <text:p>0.986045837402344</text:p>
          </table:table-cell>
          <table:table-cell table:formula="of:=[.B183]/[.B182]" office:value-type="float" office:value="3.63266625442689" calcext:value-type="float">
            <text:p>3.63266625442689</text:p>
          </table:table-cell>
          <table:table-cell table:formula="of:=[.A183]/[.B183]" office:value-type="float" office:value="1.01415163683913" calcext:value-type="float">
            <text:p>1.01415163683913</text:p>
          </table:table-cell>
          <table:table-cell office:value-type="float" office:value="15959" calcext:value-type="float">
            <text:p>1595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4207" calcext:value-type="float">
            <text:p>124207</text:p>
          </table:table-cell>
          <table:table-cell table:formula="of:=[.B184]/[.A184]" office:value-type="float" office:value="0.473812103271484" calcext:value-type="float">
            <text:p>0.473812103271484</text:p>
          </table:table-cell>
          <table:table-cell table:formula="of:=[.B184]/[.B183]" office:value-type="float" office:value="0.961034640173936" calcext:value-type="float">
            <text:p>0.961034640173936</text:p>
          </table:table-cell>
          <table:table-cell table:formula="of:=[.A184]/[.B184]" office:value-type="float" office:value="2.11054127384125" calcext:value-type="float">
            <text:p>2.11054127384125</text:p>
          </table:table-cell>
          <table:table-cell office:value-type="float" office:value="10306" calcext:value-type="float">
            <text:p>1030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6651" calcext:value-type="float">
            <text:p>326651</text:p>
          </table:table-cell>
          <table:table-cell table:formula="of:=[.B185]/[.A185]" office:value-type="float" office:value="0.623037338256836" calcext:value-type="float">
            <text:p>0.623037338256836</text:p>
          </table:table-cell>
          <table:table-cell table:formula="of:=[.B185]/[.B184]" office:value-type="float" office:value="2.62989203507049" calcext:value-type="float">
            <text:p>2.62989203507049</text:p>
          </table:table-cell>
          <table:table-cell table:formula="of:=[.A185]/[.B185]" office:value-type="float" office:value="1.60504024172588" calcext:value-type="float">
            <text:p>1.60504024172588</text:p>
          </table:table-cell>
          <table:table-cell office:value-type="float" office:value="65427" calcext:value-type="float">
            <text:p>6542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87824" calcext:value-type="float">
            <text:p>487824</text:p>
          </table:table-cell>
          <table:table-cell table:formula="of:=[.B186]/[.A186]" office:value-type="float" office:value="0.465225219726563" calcext:value-type="float">
            <text:p>0.465225219726563</text:p>
          </table:table-cell>
          <table:table-cell table:formula="of:=[.B186]/[.B185]" office:value-type="float" office:value="1.49341039825379" calcext:value-type="float">
            <text:p>1.49341039825379</text:p>
          </table:table-cell>
          <table:table-cell table:formula="of:=[.A186]/[.B186]" office:value-type="float" office:value="2.14949653973564" calcext:value-type="float">
            <text:p>2.14949653973564</text:p>
          </table:table-cell>
          <table:table-cell office:value-type="float" office:value="39491" calcext:value-type="float">
            <text:p>3949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6848" calcext:value-type="float">
            <text:p>646848</text:p>
          </table:table-cell>
          <table:table-cell table:formula="of:=[.B187]/[.A187]" office:value-type="float" office:value="0.308441162109375" calcext:value-type="float">
            <text:p>0.308441162109375</text:p>
          </table:table-cell>
          <table:table-cell table:formula="of:=[.B187]/[.B186]" office:value-type="float" office:value="1.32598642133228" calcext:value-type="float">
            <text:p>1.32598642133228</text:p>
          </table:table-cell>
          <table:table-cell table:formula="of:=[.A187]/[.B187]" office:value-type="float" office:value="3.24210942910854" calcext:value-type="float">
            <text:p>3.24210942910854</text:p>
          </table:table-cell>
          <table:table-cell office:value-type="float" office:value="136677" calcext:value-type="float">
            <text:p>13667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39506" calcext:value-type="float">
            <text:p>1239506</text:p>
          </table:table-cell>
          <table:table-cell table:formula="of:=[.B188]/[.A188]" office:value-type="float" office:value="0.295521259307861" calcext:value-type="float">
            <text:p>0.295521259307861</text:p>
          </table:table-cell>
          <table:table-cell table:formula="of:=[.B188]/[.B187]" office:value-type="float" office:value="1.91622452260809" calcext:value-type="float">
            <text:p>1.91622452260809</text:p>
          </table:table-cell>
          <table:table-cell table:formula="of:=[.A188]/[.B188]" office:value-type="float" office:value="3.38385130850516" calcext:value-type="float">
            <text:p>3.38385130850516</text:p>
          </table:table-cell>
          <table:table-cell office:value-type="float" office:value="103627" calcext:value-type="float">
            <text:p>10362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402232" calcext:value-type="float">
            <text:p>2402232</text:p>
          </table:table-cell>
          <table:table-cell table:formula="of:=[.B189]/[.A189]" office:value-type="float" office:value="0.286368370056152" calcext:value-type="float">
            <text:p>0.286368370056152</text:p>
          </table:table-cell>
          <table:table-cell table:formula="of:=[.B189]/[.B188]" office:value-type="float" office:value="1.938055967458" calcext:value-type="float">
            <text:p>1.938055967458</text:p>
          </table:table-cell>
          <table:table-cell table:formula="of:=[.A189]/[.B189]" office:value-type="float" office:value="3.49200576796912" calcext:value-type="float">
            <text:p>3.49200576796912</text:p>
          </table:table-cell>
          <table:table-cell office:value-type="float" office:value="210135" calcext:value-type="float">
            <text:p>21013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994007" calcext:value-type="float">
            <text:p>4994007</text:p>
          </table:table-cell>
          <table:table-cell table:formula="of:=[.B190]/[.A190]" office:value-type="float" office:value="0.297666013240814" calcext:value-type="float">
            <text:p>0.297666013240814</text:p>
          </table:table-cell>
          <table:table-cell table:formula="of:=[.B190]/[.B189]" office:value-type="float" office:value="2.07890287033059" calcext:value-type="float">
            <text:p>2.07890287033059</text:p>
          </table:table-cell>
          <table:table-cell table:formula="of:=[.A190]/[.B190]" office:value-type="float" office:value="3.35946986057488" calcext:value-type="float">
            <text:p>3.35946986057488</text:p>
          </table:table-cell>
          <table:table-cell office:value-type="float" office:value="401492" calcext:value-type="float">
            <text:p>40149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9412426" calcext:value-type="float">
            <text:p>9412426</text:p>
          </table:table-cell>
          <table:table-cell table:formula="of:=[.B191]/[.A191]" office:value-type="float" office:value="0.280512154102325" calcext:value-type="float">
            <text:p>0.280512154102325</text:p>
          </table:table-cell>
          <table:table-cell table:formula="of:=[.B191]/[.B190]" office:value-type="float" office:value="1.8847442544634" calcext:value-type="float">
            <text:p>1.8847442544634</text:p>
          </table:table-cell>
          <table:table-cell table:formula="of:=[.A191]/[.B191]" office:value-type="float" office:value="3.56490792065722" calcext:value-type="float">
            <text:p>3.56490792065722</text:p>
          </table:table-cell>
          <table:table-cell office:value-type="float" office:value="791374" calcext:value-type="float">
            <text:p>791374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8788378" calcext:value-type="float">
            <text:p>18788378</text:p>
          </table:table-cell>
          <table:table-cell table:formula="of:=[.B192]/[.A192]" office:value-type="float" office:value="0.279968649148941" calcext:value-type="float">
            <text:p>0.279968649148941</text:p>
          </table:table-cell>
          <table:table-cell table:formula="of:=[.B192]/[.B191]" office:value-type="float" office:value="1.99612490977353" calcext:value-type="float">
            <text:p>1.99612490977353</text:p>
          </table:table-cell>
          <table:table-cell table:formula="of:=[.A192]/[.B192]" office:value-type="float" office:value="3.57182849951177" calcext:value-type="float">
            <text:p>3.57182849951177</text:p>
          </table:table-cell>
          <table:table-cell office:value-type="float" office:value="1613817" calcext:value-type="float">
            <text:p>1613817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37752933" calcext:value-type="float">
            <text:p>37752933</text:p>
          </table:table-cell>
          <table:table-cell table:formula="of:=[.B193]/[.A193]" office:value-type="float" office:value="0.281281270086765" calcext:value-type="float">
            <text:p>0.281281270086765</text:p>
          </table:table-cell>
          <table:table-cell table:formula="of:=[.B193]/[.B192]" office:value-type="float" office:value="2.00937691374955" calcext:value-type="float">
            <text:p>2.00937691374955</text:p>
          </table:table-cell>
          <table:table-cell table:formula="of:=[.A193]/[.B193]" office:value-type="float" office:value="3.55516028383808" calcext:value-type="float">
            <text:p>3.55516028383808</text:p>
          </table:table-cell>
          <table:table-cell office:value-type="float" office:value="3167228" calcext:value-type="float">
            <text:p>3167228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75665880" calcext:value-type="float">
            <text:p>75665880</text:p>
          </table:table-cell>
          <table:table-cell table:formula="of:=[.B194]/[.A194]" office:value-type="float" office:value="0.281877368688583" calcext:value-type="float">
            <text:p>0.281877368688583</text:p>
          </table:table-cell>
          <table:table-cell table:formula="of:=[.B194]/[.B193]" office:value-type="float" office:value="2.00423845214887" calcext:value-type="float">
            <text:p>2.00423845214887</text:p>
          </table:table-cell>
          <table:table-cell table:formula="of:=[.A194]/[.B194]" office:value-type="float" office:value="3.54764202834884" calcext:value-type="float">
            <text:p>3.54764202834884</text:p>
          </table:table-cell>
          <table:table-cell office:value-type="float" office:value="6502890" calcext:value-type="float">
            <text:p>6502890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152325578" calcext:value-type="float">
            <text:p>152325578</text:p>
          </table:table-cell>
          <table:table-cell table:formula="of:=[.B195]/[.A195]" office:value-type="float" office:value="0.283728498965502" calcext:value-type="float">
            <text:p>0.283728498965502</text:p>
          </table:table-cell>
          <table:table-cell table:formula="of:=[.B195]/[.B194]" office:value-type="float" office:value="2.01313429514069" calcext:value-type="float">
            <text:p>2.01313429514069</text:p>
          </table:table-cell>
          <table:table-cell table:formula="of:=[.A195]/[.B195]" office:value-type="float" office:value="3.52449614207274" calcext:value-type="float">
            <text:p>3.52449614207274</text:p>
          </table:table-cell>
          <table:table-cell office:value-type="float" office:value="12828846" calcext:value-type="float">
            <text:p>12828846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11821505" calcext:value-type="float">
            <text:p>311821505</text:p>
          </table:table-cell>
          <table:table-cell table:formula="of:=[.B196]/[.A196]" office:value-type="float" office:value="0.290406406857073" calcext:value-type="float">
            <text:p>0.290406406857073</text:p>
          </table:table-cell>
          <table:table-cell table:formula="of:=[.B196]/[.B195]" office:value-type="float" office:value="2.04707252120192" calcext:value-type="float">
            <text:p>2.04707252120192</text:p>
          </table:table-cell>
          <table:table-cell table:formula="of:=[.A196]/[.B196]" office:value-type="float" office:value="3.44345020078073" calcext:value-type="float">
            <text:p>3.44345020078073</text:p>
          </table:table-cell>
          <table:table-cell office:value-type="float" office:value="26453874" calcext:value-type="float">
            <text:p>2645387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2"/>
          <table:table-cell table:formula="of:=CEILING(AVERAGE([.D177:.D196]))" office:value-type="float" office:value="3" calcext:value-type="float">
            <text:p>3</text:p>
          </table:table-cell>
          <table:table-cell table:number-columns-repeated="2"/>
        </table:table-row>
      </table:table>
      <table:table table:name="strstrData" table:style-name="ta1">
        <table:shapes>
          <draw:frame draw:z-index="0" draw:style-name="gr1" draw:text-style-name="P1" svg:width="453.51pt" svg:height="255.09pt" svg:x="339.08pt" svg:y="20.13pt">
            <loext:p draw:notify-on-update-of-ranges="CharChar.A3:CharChar.A23 strstrData.B3:strstrData.B23 KMP.B3:KMP.B23 CharChar2.B2:CharChar2.B22 RabinKarp.A175:RabinKarp.A175 RabinKarp.B176:RabinKarp.B1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64.1pt" svg:y="28.43pt">
            <loext:p draw:notify-on-update-of-ranges="strstrData.A3:strstrData.A23 strstrData.C3:strstrData.C23 RabinKarp.A175:RabinKarp.A175 RabinKarp.C176:RabinKarp.C196 KMP.C3:KMP.C23 CharChar.C3:CharChar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b&lt;n&gt;/B&lt;n-1&gt;</text:p>
          </table:table-cell>
          <table:table-cell office:value-type="string" calcext:value-type="string">
            <text:p>a&lt;n&gt;/b&lt;n&gt;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 (us.)</text:p>
          </table:table-cell>
          <table:table-cell table:number-columns-repeated="3"/>
          <table:table-cell office:value-type="string" calcext:value-type="string">
            <text:p>fill tim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0" calcext:value-type="float">
            <text:p>190</text:p>
          </table:table-cell>
          <table:table-cell table:formula="of:=[.B3]/[.A3]" office:value-type="float" office:value="0.185546875" calcext:value-type="float">
            <text:p>0.185546875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6" calcext:value-type="float">
            <text:p>196</text:p>
          </table:table-cell>
          <table:table-cell table:formula="of:=[.B4]/[.A4]" office:value-type="float" office:value="0.095703125" calcext:value-type="float">
            <text:p>0.095703125</text:p>
          </table:table-cell>
          <table:table-cell table:formula="of:=[.B4]/[.B3]" office:value-type="float" office:value="1.03157894736842" calcext:value-type="float">
            <text:p>1.0315789473684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67" calcext:value-type="float">
            <text:p>267</text:p>
          </table:table-cell>
          <table:table-cell table:formula="of:=[.B5]/[.A5]" office:value-type="float" office:value="0.065185546875" calcext:value-type="float">
            <text:p>0.065185546875</text:p>
          </table:table-cell>
          <table:table-cell table:formula="of:=[.B5]/[.B4]" office:value-type="float" office:value="1.36224489795918" calcext:value-type="float">
            <text:p>1.36224489795918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50" calcext:value-type="float">
            <text:p>250</text:p>
          </table:table-cell>
          <table:table-cell table:formula="of:=[.B6]/[.A6]" office:value-type="float" office:value="0.030517578125" calcext:value-type="float">
            <text:p>0.030517578125</text:p>
          </table:table-cell>
          <table:table-cell table:formula="of:=[.B6]/[.B5]" office:value-type="float" office:value="0.936329588014981" calcext:value-type="float">
            <text:p>0.936329588014981</text:p>
          </table:table-cell>
          <table:table-cell/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19" calcext:value-type="float">
            <text:p>319</text:p>
          </table:table-cell>
          <table:table-cell table:formula="of:=[.B7]/[.A7]" office:value-type="float" office:value="0.01947021484375" calcext:value-type="float">
            <text:p>0.01947021484375</text:p>
          </table:table-cell>
          <table:table-cell table:formula="of:=[.B7]/[.B6]" office:value-type="float" office:value="1.276" calcext:value-type="float">
            <text:p>1.276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60" calcext:value-type="float">
            <text:p>460</text:p>
          </table:table-cell>
          <table:table-cell table:formula="of:=[.B8]/[.A8]" office:value-type="float" office:value="0.0140380859375" calcext:value-type="float">
            <text:p>0.0140380859375</text:p>
          </table:table-cell>
          <table:table-cell table:formula="of:=[.B8]/[.B7]" office:value-type="float" office:value="1.44200626959248" calcext:value-type="float">
            <text:p>1.44200626959248</text:p>
          </table:table-cell>
          <table:table-cell/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65" calcext:value-type="float">
            <text:p>665</text:p>
          </table:table-cell>
          <table:table-cell table:formula="of:=[.B9]/[.A9]" office:value-type="float" office:value="0.0101470947265625" calcext:value-type="float">
            <text:p>0.010147094726563</text:p>
          </table:table-cell>
          <table:table-cell table:formula="of:=[.B9]/[.B8]" office:value-type="float" office:value="1.44565217391304" calcext:value-type="float">
            <text:p>1.44565217391304</text:p>
          </table:table-cell>
          <table:table-cell/>
          <table:table-cell office:value-type="float" office:value="5214" calcext:value-type="float">
            <text:p>521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6557" calcext:value-type="float">
            <text:p>26557</text:p>
          </table:table-cell>
          <table:table-cell table:formula="of:=[.B10]/[.A10]" office:value-type="float" office:value="0.202613830566406" calcext:value-type="float">
            <text:p>0.202613830566406</text:p>
          </table:table-cell>
          <table:table-cell table:formula="of:=[.B10]/[.B9]" office:value-type="float" office:value="39.9353383458647" calcext:value-type="float">
            <text:p>39.9353383458647</text:p>
          </table:table-cell>
          <table:table-cell/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95" calcext:value-type="float">
            <text:p>2295</text:p>
          </table:table-cell>
          <table:table-cell table:formula="of:=[.B11]/[.A11]" office:value-type="float" office:value="0.00875473022460938" calcext:value-type="float">
            <text:p>0.008754730224609</text:p>
          </table:table-cell>
          <table:table-cell table:formula="of:=[.B11]/[.B10]" office:value-type="float" office:value="0.0864178935873781" calcext:value-type="float">
            <text:p>0.086417893587378</text:p>
          </table:table-cell>
          <table:table-cell/>
          <table:table-cell office:value-type="float" office:value="29290" calcext:value-type="float">
            <text:p>2929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143" calcext:value-type="float">
            <text:p>16143</text:p>
          </table:table-cell>
          <table:table-cell table:formula="of:=[.B12]/[.A12]" office:value-type="float" office:value="0.0307903289794922" calcext:value-type="float">
            <text:p>0.030790328979492</text:p>
          </table:table-cell>
          <table:table-cell table:formula="of:=[.B12]/[.B11]" office:value-type="float" office:value="7.03398692810458" calcext:value-type="float">
            <text:p>7.03398692810458</text:p>
          </table:table-cell>
          <table:table-cell/>
          <table:table-cell office:value-type="float" office:value="54942" calcext:value-type="float">
            <text:p>5494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8144" calcext:value-type="float">
            <text:p>38144</text:p>
          </table:table-cell>
          <table:table-cell table:formula="of:=[.B13]/[.A13]" office:value-type="float" office:value="0.036376953125" calcext:value-type="float">
            <text:p>0.036376953125</text:p>
          </table:table-cell>
          <table:table-cell table:formula="of:=[.B13]/[.B12]" office:value-type="float" office:value="2.36288174440934" calcext:value-type="float">
            <text:p>2.36288174440934</text:p>
          </table:table-cell>
          <table:table-cell/>
          <table:table-cell office:value-type="float" office:value="93850" calcext:value-type="float">
            <text:p>9385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4406" calcext:value-type="float">
            <text:p>54406</text:p>
          </table:table-cell>
          <table:table-cell table:formula="of:=[.B14]/[.A14]" office:value-type="float" office:value="0.0259428024291992" calcext:value-type="float">
            <text:p>0.025942802429199</text:p>
          </table:table-cell>
          <table:table-cell table:formula="of:=[.B14]/[.B13]" office:value-type="float" office:value="1.42633179530201" calcext:value-type="float">
            <text:p>1.42633179530201</text:p>
          </table:table-cell>
          <table:table-cell/>
          <table:table-cell office:value-type="float" office:value="136482" calcext:value-type="float">
            <text:p>13648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9394" calcext:value-type="float">
            <text:p>89394</text:p>
          </table:table-cell>
          <table:table-cell table:formula="of:=[.B15]/[.A15]" office:value-type="float" office:value="0.0213131904602051" calcext:value-type="float">
            <text:p>0.021313190460205</text:p>
          </table:table-cell>
          <table:table-cell table:formula="of:=[.B15]/[.B14]" office:value-type="float" office:value="1.64309083556961" calcext:value-type="float">
            <text:p>1.64309083556961</text:p>
          </table:table-cell>
          <table:table-cell/>
          <table:table-cell office:value-type="float" office:value="239119" calcext:value-type="float">
            <text:p>239119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58137" calcext:value-type="float">
            <text:p>258137</text:p>
          </table:table-cell>
          <table:table-cell table:formula="of:=[.B16]/[.A16]" office:value-type="float" office:value="0.03077232837677" calcext:value-type="float">
            <text:p>0.03077232837677</text:p>
          </table:table-cell>
          <table:table-cell table:formula="of:=[.B16]/[.B15]" office:value-type="float" office:value="2.88763227957134" calcext:value-type="float">
            <text:p>2.88763227957134</text:p>
          </table:table-cell>
          <table:table-cell/>
          <table:table-cell office:value-type="float" office:value="421122" calcext:value-type="float">
            <text:p>42112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67777" calcext:value-type="float">
            <text:p>467777</text:p>
          </table:table-cell>
          <table:table-cell table:formula="of:=[.B17]/[.A17]" office:value-type="float" office:value="0.0278816819190979" calcext:value-type="float">
            <text:p>0.027881681919098</text:p>
          </table:table-cell>
          <table:table-cell table:formula="of:=[.B17]/[.B16]" office:value-type="float" office:value="1.81212689385869" calcext:value-type="float">
            <text:p>1.81212689385869</text:p>
          </table:table-cell>
          <table:table-cell/>
          <table:table-cell office:value-type="float" office:value="1214843" calcext:value-type="float">
            <text:p>121484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81710" calcext:value-type="float">
            <text:p>581710</text:p>
          </table:table-cell>
          <table:table-cell table:formula="of:=[.B18]/[.A18]" office:value-type="float" office:value="0.0173363089561462" calcext:value-type="float">
            <text:p>0.017336308956146</text:p>
          </table:table-cell>
          <table:table-cell table:formula="of:=[.B18]/[.B17]" office:value-type="float" office:value="1.2435626377526" calcext:value-type="float">
            <text:p>1.2435626377526</text:p>
          </table:table-cell>
          <table:table-cell/>
          <table:table-cell office:value-type="float" office:value="2060204" calcext:value-type="float">
            <text:p>2060204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633251" calcext:value-type="float">
            <text:p>633251</text:p>
          </table:table-cell>
          <table:table-cell table:formula="of:=[.B19]/[.A19]" office:value-type="float" office:value="0.00943617522716522" calcext:value-type="float">
            <text:p>0.009436175227165</text:p>
          </table:table-cell>
          <table:table-cell table:formula="of:=[.B19]/[.B18]" office:value-type="float" office:value="1.08860256829004" calcext:value-type="float">
            <text:p>1.08860256829004</text:p>
          </table:table-cell>
          <table:table-cell/>
          <table:table-cell office:value-type="float" office:value="1632081" calcext:value-type="float">
            <text:p>1632081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1316857" calcext:value-type="float">
            <text:p>1316857</text:p>
          </table:table-cell>
          <table:table-cell table:formula="of:=[.B20]/[.A20]" office:value-type="float" office:value="0.00981134921312332" calcext:value-type="float">
            <text:p>0.009811349213123</text:p>
          </table:table-cell>
          <table:table-cell table:formula="of:=[.B20]/[.B19]" office:value-type="float" office:value="2.07951823210702" calcext:value-type="float">
            <text:p>2.07951823210702</text:p>
          </table:table-cell>
          <table:table-cell/>
          <table:table-cell office:value-type="float" office:value="3223431" calcext:value-type="float">
            <text:p>3223431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2640157" calcext:value-type="float">
            <text:p>2640157</text:p>
          </table:table-cell>
          <table:table-cell table:formula="of:=[.B21]/[.A21]" office:value-type="float" office:value="0.00983535125851631" calcext:value-type="float">
            <text:p>0.009835351258516</text:p>
          </table:table-cell>
          <table:table-cell table:formula="of:=[.B21]/[.B20]" office:value-type="float" office:value="2.00489271044616" calcext:value-type="float">
            <text:p>2.00489271044616</text:p>
          </table:table-cell>
          <table:table-cell/>
          <table:table-cell office:value-type="float" office:value="6364780" calcext:value-type="float">
            <text:p>6364780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5150678" calcext:value-type="float">
            <text:p>5150678</text:p>
          </table:table-cell>
          <table:table-cell table:formula="of:=[.B22]/[.A22]" office:value-type="float" office:value="0.00959388539195061" calcext:value-type="float">
            <text:p>0.009593885391951</text:p>
          </table:table-cell>
          <table:table-cell table:formula="of:=[.B22]/[.B21]" office:value-type="float" office:value="1.95089837460424" calcext:value-type="float">
            <text:p>1.95089837460424</text:p>
          </table:table-cell>
          <table:table-cell/>
          <table:table-cell office:value-type="float" office:value="12885025" calcext:value-type="float">
            <text:p>12885025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9579136" calcext:value-type="float">
            <text:p>9579136</text:p>
          </table:table-cell>
          <table:table-cell table:formula="of:=[.B23]/[.A23]" office:value-type="float" office:value="0.00892126560211182" calcext:value-type="float">
            <text:p>0.008921265602112</text:p>
          </table:table-cell>
          <table:table-cell table:formula="of:=[.B23]/[.B22]" office:value-type="float" office:value="1.85978156662094" calcext:value-type="float">
            <text:p>1.85978156662094</text:p>
          </table:table-cell>
          <table:table-cell/>
          <table:table-cell office:value-type="float" office:value="25543042" calcext:value-type="float">
            <text:p>25543042</text:p>
          </table:table-cell>
        </table:table-row>
      </table:table>
      <table:table table:name="CharChar2" table:style-name="ta1">
        <table:table-column table:style-name="co8" table:number-columns-repeated="1024" table:default-cell-style-name="Default"/>
        <table:table-row table:style-name="ro1">
          <table:table-cell table:number-columns-repeated="3"/>
          <table:table-cell office:value-type="string" calcext:value-type="string">
            <text:p>b&lt;n&gt;/B&lt;n-1&gt;</text:p>
          </table:table-cell>
          <table:table-cell office:value-type="string" calcext:value-type="string">
            <text:p>a&lt;n&gt;/b&lt;n&gt;</text:p>
          </table:table-cell>
          <table:table-cell table:number-columns-repeated="1019"/>
        </table:table-row>
        <table:table-row table:style-name="ro1">
          <table:table-cell table:formula="of:=[.F2]" office:value-type="float" office:value="1024" calcext:value-type="float">
            <text:p>1024</text:p>
          </table:table-cell>
          <table:table-cell table:formula="of:=AVERAGE([.G2:.G7])" office:value-type="float" office:value="197.833333333333" calcext:value-type="float">
            <text:p>197.833333333333</text:p>
          </table:table-cell>
          <table:table-cell table:formula="of:=[.B2]/[.A2]" office:value-type="float" office:value="0.193196614583333" calcext:value-type="float">
            <text:p>0.193196614583333</text:p>
          </table:table-cell>
          <table:table-cell table:formula="of:=1" office:value-type="float" office:value="1" calcext:value-type="float">
            <text:p>1</text:p>
          </table:table-cell>
          <table:table-cell table:formula="of:=[.A2]/[.B2]" office:value-type="float" office:value="5.17607413647852" calcext:value-type="float">
            <text:p>5.17607413647852</text:p>
          </table:table-cell>
          <table:table-cell office:value-type="float" office:value="1024" calcext:value-type="float">
            <text:p>1024</text:p>
          </table:table-cell>
          <table:table-cell office:value-type="float" office:value="189" calcext:value-type="float">
            <text:p>189</text:p>
          </table:table-cell>
          <table:table-cell office:value-type="float" office:value="26" calcext:value-type="float">
            <text:p>26</text:p>
          </table:table-cell>
          <table:table-cell table:formula="of:=[.G2]/[.F2]" office:value-type="float" office:value="0.1845703125" calcext:value-type="float">
            <text:p>0.1845703125</text:p>
          </table:table-cell>
          <table:table-cell table:number-columns-repeated="1015"/>
        </table:table-row>
        <table:table-row table:style-name="ro1">
          <table:table-cell table:formula="of:=2*[.A2]" office:value-type="float" office:value="2048" calcext:value-type="float">
            <text:p>2048</text:p>
          </table:table-cell>
          <table:table-cell table:formula="of:=AVERAGE([.G8:.G13])" office:value-type="float" office:value="233.333333333333" calcext:value-type="float">
            <text:p>233.333333333333</text:p>
          </table:table-cell>
          <table:table-cell table:formula="of:=[.B3]/[.A3]" office:value-type="float" office:value="0.113932291666667" calcext:value-type="float">
            <text:p>0.113932291666667</text:p>
          </table:table-cell>
          <table:table-cell table:formula="of:=[.B3]/[.B2]" office:value-type="float" office:value="1.17944397641112" calcext:value-type="float">
            <text:p>1.17944397641112</text:p>
          </table:table-cell>
          <table:table-cell table:formula="of:=[.A3]/[.B3]" office:value-type="float" office:value="8.77714285714286" calcext:value-type="float">
            <text:p>8.77714285714286</text:p>
          </table:table-cell>
          <table:table-cell office:value-type="float" office:value="1024" calcext:value-type="float">
            <text:p>1024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G3]/[.F3]" office:value-type="float" office:value="0.21484375" calcext:value-type="float">
            <text:p>0.21484375</text:p>
          </table:table-cell>
          <table:table-cell table:number-columns-repeated="1015"/>
        </table:table-row>
        <table:table-row table:style-name="ro1">
          <table:table-cell table:formula="of:=2*[.A3]" office:value-type="float" office:value="4096" calcext:value-type="float">
            <text:p>4096</text:p>
          </table:table-cell>
          <table:table-cell table:formula="of:=AVERAGE([.G14:.G19])" office:value-type="float" office:value="236" calcext:value-type="float">
            <text:p>236</text:p>
          </table:table-cell>
          <table:table-cell table:formula="of:=[.B4]/[.A4]" office:value-type="float" office:value="0.0576171875" calcext:value-type="float">
            <text:p>0.0576171875</text:p>
          </table:table-cell>
          <table:table-cell table:formula="of:=[.B4]/[.B3]" office:value-type="float" office:value="1.01142857142857" calcext:value-type="float">
            <text:p>1.01142857142857</text:p>
          </table:table-cell>
          <table:table-cell table:formula="of:=[.A4]/[.B4]" office:value-type="float" office:value="17.3559322033898" calcext:value-type="float">
            <text:p>17.3559322033898</text:p>
          </table:table-cell>
          <table:table-cell office:value-type="float" office:value="1024" calcext:value-type="float">
            <text:p>1024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formula="of:=[.G4]/[.F4]" office:value-type="float" office:value="0.185546875" calcext:value-type="float">
            <text:p>0.185546875</text:p>
          </table:table-cell>
          <table:table-cell table:number-columns-repeated="1015"/>
        </table:table-row>
        <table:table-row table:style-name="ro1">
          <table:table-cell table:formula="of:=2*[.A4]" office:value-type="float" office:value="8192" calcext:value-type="float">
            <text:p>8192</text:p>
          </table:table-cell>
          <table:table-cell table:formula="of:=AVERAGE([.G20:.G25])" office:value-type="float" office:value="263" calcext:value-type="float">
            <text:p>263</text:p>
          </table:table-cell>
          <table:table-cell table:formula="of:=[.B5]/[.A5]" office:value-type="float" office:value="0.0321044921875" calcext:value-type="float">
            <text:p>0.0321044921875</text:p>
          </table:table-cell>
          <table:table-cell table:formula="of:=[.B5]/[.B4]" office:value-type="float" office:value="1.11440677966102" calcext:value-type="float">
            <text:p>1.11440677966102</text:p>
          </table:table-cell>
          <table:table-cell table:formula="of:=[.A5]/[.B5]" office:value-type="float" office:value="31.148288973384" calcext:value-type="float">
            <text:p>31.148288973384</text:p>
          </table:table-cell>
          <table:table-cell office:value-type="float" office:value="1024" calcext:value-type="float">
            <text:p>1024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formula="of:=[.G5]/[.F5]" office:value-type="float" office:value="0.185546875" calcext:value-type="float">
            <text:p>0.185546875</text:p>
          </table:table-cell>
          <table:table-cell table:number-columns-repeated="1015"/>
        </table:table-row>
        <table:table-row table:style-name="ro1">
          <table:table-cell table:formula="of:=2*[.A5]" office:value-type="float" office:value="16384" calcext:value-type="float">
            <text:p>16384</text:p>
          </table:table-cell>
          <table:table-cell table:formula="of:=AVERAGE([.G26:.G31])" office:value-type="float" office:value="348.5" calcext:value-type="float">
            <text:p>348.5</text:p>
          </table:table-cell>
          <table:table-cell table:formula="of:=[.B6]/[.A6]" office:value-type="float" office:value="0.021270751953125" calcext:value-type="float">
            <text:p>0.021270751953125</text:p>
          </table:table-cell>
          <table:table-cell table:formula="of:=[.B6]/[.B5]" office:value-type="float" office:value="1.32509505703422" calcext:value-type="float">
            <text:p>1.32509505703422</text:p>
          </table:table-cell>
          <table:table-cell table:formula="of:=[.A6]/[.B6]" office:value-type="float" office:value="47.012912482066" calcext:value-type="float">
            <text:p>47.012912482066</text:p>
          </table:table-cell>
          <table:table-cell office:value-type="float" office:value="1024" calcext:value-type="float">
            <text:p>1024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table:formula="of:=[.G6]/[.F6]" office:value-type="float" office:value="0.203125" calcext:value-type="float">
            <text:p>0.203125</text:p>
          </table:table-cell>
          <table:table-cell table:number-columns-repeated="1015"/>
        </table:table-row>
        <table:table-row table:style-name="ro1">
          <table:table-cell table:formula="of:=2*[.A6]" office:value-type="float" office:value="32768" calcext:value-type="float">
            <text:p>32768</text:p>
          </table:table-cell>
          <table:table-cell table:formula="of:=AVERAGE([.G32:.G37])" office:value-type="float" office:value="421" calcext:value-type="float">
            <text:p>421</text:p>
          </table:table-cell>
          <table:table-cell table:formula="of:=[.B7]/[.A7]" office:value-type="float" office:value="0.012847900390625" calcext:value-type="float">
            <text:p>0.012847900390625</text:p>
          </table:table-cell>
          <table:table-cell table:formula="of:=[.B7]/[.B6]" office:value-type="float" office:value="1.20803443328551" calcext:value-type="float">
            <text:p>1.20803443328551</text:p>
          </table:table-cell>
          <table:table-cell table:formula="of:=[.A7]/[.B7]" office:value-type="float" office:value="77.833729216152" calcext:value-type="float">
            <text:p>77.833729216152</text:p>
          </table:table-cell>
          <table:table-cell office:value-type="float" office:value="1024" calcext:value-type="float">
            <text:p>1024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formula="of:=[.G7]/[.F7]" office:value-type="float" office:value="0.185546875" calcext:value-type="float">
            <text:p>0.185546875</text:p>
          </table:table-cell>
          <table:table-cell table:number-columns-repeated="1015"/>
        </table:table-row>
        <table:table-row table:style-name="ro1">
          <table:table-cell table:formula="of:=2*[.A7]" office:value-type="float" office:value="65536" calcext:value-type="float">
            <text:p>65536</text:p>
          </table:table-cell>
          <table:table-cell table:formula="of:=AVERAGE([.G38:.G43])" office:value-type="float" office:value="734.5" calcext:value-type="float">
            <text:p>734.5</text:p>
          </table:table-cell>
          <table:table-cell table:formula="of:=[.B8]/[.A8]" office:value-type="float" office:value="0.0112075805664063" calcext:value-type="float">
            <text:p>0.011207580566406</text:p>
          </table:table-cell>
          <table:table-cell table:formula="of:=[.B8]/[.B7]" office:value-type="float" office:value="1.74465558194774" calcext:value-type="float">
            <text:p>1.74465558194774</text:p>
          </table:table-cell>
          <table:table-cell table:formula="of:=[.A8]/[.B8]" office:value-type="float" office:value="89.2253233492172" calcext:value-type="float">
            <text:p>89.2253233492172</text:p>
          </table:table-cell>
          <table:table-cell office:value-type="float" office:value="2048" calcext:value-type="float">
            <text:p>2048</text:p>
          </table:table-cell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 table:formula="of:=[.G8]/[.F8]" office:value-type="float" office:value="0.1064453125" calcext:value-type="float">
            <text:p>0.1064453125</text:p>
          </table:table-cell>
          <table:table-cell table:number-columns-repeated="1015"/>
        </table:table-row>
        <table:table-row table:style-name="ro1">
          <table:table-cell table:formula="of:=2*[.A8]" office:value-type="float" office:value="131072" calcext:value-type="float">
            <text:p>131072</text:p>
          </table:table-cell>
          <table:table-cell table:formula="of:=AVERAGE([.G44:.G49])" office:value-type="float" office:value="1213.16666666667" calcext:value-type="float">
            <text:p>1213.16666666667</text:p>
          </table:table-cell>
          <table:table-cell table:formula="of:=[.B9]/[.A9]" office:value-type="float" office:value="0.00925572713216146" calcext:value-type="float">
            <text:p>0.009255727132161</text:p>
          </table:table-cell>
          <table:table-cell table:formula="of:=[.B9]/[.B8]" office:value-type="float" office:value="1.65169049239846" calcext:value-type="float">
            <text:p>1.65169049239846</text:p>
          </table:table-cell>
          <table:table-cell table:formula="of:=[.A9]/[.B9]" office:value-type="float" office:value="108.041214452535" calcext:value-type="float">
            <text:p>108.041214452535</text:p>
          </table:table-cell>
          <table:table-cell office:value-type="float" office:value="2048" calcext:value-type="float">
            <text:p>2048</text:p>
          </table:table-cell>
          <table:table-cell office:value-type="float" office:value="301" calcext:value-type="float">
            <text:p>301</text:p>
          </table:table-cell>
          <table:table-cell office:value-type="float" office:value="47" calcext:value-type="float">
            <text:p>47</text:p>
          </table:table-cell>
          <table:table-cell table:formula="of:=[.G9]/[.F9]" office:value-type="float" office:value="0.14697265625" calcext:value-type="float">
            <text:p>0.14697265625</text:p>
          </table:table-cell>
          <table:table-cell table:number-columns-repeated="1015"/>
        </table:table-row>
        <table:table-row table:style-name="ro1">
          <table:table-cell table:formula="of:=2*[.A9]" office:value-type="float" office:value="262144" calcext:value-type="float">
            <text:p>262144</text:p>
          </table:table-cell>
          <table:table-cell table:formula="of:=AVERAGE([.G50:.G55])" office:value-type="float" office:value="2421" calcext:value-type="float">
            <text:p>2421</text:p>
          </table:table-cell>
          <table:table-cell table:formula="of:=[.B10]/[.A10]" office:value-type="float" office:value="0.00923538208007813" calcext:value-type="float">
            <text:p>0.009235382080078</text:p>
          </table:table-cell>
          <table:table-cell table:formula="of:=[.B10]/[.B9]" office:value-type="float" office:value="1.99560379172963" calcext:value-type="float">
            <text:p>1.99560379172963</text:p>
          </table:table-cell>
          <table:table-cell table:formula="of:=[.A10]/[.B10]" office:value-type="float" office:value="108.27922346138" calcext:value-type="float">
            <text:p>108.27922346138</text:p>
          </table:table-cell>
          <table:table-cell office:value-type="float" office:value="2048" calcext:value-type="float">
            <text:p>2048</text:p>
          </table:table-cell>
          <table:table-cell office:value-type="float" office:value="218" calcext:value-type="float">
            <text:p>218</text:p>
          </table:table-cell>
          <table:table-cell office:value-type="float" office:value="47" calcext:value-type="float">
            <text:p>47</text:p>
          </table:table-cell>
          <table:table-cell table:formula="of:=[.G10]/[.F10]" office:value-type="float" office:value="0.1064453125" calcext:value-type="float">
            <text:p>0.1064453125</text:p>
          </table:table-cell>
          <table:table-cell table:number-columns-repeated="1015"/>
        </table:table-row>
        <table:table-row table:style-name="ro1">
          <table:table-cell table:formula="of:=2*[.A10]" office:value-type="float" office:value="524288" calcext:value-type="float">
            <text:p>524288</text:p>
          </table:table-cell>
          <table:table-cell table:formula="of:=AVERAGE([.G56:.G61])" office:value-type="float" office:value="4637" calcext:value-type="float">
            <text:p>4637</text:p>
          </table:table-cell>
          <table:table-cell table:formula="of:=[.B11]/[.A11]" office:value-type="float" office:value="0.00884437561035156" calcext:value-type="float">
            <text:p>0.008844375610352</text:p>
          </table:table-cell>
          <table:table-cell table:formula="of:=[.B11]/[.B10]" office:value-type="float" office:value="1.91532424617926" calcext:value-type="float">
            <text:p>1.91532424617926</text:p>
          </table:table-cell>
          <table:table-cell table:formula="of:=[.A11]/[.B11]" office:value-type="float" office:value="113.066206599094" calcext:value-type="float">
            <text:p>113.066206599094</text:p>
          </table:table-cell>
          <table:table-cell office:value-type="float" office:value="2048" calcext:value-type="float">
            <text:p>2048</text:p>
          </table:table-cell>
          <table:table-cell office:value-type="float" office:value="228" calcext:value-type="float">
            <text:p>228</text:p>
          </table:table-cell>
          <table:table-cell office:value-type="float" office:value="68" calcext:value-type="float">
            <text:p>68</text:p>
          </table:table-cell>
          <table:table-cell table:formula="of:=[.G11]/[.F11]" office:value-type="float" office:value="0.111328125" calcext:value-type="float">
            <text:p>0.111328125</text:p>
          </table:table-cell>
          <table:table-cell table:number-columns-repeated="1015"/>
        </table:table-row>
        <table:table-row table:style-name="ro1">
          <table:table-cell table:formula="of:=2*[.A11]" office:value-type="float" office:value="1048576" calcext:value-type="float">
            <text:p>1048576</text:p>
          </table:table-cell>
          <table:table-cell table:formula="of:=AVERAGE([.G62:.G67])" office:value-type="float" office:value="10239.6666666667" calcext:value-type="float">
            <text:p>10239.6666666667</text:p>
          </table:table-cell>
          <table:table-cell table:formula="of:=[.B12]/[.A12]" office:value-type="float" office:value="0.0097653071085612" calcext:value-type="float">
            <text:p>0.009765307108561</text:p>
          </table:table-cell>
          <table:table-cell table:formula="of:=[.B12]/[.B11]" office:value-type="float" office:value="2.20825246208037" calcext:value-type="float">
            <text:p>2.20825246208037</text:p>
          </table:table-cell>
          <table:table-cell table:formula="of:=[.A12]/[.B12]" office:value-type="float" office:value="102.403333441844" calcext:value-type="float">
            <text:p>102.403333441844</text:p>
          </table:table-cell>
          <table:table-cell office:value-type="float" office:value="2048" calcext:value-type="float">
            <text:p>2048</text:p>
          </table:table-cell>
          <table:table-cell office:value-type="float" office:value="218" calcext:value-type="float">
            <text:p>218</text:p>
          </table:table-cell>
          <table:table-cell office:value-type="float" office:value="51" calcext:value-type="float">
            <text:p>51</text:p>
          </table:table-cell>
          <table:table-cell table:formula="of:=[.G12]/[.F12]" office:value-type="float" office:value="0.1064453125" calcext:value-type="float">
            <text:p>0.1064453125</text:p>
          </table:table-cell>
          <table:table-cell table:number-columns-repeated="1015"/>
        </table:table-row>
        <table:table-row table:style-name="ro1">
          <table:table-cell table:formula="of:=2*[.A12]" office:value-type="float" office:value="2097152" calcext:value-type="float">
            <text:p>2097152</text:p>
          </table:table-cell>
          <table:table-cell table:formula="of:=AVERAGE([.G68:.G73])" office:value-type="float" office:value="18585.1666666667" calcext:value-type="float">
            <text:p>18585.1666666667</text:p>
          </table:table-cell>
          <table:table-cell table:formula="of:=[.B13]/[.A13]" office:value-type="float" office:value="0.00886209805806478" calcext:value-type="float">
            <text:p>0.008862098058065</text:p>
          </table:table-cell>
          <table:table-cell table:formula="of:=[.B13]/[.B12]" office:value-type="float" office:value="1.81501676486865" calcext:value-type="float">
            <text:p>1.81501676486865</text:p>
          </table:table-cell>
          <table:table-cell table:formula="of:=[.A13]/[.B13]" office:value-type="float" office:value="112.840096492723" calcext:value-type="float">
            <text:p>112.840096492723</text:p>
          </table:table-cell>
          <table:table-cell office:value-type="float" office:value="2048" calcext:value-type="float">
            <text:p>2048</text:p>
          </table:table-cell>
          <table:table-cell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 table:formula="of:=[.G13]/[.F13]" office:value-type="float" office:value="0.10595703125" calcext:value-type="float">
            <text:p>0.10595703125</text:p>
          </table:table-cell>
          <table:table-cell table:number-columns-repeated="1015"/>
        </table:table-row>
        <table:table-row table:style-name="ro1">
          <table:table-cell table:formula="of:=2*[.A13]" office:value-type="float" office:value="4194304" calcext:value-type="float">
            <text:p>4194304</text:p>
          </table:table-cell>
          <table:table-cell table:formula="of:=AVERAGE([.G74:.G79])" office:value-type="float" office:value="38366.5" calcext:value-type="float">
            <text:p>38366.5</text:p>
          </table:table-cell>
          <table:table-cell table:formula="of:=[.B14]/[.A14]" office:value-type="float" office:value="0.0091472864151001" calcext:value-type="float">
            <text:p>0.0091472864151</text:p>
          </table:table-cell>
          <table:table-cell table:formula="of:=[.B14]/[.B13]" office:value-type="float" office:value="2.06436136345293" calcext:value-type="float">
            <text:p>2.06436136345293</text:p>
          </table:table-cell>
          <table:table-cell table:formula="of:=[.A14]/[.B14]" office:value-type="float" office:value="109.32203875777" calcext:value-type="float">
            <text:p>109.32203875777</text:p>
          </table:table-cell>
          <table:table-cell office:value-type="float" office:value="4096" calcext:value-type="float">
            <text:p>4096</text:p>
          </table:table-cell>
          <table:table-cell office:value-type="float" office:value="244" calcext:value-type="float">
            <text:p>244</text:p>
          </table:table-cell>
          <table:table-cell office:value-type="float" office:value="95" calcext:value-type="float">
            <text:p>95</text:p>
          </table:table-cell>
          <table:table-cell table:formula="of:=[.G14]/[.F14]" office:value-type="float" office:value="0.0595703125" calcext:value-type="float">
            <text:p>0.0595703125</text:p>
          </table:table-cell>
          <table:table-cell table:number-columns-repeated="1015"/>
        </table:table-row>
        <table:table-row table:style-name="ro1">
          <table:table-cell table:formula="of:=2*[.A14]" office:value-type="float" office:value="8388608" calcext:value-type="float">
            <text:p>8388608</text:p>
          </table:table-cell>
          <table:table-cell table:formula="of:=AVERAGE([.G80:.G85])" office:value-type="float" office:value="78130.6666666667" calcext:value-type="float">
            <text:p>78130.6666666667</text:p>
          </table:table-cell>
          <table:table-cell table:formula="of:=[.B15]/[.A15]" office:value-type="float" office:value="0.00931390126546224" calcext:value-type="float">
            <text:p>0.009313901265462</text:p>
          </table:table-cell>
          <table:table-cell table:formula="of:=[.B15]/[.B14]" office:value-type="float" office:value="2.03642935025782" calcext:value-type="float">
            <text:p>2.03642935025782</text:p>
          </table:table-cell>
          <table:table-cell table:formula="of:=[.A15]/[.B15]" office:value-type="float" office:value="107.3663947575" calcext:value-type="float">
            <text:p>107.3663947575</text:p>
          </table:table-cell>
          <table:table-cell office:value-type="float" office:value="4096" calcext:value-type="float">
            <text:p>4096</text:p>
          </table:table-cell>
          <table:table-cell office:value-type="float" office:value="254" calcext:value-type="float">
            <text:p>254</text:p>
          </table:table-cell>
          <table:table-cell office:value-type="float" office:value="214" calcext:value-type="float">
            <text:p>214</text:p>
          </table:table-cell>
          <table:table-cell table:formula="of:=[.G15]/[.F15]" office:value-type="float" office:value="0.06201171875" calcext:value-type="float">
            <text:p>0.06201171875</text:p>
          </table:table-cell>
          <table:table-cell table:number-columns-repeated="1015"/>
        </table:table-row>
        <table:table-row table:style-name="ro1">
          <table:table-cell table:formula="of:=2*[.A15]" office:value-type="float" office:value="16777216" calcext:value-type="float">
            <text:p>16777216</text:p>
          </table:table-cell>
          <table:table-cell table:formula="of:=AVERAGE([.G86:.G91])" office:value-type="float" office:value="143565" calcext:value-type="float">
            <text:p>143565</text:p>
          </table:table-cell>
          <table:table-cell table:formula="of:=[.B16]/[.A16]" office:value-type="float" office:value="0.00855714082717896" calcext:value-type="float">
            <text:p>0.008557140827179</text:p>
          </table:table-cell>
          <table:table-cell table:formula="of:=[.B16]/[.B15]" office:value-type="float" office:value="1.83749872009284" calcext:value-type="float">
            <text:p>1.83749872009284</text:p>
          </table:table-cell>
          <table:table-cell table:formula="of:=[.A16]/[.B16]" office:value-type="float" office:value="116.861463448612" calcext:value-type="float">
            <text:p>116.861463448612</text:p>
          </table:table-cell>
          <table:table-cell office:value-type="float" office:value="4096" calcext:value-type="float">
            <text:p>4096</text:p>
          </table:table-cell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table:formula="of:=[.G16]/[.F16]" office:value-type="float" office:value="0.05712890625" calcext:value-type="float">
            <text:p>0.05712890625</text:p>
          </table:table-cell>
          <table:table-cell table:number-columns-repeated="1015"/>
        </table:table-row>
        <table:table-row table:style-name="ro1">
          <table:table-cell table:formula="of:=2*[.A16]" office:value-type="float" office:value="33554432" calcext:value-type="float">
            <text:p>33554432</text:p>
          </table:table-cell>
          <table:table-cell table:formula="of:=AVERAGE([.G92:.G97])" office:value-type="float" office:value="285690.333333333" calcext:value-type="float">
            <text:p>285690.333333333</text:p>
          </table:table-cell>
          <table:table-cell table:formula="of:=[.B17]/[.A17]" office:value-type="float" office:value="0.00851423541704814" calcext:value-type="float">
            <text:p>0.008514235417048</text:p>
          </table:table-cell>
          <table:table-cell table:formula="of:=[.B17]/[.B16]" office:value-type="float" office:value="1.9899720219645" calcext:value-type="float">
            <text:p>1.9899720219645</text:p>
          </table:table-cell>
          <table:table-cell table:formula="of:=[.A17]/[.B17]" office:value-type="float" office:value="117.450358255034" calcext:value-type="float">
            <text:p>117.450358255034</text:p>
          </table:table-cell>
          <table:table-cell office:value-type="float" office:value="4096" calcext:value-type="float">
            <text:p>4096</text:p>
          </table:table-cell>
          <table:table-cell office:value-type="float" office:value="236" calcext:value-type="float">
            <text:p>236</text:p>
          </table:table-cell>
          <table:table-cell office:value-type="float" office:value="94" calcext:value-type="float">
            <text:p>94</text:p>
          </table:table-cell>
          <table:table-cell table:formula="of:=[.G17]/[.F17]" office:value-type="float" office:value="0.0576171875" calcext:value-type="float">
            <text:p>0.0576171875</text:p>
          </table:table-cell>
          <table:table-cell table:number-columns-repeated="1015"/>
        </table:table-row>
        <table:table-row table:style-name="ro1">
          <table:table-cell table:formula="of:=2*[.A17]" office:value-type="float" office:value="67108864" calcext:value-type="float">
            <text:p>67108864</text:p>
          </table:table-cell>
          <table:table-cell table:formula="of:=AVERAGE([.G98:.G103])" office:value-type="float" office:value="575528.333333333" calcext:value-type="float">
            <text:p>575528.333333333</text:p>
          </table:table-cell>
          <table:table-cell table:formula="of:=[.B18]/[.A18]" office:value-type="float" office:value="0.00857604046662649" calcext:value-type="float">
            <text:p>0.008576040466626</text:p>
          </table:table-cell>
          <table:table-cell table:formula="of:=[.B18]/[.B17]" office:value-type="float" office:value="2.01451805042989" calcext:value-type="float">
            <text:p>2.01451805042989</text:p>
          </table:table-cell>
          <table:table-cell table:formula="of:=[.A18]/[.B18]" office:value-type="float" office:value="116.603927405833" calcext:value-type="float">
            <text:p>116.603927405833</text:p>
          </table:table-cell>
          <table:table-cell office:value-type="float" office:value="4096" calcext:value-type="float">
            <text:p>4096</text:p>
          </table:table-cell>
          <table:table-cell office:value-type="float" office:value="224" calcext:value-type="float">
            <text:p>224</text:p>
          </table:table-cell>
          <table:table-cell office:value-type="float" office:value="102" calcext:value-type="float">
            <text:p>102</text:p>
          </table:table-cell>
          <table:table-cell table:formula="of:=[.G18]/[.F18]" office:value-type="float" office:value="0.0546875" calcext:value-type="float">
            <text:p>0.0546875</text:p>
          </table:table-cell>
          <table:table-cell table:number-columns-repeated="1015"/>
        </table:table-row>
        <table:table-row table:style-name="ro1">
          <table:table-cell table:formula="of:=2*[.A18]" office:value-type="float" office:value="134217728" calcext:value-type="float">
            <text:p>134217728</text:p>
          </table:table-cell>
          <table:table-cell table:formula="of:=AVERAGE([.G104:.G109])" office:value-type="float" office:value="1143865.5" calcext:value-type="float">
            <text:p>1143865.5</text:p>
          </table:table-cell>
          <table:table-cell table:formula="of:=[.B19]/[.A19]" office:value-type="float" office:value="0.00852246209979057" calcext:value-type="float">
            <text:p>0.008522462099791</text:p>
          </table:table-cell>
          <table:table-cell table:formula="of:=[.B19]/[.B18]" office:value-type="float" office:value="1.98750510400588" calcext:value-type="float">
            <text:p>1.98750510400588</text:p>
          </table:table-cell>
          <table:table-cell table:formula="of:=[.A19]/[.B19]" office:value-type="float" office:value="117.336984112206" calcext:value-type="float">
            <text:p>117.336984112206</text:p>
          </table:table-cell>
          <table:table-cell office:value-type="float" office:value="4096" calcext:value-type="float">
            <text:p>4096</text:p>
          </table:table-cell>
          <table:table-cell office:value-type="float" office:value="224" calcext:value-type="float">
            <text:p>224</text:p>
          </table:table-cell>
          <table:table-cell office:value-type="float" office:value="97" calcext:value-type="float">
            <text:p>97</text:p>
          </table:table-cell>
          <table:table-cell table:formula="of:=[.G19]/[.F19]" office:value-type="float" office:value="0.0546875" calcext:value-type="float">
            <text:p>0.0546875</text:p>
          </table:table-cell>
          <table:table-cell table:number-columns-repeated="1015"/>
        </table:table-row>
        <table:table-row table:style-name="ro1">
          <table:table-cell table:formula="of:=2*[.A19]" office:value-type="float" office:value="268435456" calcext:value-type="float">
            <text:p>268435456</text:p>
          </table:table-cell>
          <table:table-cell table:formula="of:=AVERAGE([.G110:.G115])" office:value-type="float" office:value="2368649.33333333" calcext:value-type="float">
            <text:p>2368649.33333333</text:p>
          </table:table-cell>
          <table:table-cell table:formula="of:=[.B20]/[.A20]" office:value-type="float" office:value="0.00882390638192495" calcext:value-type="float">
            <text:p>0.008823906381925</text:p>
          </table:table-cell>
          <table:table-cell table:formula="of:=[.B20]/[.B19]" office:value-type="float" office:value="2.07074112588703" calcext:value-type="float">
            <text:p>2.07074112588703</text:p>
          </table:table-cell>
          <table:table-cell table:formula="of:=[.A20]/[.B20]" office:value-type="float" office:value="113.328491567909" calcext:value-type="float">
            <text:p>113.328491567909</text:p>
          </table:table-cell>
          <table:table-cell office:value-type="float" office:value="8192" calcext:value-type="float">
            <text:p>8192</text:p>
          </table:table-cell>
          <table:table-cell office:value-type="float" office:value="254" calcext:value-type="float">
            <text:p>254</text:p>
          </table:table-cell>
          <table:table-cell office:value-type="float" office:value="190" calcext:value-type="float">
            <text:p>190</text:p>
          </table:table-cell>
          <table:table-cell table:formula="of:=[.G20]/[.F20]" office:value-type="float" office:value="0.031005859375" calcext:value-type="float">
            <text:p>0.031005859375</text:p>
          </table:table-cell>
          <table:table-cell table:number-columns-repeated="1015"/>
        </table:table-row>
        <table:table-row table:style-name="ro1">
          <table:table-cell table:formula="of:=2*[.A20]" office:value-type="float" office:value="536870912" calcext:value-type="float">
            <text:p>536870912</text:p>
          </table:table-cell>
          <table:table-cell table:formula="of:=AVERAGE([.G116:.G121])" office:value-type="float" office:value="4629817.5" calcext:value-type="float">
            <text:p>4629817.5</text:p>
          </table:table-cell>
          <table:table-cell table:formula="of:=[.B21]/[.A21]" office:value-type="float" office:value="0.0086237071081996" calcext:value-type="float">
            <text:p>0.0086237071082</text:p>
          </table:table-cell>
          <table:table-cell table:formula="of:=[.B21]/[.B20]" office:value-type="float" office:value="1.95462343659143" calcext:value-type="float">
            <text:p>1.95462343659143</text:p>
          </table:table-cell>
          <table:table-cell table:formula="of:=[.A21]/[.B21]" office:value-type="float" office:value="115.959411359087" calcext:value-type="float">
            <text:p>115.959411359087</text:p>
          </table:table-cell>
          <table:table-cell office:value-type="float" office:value="8192" calcext:value-type="float">
            <text:p>8192</text:p>
          </table:table-cell>
          <table:table-cell office:value-type="float" office:value="294" calcext:value-type="float">
            <text:p>294</text:p>
          </table:table-cell>
          <table:table-cell office:value-type="float" office:value="180" calcext:value-type="float">
            <text:p>180</text:p>
          </table:table-cell>
          <table:table-cell table:formula="of:=[.G21]/[.F21]" office:value-type="float" office:value="0.035888671875" calcext:value-type="float">
            <text:p>0.035888671875</text:p>
          </table:table-cell>
          <table:table-cell table:number-columns-repeated="1015"/>
        </table:table-row>
        <table:table-row table:style-name="ro1">
          <table:table-cell table:formula="of:=2*[.A21]" office:value-type="float" office:value="1073741824" calcext:value-type="float">
            <text:p>1073741824</text:p>
          </table:table-cell>
          <table:table-cell table:formula="of:=AVERAGE([.G122:.G127])" office:value-type="float" office:value="9098446.83333333" calcext:value-type="float">
            <text:p>9098446.83333333</text:p>
          </table:table-cell>
          <table:table-cell table:formula="of:=[.B22]/[.A22]" office:value-type="float" office:value="0.00847358892982205" calcext:value-type="float">
            <text:p>0.008473588929822</text:p>
          </table:table-cell>
          <table:table-cell table:formula="of:=[.B22]/[.B21]" office:value-type="float" office:value="1.96518476880208" calcext:value-type="float">
            <text:p>1.96518476880208</text:p>
          </table:table-cell>
          <table:table-cell table:formula="of:=[.A22]/[.B22]" office:value-type="float" office:value="118.013749343043" calcext:value-type="float">
            <text:p>118.013749343043</text:p>
          </table:table-cell>
          <table:table-cell office:value-type="float" office:value="8192" calcext:value-type="float">
            <text:p>8192</text:p>
          </table:table-cell>
          <table:table-cell office:value-type="float" office:value="253" calcext:value-type="float">
            <text:p>253</text:p>
          </table:table-cell>
          <table:table-cell office:value-type="float" office:value="188" calcext:value-type="float">
            <text:p>188</text:p>
          </table:table-cell>
          <table:table-cell table:formula="of:=[.G22]/[.F22]" office:value-type="float" office:value="0.0308837890625" calcext:value-type="float">
            <text:p>0.03088378906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192" calcext:value-type="float">
            <text:p>8192</text:p>
          </table:table-cell>
          <table:table-cell office:value-type="float" office:value="246" calcext:value-type="float">
            <text:p>246</text:p>
          </table:table-cell>
          <table:table-cell office:value-type="float" office:value="188" calcext:value-type="float">
            <text:p>188</text:p>
          </table:table-cell>
          <table:table-cell table:formula="of:=[.G23]/[.F23]" office:value-type="float" office:value="0.030029296875" calcext:value-type="float">
            <text:p>0.030029296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192" calcext:value-type="float">
            <text:p>8192</text:p>
          </table:table-cell>
          <table:table-cell office:value-type="float" office:value="272" calcext:value-type="float">
            <text:p>272</text:p>
          </table:table-cell>
          <table:table-cell office:value-type="float" office:value="204" calcext:value-type="float">
            <text:p>204</text:p>
          </table:table-cell>
          <table:table-cell table:formula="of:=[.G24]/[.F24]" office:value-type="float" office:value="0.033203125" calcext:value-type="float">
            <text:p>0.0332031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192" calcext:value-type="float">
            <text:p>8192</text:p>
          </table:table-cell>
          <table:table-cell office:value-type="float" office:value="259" calcext:value-type="float">
            <text:p>259</text:p>
          </table:table-cell>
          <table:table-cell office:value-type="float" office:value="194" calcext:value-type="float">
            <text:p>194</text:p>
          </table:table-cell>
          <table:table-cell table:formula="of:=[.G25]/[.F25]" office:value-type="float" office:value="0.0316162109375" calcext:value-type="float">
            <text:p>0.03161621093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384" calcext:value-type="float">
            <text:p>16384</text:p>
          </table:table-cell>
          <table:table-cell office:value-type="float" office:value="331" calcext:value-type="float">
            <text:p>331</text:p>
          </table:table-cell>
          <table:table-cell office:value-type="float" office:value="391" calcext:value-type="float">
            <text:p>391</text:p>
          </table:table-cell>
          <table:table-cell table:formula="of:=[.G26]/[.F26]" office:value-type="float" office:value="0.02020263671875" calcext:value-type="float">
            <text:p>0.02020263671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384" calcext:value-type="float">
            <text:p>16384</text:p>
          </table:table-cell>
          <table:table-cell office:value-type="float" office:value="504" calcext:value-type="float">
            <text:p>504</text:p>
          </table:table-cell>
          <table:table-cell office:value-type="float" office:value="362" calcext:value-type="float">
            <text:p>362</text:p>
          </table:table-cell>
          <table:table-cell table:formula="of:=[.G27]/[.F27]" office:value-type="float" office:value="0.03076171875" calcext:value-type="float">
            <text:p>0.03076171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384" calcext:value-type="float">
            <text:p>16384</text:p>
          </table:table-cell>
          <table:table-cell office:value-type="float" office:value="337" calcext:value-type="float">
            <text:p>337</text:p>
          </table:table-cell>
          <table:table-cell office:value-type="float" office:value="382" calcext:value-type="float">
            <text:p>382</text:p>
          </table:table-cell>
          <table:table-cell table:formula="of:=[.G28]/[.F28]" office:value-type="float" office:value="0.02056884765625" calcext:value-type="float">
            <text:p>0.020568847656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384" calcext:value-type="float">
            <text:p>16384</text:p>
          </table:table-cell>
          <table:table-cell office:value-type="float" office:value="315" calcext:value-type="float">
            <text:p>315</text:p>
          </table:table-cell>
          <table:table-cell office:value-type="float" office:value="381" calcext:value-type="float">
            <text:p>381</text:p>
          </table:table-cell>
          <table:table-cell table:formula="of:=[.G29]/[.F29]" office:value-type="float" office:value="0.01922607421875" calcext:value-type="float">
            <text:p>0.01922607421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384" calcext:value-type="float">
            <text:p>16384</text:p>
          </table:table-cell>
          <table:table-cell office:value-type="float" office:value="303" calcext:value-type="float">
            <text:p>303</text:p>
          </table:table-cell>
          <table:table-cell office:value-type="float" office:value="396" calcext:value-type="float">
            <text:p>396</text:p>
          </table:table-cell>
          <table:table-cell table:formula="of:=[.G30]/[.F30]" office:value-type="float" office:value="0.01849365234375" calcext:value-type="float">
            <text:p>0.018493652343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384" calcext:value-type="float">
            <text:p>16384</text:p>
          </table:table-cell>
          <table:table-cell office:value-type="float" office:value="301" calcext:value-type="float">
            <text:p>301</text:p>
          </table:table-cell>
          <table:table-cell office:value-type="float" office:value="392" calcext:value-type="float">
            <text:p>392</text:p>
          </table:table-cell>
          <table:table-cell table:formula="of:=[.G31]/[.F31]" office:value-type="float" office:value="0.01837158203125" calcext:value-type="float">
            <text:p>0.018371582031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2768" calcext:value-type="float">
            <text:p>32768</text:p>
          </table:table-cell>
          <table:table-cell office:value-type="float" office:value="412" calcext:value-type="float">
            <text:p>412</text:p>
          </table:table-cell>
          <table:table-cell office:value-type="float" office:value="782" calcext:value-type="float">
            <text:p>782</text:p>
          </table:table-cell>
          <table:table-cell table:formula="of:=[.G32]/[.F32]" office:value-type="float" office:value="0.0125732421875" calcext:value-type="float">
            <text:p>0.0125732421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2768" calcext:value-type="float">
            <text:p>32768</text:p>
          </table:table-cell>
          <table:table-cell office:value-type="float" office:value="462" calcext:value-type="float">
            <text:p>462</text:p>
          </table:table-cell>
          <table:table-cell office:value-type="float" office:value="749" calcext:value-type="float">
            <text:p>749</text:p>
          </table:table-cell>
          <table:table-cell table:formula="of:=[.G33]/[.F33]" office:value-type="float" office:value="0.01409912109375" calcext:value-type="float">
            <text:p>0.014099121093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2768" calcext:value-type="float">
            <text:p>32768</text:p>
          </table:table-cell>
          <table:table-cell office:value-type="float" office:value="411" calcext:value-type="float">
            <text:p>411</text:p>
          </table:table-cell>
          <table:table-cell office:value-type="float" office:value="772" calcext:value-type="float">
            <text:p>772</text:p>
          </table:table-cell>
          <table:table-cell table:formula="of:=[.G34]/[.F34]" office:value-type="float" office:value="0.012542724609375" calcext:value-type="float">
            <text:p>0.0125427246093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2768" calcext:value-type="float">
            <text:p>32768</text:p>
          </table:table-cell>
          <table:table-cell office:value-type="float" office:value="412" calcext:value-type="float">
            <text:p>412</text:p>
          </table:table-cell>
          <table:table-cell office:value-type="float" office:value="780" calcext:value-type="float">
            <text:p>780</text:p>
          </table:table-cell>
          <table:table-cell table:formula="of:=[.G35]/[.F35]" office:value-type="float" office:value="0.0125732421875" calcext:value-type="float">
            <text:p>0.0125732421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2768" calcext:value-type="float">
            <text:p>32768</text:p>
          </table:table-cell>
          <table:table-cell office:value-type="float" office:value="410" calcext:value-type="float">
            <text:p>410</text:p>
          </table:table-cell>
          <table:table-cell office:value-type="float" office:value="1736" calcext:value-type="float">
            <text:p>1736</text:p>
          </table:table-cell>
          <table:table-cell table:formula="of:=[.G36]/[.F36]" office:value-type="float" office:value="0.01251220703125" calcext:value-type="float">
            <text:p>0.012512207031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2768" calcext:value-type="float">
            <text:p>32768</text:p>
          </table:table-cell>
          <table:table-cell office:value-type="float" office:value="419" calcext:value-type="float">
            <text:p>419</text:p>
          </table:table-cell>
          <table:table-cell office:value-type="float" office:value="822" calcext:value-type="float">
            <text:p>822</text:p>
          </table:table-cell>
          <table:table-cell table:formula="of:=[.G37]/[.F37]" office:value-type="float" office:value="0.012786865234375" calcext:value-type="float">
            <text:p>0.0127868652343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5536" calcext:value-type="float">
            <text:p>65536</text:p>
          </table:table-cell>
          <table:table-cell office:value-type="float" office:value="949" calcext:value-type="float">
            <text:p>949</text:p>
          </table:table-cell>
          <table:table-cell office:value-type="float" office:value="1582" calcext:value-type="float">
            <text:p>1582</text:p>
          </table:table-cell>
          <table:table-cell table:formula="of:=[.G38]/[.F38]" office:value-type="float" office:value="0.0144805908203125" calcext:value-type="float">
            <text:p>0.01448059082031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5536" calcext:value-type="float">
            <text:p>65536</text:p>
          </table:table-cell>
          <table:table-cell office:value-type="float" office:value="711" calcext:value-type="float">
            <text:p>711</text:p>
          </table:table-cell>
          <table:table-cell office:value-type="float" office:value="1562" calcext:value-type="float">
            <text:p>1562</text:p>
          </table:table-cell>
          <table:table-cell table:formula="of:=[.G39]/[.F39]" office:value-type="float" office:value="0.0108489990234375" calcext:value-type="float">
            <text:p>0.01084899902343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5536" calcext:value-type="float">
            <text:p>65536</text:p>
          </table:table-cell>
          <table:table-cell office:value-type="float" office:value="692" calcext:value-type="float">
            <text:p>692</text:p>
          </table:table-cell>
          <table:table-cell office:value-type="float" office:value="1518" calcext:value-type="float">
            <text:p>1518</text:p>
          </table:table-cell>
          <table:table-cell table:formula="of:=[.G40]/[.F40]" office:value-type="float" office:value="0.01055908203125" calcext:value-type="float">
            <text:p>0.010559082031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5536" calcext:value-type="float">
            <text:p>65536</text:p>
          </table:table-cell>
          <table:table-cell office:value-type="float" office:value="695" calcext:value-type="float">
            <text:p>695</text:p>
          </table:table-cell>
          <table:table-cell office:value-type="float" office:value="1556" calcext:value-type="float">
            <text:p>1556</text:p>
          </table:table-cell>
          <table:table-cell table:formula="of:=[.G41]/[.F41]" office:value-type="float" office:value="0.0106048583984375" calcext:value-type="float">
            <text:p>0.01060485839843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5536" calcext:value-type="float">
            <text:p>65536</text:p>
          </table:table-cell>
          <table:table-cell office:value-type="float" office:value="682" calcext:value-type="float">
            <text:p>682</text:p>
          </table:table-cell>
          <table:table-cell office:value-type="float" office:value="1508" calcext:value-type="float">
            <text:p>1508</text:p>
          </table:table-cell>
          <table:table-cell table:formula="of:=[.G42]/[.F42]" office:value-type="float" office:value="0.010406494140625" calcext:value-type="float">
            <text:p>0.0104064941406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5536" calcext:value-type="float">
            <text:p>65536</text:p>
          </table:table-cell>
          <table:table-cell office:value-type="float" office:value="678" calcext:value-type="float">
            <text:p>678</text:p>
          </table:table-cell>
          <table:table-cell office:value-type="float" office:value="1583" calcext:value-type="float">
            <text:p>1583</text:p>
          </table:table-cell>
          <table:table-cell table:formula="of:=[.G43]/[.F43]" office:value-type="float" office:value="0.010345458984375" calcext:value-type="float">
            <text:p>0.0103454589843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1072" calcext:value-type="float">
            <text:p>131072</text:p>
          </table:table-cell>
          <table:table-cell office:value-type="float" office:value="1215" calcext:value-type="float">
            <text:p>1215</text:p>
          </table:table-cell>
          <table:table-cell office:value-type="float" office:value="3162" calcext:value-type="float">
            <text:p>3162</text:p>
          </table:table-cell>
          <table:table-cell table:formula="of:=[.G44]/[.F44]" office:value-type="float" office:value="0.00926971435546875" calcext:value-type="float">
            <text:p>0.00926971435546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1072" calcext:value-type="float">
            <text:p>131072</text:p>
          </table:table-cell>
          <table:table-cell office:value-type="float" office:value="1203" calcext:value-type="float">
            <text:p>1203</text:p>
          </table:table-cell>
          <table:table-cell office:value-type="float" office:value="3233" calcext:value-type="float">
            <text:p>3233</text:p>
          </table:table-cell>
          <table:table-cell table:formula="of:=[.G45]/[.F45]" office:value-type="float" office:value="0.00917816162109375" calcext:value-type="float">
            <text:p>0.00917816162109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1072" calcext:value-type="float">
            <text:p>131072</text:p>
          </table:table-cell>
          <table:table-cell office:value-type="float" office:value="1193" calcext:value-type="float">
            <text:p>1193</text:p>
          </table:table-cell>
          <table:table-cell office:value-type="float" office:value="3440" calcext:value-type="float">
            <text:p>3440</text:p>
          </table:table-cell>
          <table:table-cell table:formula="of:=[.G46]/[.F46]" office:value-type="float" office:value="0.00910186767578125" calcext:value-type="float">
            <text:p>0.00910186767578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1072" calcext:value-type="float">
            <text:p>131072</text:p>
          </table:table-cell>
          <table:table-cell office:value-type="float" office:value="1207" calcext:value-type="float">
            <text:p>1207</text:p>
          </table:table-cell>
          <table:table-cell office:value-type="float" office:value="3173" calcext:value-type="float">
            <text:p>3173</text:p>
          </table:table-cell>
          <table:table-cell table:formula="of:=[.G47]/[.F47]" office:value-type="float" office:value="0.00920867919921875" calcext:value-type="float">
            <text:p>0.00920867919921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1072" calcext:value-type="float">
            <text:p>131072</text:p>
          </table:table-cell>
          <table:table-cell office:value-type="float" office:value="1258" calcext:value-type="float">
            <text:p>1258</text:p>
          </table:table-cell>
          <table:table-cell office:value-type="float" office:value="3105" calcext:value-type="float">
            <text:p>3105</text:p>
          </table:table-cell>
          <table:table-cell table:formula="of:=[.G48]/[.F48]" office:value-type="float" office:value="0.0095977783203125" calcext:value-type="float">
            <text:p>0.00959777832031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1072" calcext:value-type="float">
            <text:p>131072</text:p>
          </table:table-cell>
          <table:table-cell office:value-type="float" office:value="1203" calcext:value-type="float">
            <text:p>1203</text:p>
          </table:table-cell>
          <table:table-cell office:value-type="float" office:value="3393" calcext:value-type="float">
            <text:p>3393</text:p>
          </table:table-cell>
          <table:table-cell table:formula="of:=[.G49]/[.F49]" office:value-type="float" office:value="0.00917816162109375" calcext:value-type="float">
            <text:p>0.00917816162109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2144" calcext:value-type="float">
            <text:p>262144</text:p>
          </table:table-cell>
          <table:table-cell office:value-type="float" office:value="2291" calcext:value-type="float">
            <text:p>2291</text:p>
          </table:table-cell>
          <table:table-cell office:value-type="float" office:value="6478" calcext:value-type="float">
            <text:p>6478</text:p>
          </table:table-cell>
          <table:table-cell table:formula="of:=[.G50]/[.F50]" office:value-type="float" office:value="0.00873947143554688" calcext:value-type="float">
            <text:p>0.00873947143554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2144" calcext:value-type="float">
            <text:p>262144</text:p>
          </table:table-cell>
          <table:table-cell office:value-type="float" office:value="2705" calcext:value-type="float">
            <text:p>2705</text:p>
          </table:table-cell>
          <table:table-cell office:value-type="float" office:value="5962" calcext:value-type="float">
            <text:p>5962</text:p>
          </table:table-cell>
          <table:table-cell table:formula="of:=[.G51]/[.F51]" office:value-type="float" office:value="0.0103187561035156" calcext:value-type="float">
            <text:p>0.01031875610351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2144" calcext:value-type="float">
            <text:p>262144</text:p>
          </table:table-cell>
          <table:table-cell office:value-type="float" office:value="2289" calcext:value-type="float">
            <text:p>2289</text:p>
          </table:table-cell>
          <table:table-cell office:value-type="float" office:value="6437" calcext:value-type="float">
            <text:p>6437</text:p>
          </table:table-cell>
          <table:table-cell table:formula="of:=[.G52]/[.F52]" office:value-type="float" office:value="0.00873184204101563" calcext:value-type="float">
            <text:p>0.00873184204101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2144" calcext:value-type="float">
            <text:p>262144</text:p>
          </table:table-cell>
          <table:table-cell office:value-type="float" office:value="2295" calcext:value-type="float">
            <text:p>2295</text:p>
          </table:table-cell>
          <table:table-cell office:value-type="float" office:value="6186" calcext:value-type="float">
            <text:p>6186</text:p>
          </table:table-cell>
          <table:table-cell table:formula="of:=[.G53]/[.F53]" office:value-type="float" office:value="0.00875473022460938" calcext:value-type="float">
            <text:p>0.00875473022460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2144" calcext:value-type="float">
            <text:p>262144</text:p>
          </table:table-cell>
          <table:table-cell office:value-type="float" office:value="2492" calcext:value-type="float">
            <text:p>2492</text:p>
          </table:table-cell>
          <table:table-cell office:value-type="float" office:value="6176" calcext:value-type="float">
            <text:p>6176</text:p>
          </table:table-cell>
          <table:table-cell table:formula="of:=[.G54]/[.F54]" office:value-type="float" office:value="0.0095062255859375" calcext:value-type="float">
            <text:p>0.00950622558593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2144" calcext:value-type="float">
            <text:p>262144</text:p>
          </table:table-cell>
          <table:table-cell office:value-type="float" office:value="2454" calcext:value-type="float">
            <text:p>2454</text:p>
          </table:table-cell>
          <table:table-cell office:value-type="float" office:value="6666" calcext:value-type="float">
            <text:p>6666</text:p>
          </table:table-cell>
          <table:table-cell table:formula="of:=[.G55]/[.F55]" office:value-type="float" office:value="0.00936126708984375" calcext:value-type="float">
            <text:p>0.00936126708984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24288" calcext:value-type="float">
            <text:p>524288</text:p>
          </table:table-cell>
          <table:table-cell office:value-type="float" office:value="5820" calcext:value-type="float">
            <text:p>5820</text:p>
          </table:table-cell>
          <table:table-cell office:value-type="float" office:value="12897" calcext:value-type="float">
            <text:p>12897</text:p>
          </table:table-cell>
          <table:table-cell table:formula="of:=[.G56]/[.F56]" office:value-type="float" office:value="0.0111007690429688" calcext:value-type="float">
            <text:p>0.01110076904296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24288" calcext:value-type="float">
            <text:p>524288</text:p>
          </table:table-cell>
          <table:table-cell office:value-type="float" office:value="4361" calcext:value-type="float">
            <text:p>4361</text:p>
          </table:table-cell>
          <table:table-cell office:value-type="float" office:value="12023" calcext:value-type="float">
            <text:p>12023</text:p>
          </table:table-cell>
          <table:table-cell table:formula="of:=[.G57]/[.F57]" office:value-type="float" office:value="0.00831794738769531" calcext:value-type="float">
            <text:p>0.00831794738769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24288" calcext:value-type="float">
            <text:p>524288</text:p>
          </table:table-cell>
          <table:table-cell office:value-type="float" office:value="4211" calcext:value-type="float">
            <text:p>4211</text:p>
          </table:table-cell>
          <table:table-cell office:value-type="float" office:value="13091" calcext:value-type="float">
            <text:p>13091</text:p>
          </table:table-cell>
          <table:table-cell table:formula="of:=[.G58]/[.F58]" office:value-type="float" office:value="0.00803184509277344" calcext:value-type="float">
            <text:p>0.00803184509277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24288" calcext:value-type="float">
            <text:p>524288</text:p>
          </table:table-cell>
          <table:table-cell office:value-type="float" office:value="4350" calcext:value-type="float">
            <text:p>4350</text:p>
          </table:table-cell>
          <table:table-cell office:value-type="float" office:value="11922" calcext:value-type="float">
            <text:p>11922</text:p>
          </table:table-cell>
          <table:table-cell table:formula="of:=[.G59]/[.F59]" office:value-type="float" office:value="0.00829696655273438" calcext:value-type="float">
            <text:p>0.00829696655273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24288" calcext:value-type="float">
            <text:p>524288</text:p>
          </table:table-cell>
          <table:table-cell office:value-type="float" office:value="4465" calcext:value-type="float">
            <text:p>4465</text:p>
          </table:table-cell>
          <table:table-cell office:value-type="float" office:value="12448" calcext:value-type="float">
            <text:p>12448</text:p>
          </table:table-cell>
          <table:table-cell table:formula="of:=[.G60]/[.F60]" office:value-type="float" office:value="0.00851631164550781" calcext:value-type="float">
            <text:p>0.00851631164550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24288" calcext:value-type="float">
            <text:p>524288</text:p>
          </table:table-cell>
          <table:table-cell office:value-type="float" office:value="4615" calcext:value-type="float">
            <text:p>4615</text:p>
          </table:table-cell>
          <table:table-cell office:value-type="float" office:value="12738" calcext:value-type="float">
            <text:p>12738</text:p>
          </table:table-cell>
          <table:table-cell table:formula="of:=[.G61]/[.F61]" office:value-type="float" office:value="0.00880241394042969" calcext:value-type="float">
            <text:p>0.0088024139404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48576" calcext:value-type="float">
            <text:p>1048576</text:p>
          </table:table-cell>
          <table:table-cell office:value-type="float" office:value="9157" calcext:value-type="float">
            <text:p>9157</text:p>
          </table:table-cell>
          <table:table-cell office:value-type="float" office:value="26685" calcext:value-type="float">
            <text:p>26685</text:p>
          </table:table-cell>
          <table:table-cell table:formula="of:=[.G62]/[.F62]" office:value-type="float" office:value="0.00873279571533203" calcext:value-type="float">
            <text:p>0.00873279571533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48576" calcext:value-type="float">
            <text:p>1048576</text:p>
          </table:table-cell>
          <table:table-cell office:value-type="float" office:value="10638" calcext:value-type="float">
            <text:p>10638</text:p>
          </table:table-cell>
          <table:table-cell office:value-type="float" office:value="29797" calcext:value-type="float">
            <text:p>29797</text:p>
          </table:table-cell>
          <table:table-cell table:formula="of:=[.G63]/[.F63]" office:value-type="float" office:value="0.0101451873779297" calcext:value-type="float">
            <text:p>0.0101451873779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48576" calcext:value-type="float">
            <text:p>1048576</text:p>
          </table:table-cell>
          <table:table-cell office:value-type="float" office:value="10508" calcext:value-type="float">
            <text:p>10508</text:p>
          </table:table-cell>
          <table:table-cell office:value-type="float" office:value="26128" calcext:value-type="float">
            <text:p>26128</text:p>
          </table:table-cell>
          <table:table-cell table:formula="of:=[.G64]/[.F64]" office:value-type="float" office:value="0.0100212097167969" calcext:value-type="float">
            <text:p>0.01002120971679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48576" calcext:value-type="float">
            <text:p>1048576</text:p>
          </table:table-cell>
          <table:table-cell office:value-type="float" office:value="10133" calcext:value-type="float">
            <text:p>10133</text:p>
          </table:table-cell>
          <table:table-cell office:value-type="float" office:value="23544" calcext:value-type="float">
            <text:p>23544</text:p>
          </table:table-cell>
          <table:table-cell table:formula="of:=[.G65]/[.F65]" office:value-type="float" office:value="0.00966358184814453" calcext:value-type="float">
            <text:p>0.00966358184814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48576" calcext:value-type="float">
            <text:p>1048576</text:p>
          </table:table-cell>
          <table:table-cell office:value-type="float" office:value="11194" calcext:value-type="float">
            <text:p>11194</text:p>
          </table:table-cell>
          <table:table-cell office:value-type="float" office:value="26427" calcext:value-type="float">
            <text:p>26427</text:p>
          </table:table-cell>
          <table:table-cell table:formula="of:=[.G66]/[.F66]" office:value-type="float" office:value="0.0106754302978516" calcext:value-type="float">
            <text:p>0.01067543029785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48576" calcext:value-type="float">
            <text:p>1048576</text:p>
          </table:table-cell>
          <table:table-cell office:value-type="float" office:value="9808" calcext:value-type="float">
            <text:p>9808</text:p>
          </table:table-cell>
          <table:table-cell office:value-type="float" office:value="28486" calcext:value-type="float">
            <text:p>28486</text:p>
          </table:table-cell>
          <table:table-cell table:formula="of:=[.G67]/[.F67]" office:value-type="float" office:value="0.0093536376953125" calcext:value-type="float">
            <text:p>0.00935363769531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097152" calcext:value-type="float">
            <text:p>2097152</text:p>
          </table:table-cell>
          <table:table-cell office:value-type="float" office:value="19024" calcext:value-type="float">
            <text:p>19024</text:p>
          </table:table-cell>
          <table:table-cell office:value-type="float" office:value="58080" calcext:value-type="float">
            <text:p>58080</text:p>
          </table:table-cell>
          <table:table-cell table:formula="of:=[.G68]/[.F68]" office:value-type="float" office:value="0.00907135009765625" calcext:value-type="float">
            <text:p>0.00907135009765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097152" calcext:value-type="float">
            <text:p>2097152</text:p>
          </table:table-cell>
          <table:table-cell office:value-type="float" office:value="17858" calcext:value-type="float">
            <text:p>17858</text:p>
          </table:table-cell>
          <table:table-cell office:value-type="float" office:value="48838" calcext:value-type="float">
            <text:p>48838</text:p>
          </table:table-cell>
          <table:table-cell table:formula="of:=[.G69]/[.F69]" office:value-type="float" office:value="0.00851535797119141" calcext:value-type="float">
            <text:p>0.00851535797119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097152" calcext:value-type="float">
            <text:p>2097152</text:p>
          </table:table-cell>
          <table:table-cell office:value-type="float" office:value="18348" calcext:value-type="float">
            <text:p>18348</text:p>
          </table:table-cell>
          <table:table-cell office:value-type="float" office:value="54775" calcext:value-type="float">
            <text:p>54775</text:p>
          </table:table-cell>
          <table:table-cell table:formula="of:=[.G70]/[.F70]" office:value-type="float" office:value="0.00874900817871094" calcext:value-type="float">
            <text:p>0.00874900817871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097152" calcext:value-type="float">
            <text:p>2097152</text:p>
          </table:table-cell>
          <table:table-cell office:value-type="float" office:value="18274" calcext:value-type="float">
            <text:p>18274</text:p>
          </table:table-cell>
          <table:table-cell office:value-type="float" office:value="48761" calcext:value-type="float">
            <text:p>48761</text:p>
          </table:table-cell>
          <table:table-cell table:formula="of:=[.G71]/[.F71]" office:value-type="float" office:value="0.00871372222900391" calcext:value-type="float">
            <text:p>0.00871372222900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097152" calcext:value-type="float">
            <text:p>2097152</text:p>
          </table:table-cell>
          <table:table-cell office:value-type="float" office:value="19791" calcext:value-type="float">
            <text:p>19791</text:p>
          </table:table-cell>
          <table:table-cell office:value-type="float" office:value="51345" calcext:value-type="float">
            <text:p>51345</text:p>
          </table:table-cell>
          <table:table-cell table:formula="of:=[.G72]/[.F72]" office:value-type="float" office:value="0.00943708419799805" calcext:value-type="float">
            <text:p>0.00943708419799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097152" calcext:value-type="float">
            <text:p>2097152</text:p>
          </table:table-cell>
          <table:table-cell office:value-type="float" office:value="18216" calcext:value-type="float">
            <text:p>18216</text:p>
          </table:table-cell>
          <table:table-cell office:value-type="float" office:value="50148" calcext:value-type="float">
            <text:p>50148</text:p>
          </table:table-cell>
          <table:table-cell table:formula="of:=[.G73]/[.F73]" office:value-type="float" office:value="0.00868606567382813" calcext:value-type="float">
            <text:p>0.00868606567382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4194304" calcext:value-type="float">
            <text:p>4194304</text:p>
          </table:table-cell>
          <table:table-cell office:value-type="float" office:value="38916" calcext:value-type="float">
            <text:p>38916</text:p>
          </table:table-cell>
          <table:table-cell office:value-type="float" office:value="110066" calcext:value-type="float">
            <text:p>110066</text:p>
          </table:table-cell>
          <table:table-cell table:formula="of:=[.G74]/[.F74]" office:value-type="float" office:value="0.00927829742431641" calcext:value-type="float">
            <text:p>0.00927829742431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4194304" calcext:value-type="float">
            <text:p>4194304</text:p>
          </table:table-cell>
          <table:table-cell office:value-type="float" office:value="37001" calcext:value-type="float">
            <text:p>37001</text:p>
          </table:table-cell>
          <table:table-cell office:value-type="float" office:value="96141" calcext:value-type="float">
            <text:p>96141</text:p>
          </table:table-cell>
          <table:table-cell table:formula="of:=[.G75]/[.F75]" office:value-type="float" office:value="0.00882172584533691" calcext:value-type="float">
            <text:p>0.00882172584533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4194304" calcext:value-type="float">
            <text:p>4194304</text:p>
          </table:table-cell>
          <table:table-cell office:value-type="float" office:value="39925" calcext:value-type="float">
            <text:p>39925</text:p>
          </table:table-cell>
          <table:table-cell office:value-type="float" office:value="110488" calcext:value-type="float">
            <text:p>110488</text:p>
          </table:table-cell>
          <table:table-cell table:formula="of:=[.G76]/[.F76]" office:value-type="float" office:value="0.00951886177062988" calcext:value-type="float">
            <text:p>0.0095188617706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4194304" calcext:value-type="float">
            <text:p>4194304</text:p>
          </table:table-cell>
          <table:table-cell office:value-type="float" office:value="38270" calcext:value-type="float">
            <text:p>38270</text:p>
          </table:table-cell>
          <table:table-cell office:value-type="float" office:value="93479" calcext:value-type="float">
            <text:p>93479</text:p>
          </table:table-cell>
          <table:table-cell table:formula="of:=[.G77]/[.F77]" office:value-type="float" office:value="0.0091242790222168" calcext:value-type="float">
            <text:p>0.00912427902221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4194304" calcext:value-type="float">
            <text:p>4194304</text:p>
          </table:table-cell>
          <table:table-cell office:value-type="float" office:value="38448" calcext:value-type="float">
            <text:p>38448</text:p>
          </table:table-cell>
          <table:table-cell office:value-type="float" office:value="105131" calcext:value-type="float">
            <text:p>105131</text:p>
          </table:table-cell>
          <table:table-cell table:formula="of:=[.G78]/[.F78]" office:value-type="float" office:value="0.00916671752929688" calcext:value-type="float">
            <text:p>0.00916671752929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4194304" calcext:value-type="float">
            <text:p>4194304</text:p>
          </table:table-cell>
          <table:table-cell office:value-type="float" office:value="37639" calcext:value-type="float">
            <text:p>37639</text:p>
          </table:table-cell>
          <table:table-cell office:value-type="float" office:value="100235" calcext:value-type="float">
            <text:p>100235</text:p>
          </table:table-cell>
          <table:table-cell table:formula="of:=[.G79]/[.F79]" office:value-type="float" office:value="0.00897383689880371" calcext:value-type="float">
            <text:p>0.00897383689880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388608" calcext:value-type="float">
            <text:p>8388608</text:p>
          </table:table-cell>
          <table:table-cell office:value-type="float" office:value="78258" calcext:value-type="float">
            <text:p>78258</text:p>
          </table:table-cell>
          <table:table-cell office:value-type="float" office:value="207521" calcext:value-type="float">
            <text:p>207521</text:p>
          </table:table-cell>
          <table:table-cell table:formula="of:=[.G80]/[.F80]" office:value-type="float" office:value="0.00932908058166504" calcext:value-type="float">
            <text:p>0.00932908058166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388608" calcext:value-type="float">
            <text:p>8388608</text:p>
          </table:table-cell>
          <table:table-cell office:value-type="float" office:value="76634" calcext:value-type="float">
            <text:p>76634</text:p>
          </table:table-cell>
          <table:table-cell office:value-type="float" office:value="200621" calcext:value-type="float">
            <text:p>200621</text:p>
          </table:table-cell>
          <table:table-cell table:formula="of:=[.G81]/[.F81]" office:value-type="float" office:value="0.00913548469543457" calcext:value-type="float">
            <text:p>0.00913548469543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388608" calcext:value-type="float">
            <text:p>8388608</text:p>
          </table:table-cell>
          <table:table-cell office:value-type="float" office:value="79636" calcext:value-type="float">
            <text:p>79636</text:p>
          </table:table-cell>
          <table:table-cell office:value-type="float" office:value="220011" calcext:value-type="float">
            <text:p>220011</text:p>
          </table:table-cell>
          <table:table-cell table:formula="of:=[.G82]/[.F82]" office:value-type="float" office:value="0.00949335098266602" calcext:value-type="float">
            <text:p>0.00949335098266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388608" calcext:value-type="float">
            <text:p>8388608</text:p>
          </table:table-cell>
          <table:table-cell office:value-type="float" office:value="77715" calcext:value-type="float">
            <text:p>77715</text:p>
          </table:table-cell>
          <table:table-cell office:value-type="float" office:value="185885" calcext:value-type="float">
            <text:p>185885</text:p>
          </table:table-cell>
          <table:table-cell table:formula="of:=[.G83]/[.F83]" office:value-type="float" office:value="0.00926434993743897" calcext:value-type="float">
            <text:p>0.0092643499374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388608" calcext:value-type="float">
            <text:p>8388608</text:p>
          </table:table-cell>
          <table:table-cell office:value-type="float" office:value="78869" calcext:value-type="float">
            <text:p>78869</text:p>
          </table:table-cell>
          <table:table-cell office:value-type="float" office:value="207281" calcext:value-type="float">
            <text:p>207281</text:p>
          </table:table-cell>
          <table:table-cell table:formula="of:=[.G84]/[.F84]" office:value-type="float" office:value="0.00940191745758057" calcext:value-type="float">
            <text:p>0.00940191745758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388608" calcext:value-type="float">
            <text:p>8388608</text:p>
          </table:table-cell>
          <table:table-cell office:value-type="float" office:value="77672" calcext:value-type="float">
            <text:p>77672</text:p>
          </table:table-cell>
          <table:table-cell office:value-type="float" office:value="200170" calcext:value-type="float">
            <text:p>200170</text:p>
          </table:table-cell>
          <table:table-cell table:formula="of:=[.G85]/[.F85]" office:value-type="float" office:value="0.00925922393798828" calcext:value-type="float">
            <text:p>0.00925922393798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777216" calcext:value-type="float">
            <text:p>16777216</text:p>
          </table:table-cell>
          <table:table-cell office:value-type="float" office:value="141521" calcext:value-type="float">
            <text:p>141521</text:p>
          </table:table-cell>
          <table:table-cell office:value-type="float" office:value="402723" calcext:value-type="float">
            <text:p>402723</text:p>
          </table:table-cell>
          <table:table-cell table:formula="of:=[.G86]/[.F86]" office:value-type="float" office:value="0.00843530893325806" calcext:value-type="float">
            <text:p>0.00843530893325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777216" calcext:value-type="float">
            <text:p>16777216</text:p>
          </table:table-cell>
          <table:table-cell office:value-type="float" office:value="144621" calcext:value-type="float">
            <text:p>144621</text:p>
          </table:table-cell>
          <table:table-cell office:value-type="float" office:value="384212" calcext:value-type="float">
            <text:p>384212</text:p>
          </table:table-cell>
          <table:table-cell table:formula="of:=[.G87]/[.F87]" office:value-type="float" office:value="0.00862008333206177" calcext:value-type="float">
            <text:p>0.00862008333206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777216" calcext:value-type="float">
            <text:p>16777216</text:p>
          </table:table-cell>
          <table:table-cell office:value-type="float" office:value="145733" calcext:value-type="float">
            <text:p>145733</text:p>
          </table:table-cell>
          <table:table-cell office:value-type="float" office:value="436530" calcext:value-type="float">
            <text:p>436530</text:p>
          </table:table-cell>
          <table:table-cell table:formula="of:=[.G88]/[.F88]" office:value-type="float" office:value="0.008686363697052" calcext:value-type="float">
            <text:p>0.00868636369705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777216" calcext:value-type="float">
            <text:p>16777216</text:p>
          </table:table-cell>
          <table:table-cell office:value-type="float" office:value="142250" calcext:value-type="float">
            <text:p>142250</text:p>
          </table:table-cell>
          <table:table-cell office:value-type="float" office:value="372881" calcext:value-type="float">
            <text:p>372881</text:p>
          </table:table-cell>
          <table:table-cell table:formula="of:=[.G89]/[.F89]" office:value-type="float" office:value="0.00847876071929932" calcext:value-type="float">
            <text:p>0.00847876071929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777216" calcext:value-type="float">
            <text:p>16777216</text:p>
          </table:table-cell>
          <table:table-cell office:value-type="float" office:value="144830" calcext:value-type="float">
            <text:p>144830</text:p>
          </table:table-cell>
          <table:table-cell office:value-type="float" office:value="419153" calcext:value-type="float">
            <text:p>419153</text:p>
          </table:table-cell>
          <table:table-cell table:formula="of:=[.G90]/[.F90]" office:value-type="float" office:value="0.00863254070281982" calcext:value-type="float">
            <text:p>0.0086325407028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777216" calcext:value-type="float">
            <text:p>16777216</text:p>
          </table:table-cell>
          <table:table-cell office:value-type="float" office:value="142435" calcext:value-type="float">
            <text:p>142435</text:p>
          </table:table-cell>
          <table:table-cell office:value-type="float" office:value="401694" calcext:value-type="float">
            <text:p>401694</text:p>
          </table:table-cell>
          <table:table-cell table:formula="of:=[.G91]/[.F91]" office:value-type="float" office:value="0.00848978757858276" calcext:value-type="float">
            <text:p>0.00848978757858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3554432" calcext:value-type="float">
            <text:p>33554432</text:p>
          </table:table-cell>
          <table:table-cell office:value-type="float" office:value="281619" calcext:value-type="float">
            <text:p>281619</text:p>
          </table:table-cell>
          <table:table-cell office:value-type="float" office:value="765263" calcext:value-type="float">
            <text:p>765263</text:p>
          </table:table-cell>
          <table:table-cell table:formula="of:=[.G92]/[.F92]" office:value-type="float" office:value="0.00839290022850037" calcext:value-type="float">
            <text:p>0.008392900228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3554432" calcext:value-type="float">
            <text:p>33554432</text:p>
          </table:table-cell>
          <table:table-cell office:value-type="float" office:value="282053" calcext:value-type="float">
            <text:p>282053</text:p>
          </table:table-cell>
          <table:table-cell office:value-type="float" office:value="795008" calcext:value-type="float">
            <text:p>795008</text:p>
          </table:table-cell>
          <table:table-cell table:formula="of:=[.G93]/[.F93]" office:value-type="float" office:value="0.00840583443641663" calcext:value-type="float">
            <text:p>0.00840583443641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3554432" calcext:value-type="float">
            <text:p>33554432</text:p>
          </table:table-cell>
          <table:table-cell office:value-type="float" office:value="296514" calcext:value-type="float">
            <text:p>296514</text:p>
          </table:table-cell>
          <table:table-cell office:value-type="float" office:value="854930" calcext:value-type="float">
            <text:p>854930</text:p>
          </table:table-cell>
          <table:table-cell table:formula="of:=[.G94]/[.F94]" office:value-type="float" office:value="0.00883680582046509" calcext:value-type="float">
            <text:p>0.00883680582046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3554432" calcext:value-type="float">
            <text:p>33554432</text:p>
          </table:table-cell>
          <table:table-cell office:value-type="float" office:value="283690" calcext:value-type="float">
            <text:p>283690</text:p>
          </table:table-cell>
          <table:table-cell office:value-type="float" office:value="747526" calcext:value-type="float">
            <text:p>747526</text:p>
          </table:table-cell>
          <table:table-cell table:formula="of:=[.G95]/[.F95]" office:value-type="float" office:value="0.00845462083816528" calcext:value-type="float">
            <text:p>0.00845462083816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3554432" calcext:value-type="float">
            <text:p>33554432</text:p>
          </table:table-cell>
          <table:table-cell office:value-type="float" office:value="285975" calcext:value-type="float">
            <text:p>285975</text:p>
          </table:table-cell>
          <table:table-cell office:value-type="float" office:value="843925" calcext:value-type="float">
            <text:p>843925</text:p>
          </table:table-cell>
          <table:table-cell table:formula="of:=[.G96]/[.F96]" office:value-type="float" office:value="0.00852271914482117" calcext:value-type="float">
            <text:p>0.00852271914482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3554432" calcext:value-type="float">
            <text:p>33554432</text:p>
          </table:table-cell>
          <table:table-cell office:value-type="float" office:value="284291" calcext:value-type="float">
            <text:p>284291</text:p>
          </table:table-cell>
          <table:table-cell office:value-type="float" office:value="811685" calcext:value-type="float">
            <text:p>811685</text:p>
          </table:table-cell>
          <table:table-cell table:formula="of:=[.G97]/[.F97]" office:value-type="float" office:value="0.00847253203392029" calcext:value-type="float">
            <text:p>0.0084725320339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7108864" calcext:value-type="float">
            <text:p>67108864</text:p>
          </table:table-cell>
          <table:table-cell office:value-type="float" office:value="623335" calcext:value-type="float">
            <text:p>623335</text:p>
          </table:table-cell>
          <table:table-cell office:value-type="float" office:value="1587434" calcext:value-type="float">
            <text:p>1587434</text:p>
          </table:table-cell>
          <table:table-cell table:formula="of:=[.G98]/[.F98]" office:value-type="float" office:value="0.00928841531276703" calcext:value-type="float">
            <text:p>0.00928841531276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7108864" calcext:value-type="float">
            <text:p>67108864</text:p>
          </table:table-cell>
          <table:table-cell office:value-type="float" office:value="559225" calcext:value-type="float">
            <text:p>559225</text:p>
          </table:table-cell>
          <table:table-cell office:value-type="float" office:value="1616720" calcext:value-type="float">
            <text:p>1616720</text:p>
          </table:table-cell>
          <table:table-cell table:formula="of:=[.G99]/[.F99]" office:value-type="float" office:value="0.00833310186862946" calcext:value-type="float">
            <text:p>0.00833310186862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7108864" calcext:value-type="float">
            <text:p>67108864</text:p>
          </table:table-cell>
          <table:table-cell office:value-type="float" office:value="565265" calcext:value-type="float">
            <text:p>565265</text:p>
          </table:table-cell>
          <table:table-cell office:value-type="float" office:value="1726560" calcext:value-type="float">
            <text:p>1726560</text:p>
          </table:table-cell>
          <table:table-cell table:formula="of:=[.G100]/[.F100]" office:value-type="float" office:value="0.0084231048822403" calcext:value-type="float">
            <text:p>0.0084231048822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7108864" calcext:value-type="float">
            <text:p>67108864</text:p>
          </table:table-cell>
          <table:table-cell office:value-type="float" office:value="570835" calcext:value-type="float">
            <text:p>570835</text:p>
          </table:table-cell>
          <table:table-cell office:value-type="float" office:value="1493713" calcext:value-type="float">
            <text:p>1493713</text:p>
          </table:table-cell>
          <table:table-cell table:formula="of:=[.G101]/[.F101]" office:value-type="float" office:value="0.00850610435009003" calcext:value-type="float">
            <text:p>0.0085061043500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7108864" calcext:value-type="float">
            <text:p>67108864</text:p>
          </table:table-cell>
          <table:table-cell office:value-type="float" office:value="568276" calcext:value-type="float">
            <text:p>568276</text:p>
          </table:table-cell>
          <table:table-cell office:value-type="float" office:value="1599698" calcext:value-type="float">
            <text:p>1599698</text:p>
          </table:table-cell>
          <table:table-cell table:formula="of:=[.G102]/[.F102]" office:value-type="float" office:value="0.00846797227859497" calcext:value-type="float">
            <text:p>0.00846797227859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67108864" calcext:value-type="float">
            <text:p>67108864</text:p>
          </table:table-cell>
          <table:table-cell office:value-type="float" office:value="566234" calcext:value-type="float">
            <text:p>566234</text:p>
          </table:table-cell>
          <table:table-cell office:value-type="float" office:value="1611334" calcext:value-type="float">
            <text:p>1611334</text:p>
          </table:table-cell>
          <table:table-cell table:formula="of:=[.G103]/[.F103]" office:value-type="float" office:value="0.00843754410743713" calcext:value-type="float">
            <text:p>0.00843754410743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4217728" calcext:value-type="float">
            <text:p>134217728</text:p>
          </table:table-cell>
          <table:table-cell office:value-type="float" office:value="1138312" calcext:value-type="float">
            <text:p>1138312</text:p>
          </table:table-cell>
          <table:table-cell office:value-type="float" office:value="3328251" calcext:value-type="float">
            <text:p>3328251</text:p>
          </table:table-cell>
          <table:table-cell table:formula="of:=[.G104]/[.F104]" office:value-type="float" office:value="0.00848108530044556" calcext:value-type="float">
            <text:p>0.00848108530044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4217728" calcext:value-type="float">
            <text:p>134217728</text:p>
          </table:table-cell>
          <table:table-cell office:value-type="float" office:value="1128706" calcext:value-type="float">
            <text:p>1128706</text:p>
          </table:table-cell>
          <table:table-cell office:value-type="float" office:value="3152911" calcext:value-type="float">
            <text:p>3152911</text:p>
          </table:table-cell>
          <table:table-cell table:formula="of:=[.G105]/[.F105]" office:value-type="float" office:value="0.00840951502323151" calcext:value-type="float">
            <text:p>0.00840951502323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4217728" calcext:value-type="float">
            <text:p>134217728</text:p>
          </table:table-cell>
          <table:table-cell office:value-type="float" office:value="1153811" calcext:value-type="float">
            <text:p>1153811</text:p>
          </table:table-cell>
          <table:table-cell office:value-type="float" office:value="3424414" calcext:value-type="float">
            <text:p>3424414</text:p>
          </table:table-cell>
          <table:table-cell table:formula="of:=[.G106]/[.F106]" office:value-type="float" office:value="0.00859656184911728" calcext:value-type="float">
            <text:p>0.00859656184911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4217728" calcext:value-type="float">
            <text:p>134217728</text:p>
          </table:table-cell>
          <table:table-cell office:value-type="float" office:value="1151733" calcext:value-type="float">
            <text:p>1151733</text:p>
          </table:table-cell>
          <table:table-cell office:value-type="float" office:value="3011786" calcext:value-type="float">
            <text:p>3011786</text:p>
          </table:table-cell>
          <table:table-cell table:formula="of:=[.G107]/[.F107]" office:value-type="float" office:value="0.00858107954263687" calcext:value-type="float">
            <text:p>0.00858107954263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4217728" calcext:value-type="float">
            <text:p>134217728</text:p>
          </table:table-cell>
          <table:table-cell office:value-type="float" office:value="1152150" calcext:value-type="float">
            <text:p>1152150</text:p>
          </table:table-cell>
          <table:table-cell office:value-type="float" office:value="3187647" calcext:value-type="float">
            <text:p>3187647</text:p>
          </table:table-cell>
          <table:table-cell table:formula="of:=[.G108]/[.F108]" office:value-type="float" office:value="0.00858418643474579" calcext:value-type="float">
            <text:p>0.00858418643474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4217728" calcext:value-type="float">
            <text:p>134217728</text:p>
          </table:table-cell>
          <table:table-cell office:value-type="float" office:value="1138481" calcext:value-type="float">
            <text:p>1138481</text:p>
          </table:table-cell>
          <table:table-cell office:value-type="float" office:value="3245850" calcext:value-type="float">
            <text:p>3245850</text:p>
          </table:table-cell>
          <table:table-cell table:formula="of:=[.G109]/[.F109]" office:value-type="float" office:value="0.00848234444856644" calcext:value-type="float">
            <text:p>0.00848234444856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8435456" calcext:value-type="float">
            <text:p>268435456</text:p>
          </table:table-cell>
          <table:table-cell office:value-type="float" office:value="2407155" calcext:value-type="float">
            <text:p>2407155</text:p>
          </table:table-cell>
          <table:table-cell office:value-type="float" office:value="6824507" calcext:value-type="float">
            <text:p>6824507</text:p>
          </table:table-cell>
          <table:table-cell table:formula="of:=[.G110]/[.F110]" office:value-type="float" office:value="0.00896735116839409" calcext:value-type="float">
            <text:p>0.00896735116839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8435456" calcext:value-type="float">
            <text:p>268435456</text:p>
          </table:table-cell>
          <table:table-cell office:value-type="float" office:value="2331713" calcext:value-type="float">
            <text:p>2331713</text:p>
          </table:table-cell>
          <table:table-cell office:value-type="float" office:value="6459595" calcext:value-type="float">
            <text:p>6459595</text:p>
          </table:table-cell>
          <table:table-cell table:formula="of:=[.G111]/[.F111]" office:value-type="float" office:value="0.00868630781769753" calcext:value-type="float">
            <text:p>0.00868630781769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8435456" calcext:value-type="float">
            <text:p>268435456</text:p>
          </table:table-cell>
          <table:table-cell office:value-type="float" office:value="2410429" calcext:value-type="float">
            <text:p>2410429</text:p>
          </table:table-cell>
          <table:table-cell office:value-type="float" office:value="6843601" calcext:value-type="float">
            <text:p>6843601</text:p>
          </table:table-cell>
          <table:table-cell table:formula="of:=[.G112]/[.F112]" office:value-type="float" office:value="0.00897954776883125" calcext:value-type="float">
            <text:p>0.00897954776883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8435456" calcext:value-type="float">
            <text:p>268435456</text:p>
          </table:table-cell>
          <table:table-cell office:value-type="float" office:value="2400798" calcext:value-type="float">
            <text:p>2400798</text:p>
          </table:table-cell>
          <table:table-cell office:value-type="float" office:value="6888455" calcext:value-type="float">
            <text:p>6888455</text:p>
          </table:table-cell>
          <table:table-cell table:formula="of:=[.G113]/[.F113]" office:value-type="float" office:value="0.00894366949796677" calcext:value-type="float">
            <text:p>0.00894366949796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8435456" calcext:value-type="float">
            <text:p>268435456</text:p>
          </table:table-cell>
          <table:table-cell office:value-type="float" office:value="2339664" calcext:value-type="float">
            <text:p>2339664</text:p>
          </table:table-cell>
          <table:table-cell office:value-type="float" office:value="6339039" calcext:value-type="float">
            <text:p>6339039</text:p>
          </table:table-cell>
          <table:table-cell table:formula="of:=[.G114]/[.F114]" office:value-type="float" office:value="0.0087159276008606" calcext:value-type="float">
            <text:p>0.00871592760086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68435456" calcext:value-type="float">
            <text:p>268435456</text:p>
          </table:table-cell>
          <table:table-cell office:value-type="float" office:value="2322137" calcext:value-type="float">
            <text:p>2322137</text:p>
          </table:table-cell>
          <table:table-cell office:value-type="float" office:value="6398133" calcext:value-type="float">
            <text:p>6398133</text:p>
          </table:table-cell>
          <table:table-cell table:formula="of:=[.G115]/[.F115]" office:value-type="float" office:value="0.00865063443779945" calcext:value-type="float">
            <text:p>0.00865063443779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36870912" calcext:value-type="float">
            <text:p>536870912</text:p>
          </table:table-cell>
          <table:table-cell office:value-type="float" office:value="4602832" calcext:value-type="float">
            <text:p>4602832</text:p>
          </table:table-cell>
          <table:table-cell office:value-type="float" office:value="13387276" calcext:value-type="float">
            <text:p>13387276</text:p>
          </table:table-cell>
          <table:table-cell table:formula="of:=[.G116]/[.F116]" office:value-type="float" office:value="0.00857344269752502" calcext:value-type="float">
            <text:p>0.0085734426975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36870912" calcext:value-type="float">
            <text:p>536870912</text:p>
          </table:table-cell>
          <table:table-cell office:value-type="float" office:value="4550566" calcext:value-type="float">
            <text:p>4550566</text:p>
          </table:table-cell>
          <table:table-cell office:value-type="float" office:value="13140851" calcext:value-type="float">
            <text:p>13140851</text:p>
          </table:table-cell>
          <table:table-cell table:formula="of:=[.G117]/[.F117]" office:value-type="float" office:value="0.00847608968615532" calcext:value-type="float">
            <text:p>0.0084760896861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36870912" calcext:value-type="float">
            <text:p>536870912</text:p>
          </table:table-cell>
          <table:table-cell office:value-type="float" office:value="4634454" calcext:value-type="float">
            <text:p>4634454</text:p>
          </table:table-cell>
          <table:table-cell office:value-type="float" office:value="13351667" calcext:value-type="float">
            <text:p>13351667</text:p>
          </table:table-cell>
          <table:table-cell table:formula="of:=[.G118]/[.F118]" office:value-type="float" office:value="0.00863234326243401" calcext:value-type="float">
            <text:p>0.00863234326243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36870912" calcext:value-type="float">
            <text:p>536870912</text:p>
          </table:table-cell>
          <table:table-cell office:value-type="float" office:value="4646743" calcext:value-type="float">
            <text:p>4646743</text:p>
          </table:table-cell>
          <table:table-cell office:value-type="float" office:value="13575385" calcext:value-type="float">
            <text:p>13575385</text:p>
          </table:table-cell>
          <table:table-cell table:formula="of:=[.G119]/[.F119]" office:value-type="float" office:value="0.00865523330867291" calcext:value-type="float">
            <text:p>0.00865523330867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36870912" calcext:value-type="float">
            <text:p>536870912</text:p>
          </table:table-cell>
          <table:table-cell office:value-type="float" office:value="4685802" calcext:value-type="float">
            <text:p>4685802</text:p>
          </table:table-cell>
          <table:table-cell office:value-type="float" office:value="12820015" calcext:value-type="float">
            <text:p>12820015</text:p>
          </table:table-cell>
          <table:table-cell table:formula="of:=[.G120]/[.F120]" office:value-type="float" office:value="0.00872798636555672" calcext:value-type="float">
            <text:p>0.00872798636555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36870912" calcext:value-type="float">
            <text:p>536870912</text:p>
          </table:table-cell>
          <table:table-cell office:value-type="float" office:value="4658508" calcext:value-type="float">
            <text:p>4658508</text:p>
          </table:table-cell>
          <table:table-cell office:value-type="float" office:value="12811203" calcext:value-type="float">
            <text:p>12811203</text:p>
          </table:table-cell>
          <table:table-cell table:formula="of:=[.G121]/[.F121]" office:value-type="float" office:value="0.00867714732885361" calcext:value-type="float">
            <text:p>0.00867714732885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73741824" calcext:value-type="float">
            <text:p>1073741824</text:p>
          </table:table-cell>
          <table:table-cell office:value-type="float" office:value="8989797" calcext:value-type="float">
            <text:p>8989797</text:p>
          </table:table-cell>
          <table:table-cell office:value-type="float" office:value="27632722" calcext:value-type="float">
            <text:p>27632722</text:p>
          </table:table-cell>
          <table:table-cell table:formula="of:=[.G122]/[.F122]" office:value-type="float" office:value="0.00837240088731051" calcext:value-type="float">
            <text:p>0.00837240088731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73741824" calcext:value-type="float">
            <text:p>1073741824</text:p>
          </table:table-cell>
          <table:table-cell office:value-type="float" office:value="8997465" calcext:value-type="float">
            <text:p>8997465</text:p>
          </table:table-cell>
          <table:table-cell office:value-type="float" office:value="26182158" calcext:value-type="float">
            <text:p>26182158</text:p>
          </table:table-cell>
          <table:table-cell table:formula="of:=[.G123]/[.F123]" office:value-type="float" office:value="0.00837954226881266" calcext:value-type="float">
            <text:p>0.00837954226881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73741824" calcext:value-type="float">
            <text:p>1073741824</text:p>
          </table:table-cell>
          <table:table-cell office:value-type="float" office:value="9143178" calcext:value-type="float">
            <text:p>9143178</text:p>
          </table:table-cell>
          <table:table-cell office:value-type="float" office:value="27135350" calcext:value-type="float">
            <text:p>27135350</text:p>
          </table:table-cell>
          <table:table-cell table:formula="of:=[.G124]/[.F124]" office:value-type="float" office:value="0.0085152480751276" calcext:value-type="float">
            <text:p>0.00851524807512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73741824" calcext:value-type="float">
            <text:p>1073741824</text:p>
          </table:table-cell>
          <table:table-cell office:value-type="float" office:value="9127166" calcext:value-type="float">
            <text:p>9127166</text:p>
          </table:table-cell>
          <table:table-cell office:value-type="float" office:value="25988709" calcext:value-type="float">
            <text:p>25988709</text:p>
          </table:table-cell>
          <table:table-cell table:formula="of:=[.G125]/[.F125]" office:value-type="float" office:value="0.00850033573806286" calcext:value-type="float">
            <text:p>0.00850033573806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73741824" calcext:value-type="float">
            <text:p>1073741824</text:p>
          </table:table-cell>
          <table:table-cell office:value-type="float" office:value="9355126" calcext:value-type="float">
            <text:p>9355126</text:p>
          </table:table-cell>
          <table:table-cell office:value-type="float" office:value="26024354" calcext:value-type="float">
            <text:p>26024354</text:p>
          </table:table-cell>
          <table:table-cell table:formula="of:=[.G126]/[.F126]" office:value-type="float" office:value="0.0087126400321722" calcext:value-type="float">
            <text:p>0.00871264003217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073741824" calcext:value-type="float">
            <text:p>1073741824</text:p>
          </table:table-cell>
          <table:table-cell office:value-type="float" office:value="8977949" calcext:value-type="float">
            <text:p>8977949</text:p>
          </table:table-cell>
          <table:table-cell office:value-type="float" office:value="25578908" calcext:value-type="float">
            <text:p>25578908</text:p>
          </table:table-cell>
          <table:table-cell table:formula="of:=[.G127]/[.F127]" office:value-type="float" office:value="0.00836136657744646" calcext:value-type="float">
            <text:p>0.008361366577446</text:p>
          </table:table-cell>
          <table:table-cell table:number-columns-repeated="1015"/>
        </table:table-row>
      </table:table>
      <table:table table:name="time vs size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harChar</text:p>
          </table:table-cell>
          <table:table-cell office:value-type="string" calcext:value-type="string">
            <text:p>StrStr</text:p>
          </table:table-cell>
          <table:table-cell office:value-type="string" calcext:value-type="string">
            <text:p>Rabin-Karp</text:p>
          </table:table-cell>
          <table:table-cell office:value-type="string" calcext:value-type="string">
            <text:p>KMP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CharChar.B3]/[.A2]" office:value-type="float" office:value="0.4462890625" calcext:value-type="float">
            <text:p>0.4462890625</text:p>
          </table:table-cell>
          <table:table-cell table:formula="of:=[strstrData.B3]/[.A2]" office:value-type="float" office:value="0.185546875" calcext:value-type="float">
            <text:p>0.185546875</text:p>
          </table:table-cell>
          <table:table-cell table:formula="of:=[RabinKarp.B176]/[.A2]" office:value-type="float" office:value="0.5166015625" calcext:value-type="float">
            <text:p>0.5166015625</text:p>
          </table:table-cell>
          <table:table-cell table:formula="of:=[KMP.B3]/[.A2]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CharChar.B4]/[.A3]" office:value-type="float" office:value="0.82666015625" calcext:value-type="float">
            <text:p>0.82666015625</text:p>
          </table:table-cell>
          <table:table-cell table:formula="of:=[strstrData.B4]/[.A3]" office:value-type="float" office:value="0.095703125" calcext:value-type="float">
            <text:p>0.095703125</text:p>
          </table:table-cell>
          <table:table-cell table:formula="of:=[RabinKarp.B177]/[.A3]" office:value-type="float" office:value="0.4267578125" calcext:value-type="float">
            <text:p>0.4267578125</text:p>
          </table:table-cell>
          <table:table-cell table:formula="of:=[KMP.B4]/[.A3]" office:value-type="float" office:value="1.78662109375" calcext:value-type="float">
            <text:p>1.7866210937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CharChar.B5]/[.A4]" office:value-type="float" office:value="0.299072265625" calcext:value-type="float">
            <text:p>0.299072265625</text:p>
          </table:table-cell>
          <table:table-cell table:formula="of:=[strstrData.B5]/[.A4]" office:value-type="float" office:value="0.065185546875" calcext:value-type="float">
            <text:p>0.065185546875</text:p>
          </table:table-cell>
          <table:table-cell table:formula="of:=[RabinKarp.B178]/[.A4]" office:value-type="float" office:value="0.334716796875" calcext:value-type="float">
            <text:p>0.334716796875</text:p>
          </table:table-cell>
          <table:table-cell table:formula="of:=[KMP.B5]/[.A4]" office:value-type="float" office:value="3.450927734375" calcext:value-type="float">
            <text:p>3.45092773437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CharChar.B6]/[.A5]" office:value-type="float" office:value="0.27978515625" calcext:value-type="float">
            <text:p>0.27978515625</text:p>
          </table:table-cell>
          <table:table-cell table:formula="of:=[strstrData.B6]/[.A5]" office:value-type="float" office:value="0.030517578125" calcext:value-type="float">
            <text:p>0.030517578125</text:p>
          </table:table-cell>
          <table:table-cell table:formula="of:=[RabinKarp.B179]/[.A5]" office:value-type="float" office:value="0.558349609375" calcext:value-type="float">
            <text:p>0.558349609375</text:p>
          </table:table-cell>
          <table:table-cell table:formula="of:=[KMP.B6]/[.A5]" office:value-type="float" office:value="0.2110595703125" calcext:value-type="float">
            <text:p>0.21105957031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CharChar.B7]/[.A6]" office:value-type="float" office:value="0.283935546875" calcext:value-type="float">
            <text:p>0.283935546875</text:p>
          </table:table-cell>
          <table:table-cell table:formula="of:=[strstrData.B7]/[.A6]" office:value-type="float" office:value="0.01947021484375" calcext:value-type="float">
            <text:p>0.01947021484375</text:p>
          </table:table-cell>
          <table:table-cell table:formula="of:=[RabinKarp.B180]/[.A6]" office:value-type="float" office:value="0.81890869140625" calcext:value-type="float">
            <text:p>0.81890869140625</text:p>
          </table:table-cell>
          <table:table-cell table:formula="of:=[KMP.B7]/[.A6]" office:value-type="float" office:value="1.01593017578125" calcext:value-type="float">
            <text:p>1.0159301757812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[CharChar.B8]/[.A7]" office:value-type="float" office:value="0.38201904296875" calcext:value-type="float">
            <text:p>0.38201904296875</text:p>
          </table:table-cell>
          <table:table-cell table:formula="of:=[strstrData.B8]/[.A7]" office:value-type="float" office:value="0.0140380859375" calcext:value-type="float">
            <text:p>0.0140380859375</text:p>
          </table:table-cell>
          <table:table-cell table:formula="of:=[RabinKarp.B181]/[.A7]" office:value-type="float" office:value="0.420013427734375" calcext:value-type="float">
            <text:p>0.420013427734375</text:p>
          </table:table-cell>
          <table:table-cell table:formula="of:=[KMP.B8]/[.A7]" office:value-type="float" office:value="0.648101806640625" calcext:value-type="float">
            <text:p>0.64810180664062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CharChar.B9]/[.A8]" office:value-type="float" office:value="0.29443359375" calcext:value-type="float">
            <text:p>0.29443359375</text:p>
          </table:table-cell>
          <table:table-cell table:formula="of:=[strstrData.B9]/[.A8]" office:value-type="float" office:value="0.0101470947265625" calcext:value-type="float">
            <text:p>0.010147094726563</text:p>
          </table:table-cell>
          <table:table-cell table:formula="of:=[RabinKarp.B182]/[.A8]" office:value-type="float" office:value="0.542877197265625" calcext:value-type="float">
            <text:p>0.542877197265625</text:p>
          </table:table-cell>
          <table:table-cell table:formula="of:=[KMP.B9]/[.A8]" office:value-type="float" office:value="0.54864501953125" calcext:value-type="float">
            <text:p>0.5486450195312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[CharChar.B10]/[.A9]" office:value-type="float" office:value="0.350173950195312" calcext:value-type="float">
            <text:p>0.350173950195312</text:p>
          </table:table-cell>
          <table:table-cell table:formula="of:=[strstrData.B10]/[.A9]" office:value-type="float" office:value="0.202613830566406" calcext:value-type="float">
            <text:p>0.202613830566406</text:p>
          </table:table-cell>
          <table:table-cell table:formula="of:=[RabinKarp.B183]/[.A9]" office:value-type="float" office:value="0.986045837402344" calcext:value-type="float">
            <text:p>0.986045837402344</text:p>
          </table:table-cell>
          <table:table-cell table:formula="of:=[KMP.B10]/[.A9]" office:value-type="float" office:value="0.544158935546875" calcext:value-type="float">
            <text:p>0.54415893554687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CharChar.B11]/[.A10]" office:value-type="float" office:value="0.347248077392578" calcext:value-type="float">
            <text:p>0.347248077392578</text:p>
          </table:table-cell>
          <table:table-cell table:formula="of:=[strstrData.B11]/[.A10]" office:value-type="float" office:value="0.00875473022460938" calcext:value-type="float">
            <text:p>0.008754730224609</text:p>
          </table:table-cell>
          <table:table-cell table:formula="of:=[RabinKarp.B184]/[.A10]" office:value-type="float" office:value="0.473812103271484" calcext:value-type="float">
            <text:p>0.473812103271484</text:p>
          </table:table-cell>
          <table:table-cell table:formula="of:=[KMP.B11]/[.A10]" office:value-type="float" office:value="0.390373229980469" calcext:value-type="float">
            <text:p>0.39037322998046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[CharChar.B12]/[.A11]" office:value-type="float" office:value="0.492979049682617" calcext:value-type="float">
            <text:p>0.492979049682617</text:p>
          </table:table-cell>
          <table:table-cell table:formula="of:=[strstrData.B12]/[.A11]" office:value-type="float" office:value="0.0307903289794922" calcext:value-type="float">
            <text:p>0.030790328979492</text:p>
          </table:table-cell>
          <table:table-cell table:formula="of:=[RabinKarp.B185]/[.A11]" office:value-type="float" office:value="0.623037338256836" calcext:value-type="float">
            <text:p>0.623037338256836</text:p>
          </table:table-cell>
          <table:table-cell table:formula="of:=[KMP.B12]/[.A11]" office:value-type="float" office:value="0.236461639404297" calcext:value-type="float">
            <text:p>0.23646163940429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CharChar.B13]/[.A12]" office:value-type="float" office:value="0.358869552612305" calcext:value-type="float">
            <text:p>0.358869552612305</text:p>
          </table:table-cell>
          <table:table-cell table:formula="of:=[strstrData.B13]/[.A12]" office:value-type="float" office:value="0.036376953125" calcext:value-type="float">
            <text:p>0.036376953125</text:p>
          </table:table-cell>
          <table:table-cell table:formula="of:=[RabinKarp.B186]/[.A12]" office:value-type="float" office:value="0.465225219726563" calcext:value-type="float">
            <text:p>0.465225219726563</text:p>
          </table:table-cell>
          <table:table-cell table:formula="of:=[KMP.B13]/[.A12]" office:value-type="float" office:value="0.414180755615234" calcext:value-type="float">
            <text:p>0.41418075561523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CharChar.B14]/[.A13]" office:value-type="float" office:value="0.278640270233154" calcext:value-type="float">
            <text:p>0.278640270233154</text:p>
          </table:table-cell>
          <table:table-cell table:formula="of:=[strstrData.B14]/[.A13]" office:value-type="float" office:value="0.0259428024291992" calcext:value-type="float">
            <text:p>0.025942802429199</text:p>
          </table:table-cell>
          <table:table-cell table:formula="of:=[RabinKarp.B187]/[.A13]" office:value-type="float" office:value="0.308441162109375" calcext:value-type="float">
            <text:p>0.308441162109375</text:p>
          </table:table-cell>
          <table:table-cell table:formula="of:=[KMP.B14]/[.A13]" office:value-type="float" office:value="0.192879199981689" calcext:value-type="float">
            <text:p>0.19287919998168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CharChar.B15]/[.A14]" office:value-type="float" office:value="0.266236305236816" calcext:value-type="float">
            <text:p>0.266236305236816</text:p>
          </table:table-cell>
          <table:table-cell table:formula="of:=[strstrData.B15]/[.A14]" office:value-type="float" office:value="0.0213131904602051" calcext:value-type="float">
            <text:p>0.021313190460205</text:p>
          </table:table-cell>
          <table:table-cell table:formula="of:=[RabinKarp.B188]/[.A14]" office:value-type="float" office:value="0.295521259307861" calcext:value-type="float">
            <text:p>0.295521259307861</text:p>
          </table:table-cell>
          <table:table-cell table:formula="of:=[KMP.B15]/[.A14]" office:value-type="float" office:value="0.185322761535645" calcext:value-type="float">
            <text:p>0.18532276153564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CharChar.B16]/[.A15]" office:value-type="float" office:value="0.263043165206909" calcext:value-type="float">
            <text:p>0.263043165206909</text:p>
          </table:table-cell>
          <table:table-cell table:formula="of:=[strstrData.B16]/[.A15]" office:value-type="float" office:value="0.03077232837677" calcext:value-type="float">
            <text:p>0.03077232837677</text:p>
          </table:table-cell>
          <table:table-cell table:formula="of:=[RabinKarp.B189]/[.A15]" office:value-type="float" office:value="0.286368370056152" calcext:value-type="float">
            <text:p>0.286368370056152</text:p>
          </table:table-cell>
          <table:table-cell table:formula="of:=[KMP.B16]/[.A15]" office:value-type="float" office:value="0.180022120475769" calcext:value-type="float">
            <text:p>0.18002212047576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CharChar.B17]/[.A16]" office:value-type="float" office:value="0.261119246482849" calcext:value-type="float">
            <text:p>0.261119246482849</text:p>
          </table:table-cell>
          <table:table-cell table:formula="of:=[strstrData.B17]/[.A16]" office:value-type="float" office:value="0.0278816819190979" calcext:value-type="float">
            <text:p>0.027881681919098</text:p>
          </table:table-cell>
          <table:table-cell table:formula="of:=[RabinKarp.B190]/[.A16]" office:value-type="float" office:value="0.297666013240814" calcext:value-type="float">
            <text:p>0.297666013240814</text:p>
          </table:table-cell>
          <table:table-cell table:formula="of:=[KMP.B17]/[.A16]" office:value-type="float" office:value="0.185900747776032" calcext:value-type="float">
            <text:p>0.18590074777603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formula="of:=[CharChar.B18]/[.A17]" office:value-type="float" office:value="0.260137945413589" calcext:value-type="float">
            <text:p>0.260137945413589</text:p>
          </table:table-cell>
          <table:table-cell table:formula="of:=[strstrData.B18]/[.A17]" office:value-type="float" office:value="0.0173363089561462" calcext:value-type="float">
            <text:p>0.017336308956146</text:p>
          </table:table-cell>
          <table:table-cell table:formula="of:=[RabinKarp.B191]/[.A17]" office:value-type="float" office:value="0.280512154102325" calcext:value-type="float">
            <text:p>0.280512154102325</text:p>
          </table:table-cell>
          <table:table-cell table:formula="of:=[KMP.B18]/[.A17]" office:value-type="float" office:value="0.168552607297897" calcext:value-type="float">
            <text:p>0.168552607297897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table:formula="of:=[CharChar.B19]/[.A18]" office:value-type="float" office:value="0.256310999393463" calcext:value-type="float">
            <text:p>0.256310999393463</text:p>
          </table:table-cell>
          <table:table-cell table:formula="of:=[strstrData.B19]/[.A18]" office:value-type="float" office:value="0.00943617522716522" calcext:value-type="float">
            <text:p>0.009436175227165</text:p>
          </table:table-cell>
          <table:table-cell table:formula="of:=[RabinKarp.B192]/[.A18]" office:value-type="float" office:value="0.279968649148941" calcext:value-type="float">
            <text:p>0.279968649148941</text:p>
          </table:table-cell>
          <table:table-cell table:formula="of:=[KMP.B19]/[.A18]" office:value-type="float" office:value="0.175879418849945" calcext:value-type="float">
            <text:p>0.175879418849945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table:formula="of:=[CharChar.B20]/[.A19]" office:value-type="float" office:value="0.257585965096951" calcext:value-type="float">
            <text:p>0.257585965096951</text:p>
          </table:table-cell>
          <table:table-cell table:formula="of:=[strstrData.B20]/[.A19]" office:value-type="float" office:value="0.00981134921312332" calcext:value-type="float">
            <text:p>0.009811349213123</text:p>
          </table:table-cell>
          <table:table-cell table:formula="of:=[RabinKarp.B193]/[.A19]" office:value-type="float" office:value="0.281281270086765" calcext:value-type="float">
            <text:p>0.281281270086765</text:p>
          </table:table-cell>
          <table:table-cell table:formula="of:=[KMP.B20]/[.A19]" office:value-type="float" office:value="0.168510898947716" calcext:value-type="float">
            <text:p>0.168510898947716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table:formula="of:=[CharChar.B21]/[.A20]" office:value-type="float" office:value="0.260254546999931" calcext:value-type="float">
            <text:p>0.260254546999931</text:p>
          </table:table-cell>
          <table:table-cell table:formula="of:=[strstrData.B21]/[.A20]" office:value-type="float" office:value="0.00983535125851631" calcext:value-type="float">
            <text:p>0.009835351258516</text:p>
          </table:table-cell>
          <table:table-cell table:formula="of:=[RabinKarp.B194]/[.A20]" office:value-type="float" office:value="0.281877368688583" calcext:value-type="float">
            <text:p>0.281877368688583</text:p>
          </table:table-cell>
          <table:table-cell table:formula="of:=[KMP.B21]/[.A20]" office:value-type="float" office:value="0.173833440989256" calcext:value-type="float">
            <text:p>0.173833440989256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table:formula="of:=[CharChar.B22]/[.A21]" office:value-type="float" office:value="0.260496696457267" calcext:value-type="float">
            <text:p>0.260496696457267</text:p>
          </table:table-cell>
          <table:table-cell table:formula="of:=[strstrData.B22]/[.A21]" office:value-type="float" office:value="0.00959388539195061" calcext:value-type="float">
            <text:p>0.009593885391951</text:p>
          </table:table-cell>
          <table:table-cell table:formula="of:=[RabinKarp.B195]/[.A21]" office:value-type="float" office:value="0.283728498965502" calcext:value-type="float">
            <text:p>0.283728498965502</text:p>
          </table:table-cell>
          <table:table-cell table:formula="of:=[KMP.B22]/[.A21]" office:value-type="float" office:value="0.209468254819512" calcext:value-type="float">
            <text:p>0.209468254819512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table:formula="of:=[CharChar.B23]/[.A22]" office:value-type="float" office:value="0.260043069720268" calcext:value-type="float">
            <text:p>0.260043069720268</text:p>
          </table:table-cell>
          <table:table-cell table:formula="of:=[strstrData.B23]/[.A22]" office:value-type="float" office:value="0.00892126560211182" calcext:value-type="float">
            <text:p>0.008921265602112</text:p>
          </table:table-cell>
          <table:table-cell table:formula="of:=[RabinKarp.B196]/[.A22]" office:value-type="float" office:value="0.290406406857073" calcext:value-type="float">
            <text:p>0.290406406857073</text:p>
          </table:table-cell>
          <table:table-cell table:formula="of:=[KMP.B23]/[.A22]" office:value-type="float" office:value="0.163917540572584" calcext:value-type="float">
            <text:p>0.1639175405725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2])" office:value-type="float" office:value="0.332634936397274" calcext:value-type="float">
            <text:p>0.332634936397274</text:p>
          </table:table-cell>
          <table:table-cell table:formula="of:=AVERAGE([.C2:.C22])" office:value-type="float" office:value="0.041428033439886" calcext:value-type="float">
            <text:p>0.041428033439886</text:p>
          </table:table-cell>
          <table:table-cell table:formula="of:=AVERAGE([.D2:.D22])" office:value-type="float" office:value="0.431053178517946" calcext:value-type="float">
            <text:p>0.431053178517946</text:p>
          </table:table-cell>
          <table:table-cell table:formula="of:=AVERAGE([.E2:.E22])" office:value-type="float" office:value="0.54929152153255" calcext:value-type="float">
            <text:p>0.54929152153255</text:p>
          </table:table-cell>
        </table:table-row>
      </table:table>
      <table:named-expressions/>
      <table:database-ranges>
        <table:database-range table:name="__Anonymous_Sheet_DB__5" table:target-range-address="CharChar2.A1:CharChar2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22:41:19.679333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22:53:48.245853713</dc:date>
    <meta:editing-duration>PT2H48M16S</meta:editing-duration>
    <meta:editing-cycles>22</meta:editing-cycles>
    <meta:generator>LibreOffice/5.3.0.3$Linux_X86_64 LibreOffice_project/30m0$Build-3</meta:generator>
    <meta:document-statistic meta:table-count="7" meta:cell-count="24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11cm" svg:y="0.315cm" chart:style-name="ch2">
          <text:p>Processing Time of Selected Implementation</text:p>
        </chart:title>
        <chart:subtitle svg:x="6.263cm" svg:y="1.249cm" chart:style-name="ch3">
          <text:p>Pattern Buffer 1024</text:p>
        </chart:subtitle>
        <chart:legend chart:legend-position="end" svg:x="11.904cm" svg:y="3.56cm" style:legend-expansion="high" chart:style-name="ch4"/>
        <chart:plot-area chart:style-name="ch5" table:cell-range-address="CharChar.A3:CharChar.A23 strstrData.B3:strstrData.B23 KMP.B3:KMP.B23 CharChar2.B2:CharChar2.B22 RabinKarp.A175:RabinKarp.A175 RabinKarp.B176:RabinKarp.B196" chart:data-source-has-labels="both" svg:x="1.279cm" svg:y="2.084cm" svg:width="10.305cm" svg:height="5.807cm">
          <chartooo:coordinate-region svg:x="3.197cm" svg:y="2.084cm" svg:width="8.265cm" svg:height="3.831cm"/>
          <chart:axis chart:dimension="x" chart:name="primary-x" chart:style-name="ch6" chartooo:axis-type="auto">
            <chartooo:date-scale/>
            <chart:title svg:x="5.593cm" svg:y="8.071cm" chart:style-name="ch7">
              <text:p>Buffer Size</text:p>
            </chart:title>
            <chart:categories table:cell-range-address="CharChar.A3:CharChar.A23"/>
          </chart:axis>
          <chart:axis chart:dimension="x" chart:name="secondary-x" chart:style-name="ch8"/>
          <chart:axis chart:dimension="y" chart:name="primary-y" chart:style-name="ch6">
            <chart:title svg:x="0.451cm" svg:y="7.346cm" chart:style-name="ch9">
              <text:p>Processing time (microseconds)</text:p>
            </chart:title>
            <chart:grid chart:style-name="ch10" chart:class="major"/>
          </chart:axis>
          <chart:axis chart:dimension="y" chart:name="secondary-y" chart:style-name="ch8"/>
          <chart:series chart:attached-axis="primary-y" chart:style-name="ch11" chart:values-cell-range-address="strstrData.B3:strstrData.B23" loext:label-string="&quot;strstr&quot;" chart:class="chart:line">
            <chart:data-point chart:repeated="21"/>
          </chart:series>
          <chart:series chart:attached-axis="primary-y" chart:style-name="ch12" chart:values-cell-range-address="KMP.B3:KMP.B23" loext:label-string="&quot;KMP&quot;" chart:class="chart:line">
            <chart:data-point chart:repeated="21"/>
          </chart:series>
          <chart:series chart:attached-axis="primary-y" chart:style-name="ch13" chart:values-cell-range-address="CharChar2.B2:CharChar2.B22" loext:label-string="&quot;CharChar&quot;" chart:class="chart:line">
            <chart:data-point chart:repeated="21"/>
          </chart:series>
          <chart:series chart:attached-axis="primary-y" chart:style-name="ch14" chart:values-cell-range-address="RabinKarp.B176:RabinKarp.B196" chart:label-cell-address="RabinKarp.A175:RabinKarp.A175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str</text:p>
              </table:table-cell>
              <table:table-cell office:value-type="string">
                <text:p>KMP</text:p>
              </table:table-cell>
              <table:table-cell office:value-type="string">
                <text:p>CharChar</text:p>
              </table:table-cell>
              <table:table-cell office:value-type="string">
                <text:p>RK:Rx=96, q=127</text:p>
                <draw:g>
                  <svg:desc>RabinKarp.A175:RabinKarp.A175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CharChar.A3:CharChar.A23</svg:desc>
                </draw:g>
              </table:table-cell>
              <table:table-cell office:value-type="float" office:value="190">
                <text:p>190</text:p>
                <draw:g>
                  <svg:desc>strstrData.B3:strstrData.B23</svg:desc>
                </draw:g>
              </table:table-cell>
              <table:table-cell office:value-type="float" office:value="496">
                <text:p>496</text:p>
                <draw:g>
                  <svg:desc>KMP.B3:KMP.B23</svg:desc>
                </draw:g>
              </table:table-cell>
              <table:table-cell office:value-type="float" office:value="197.833333333333">
                <text:p>197.833333333333</text:p>
                <draw:g>
                  <svg:desc>CharChar2.B2:CharChar2.B22</svg:desc>
                </draw:g>
              </table:table-cell>
              <table:table-cell office:value-type="float" office:value="529">
                <text:p>529</text:p>
                <draw:g>
                  <svg:desc>RabinKarp.B176:RabinKarp.B196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96">
                <text:p>196</text:p>
              </table:table-cell>
              <table:table-cell office:value-type="float" office:value="3659">
                <text:p>3659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67">
                <text:p>267</text:p>
              </table:table-cell>
              <table:table-cell office:value-type="float" office:value="14135">
                <text:p>14135</text:p>
              </table:table-cell>
              <table:table-cell office:value-type="float" office:value="236">
                <text:p>236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50">
                <text:p>250</text:p>
              </table:table-cell>
              <table:table-cell office:value-type="float" office:value="1729">
                <text:p>1729</text:p>
              </table:table-cell>
              <table:table-cell office:value-type="float" office:value="263">
                <text:p>263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19">
                <text:p>319</text:p>
              </table:table-cell>
              <table:table-cell office:value-type="float" office:value="16645">
                <text:p>16645</text:p>
              </table:table-cell>
              <table:table-cell office:value-type="float" office:value="348.5">
                <text:p>348.5</text:p>
              </table:table-cell>
              <table:table-cell office:value-type="float" office:value="13417">
                <text:p>1341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60">
                <text:p>460</text:p>
              </table:table-cell>
              <table:table-cell office:value-type="float" office:value="21237">
                <text:p>21237</text:p>
              </table:table-cell>
              <table:table-cell office:value-type="float" office:value="421">
                <text:p>421</text:p>
              </table:table-cell>
              <table:table-cell office:value-type="float" office:value="13763">
                <text:p>1376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65">
                <text:p>665</text:p>
              </table:table-cell>
              <table:table-cell office:value-type="float" office:value="35956">
                <text:p>35956</text:p>
              </table:table-cell>
              <table:table-cell office:value-type="float" office:value="734.5">
                <text:p>734.5</text:p>
              </table:table-cell>
              <table:table-cell office:value-type="float" office:value="35578">
                <text:p>3557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6557">
                <text:p>26557</text:p>
              </table:table-cell>
              <table:table-cell office:value-type="float" office:value="71324">
                <text:p>71324</text:p>
              </table:table-cell>
              <table:table-cell office:value-type="float" office:value="1213.16666666667">
                <text:p>1213.16666666667</text:p>
              </table:table-cell>
              <table:table-cell office:value-type="float" office:value="129243">
                <text:p>12924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295">
                <text:p>2295</text:p>
              </table:table-cell>
              <table:table-cell office:value-type="float" office:value="102334">
                <text:p>102334</text:p>
              </table:table-cell>
              <table:table-cell office:value-type="float" office:value="2421">
                <text:p>2421</text:p>
              </table:table-cell>
              <table:table-cell office:value-type="float" office:value="124207">
                <text:p>12420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6143">
                <text:p>16143</text:p>
              </table:table-cell>
              <table:table-cell office:value-type="float" office:value="123974">
                <text:p>123974</text:p>
              </table:table-cell>
              <table:table-cell office:value-type="float" office:value="4637">
                <text:p>4637</text:p>
              </table:table-cell>
              <table:table-cell office:value-type="float" office:value="326651">
                <text:p>32665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8144">
                <text:p>38144</text:p>
              </table:table-cell>
              <table:table-cell office:value-type="float" office:value="434300">
                <text:p>434300</text:p>
              </table:table-cell>
              <table:table-cell office:value-type="float" office:value="10239.6666666667">
                <text:p>10239.6666666667</text:p>
              </table:table-cell>
              <table:table-cell office:value-type="float" office:value="487824">
                <text:p>48782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4406">
                <text:p>54406</text:p>
              </table:table-cell>
              <table:table-cell office:value-type="float" office:value="404497">
                <text:p>404497</text:p>
              </table:table-cell>
              <table:table-cell office:value-type="float" office:value="18585.1666666667">
                <text:p>18585.1666666667</text:p>
              </table:table-cell>
              <table:table-cell office:value-type="float" office:value="646848">
                <text:p>64684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9394">
                <text:p>89394</text:p>
              </table:table-cell>
              <table:table-cell office:value-type="float" office:value="777300">
                <text:p>777300</text:p>
              </table:table-cell>
              <table:table-cell office:value-type="float" office:value="38366.5">
                <text:p>38366.5</text:p>
              </table:table-cell>
              <table:table-cell office:value-type="float" office:value="1239506">
                <text:p>123950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58137">
                <text:p>258137</text:p>
              </table:table-cell>
              <table:table-cell office:value-type="float" office:value="1510135">
                <text:p>1510135</text:p>
              </table:table-cell>
              <table:table-cell office:value-type="float" office:value="78130.6666666667">
                <text:p>78130.6666666667</text:p>
              </table:table-cell>
              <table:table-cell office:value-type="float" office:value="2402232">
                <text:p>240223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467777">
                <text:p>467777</text:p>
              </table:table-cell>
              <table:table-cell office:value-type="float" office:value="3118897">
                <text:p>3118897</text:p>
              </table:table-cell>
              <table:table-cell office:value-type="float" office:value="143565">
                <text:p>143565</text:p>
              </table:table-cell>
              <table:table-cell office:value-type="float" office:value="4994007">
                <text:p>4994007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581710">
                <text:p>581710</text:p>
              </table:table-cell>
              <table:table-cell office:value-type="float" office:value="5655687">
                <text:p>5655687</text:p>
              </table:table-cell>
              <table:table-cell office:value-type="float" office:value="285690.333333333">
                <text:p>285690.333333333</text:p>
              </table:table-cell>
              <table:table-cell office:value-type="float" office:value="9412426">
                <text:p>9412426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633251">
                <text:p>633251</text:p>
              </table:table-cell>
              <table:table-cell office:value-type="float" office:value="11803068">
                <text:p>11803068</text:p>
              </table:table-cell>
              <table:table-cell office:value-type="float" office:value="575528.333333333">
                <text:p>575528.333333333</text:p>
              </table:table-cell>
              <table:table-cell office:value-type="float" office:value="18788378">
                <text:p>18788378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316857">
                <text:p>1316857</text:p>
              </table:table-cell>
              <table:table-cell office:value-type="float" office:value="22617150">
                <text:p>22617150</text:p>
              </table:table-cell>
              <table:table-cell office:value-type="float" office:value="1143865.5">
                <text:p>1143865.5</text:p>
              </table:table-cell>
              <table:table-cell office:value-type="float" office:value="37752933">
                <text:p>37752933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2640157">
                <text:p>2640157</text:p>
              </table:table-cell>
              <table:table-cell office:value-type="float" office:value="46663059">
                <text:p>46663059</text:p>
              </table:table-cell>
              <table:table-cell office:value-type="float" office:value="2368649.33333333">
                <text:p>2368649.33333333</text:p>
              </table:table-cell>
              <table:table-cell office:value-type="float" office:value="75665880">
                <text:p>75665880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5150678">
                <text:p>5150678</text:p>
              </table:table-cell>
              <table:table-cell office:value-type="float" office:value="112457413">
                <text:p>112457413</text:p>
              </table:table-cell>
              <table:table-cell office:value-type="float" office:value="4629817.5">
                <text:p>4629817.5</text:p>
              </table:table-cell>
              <table:table-cell office:value-type="float" office:value="152325578">
                <text:p>152325578</text:p>
              </table:table-cell>
            </table:table-row>
            <table:table-row>
              <table:table-cell office:value-type="float" office:value="1073741824">
                <text:p>1073741824</text:p>
              </table:table-cell>
              <table:table-cell office:value-type="float" office:value="9579136">
                <text:p>9579136</text:p>
              </table:table-cell>
              <table:table-cell office:value-type="float" office:value="176005119">
                <text:p>176005119</text:p>
              </table:table-cell>
              <table:table-cell office:value-type="float" office:value="9098446.83333333">
                <text:p>9098446.83333333</text:p>
              </table:table-cell>
              <table:table-cell office:value-type="float" office:value="311821505">
                <text:p>311821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272cm" svg:height="11.403cm" xlink:href=".." xlink:type="simple" chart:class="chart:line" chart:style-name="ch1">
        <chart:title svg:x="8.955cm" svg:y="0.363cm" chart:style-name="ch2">
          <text:p>Rabin Karp</text:p>
        </chart:title>
        <chart:subtitle svg:x="7.989cm" svg:y="1.345cm" chart:style-name="ch3">
          <text:p>Fixed pattern buffer size</text:p>
        </chart:subtitle>
        <chart:legend chart:legend-position="end" svg:x="14.88cm" svg:y="3.871cm" style:legend-expansion="high" chart:style-name="ch4"/>
        <chart:plot-area chart:style-name="ch5" table:cell-range-address="RabinKarp.A2:RabinKarp.A23 RabinKarp.B3:RabinKarp.B23 RabinKarp.A25:RabinKarp.A25 RabinKarp.B26:RabinKarp.B46 RabinKarp.A49:RabinKarp.A49 RabinKarp.B50:RabinKarp.B70 RabinKarp.A75:RabinKarp.A75 RabinKarp.B77:RabinKarp.B97 RabinKarp.A100:RabinKarp.A100 RabinKarp.B101:RabinKarp.B121 RabinKarp.A126:RabinKarp.A126 RabinKarp.B127:RabinKarp.B147 RabinKarp.A150:RabinKarp.A150 RabinKarp.B151:RabinKarp.B171 RabinKarp.A175:RabinKarp.A175 RabinKarp.B176:RabinKarp.B196" chart:data-source-has-labels="both" svg:x="1.364cm" svg:y="2.228cm" svg:width="13.111cm" svg:height="8.018cm">
          <chartooo:coordinate-region svg:x="3.282cm" svg:y="2.228cm" svg:width="11.071cm" svg:height="6.042cm"/>
          <chart:axis chart:dimension="x" chart:name="primary-x" chart:style-name="ch6" chartooo:axis-type="auto">
            <chartooo:date-scale/>
            <chart:title svg:x="6.526cm" svg:y="10.474cm" chart:style-name="ch7">
              <text:p>Search Buffer Size</text:p>
            </chart:title>
            <chart:categories table:cell-range-address="RabinKarp.A3:RabinKarp.A23"/>
          </chart:axis>
          <chart:axis chart:dimension="y" chart:name="primary-y" chart:style-name="ch6">
            <chart:title svg:x="0.451cm" svg:y="8.305cm" chart:style-name="ch8">
              <text:p>Search time (microseconds)</text:p>
            </chart:title>
            <chart:grid chart:style-name="ch9" chart:class="major"/>
          </chart:axis>
          <chart:series chart:style-name="ch10" chart:values-cell-range-address="RabinKarp.B3:RabinKarp.B23" chart:label-cell-address="RabinKarp.A2:RabinKarp.A2" chart:class="chart:line">
            <chart:data-point chart:repeated="21"/>
          </chart:series>
          <chart:series chart:style-name="ch11" chart:values-cell-range-address="RabinKarp.B26:RabinKarp.B46" chart:label-cell-address="RabinKarp.A25:RabinKarp.A25" chart:class="chart:line">
            <chart:data-point chart:repeated="21"/>
          </chart:series>
          <chart:series chart:style-name="ch12" chart:values-cell-range-address="RabinKarp.B50:RabinKarp.B70" chart:label-cell-address="RabinKarp.A49:RabinKarp.A49" chart:class="chart:line">
            <chart:data-point chart:repeated="21"/>
          </chart:series>
          <chart:series chart:style-name="ch13" chart:values-cell-range-address="RabinKarp.B77:RabinKarp.B97" chart:label-cell-address="RabinKarp.A75:RabinKarp.A75" chart:class="chart:line">
            <chart:data-point chart:repeated="21"/>
          </chart:series>
          <chart:series chart:style-name="ch14" chart:values-cell-range-address="RabinKarp.B101:RabinKarp.B121" chart:label-cell-address="RabinKarp.A100:RabinKarp.A100" chart:class="chart:line">
            <chart:data-point chart:repeated="21"/>
          </chart:series>
          <chart:series chart:style-name="ch15" chart:values-cell-range-address="RabinKarp.B127:RabinKarp.B147" chart:label-cell-address="RabinKarp.A126:RabinKarp.A126" chart:class="chart:line">
            <chart:data-point chart:repeated="21"/>
          </chart:series>
          <chart:series chart:style-name="ch16" chart:values-cell-range-address="RabinKarp.B151:RabinKarp.B171" chart:label-cell-address="RabinKarp.A150:RabinKarp.A150" chart:class="chart:line">
            <chart:data-point chart:repeated="21"/>
          </chart:series>
          <chart:series chart:style-name="ch17" chart:values-cell-range-address="RabinKarp.B176:RabinKarp.B196" chart:label-cell-address="RabinKarp.A175:RabinKarp.A175" chart:class="chart:line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K:Rx=33, q=101</text:p>
                <draw:g>
                  <svg:desc>RabinKarp.A2:RabinKarp.A2</svg:desc>
                </draw:g>
              </table:table-cell>
              <table:table-cell office:value-type="string">
                <text:p>RK:Rx=95, q=101</text:p>
                <draw:g>
                  <svg:desc>RabinKarp.A25:RabinKarp.A25</svg:desc>
                </draw:g>
              </table:table-cell>
              <table:table-cell office:value-type="string">
                <text:p>RK:Rx=96, q=101</text:p>
                <draw:g>
                  <svg:desc>RabinKarp.A49:RabinKarp.A49</svg:desc>
                </draw:g>
              </table:table-cell>
              <table:table-cell office:value-type="string">
                <text:p>RK:Rx=96, q=2147483647</text:p>
                <draw:g>
                  <svg:desc>RabinKarp.A75:RabinKarp.A75</svg:desc>
                </draw:g>
              </table:table-cell>
              <table:table-cell office:value-type="string">
                <text:p>RK:Rx=95, q=127</text:p>
                <draw:g>
                  <svg:desc>RabinKarp.A100:RabinKarp.A100</svg:desc>
                </draw:g>
              </table:table-cell>
              <table:table-cell office:value-type="string">
                <text:p>RK:Rx=95, q=131071</text:p>
                <draw:g>
                  <svg:desc>RabinKarp.A126:RabinKarp.A126</svg:desc>
                </draw:g>
              </table:table-cell>
              <table:table-cell office:value-type="string">
                <text:p>RK:Rx=95, q=8191</text:p>
                <draw:g>
                  <svg:desc>RabinKarp.A150:RabinKarp.A150</svg:desc>
                </draw:g>
              </table:table-cell>
              <table:table-cell office:value-type="string">
                <text:p>RK:Rx=96, q=127</text:p>
                <draw:g>
                  <svg:desc>RabinKarp.A175:RabinKarp.A175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abinKarp.A3:RabinKarp.A23</svg:desc>
                </draw:g>
              </table:table-cell>
              <table:table-cell office:value-type="float" office:value="4895">
                <text:p>4895</text:p>
                <draw:g>
                  <svg:desc>RabinKarp.B3:RabinKarp.B23</svg:desc>
                </draw:g>
              </table:table-cell>
              <table:table-cell office:value-type="float" office:value="461">
                <text:p>461</text:p>
                <draw:g>
                  <svg:desc>RabinKarp.B26:RabinKarp.B46</svg:desc>
                </draw:g>
              </table:table-cell>
              <table:table-cell office:value-type="float" office:value="457">
                <text:p>457</text:p>
                <draw:g>
                  <svg:desc>RabinKarp.B50:RabinKarp.B70</svg:desc>
                </draw:g>
              </table:table-cell>
              <table:table-cell office:value-type="float" office:value="530">
                <text:p>530</text:p>
                <draw:g>
                  <svg:desc>RabinKarp.B77:RabinKarp.B97</svg:desc>
                </draw:g>
              </table:table-cell>
              <table:table-cell office:value-type="float" office:value="554">
                <text:p>554</text:p>
                <draw:g>
                  <svg:desc>RabinKarp.B101:RabinKarp.B121</svg:desc>
                </draw:g>
              </table:table-cell>
              <table:table-cell office:value-type="float" office:value="520">
                <text:p>520</text:p>
                <draw:g>
                  <svg:desc>RabinKarp.B127:RabinKarp.B147</svg:desc>
                </draw:g>
              </table:table-cell>
              <table:table-cell office:value-type="float" office:value="664">
                <text:p>664</text:p>
                <draw:g>
                  <svg:desc>RabinKarp.B151:RabinKarp.B171</svg:desc>
                </draw:g>
              </table:table-cell>
              <table:table-cell office:value-type="float" office:value="529">
                <text:p>529</text:p>
                <draw:g>
                  <svg:desc>RabinKarp.B176:RabinKarp.B196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85">
                <text:p>1785</text:p>
              </table:table-cell>
              <table:table-cell office:value-type="float" office:value="4370">
                <text:p>4370</text:p>
              </table:table-cell>
              <table:table-cell office:value-type="float" office:value="694">
                <text:p>694</text:p>
              </table:table-cell>
              <table:table-cell office:value-type="float" office:value="8293">
                <text:p>8293</text:p>
              </table:table-cell>
              <table:table-cell office:value-type="float" office:value="827">
                <text:p>827</text:p>
              </table:table-cell>
              <table:table-cell office:value-type="float" office:value="796">
                <text:p>796</text:p>
              </table:table-cell>
              <table:table-cell office:value-type="float" office:value="787">
                <text:p>78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788">
                <text:p>7788</text:p>
              </table:table-cell>
              <table:table-cell office:value-type="float" office:value="1163">
                <text:p>1163</text:p>
              </table:table-cell>
              <table:table-cell office:value-type="float" office:value="1196">
                <text:p>1196</text:p>
              </table:table-cell>
              <table:table-cell office:value-type="float" office:value="5285">
                <text:p>5285</text:p>
              </table:table-cell>
              <table:table-cell office:value-type="float" office:value="4422">
                <text:p>4422</text:p>
              </table:table-cell>
              <table:table-cell office:value-type="float" office:value="1307">
                <text:p>1307</text:p>
              </table:table-cell>
              <table:table-cell office:value-type="float" office:value="1695">
                <text:p>169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379">
                <text:p>8379</text:p>
              </table:table-cell>
              <table:table-cell office:value-type="float" office:value="6146">
                <text:p>6146</text:p>
              </table:table-cell>
              <table:table-cell office:value-type="float" office:value="2902">
                <text:p>2902</text:p>
              </table:table-cell>
              <table:table-cell office:value-type="float" office:value="2626">
                <text:p>2626</text:p>
              </table:table-cell>
              <table:table-cell office:value-type="float" office:value="2890">
                <text:p>2890</text:p>
              </table:table-cell>
              <table:table-cell office:value-type="float" office:value="4982">
                <text:p>4982</text:p>
              </table:table-cell>
              <table:table-cell office:value-type="float" office:value="2372">
                <text:p>2372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922">
                <text:p>16922</text:p>
              </table:table-cell>
              <table:table-cell office:value-type="float" office:value="9479">
                <text:p>9479</text:p>
              </table:table-cell>
              <table:table-cell office:value-type="float" office:value="18716">
                <text:p>18716</text:p>
              </table:table-cell>
              <table:table-cell office:value-type="float" office:value="4391">
                <text:p>4391</text:p>
              </table:table-cell>
              <table:table-cell office:value-type="float" office:value="10605">
                <text:p>10605</text:p>
              </table:table-cell>
              <table:table-cell office:value-type="float" office:value="18134">
                <text:p>18134</text:p>
              </table:table-cell>
              <table:table-cell office:value-type="float" office:value="8960">
                <text:p>8960</text:p>
              </table:table-cell>
              <table:table-cell office:value-type="float" office:value="13417">
                <text:p>1341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3200">
                <text:p>33200</text:p>
              </table:table-cell>
              <table:table-cell office:value-type="float" office:value="17285">
                <text:p>17285</text:p>
              </table:table-cell>
              <table:table-cell office:value-type="float" office:value="11156">
                <text:p>11156</text:p>
              </table:table-cell>
              <table:table-cell office:value-type="float" office:value="11995">
                <text:p>11995</text:p>
              </table:table-cell>
              <table:table-cell office:value-type="float" office:value="26486">
                <text:p>26486</text:p>
              </table:table-cell>
              <table:table-cell office:value-type="float" office:value="14743">
                <text:p>14743</text:p>
              </table:table-cell>
              <table:table-cell office:value-type="float" office:value="18462">
                <text:p>18462</text:p>
              </table:table-cell>
              <table:table-cell office:value-type="float" office:value="13763">
                <text:p>1376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4216">
                <text:p>64216</text:p>
              </table:table-cell>
              <table:table-cell office:value-type="float" office:value="35928">
                <text:p>35928</text:p>
              </table:table-cell>
              <table:table-cell office:value-type="float" office:value="30409">
                <text:p>30409</text:p>
              </table:table-cell>
              <table:table-cell office:value-type="float" office:value="31563">
                <text:p>31563</text:p>
              </table:table-cell>
              <table:table-cell office:value-type="float" office:value="68135">
                <text:p>68135</text:p>
              </table:table-cell>
              <table:table-cell office:value-type="float" office:value="38857">
                <text:p>38857</text:p>
              </table:table-cell>
              <table:table-cell office:value-type="float" office:value="40857">
                <text:p>40857</text:p>
              </table:table-cell>
              <table:table-cell office:value-type="float" office:value="35578">
                <text:p>3557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06766">
                <text:p>106766</text:p>
              </table:table-cell>
              <table:table-cell office:value-type="float" office:value="46359">
                <text:p>46359</text:p>
              </table:table-cell>
              <table:table-cell office:value-type="float" office:value="44727">
                <text:p>44727</text:p>
              </table:table-cell>
              <table:table-cell office:value-type="float" office:value="58084">
                <text:p>58084</text:p>
              </table:table-cell>
              <table:table-cell office:value-type="float" office:value="112601">
                <text:p>112601</text:p>
              </table:table-cell>
              <table:table-cell office:value-type="float" office:value="111691">
                <text:p>111691</text:p>
              </table:table-cell>
              <table:table-cell office:value-type="float" office:value="87111">
                <text:p>87111</text:p>
              </table:table-cell>
              <table:table-cell office:value-type="float" office:value="129243">
                <text:p>12924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62240">
                <text:p>162240</text:p>
              </table:table-cell>
              <table:table-cell office:value-type="float" office:value="86975">
                <text:p>86975</text:p>
              </table:table-cell>
              <table:table-cell office:value-type="float" office:value="108019">
                <text:p>108019</text:p>
              </table:table-cell>
              <table:table-cell office:value-type="float" office:value="190523">
                <text:p>190523</text:p>
              </table:table-cell>
              <table:table-cell office:value-type="float" office:value="225253">
                <text:p>225253</text:p>
              </table:table-cell>
              <table:table-cell office:value-type="float" office:value="79227">
                <text:p>79227</text:p>
              </table:table-cell>
              <table:table-cell office:value-type="float" office:value="206881">
                <text:p>206881</text:p>
              </table:table-cell>
              <table:table-cell office:value-type="float" office:value="124207">
                <text:p>12420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99298">
                <text:p>299298</text:p>
              </table:table-cell>
              <table:table-cell office:value-type="float" office:value="161796">
                <text:p>161796</text:p>
              </table:table-cell>
              <table:table-cell office:value-type="float" office:value="151146">
                <text:p>151146</text:p>
              </table:table-cell>
              <table:table-cell office:value-type="float" office:value="220975">
                <text:p>220975</text:p>
              </table:table-cell>
              <table:table-cell office:value-type="float" office:value="223815">
                <text:p>223815</text:p>
              </table:table-cell>
              <table:table-cell office:value-type="float" office:value="283480">
                <text:p>283480</text:p>
              </table:table-cell>
              <table:table-cell office:value-type="float" office:value="496910">
                <text:p>496910</text:p>
              </table:table-cell>
              <table:table-cell office:value-type="float" office:value="326651">
                <text:p>32665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40389">
                <text:p>540389</text:p>
              </table:table-cell>
              <table:table-cell office:value-type="float" office:value="270481">
                <text:p>270481</text:p>
              </table:table-cell>
              <table:table-cell office:value-type="float" office:value="294720">
                <text:p>294720</text:p>
              </table:table-cell>
              <table:table-cell office:value-type="float" office:value="618195">
                <text:p>618195</text:p>
              </table:table-cell>
              <table:table-cell office:value-type="float" office:value="325186">
                <text:p>325186</text:p>
              </table:table-cell>
              <table:table-cell office:value-type="float" office:value="446309">
                <text:p>446309</text:p>
              </table:table-cell>
              <table:table-cell office:value-type="float" office:value="653891">
                <text:p>653891</text:p>
              </table:table-cell>
              <table:table-cell office:value-type="float" office:value="487824">
                <text:p>48782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078939">
                <text:p>1078939</text:p>
              </table:table-cell>
              <table:table-cell office:value-type="float" office:value="541465">
                <text:p>541465</text:p>
              </table:table-cell>
              <table:table-cell office:value-type="float" office:value="519231">
                <text:p>519231</text:p>
              </table:table-cell>
              <table:table-cell office:value-type="float" office:value="1003070">
                <text:p>1003070</text:p>
              </table:table-cell>
              <table:table-cell office:value-type="float" office:value="606048">
                <text:p>606048</text:p>
              </table:table-cell>
              <table:table-cell office:value-type="float" office:value="636405">
                <text:p>636405</text:p>
              </table:table-cell>
              <table:table-cell office:value-type="float" office:value="630082">
                <text:p>630082</text:p>
              </table:table-cell>
              <table:table-cell office:value-type="float" office:value="646848">
                <text:p>64684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157282">
                <text:p>2157282</text:p>
              </table:table-cell>
              <table:table-cell office:value-type="float" office:value="1038661">
                <text:p>1038661</text:p>
              </table:table-cell>
              <table:table-cell office:value-type="float" office:value="1031636">
                <text:p>1031636</text:p>
              </table:table-cell>
              <table:table-cell office:value-type="float" office:value="1109639">
                <text:p>1109639</text:p>
              </table:table-cell>
              <table:table-cell office:value-type="float" office:value="1189198">
                <text:p>1189198</text:p>
              </table:table-cell>
              <table:table-cell office:value-type="float" office:value="1146720">
                <text:p>1146720</text:p>
              </table:table-cell>
              <table:table-cell office:value-type="float" office:value="1250860">
                <text:p>1250860</text:p>
              </table:table-cell>
              <table:table-cell office:value-type="float" office:value="1239506">
                <text:p>123950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4295531">
                <text:p>4295531</text:p>
              </table:table-cell>
              <table:table-cell office:value-type="float" office:value="2112362">
                <text:p>2112362</text:p>
              </table:table-cell>
              <table:table-cell office:value-type="float" office:value="2072045">
                <text:p>2072045</text:p>
              </table:table-cell>
              <table:table-cell office:value-type="float" office:value="2174801">
                <text:p>2174801</text:p>
              </table:table-cell>
              <table:table-cell office:value-type="float" office:value="2443938">
                <text:p>2443938</text:p>
              </table:table-cell>
              <table:table-cell office:value-type="float" office:value="2309737">
                <text:p>2309737</text:p>
              </table:table-cell>
              <table:table-cell office:value-type="float" office:value="2721794">
                <text:p>2721794</text:p>
              </table:table-cell>
              <table:table-cell office:value-type="float" office:value="2402232">
                <text:p>240223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8599575">
                <text:p>8599575</text:p>
              </table:table-cell>
              <table:table-cell office:value-type="float" office:value="4152181">
                <text:p>4152181</text:p>
              </table:table-cell>
              <table:table-cell office:value-type="float" office:value="4129456">
                <text:p>4129456</text:p>
              </table:table-cell>
              <table:table-cell office:value-type="float" office:value="4155847">
                <text:p>4155847</text:p>
              </table:table-cell>
              <table:table-cell office:value-type="float" office:value="4820604">
                <text:p>4820604</text:p>
              </table:table-cell>
              <table:table-cell office:value-type="float" office:value="4455766">
                <text:p>4455766</text:p>
              </table:table-cell>
              <table:table-cell office:value-type="float" office:value="4841862">
                <text:p>4841862</text:p>
              </table:table-cell>
              <table:table-cell office:value-type="float" office:value="4994007">
                <text:p>4994007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7009748">
                <text:p>17009748</text:p>
              </table:table-cell>
              <table:table-cell office:value-type="float" office:value="8574265">
                <text:p>8574265</text:p>
              </table:table-cell>
              <table:table-cell office:value-type="float" office:value="8194157">
                <text:p>8194157</text:p>
              </table:table-cell>
              <table:table-cell office:value-type="float" office:value="8186923">
                <text:p>8186923</text:p>
              </table:table-cell>
              <table:table-cell office:value-type="float" office:value="9119791">
                <text:p>9119791</text:p>
              </table:table-cell>
              <table:table-cell office:value-type="float" office:value="9001951">
                <text:p>9001951</text:p>
              </table:table-cell>
              <table:table-cell office:value-type="float" office:value="10039726">
                <text:p>10039726</text:p>
              </table:table-cell>
              <table:table-cell office:value-type="float" office:value="9412426">
                <text:p>9412426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34232907">
                <text:p>34232907</text:p>
              </table:table-cell>
              <table:table-cell office:value-type="float" office:value="16566306">
                <text:p>16566306</text:p>
              </table:table-cell>
              <table:table-cell office:value-type="float" office:value="16403666">
                <text:p>16403666</text:p>
              </table:table-cell>
              <table:table-cell office:value-type="float" office:value="16782892">
                <text:p>16782892</text:p>
              </table:table-cell>
              <table:table-cell office:value-type="float" office:value="18752893">
                <text:p>18752893</text:p>
              </table:table-cell>
              <table:table-cell office:value-type="float" office:value="18138993">
                <text:p>18138993</text:p>
              </table:table-cell>
              <table:table-cell office:value-type="float" office:value="20179336">
                <text:p>20179336</text:p>
              </table:table-cell>
              <table:table-cell office:value-type="float" office:value="18788378">
                <text:p>18788378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68315490">
                <text:p>68315490</text:p>
              </table:table-cell>
              <table:table-cell office:value-type="float" office:value="33023605">
                <text:p>33023605</text:p>
              </table:table-cell>
              <table:table-cell office:value-type="float" office:value="33069693">
                <text:p>33069693</text:p>
              </table:table-cell>
              <table:table-cell office:value-type="float" office:value="33986890">
                <text:p>33986890</text:p>
              </table:table-cell>
              <table:table-cell office:value-type="float" office:value="37066372">
                <text:p>37066372</text:p>
              </table:table-cell>
              <table:table-cell office:value-type="float" office:value="36496997">
                <text:p>36496997</text:p>
              </table:table-cell>
              <table:table-cell office:value-type="float" office:value="40155796">
                <text:p>40155796</text:p>
              </table:table-cell>
              <table:table-cell office:value-type="float" office:value="37752933">
                <text:p>37752933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37263966">
                <text:p>137263966</text:p>
              </table:table-cell>
              <table:table-cell office:value-type="float" office:value="66396258">
                <text:p>66396258</text:p>
              </table:table-cell>
              <table:table-cell office:value-type="float" office:value="67510956">
                <text:p>67510956</text:p>
              </table:table-cell>
              <table:table-cell office:value-type="float" office:value="65442630">
                <text:p>65442630</text:p>
              </table:table-cell>
              <table:table-cell office:value-type="float" office:value="75782132">
                <text:p>75782132</text:p>
              </table:table-cell>
              <table:table-cell office:value-type="float" office:value="73721597">
                <text:p>73721597</text:p>
              </table:table-cell>
              <table:table-cell office:value-type="float" office:value="78678684">
                <text:p>78678684</text:p>
              </table:table-cell>
              <table:table-cell office:value-type="float" office:value="75665880">
                <text:p>75665880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275148353">
                <text:p>275148353</text:p>
              </table:table-cell>
              <table:table-cell office:value-type="float" office:value="132322859">
                <text:p>132322859</text:p>
              </table:table-cell>
              <table:table-cell office:value-type="float" office:value="134698868">
                <text:p>134698868</text:p>
              </table:table-cell>
              <table:table-cell office:value-type="float" office:value="129633400">
                <text:p>129633400</text:p>
              </table:table-cell>
              <table:table-cell office:value-type="float" office:value="148825857">
                <text:p>148825857</text:p>
              </table:table-cell>
              <table:table-cell office:value-type="float" office:value="150341922">
                <text:p>150341922</text:p>
              </table:table-cell>
              <table:table-cell office:value-type="float" office:value="150142537">
                <text:p>150142537</text:p>
              </table:table-cell>
              <table:table-cell office:value-type="float" office:value="152325578">
                <text:p>152325578</text:p>
              </table:table-cell>
            </table:table-row>
            <table:table-row>
              <table:table-cell office:value-type="float" office:value="1073741824">
                <text:p>1073741824</text:p>
              </table:table-cell>
              <table:table-cell office:value-type="float" office:value="551609924">
                <text:p>551609924</text:p>
              </table:table-cell>
              <table:table-cell office:value-type="float" office:value="264749619">
                <text:p>264749619</text:p>
              </table:table-cell>
              <table:table-cell office:value-type="float" office:value="268805737">
                <text:p>268805737</text:p>
              </table:table-cell>
              <table:table-cell office:value-type="float" office:value="260962260">
                <text:p>260962260</text:p>
              </table:table-cell>
              <table:table-cell office:value-type="float" office:value="299651442">
                <text:p>299651442</text:p>
              </table:table-cell>
              <table:table-cell office:value-type="float" office:value="300310546">
                <text:p>300310546</text:p>
              </table:table-cell>
              <table:table-cell office:value-type="float" office:value="296995648">
                <text:p>296995648</text:p>
              </table:table-cell>
              <table:table-cell office:value-type="float" office:value="311821505">
                <text:p>311821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12cm" svg:y="0.315cm" chart:style-name="ch2">
          <text:p>Growth of Processing Times</text:p>
        </chart:title>
        <chart:subtitle svg:x="6.223cm" svg:y="1.249cm" chart:style-name="ch3">
          <text:p>Selected Algorithms</text:p>
        </chart:subtitle>
        <chart:legend chart:legend-position="end" svg:x="11.904cm" svg:y="3.56cm" style:legend-expansion="high" chart:style-name="ch4"/>
        <chart:plot-area chart:style-name="ch5" table:cell-range-address="strstrData.A3:strstrData.A23 strstrData.C3:strstrData.C23 RabinKarp.A175:RabinKarp.A175 RabinKarp.C176:RabinKarp.C196 KMP.C3:KMP.C23 CharChar.C3:CharChar.C23" chart:data-source-has-labels="both" svg:x="1.279cm" svg:y="2.084cm" svg:width="10.305cm" svg:height="5.807cm">
          <chartooo:coordinate-region svg:x="2.006cm" svg:y="2.084cm" svg:width="9.456cm" svg:height="3.831cm"/>
          <chart:axis chart:dimension="x" chart:name="primary-x" chart:style-name="ch6" chartooo:axis-type="auto">
            <chartooo:date-scale/>
            <chart:title svg:x="6.056cm" svg:y="8.071cm" chart:style-name="ch7">
              <text:p>Size</text:p>
            </chart:title>
            <chart:categories table:cell-range-address="strstrData.A3:strstrData.A23"/>
            <chart:grid chart:style-name="ch8" chart:class="major"/>
          </chart:axis>
          <chart:axis chart:dimension="y" chart:name="primary-y" chart:style-name="ch6">
            <chart:title svg:x="0.451cm" svg:y="6.023cm" chart:style-name="ch9">
              <text:p>time(us.)/Size</text:p>
            </chart:title>
            <chart:grid chart:style-name="ch8" chart:class="major"/>
          </chart:axis>
          <chart:series chart:style-name="ch10" chart:values-cell-range-address="strstrData.C3:strstrData.C23" loext:label-string="&quot;StrStr&quot;" chart:class="chart:line">
            <chart:data-point chart:repeated="21"/>
          </chart:series>
          <chart:series chart:style-name="ch11" chart:values-cell-range-address="RabinKarp.C176:RabinKarp.C196" chart:label-cell-address="RabinKarp.A175:RabinKarp.A175" chart:class="chart:line">
            <chart:data-point chart:repeated="21"/>
          </chart:series>
          <chart:series chart:style-name="ch12" chart:values-cell-range-address="KMP.C3:KMP.C23" loext:label-string="&quot;KMP&quot;" chart:class="chart:line">
            <chart:data-point chart:repeated="21"/>
          </chart:series>
          <chart:series chart:style-name="ch13" chart:values-cell-range-address="CharChar.C3:CharChar.C23" loext:label-string="&quot;CharChar&quot;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Str</text:p>
              </table:table-cell>
              <table:table-cell office:value-type="string">
                <text:p>RK:Rx=96, q=127</text:p>
                <draw:g>
                  <svg:desc>RabinKarp.A175:RabinKarp.A175</svg:desc>
                </draw:g>
              </table:table-cell>
              <table:table-cell office:value-type="string">
                <text:p>KMP</text:p>
              </table:table-cell>
              <table:table-cell office:value-type="string">
                <text:p>CharChar</text:p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trstrData.A3:strstrData.A23</svg:desc>
                </draw:g>
              </table:table-cell>
              <table:table-cell office:value-type="float" office:value="0.185546875">
                <text:p>0.185546875</text:p>
                <draw:g>
                  <svg:desc>strstrData.C3:strstrData.C23</svg:desc>
                </draw:g>
              </table:table-cell>
              <table:table-cell office:value-type="float" office:value="0.5166015625">
                <text:p>0.5166015625</text:p>
                <draw:g>
                  <svg:desc>RabinKarp.C176:RabinKarp.C196</svg:desc>
                </draw:g>
              </table:table-cell>
              <table:table-cell office:value-type="float" office:value="0.484375">
                <text:p>0.484375</text:p>
                <draw:g>
                  <svg:desc>KMP.C3:KMP.C23</svg:desc>
                </draw:g>
              </table:table-cell>
              <table:table-cell office:value-type="float" office:value="0.4462890625">
                <text:p>0.4462890625</text:p>
                <draw:g>
                  <svg:desc>CharChar.C3:CharChar.C23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4267578125">
                <text:p>0.4267578125</text:p>
              </table:table-cell>
              <table:table-cell office:value-type="float" office:value="1.78662109375">
                <text:p>1.78662109375</text:p>
              </table:table-cell>
              <table:table-cell office:value-type="float" office:value="0.82666015625">
                <text:p>0.8266601562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65185546875">
                <text:p>0.065185546875</text:p>
              </table:table-cell>
              <table:table-cell office:value-type="float" office:value="0.334716796875">
                <text:p>0.334716796875</text:p>
              </table:table-cell>
              <table:table-cell office:value-type="float" office:value="3.450927734375">
                <text:p>3.450927734375</text:p>
              </table:table-cell>
              <table:table-cell office:value-type="float" office:value="0.299072265625">
                <text:p>0.29907226562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30517578125">
                <text:p>0.030517578125</text:p>
              </table:table-cell>
              <table:table-cell office:value-type="float" office:value="0.558349609375">
                <text:p>0.558349609375</text:p>
              </table:table-cell>
              <table:table-cell office:value-type="float" office:value="0.2110595703125">
                <text:p>0.2110595703125</text:p>
              </table:table-cell>
              <table:table-cell office:value-type="float" office:value="0.27978515625">
                <text:p>0.2797851562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1947021484375">
                <text:p>0.01947021484375</text:p>
              </table:table-cell>
              <table:table-cell office:value-type="float" office:value="0.81890869140625">
                <text:p>0.81890869140625</text:p>
              </table:table-cell>
              <table:table-cell office:value-type="float" office:value="1.01593017578125">
                <text:p>1.01593017578125</text:p>
              </table:table-cell>
              <table:table-cell office:value-type="float" office:value="0.283935546875">
                <text:p>0.28393554687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140380859375">
                <text:p>0.0140380859375</text:p>
              </table:table-cell>
              <table:table-cell office:value-type="float" office:value="0.420013427734375">
                <text:p>0.420013427734375</text:p>
              </table:table-cell>
              <table:table-cell office:value-type="float" office:value="0.648101806640625">
                <text:p>0.648101806640625</text:p>
              </table:table-cell>
              <table:table-cell office:value-type="float" office:value="0.38201904296875">
                <text:p>0.3820190429687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101470947265625">
                <text:p>0.0101470947265625</text:p>
              </table:table-cell>
              <table:table-cell office:value-type="float" office:value="0.542877197265625">
                <text:p>0.542877197265625</text:p>
              </table:table-cell>
              <table:table-cell office:value-type="float" office:value="0.54864501953125">
                <text:p>0.54864501953125</text:p>
              </table:table-cell>
              <table:table-cell office:value-type="float" office:value="0.29443359375">
                <text:p>0.2944335937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202613830566406">
                <text:p>0.202613830566406</text:p>
              </table:table-cell>
              <table:table-cell office:value-type="float" office:value="0.986045837402344">
                <text:p>0.986045837402344</text:p>
              </table:table-cell>
              <table:table-cell office:value-type="float" office:value="0.544158935546875">
                <text:p>0.544158935546875</text:p>
              </table:table-cell>
              <table:table-cell office:value-type="float" office:value="0.350173950195312">
                <text:p>0.35017395019531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875473022460938">
                <text:p>0.00875473022460938</text:p>
              </table:table-cell>
              <table:table-cell office:value-type="float" office:value="0.473812103271484">
                <text:p>0.473812103271484</text:p>
              </table:table-cell>
              <table:table-cell office:value-type="float" office:value="0.390373229980469">
                <text:p>0.390373229980469</text:p>
              </table:table-cell>
              <table:table-cell office:value-type="float" office:value="0.347248077392578">
                <text:p>0.34724807739257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307903289794922">
                <text:p>0.0307903289794922</text:p>
              </table:table-cell>
              <table:table-cell office:value-type="float" office:value="0.623037338256836">
                <text:p>0.623037338256836</text:p>
              </table:table-cell>
              <table:table-cell office:value-type="float" office:value="0.236461639404297">
                <text:p>0.236461639404297</text:p>
              </table:table-cell>
              <table:table-cell office:value-type="float" office:value="0.492979049682617">
                <text:p>0.49297904968261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36376953125">
                <text:p>0.036376953125</text:p>
              </table:table-cell>
              <table:table-cell office:value-type="float" office:value="0.465225219726563">
                <text:p>0.465225219726563</text:p>
              </table:table-cell>
              <table:table-cell office:value-type="float" office:value="0.414180755615234">
                <text:p>0.414180755615234</text:p>
              </table:table-cell>
              <table:table-cell office:value-type="float" office:value="0.358869552612305">
                <text:p>0.358869552612305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259428024291992">
                <text:p>0.0259428024291992</text:p>
              </table:table-cell>
              <table:table-cell office:value-type="float" office:value="0.308441162109375">
                <text:p>0.308441162109375</text:p>
              </table:table-cell>
              <table:table-cell office:value-type="float" office:value="0.192879199981689">
                <text:p>0.192879199981689</text:p>
              </table:table-cell>
              <table:table-cell office:value-type="float" office:value="0.278640270233154">
                <text:p>0.27864027023315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13131904602051">
                <text:p>0.0213131904602051</text:p>
              </table:table-cell>
              <table:table-cell office:value-type="float" office:value="0.295521259307861">
                <text:p>0.295521259307861</text:p>
              </table:table-cell>
              <table:table-cell office:value-type="float" office:value="0.185322761535645">
                <text:p>0.185322761535645</text:p>
              </table:table-cell>
              <table:table-cell office:value-type="float" office:value="0.266236305236816">
                <text:p>0.26623630523681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3077232837677">
                <text:p>0.03077232837677</text:p>
              </table:table-cell>
              <table:table-cell office:value-type="float" office:value="0.286368370056152">
                <text:p>0.286368370056152</text:p>
              </table:table-cell>
              <table:table-cell office:value-type="float" office:value="0.180022120475769">
                <text:p>0.180022120475769</text:p>
              </table:table-cell>
              <table:table-cell office:value-type="float" office:value="0.263043165206909">
                <text:p>0.26304316520690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278816819190979">
                <text:p>0.0278816819190979</text:p>
              </table:table-cell>
              <table:table-cell office:value-type="float" office:value="0.297666013240814">
                <text:p>0.297666013240814</text:p>
              </table:table-cell>
              <table:table-cell office:value-type="float" office:value="0.185900747776032">
                <text:p>0.185900747776032</text:p>
              </table:table-cell>
              <table:table-cell office:value-type="float" office:value="0.261119246482849">
                <text:p>0.261119246482849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173363089561462">
                <text:p>0.0173363089561462</text:p>
              </table:table-cell>
              <table:table-cell office:value-type="float" office:value="0.280512154102325">
                <text:p>0.280512154102325</text:p>
              </table:table-cell>
              <table:table-cell office:value-type="float" office:value="0.168552607297897">
                <text:p>0.168552607297897</text:p>
              </table:table-cell>
              <table:table-cell office:value-type="float" office:value="0.260137945413589">
                <text:p>0.260137945413589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0943617522716522">
                <text:p>0.00943617522716522</text:p>
              </table:table-cell>
              <table:table-cell office:value-type="float" office:value="0.279968649148941">
                <text:p>0.279968649148941</text:p>
              </table:table-cell>
              <table:table-cell office:value-type="float" office:value="0.175879418849945">
                <text:p>0.175879418849945</text:p>
              </table:table-cell>
              <table:table-cell office:value-type="float" office:value="0.256310999393463">
                <text:p>0.256310999393463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0.00981134921312332">
                <text:p>0.00981134921312332</text:p>
              </table:table-cell>
              <table:table-cell office:value-type="float" office:value="0.281281270086765">
                <text:p>0.281281270086765</text:p>
              </table:table-cell>
              <table:table-cell office:value-type="float" office:value="0.168510898947716">
                <text:p>0.168510898947716</text:p>
              </table:table-cell>
              <table:table-cell office:value-type="float" office:value="0.257585965096951">
                <text:p>0.257585965096951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0.00983535125851631">
                <text:p>0.00983535125851631</text:p>
              </table:table-cell>
              <table:table-cell office:value-type="float" office:value="0.281877368688583">
                <text:p>0.281877368688583</text:p>
              </table:table-cell>
              <table:table-cell office:value-type="float" office:value="0.173833440989256">
                <text:p>0.173833440989256</text:p>
              </table:table-cell>
              <table:table-cell office:value-type="float" office:value="0.260254546999931">
                <text:p>0.260254546999931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0.00959388539195061">
                <text:p>0.00959388539195061</text:p>
              </table:table-cell>
              <table:table-cell office:value-type="float" office:value="0.283728498965502">
                <text:p>0.283728498965502</text:p>
              </table:table-cell>
              <table:table-cell office:value-type="float" office:value="0.209468254819512">
                <text:p>0.209468254819512</text:p>
              </table:table-cell>
              <table:table-cell office:value-type="float" office:value="0.260496696457267">
                <text:p>0.260496696457267</text:p>
              </table:table-cell>
            </table:table-row>
            <table:table-row>
              <table:table-cell office:value-type="float" office:value="1073741824">
                <text:p>1073741824</text:p>
              </table:table-cell>
              <table:table-cell office:value-type="float" office:value="0.00892126560211182">
                <text:p>0.00892126560211182</text:p>
              </table:table-cell>
              <table:table-cell office:value-type="float" office:value="0.290406406857073">
                <text:p>0.290406406857073</text:p>
              </table:table-cell>
              <table:table-cell office:value-type="float" office:value="0.163917540572584">
                <text:p>0.163917540572584</text:p>
              </table:table-cell>
              <table:table-cell office:value-type="float" office:value="0.260043069720268">
                <text:p>0.2600430697202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12cm" svg:y="0.315cm" chart:style-name="ch2">
          <text:p>Growth of Processing Times</text:p>
        </chart:title>
        <chart:subtitle svg:x="7.07cm" svg:y="1.249cm" chart:style-name="ch3">
          <text:p>Time/Size</text:p>
        </chart:subtitle>
        <chart:legend chart:legend-position="end" svg:x="10.608cm" svg:y="2.67cm" style:legend-expansion="high" chart:style-name="ch4"/>
        <chart:plot-area chart:style-name="ch5" table:cell-range-address="RabinKarp.A2:RabinKarp.A23 RabinKarp.C3:RabinKarp.C23 RabinKarp.A25:RabinKarp.A25 RabinKarp.C26:RabinKarp.C46 RabinKarp.A49:RabinKarp.A49 RabinKarp.C50:RabinKarp.C70 RabinKarp.A75:RabinKarp.A75 RabinKarp.C77:RabinKarp.C97 RabinKarp.A100:RabinKarp.A100 RabinKarp.C101:RabinKarp.C121 RabinKarp.A126:RabinKarp.A126 RabinKarp.C127:RabinKarp.C147 RabinKarp.A150:RabinKarp.A150 RabinKarp.C151:RabinKarp.C171 RabinKarp.A175:RabinKarp.A175 RabinKarp.C176:RabinKarp.C196" chart:data-source-has-labels="both" svg:x="1.279cm" svg:y="2.084cm" svg:width="9.009cm" svg:height="5.807cm">
          <chartooo:coordinate-region svg:x="1.715cm" svg:y="2.084cm" svg:width="8.24cm" svg:height="3.831cm"/>
          <chart:axis chart:dimension="x" chart:name="primary-x" chart:style-name="ch6" chartooo:axis-type="auto">
            <chartooo:date-scale/>
            <chart:title svg:x="5.408cm" svg:y="8.071cm" chart:style-name="ch7">
              <text:p>Size</text:p>
            </chart:title>
            <chart:categories table:cell-range-address="RabinKarp.A3:RabinKarp.A23"/>
            <chart:grid chart:style-name="ch8" chart:class="major"/>
          </chart:axis>
          <chart:axis chart:dimension="y" chart:name="primary-y" chart:style-name="ch6">
            <chart:title svg:x="0.451cm" svg:y="5.428cm" chart:style-name="ch9">
              <text:p>Ratio</text:p>
            </chart:title>
            <chart:grid chart:style-name="ch8" chart:class="major"/>
          </chart:axis>
          <chart:series chart:style-name="ch10" chart:values-cell-range-address="RabinKarp.C3:RabinKarp.C23" chart:label-cell-address="RabinKarp.A2:RabinKarp.A2" chart:class="chart:line">
            <chart:data-point chart:repeated="21"/>
          </chart:series>
          <chart:series chart:style-name="ch11" chart:values-cell-range-address="RabinKarp.C26:RabinKarp.C46" chart:label-cell-address="RabinKarp.A25:RabinKarp.A25" chart:class="chart:line">
            <chart:data-point chart:repeated="21"/>
          </chart:series>
          <chart:series chart:style-name="ch12" chart:values-cell-range-address="RabinKarp.C50:RabinKarp.C70" chart:label-cell-address="RabinKarp.A49:RabinKarp.A49" chart:class="chart:line">
            <chart:data-point chart:repeated="21"/>
          </chart:series>
          <chart:series chart:style-name="ch13" chart:values-cell-range-address="RabinKarp.C77:RabinKarp.C97" chart:label-cell-address="RabinKarp.A75:RabinKarp.A75" chart:class="chart:line">
            <chart:data-point chart:repeated="21"/>
          </chart:series>
          <chart:series chart:style-name="ch14" chart:values-cell-range-address="RabinKarp.C101:RabinKarp.C121" chart:label-cell-address="RabinKarp.A100:RabinKarp.A100" chart:class="chart:line">
            <chart:data-point chart:repeated="21"/>
          </chart:series>
          <chart:series chart:style-name="ch15" chart:values-cell-range-address="RabinKarp.C127:RabinKarp.C147" chart:label-cell-address="RabinKarp.A126:RabinKarp.A126" chart:class="chart:line">
            <chart:data-point chart:repeated="21"/>
          </chart:series>
          <chart:series chart:style-name="ch16" chart:values-cell-range-address="RabinKarp.C151:RabinKarp.C171" chart:label-cell-address="RabinKarp.A150:RabinKarp.A150" chart:class="chart:line">
            <chart:data-point chart:repeated="21"/>
          </chart:series>
          <chart:series chart:style-name="ch17" chart:values-cell-range-address="RabinKarp.C176:RabinKarp.C196" chart:label-cell-address="RabinKarp.A175:RabinKarp.A175" chart:class="chart:line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K:Rx=33, q=101</text:p>
                <draw:g>
                  <svg:desc>RabinKarp.A2:RabinKarp.A2</svg:desc>
                </draw:g>
              </table:table-cell>
              <table:table-cell office:value-type="string">
                <text:p>RK:Rx=95, q=101</text:p>
                <draw:g>
                  <svg:desc>RabinKarp.A25:RabinKarp.A25</svg:desc>
                </draw:g>
              </table:table-cell>
              <table:table-cell office:value-type="string">
                <text:p>RK:Rx=96, q=101</text:p>
                <draw:g>
                  <svg:desc>RabinKarp.A49:RabinKarp.A49</svg:desc>
                </draw:g>
              </table:table-cell>
              <table:table-cell office:value-type="string">
                <text:p>RK:Rx=96, q=2147483647</text:p>
                <draw:g>
                  <svg:desc>RabinKarp.A75:RabinKarp.A75</svg:desc>
                </draw:g>
              </table:table-cell>
              <table:table-cell office:value-type="string">
                <text:p>RK:Rx=95, q=127</text:p>
                <draw:g>
                  <svg:desc>RabinKarp.A100:RabinKarp.A100</svg:desc>
                </draw:g>
              </table:table-cell>
              <table:table-cell office:value-type="string">
                <text:p>RK:Rx=95, q=131071</text:p>
                <draw:g>
                  <svg:desc>RabinKarp.A126:RabinKarp.A126</svg:desc>
                </draw:g>
              </table:table-cell>
              <table:table-cell office:value-type="string">
                <text:p>RK:Rx=95, q=8191</text:p>
                <draw:g>
                  <svg:desc>RabinKarp.A150:RabinKarp.A150</svg:desc>
                </draw:g>
              </table:table-cell>
              <table:table-cell office:value-type="string">
                <text:p>RK:Rx=96, q=127</text:p>
                <draw:g>
                  <svg:desc>RabinKarp.A175:RabinKarp.A175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abinKarp.A3:RabinKarp.A23</svg:desc>
                </draw:g>
              </table:table-cell>
              <table:table-cell office:value-type="float" office:value="4.7802734375">
                <text:p>4.7802734375</text:p>
                <draw:g>
                  <svg:desc>RabinKarp.C3:RabinKarp.C23</svg:desc>
                </draw:g>
              </table:table-cell>
              <table:table-cell office:value-type="float" office:value="0.4501953125">
                <text:p>0.4501953125</text:p>
                <draw:g>
                  <svg:desc>RabinKarp.C26:RabinKarp.C46</svg:desc>
                </draw:g>
              </table:table-cell>
              <table:table-cell office:value-type="float" office:value="0.4462890625">
                <text:p>0.4462890625</text:p>
                <draw:g>
                  <svg:desc>RabinKarp.C50:RabinKarp.C70</svg:desc>
                </draw:g>
              </table:table-cell>
              <table:table-cell office:value-type="float" office:value="0.517578125">
                <text:p>0.517578125</text:p>
                <draw:g>
                  <svg:desc>RabinKarp.C77:RabinKarp.C97</svg:desc>
                </draw:g>
              </table:table-cell>
              <table:table-cell office:value-type="float" office:value="0.541015625">
                <text:p>0.541015625</text:p>
                <draw:g>
                  <svg:desc>RabinKarp.C101:RabinKarp.C121</svg:desc>
                </draw:g>
              </table:table-cell>
              <table:table-cell office:value-type="float" office:value="0.5078125">
                <text:p>0.5078125</text:p>
                <draw:g>
                  <svg:desc>RabinKarp.C127:RabinKarp.C147</svg:desc>
                </draw:g>
              </table:table-cell>
              <table:table-cell office:value-type="float" office:value="0.6484375">
                <text:p>0.6484375</text:p>
                <draw:g>
                  <svg:desc>RabinKarp.C151:RabinKarp.C171</svg:desc>
                </draw:g>
              </table:table-cell>
              <table:table-cell office:value-type="float" office:value="0.5166015625">
                <text:p>0.5166015625</text:p>
                <draw:g>
                  <svg:desc>RabinKarp.C176:RabinKarp.C196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7158203125">
                <text:p>0.87158203125</text:p>
              </table:table-cell>
              <table:table-cell office:value-type="float" office:value="2.1337890625">
                <text:p>2.1337890625</text:p>
              </table:table-cell>
              <table:table-cell office:value-type="float" office:value="0.3388671875">
                <text:p>0.3388671875</text:p>
              </table:table-cell>
              <table:table-cell office:value-type="float" office:value="4.04931640625">
                <text:p>4.04931640625</text:p>
              </table:table-cell>
              <table:table-cell office:value-type="float" office:value="0.40380859375">
                <text:p>0.40380859375</text:p>
              </table:table-cell>
              <table:table-cell office:value-type="float" office:value="0.388671875">
                <text:p>0.388671875</text:p>
              </table:table-cell>
              <table:table-cell office:value-type="float" office:value="0.38427734375">
                <text:p>0.38427734375</text:p>
              </table:table-cell>
              <table:table-cell office:value-type="float" office:value="0.4267578125">
                <text:p>0.426757812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9013671875">
                <text:p>1.9013671875</text:p>
              </table:table-cell>
              <table:table-cell office:value-type="float" office:value="0.283935546875">
                <text:p>0.283935546875</text:p>
              </table:table-cell>
              <table:table-cell office:value-type="float" office:value="0.2919921875">
                <text:p>0.2919921875</text:p>
              </table:table-cell>
              <table:table-cell office:value-type="float" office:value="1.290283203125">
                <text:p>1.290283203125</text:p>
              </table:table-cell>
              <table:table-cell office:value-type="float" office:value="1.07958984375">
                <text:p>1.07958984375</text:p>
              </table:table-cell>
              <table:table-cell office:value-type="float" office:value="0.319091796875">
                <text:p>0.319091796875</text:p>
              </table:table-cell>
              <table:table-cell office:value-type="float" office:value="0.413818359375">
                <text:p>0.413818359375</text:p>
              </table:table-cell>
              <table:table-cell office:value-type="float" office:value="0.334716796875">
                <text:p>0.33471679687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.0228271484375">
                <text:p>1.0228271484375</text:p>
              </table:table-cell>
              <table:table-cell office:value-type="float" office:value="0.750244140625">
                <text:p>0.750244140625</text:p>
              </table:table-cell>
              <table:table-cell office:value-type="float" office:value="0.354248046875">
                <text:p>0.354248046875</text:p>
              </table:table-cell>
              <table:table-cell office:value-type="float" office:value="0.320556640625">
                <text:p>0.320556640625</text:p>
              </table:table-cell>
              <table:table-cell office:value-type="float" office:value="0.352783203125">
                <text:p>0.352783203125</text:p>
              </table:table-cell>
              <table:table-cell office:value-type="float" office:value="0.608154296875">
                <text:p>0.608154296875</text:p>
              </table:table-cell>
              <table:table-cell office:value-type="float" office:value="0.28955078125">
                <text:p>0.28955078125</text:p>
              </table:table-cell>
              <table:table-cell office:value-type="float" office:value="0.558349609375">
                <text:p>0.55834960937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.0328369140625">
                <text:p>1.0328369140625</text:p>
              </table:table-cell>
              <table:table-cell office:value-type="float" office:value="0.57855224609375">
                <text:p>0.57855224609375</text:p>
              </table:table-cell>
              <table:table-cell office:value-type="float" office:value="1.142333984375">
                <text:p>1.142333984375</text:p>
              </table:table-cell>
              <table:table-cell office:value-type="float" office:value="0.26800537109375">
                <text:p>0.26800537109375</text:p>
              </table:table-cell>
              <table:table-cell office:value-type="float" office:value="0.64727783203125">
                <text:p>0.64727783203125</text:p>
              </table:table-cell>
              <table:table-cell office:value-type="float" office:value="1.1068115234375">
                <text:p>1.1068115234375</text:p>
              </table:table-cell>
              <table:table-cell office:value-type="float" office:value="0.546875">
                <text:p>0.546875</text:p>
              </table:table-cell>
              <table:table-cell office:value-type="float" office:value="0.81890869140625">
                <text:p>0.8189086914062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.01318359375">
                <text:p>1.01318359375</text:p>
              </table:table-cell>
              <table:table-cell office:value-type="float" office:value="0.527496337890625">
                <text:p>0.527496337890625</text:p>
              </table:table-cell>
              <table:table-cell office:value-type="float" office:value="0.3404541015625">
                <text:p>0.3404541015625</text:p>
              </table:table-cell>
              <table:table-cell office:value-type="float" office:value="0.366058349609375">
                <text:p>0.366058349609375</text:p>
              </table:table-cell>
              <table:table-cell office:value-type="float" office:value="0.80828857421875">
                <text:p>0.80828857421875</text:p>
              </table:table-cell>
              <table:table-cell office:value-type="float" office:value="0.449920654296875">
                <text:p>0.449920654296875</text:p>
              </table:table-cell>
              <table:table-cell office:value-type="float" office:value="0.56341552734375">
                <text:p>0.56341552734375</text:p>
              </table:table-cell>
              <table:table-cell office:value-type="float" office:value="0.420013427734375">
                <text:p>0.42001342773437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9798583984375">
                <text:p>0.9798583984375</text:p>
              </table:table-cell>
              <table:table-cell office:value-type="float" office:value="0.5482177734375">
                <text:p>0.5482177734375</text:p>
              </table:table-cell>
              <table:table-cell office:value-type="float" office:value="0.464004516601563">
                <text:p>0.464004516601563</text:p>
              </table:table-cell>
              <table:table-cell office:value-type="float" office:value="0.481613159179688">
                <text:p>0.481613159179688</text:p>
              </table:table-cell>
              <table:table-cell office:value-type="float" office:value="1.03965759277344">
                <text:p>1.03965759277344</text:p>
              </table:table-cell>
              <table:table-cell office:value-type="float" office:value="0.592910766601563">
                <text:p>0.592910766601563</text:p>
              </table:table-cell>
              <table:table-cell office:value-type="float" office:value="0.623428344726563">
                <text:p>0.623428344726563</text:p>
              </table:table-cell>
              <table:table-cell office:value-type="float" office:value="0.542877197265625">
                <text:p>0.54287719726562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814559936523438">
                <text:p>0.814559936523438</text:p>
              </table:table-cell>
              <table:table-cell office:value-type="float" office:value="0.353691101074219">
                <text:p>0.353691101074219</text:p>
              </table:table-cell>
              <table:table-cell office:value-type="float" office:value="0.341239929199219">
                <text:p>0.341239929199219</text:p>
              </table:table-cell>
              <table:table-cell office:value-type="float" office:value="0.443145751953125">
                <text:p>0.443145751953125</text:p>
              </table:table-cell>
              <table:table-cell office:value-type="float" office:value="0.859077453613281">
                <text:p>0.859077453613281</text:p>
              </table:table-cell>
              <table:table-cell office:value-type="float" office:value="0.852134704589844">
                <text:p>0.852134704589844</text:p>
              </table:table-cell>
              <table:table-cell office:value-type="float" office:value="0.664604187011719">
                <text:p>0.664604187011719</text:p>
              </table:table-cell>
              <table:table-cell office:value-type="float" office:value="0.986045837402344">
                <text:p>0.98604583740234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618896484375">
                <text:p>0.618896484375</text:p>
              </table:table-cell>
              <table:table-cell office:value-type="float" office:value="0.331783294677734">
                <text:p>0.331783294677734</text:p>
              </table:table-cell>
              <table:table-cell office:value-type="float" office:value="0.412059783935547">
                <text:p>0.412059783935547</text:p>
              </table:table-cell>
              <table:table-cell office:value-type="float" office:value="0.726787567138672">
                <text:p>0.726787567138672</text:p>
              </table:table-cell>
              <table:table-cell office:value-type="float" office:value="0.859272003173828">
                <text:p>0.859272003173828</text:p>
              </table:table-cell>
              <table:table-cell office:value-type="float" office:value="0.302227020263672">
                <text:p>0.302227020263672</text:p>
              </table:table-cell>
              <table:table-cell office:value-type="float" office:value="0.789188385009766">
                <text:p>0.789188385009766</text:p>
              </table:table-cell>
              <table:table-cell office:value-type="float" office:value="0.473812103271484">
                <text:p>0.47381210327148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570865631103516">
                <text:p>0.570865631103516</text:p>
              </table:table-cell>
              <table:table-cell office:value-type="float" office:value="0.308601379394531">
                <text:p>0.308601379394531</text:p>
              </table:table-cell>
              <table:table-cell office:value-type="float" office:value="0.288288116455078">
                <text:p>0.288288116455078</text:p>
              </table:table-cell>
              <table:table-cell office:value-type="float" office:value="0.421476364135742">
                <text:p>0.421476364135742</text:p>
              </table:table-cell>
              <table:table-cell office:value-type="float" office:value="0.42689323425293">
                <text:p>0.42689323425293</text:p>
              </table:table-cell>
              <table:table-cell office:value-type="float" office:value="0.540695190429688">
                <text:p>0.540695190429688</text:p>
              </table:table-cell>
              <table:table-cell office:value-type="float" office:value="0.947780609130859">
                <text:p>0.947780609130859</text:p>
              </table:table-cell>
              <table:table-cell office:value-type="float" office:value="0.623037338256836">
                <text:p>0.62303733825683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515355110168457">
                <text:p>0.515355110168457</text:p>
              </table:table-cell>
              <table:table-cell office:value-type="float" office:value="0.257950782775879">
                <text:p>0.257950782775879</text:p>
              </table:table-cell>
              <table:table-cell office:value-type="float" office:value="0.28106689453125">
                <text:p>0.28106689453125</text:p>
              </table:table-cell>
              <table:table-cell office:value-type="float" office:value="0.589556694030762">
                <text:p>0.589556694030762</text:p>
              </table:table-cell>
              <table:table-cell office:value-type="float" office:value="0.310121536254883">
                <text:p>0.310121536254883</text:p>
              </table:table-cell>
              <table:table-cell office:value-type="float" office:value="0.425633430480957">
                <text:p>0.425633430480957</text:p>
              </table:table-cell>
              <table:table-cell office:value-type="float" office:value="0.623599052429199">
                <text:p>0.623599052429199</text:p>
              </table:table-cell>
              <table:table-cell office:value-type="float" office:value="0.465225219726563">
                <text:p>0.46522521972656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514478206634522">
                <text:p>0.514478206634522</text:p>
              </table:table-cell>
              <table:table-cell office:value-type="float" office:value="0.258190631866455">
                <text:p>0.258190631866455</text:p>
              </table:table-cell>
              <table:table-cell office:value-type="float" office:value="0.247588634490967">
                <text:p>0.247588634490967</text:p>
              </table:table-cell>
              <table:table-cell office:value-type="float" office:value="0.478301048278809">
                <text:p>0.478301048278809</text:p>
              </table:table-cell>
              <table:table-cell office:value-type="float" office:value="0.288986206054687">
                <text:p>0.288986206054687</text:p>
              </table:table-cell>
              <table:table-cell office:value-type="float" office:value="0.30346155166626">
                <text:p>0.30346155166626</text:p>
              </table:table-cell>
              <table:table-cell office:value-type="float" office:value="0.300446510314941">
                <text:p>0.300446510314941</text:p>
              </table:table-cell>
              <table:table-cell office:value-type="float" office:value="0.308441162109375">
                <text:p>0.30844116210937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514336109161377">
                <text:p>0.514336109161377</text:p>
              </table:table-cell>
              <table:table-cell office:value-type="float" office:value="0.247636079788208">
                <text:p>0.247636079788208</text:p>
              </table:table-cell>
              <table:table-cell office:value-type="float" office:value="0.24596118927002">
                <text:p>0.24596118927002</text:p>
              </table:table-cell>
              <table:table-cell office:value-type="float" office:value="0.264558553695679">
                <text:p>0.264558553695679</text:p>
              </table:table-cell>
              <table:table-cell office:value-type="float" office:value="0.28352689743042">
                <text:p>0.28352689743042</text:p>
              </table:table-cell>
              <table:table-cell office:value-type="float" office:value="0.273399353027344">
                <text:p>0.273399353027344</text:p>
              </table:table-cell>
              <table:table-cell office:value-type="float" office:value="0.29822826385498">
                <text:p>0.29822826385498</text:p>
              </table:table-cell>
              <table:table-cell office:value-type="float" office:value="0.295521259307861">
                <text:p>0.29552125930786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512067198753357">
                <text:p>0.512067198753357</text:p>
              </table:table-cell>
              <table:table-cell office:value-type="float" office:value="0.251813173294067">
                <text:p>0.251813173294067</text:p>
              </table:table-cell>
              <table:table-cell office:value-type="float" office:value="0.247007012367249">
                <text:p>0.247007012367249</text:p>
              </table:table-cell>
              <table:table-cell office:value-type="float" office:value="0.259256482124329">
                <text:p>0.259256482124329</text:p>
              </table:table-cell>
              <table:table-cell office:value-type="float" office:value="0.291340112686157">
                <text:p>0.291340112686157</text:p>
              </table:table-cell>
              <table:table-cell office:value-type="float" office:value="0.275342106819153">
                <text:p>0.275342106819153</text:p>
              </table:table-cell>
              <table:table-cell office:value-type="float" office:value="0.324463129043579">
                <text:p>0.324463129043579</text:p>
              </table:table-cell>
              <table:table-cell office:value-type="float" office:value="0.286368370056152">
                <text:p>0.28636837005615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51257461309433">
                <text:p>0.51257461309433</text:p>
              </table:table-cell>
              <table:table-cell office:value-type="float" office:value="0.247489273548126">
                <text:p>0.247489273548126</text:p>
              </table:table-cell>
              <table:table-cell office:value-type="float" office:value="0.246134757995605">
                <text:p>0.246134757995605</text:p>
              </table:table-cell>
              <table:table-cell office:value-type="float" office:value="0.247707784175873">
                <text:p>0.247707784175873</text:p>
              </table:table-cell>
              <table:table-cell office:value-type="float" office:value="0.287330389022827">
                <text:p>0.287330389022827</text:p>
              </table:table-cell>
              <table:table-cell office:value-type="float" office:value="0.265584349632263">
                <text:p>0.265584349632263</text:p>
              </table:table-cell>
              <table:table-cell office:value-type="float" office:value="0.288597464561462">
                <text:p>0.288597464561462</text:p>
              </table:table-cell>
              <table:table-cell office:value-type="float" office:value="0.297666013240814">
                <text:p>0.297666013240814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506929993629456">
                <text:p>0.506929993629456</text:p>
              </table:table-cell>
              <table:table-cell office:value-type="float" office:value="0.255533009767532">
                <text:p>0.255533009767532</text:p>
              </table:table-cell>
              <table:table-cell office:value-type="float" office:value="0.24420490860939">
                <text:p>0.24420490860939</text:p>
              </table:table-cell>
              <table:table-cell office:value-type="float" office:value="0.243989318609238">
                <text:p>0.243989318609238</text:p>
              </table:table-cell>
              <table:table-cell office:value-type="float" office:value="0.271790951490402">
                <text:p>0.271790951490402</text:p>
              </table:table-cell>
              <table:table-cell office:value-type="float" office:value="0.268279045820236">
                <text:p>0.268279045820236</text:p>
              </table:table-cell>
              <table:table-cell office:value-type="float" office:value="0.299207150936127">
                <text:p>0.299207150936127</text:p>
              </table:table-cell>
              <table:table-cell office:value-type="float" office:value="0.280512154102325">
                <text:p>0.28051215410232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510110065340996">
                <text:p>0.510110065340996</text:p>
              </table:table-cell>
              <table:table-cell office:value-type="float" office:value="0.246857196092606">
                <text:p>0.246857196092606</text:p>
              </table:table-cell>
              <table:table-cell office:value-type="float" office:value="0.244433671236038">
                <text:p>0.244433671236038</text:p>
              </table:table-cell>
              <table:table-cell office:value-type="float" office:value="0.250084578990936">
                <text:p>0.250084578990936</text:p>
              </table:table-cell>
              <table:table-cell office:value-type="float" office:value="0.279439881443977">
                <text:p>0.279439881443977</text:p>
              </table:table-cell>
              <table:table-cell office:value-type="float" office:value="0.270292058587074">
                <text:p>0.270292058587074</text:p>
              </table:table-cell>
              <table:table-cell office:value-type="float" office:value="0.300695538520813">
                <text:p>0.300695538520813</text:p>
              </table:table-cell>
              <table:table-cell office:value-type="float" office:value="0.279968649148941">
                <text:p>0.27996864914894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0.508990064263344">
                <text:p>0.508990064263344</text:p>
              </table:table-cell>
              <table:table-cell office:value-type="float" office:value="0.246045030653477">
                <text:p>0.246045030653477</text:p>
              </table:table-cell>
              <table:table-cell office:value-type="float" office:value="0.246388413012028">
                <text:p>0.246388413012028</text:p>
              </table:table-cell>
              <table:table-cell office:value-type="float" office:value="0.253222063183784">
                <text:p>0.253222063183784</text:p>
              </table:table-cell>
              <table:table-cell office:value-type="float" office:value="0.276165992021561">
                <text:p>0.276165992021561</text:p>
              </table:table-cell>
              <table:table-cell office:value-type="float" office:value="0.271923817694187">
                <text:p>0.271923817694187</text:p>
              </table:table-cell>
              <table:table-cell office:value-type="float" office:value="0.299183994531631">
                <text:p>0.299183994531631</text:p>
              </table:table-cell>
              <table:table-cell office:value-type="float" office:value="0.281281270086765">
                <text:p>0.281281270086765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0.511348120868206">
                <text:p>0.511348120868206</text:p>
              </table:table-cell>
              <table:table-cell office:value-type="float" office:value="0.247345335781574">
                <text:p>0.247345335781574</text:p>
              </table:table-cell>
              <table:table-cell office:value-type="float" office:value="0.251497909426689">
                <text:p>0.251497909426689</text:p>
              </table:table-cell>
              <table:table-cell office:value-type="float" office:value="0.243792794644833">
                <text:p>0.243792794644833</text:p>
              </table:table-cell>
              <table:table-cell office:value-type="float" office:value="0.28231044113636">
                <text:p>0.28231044113636</text:p>
              </table:table-cell>
              <table:table-cell office:value-type="float" office:value="0.274634350091219">
                <text:p>0.274634350091219</text:p>
              </table:table-cell>
              <table:table-cell office:value-type="float" office:value="0.293100938200951">
                <text:p>0.293100938200951</text:p>
              </table:table-cell>
              <table:table-cell office:value-type="float" office:value="0.281877368688583">
                <text:p>0.281877368688583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0.512503745034337">
                <text:p>0.512503745034337</text:p>
              </table:table-cell>
              <table:table-cell office:value-type="float" office:value="0.246470531448722">
                <text:p>0.246470531448722</text:p>
              </table:table-cell>
              <table:table-cell office:value-type="float" office:value="0.250896193087101">
                <text:p>0.250896193087101</text:p>
              </table:table-cell>
              <table:table-cell office:value-type="float" office:value="0.241461023688316">
                <text:p>0.241461023688316</text:p>
              </table:table-cell>
              <table:table-cell office:value-type="float" office:value="0.27720976062119">
                <text:p>0.27720976062119</text:p>
              </table:table-cell>
              <table:table-cell office:value-type="float" office:value="0.280033651739359">
                <text:p>0.280033651739359</text:p>
              </table:table-cell>
              <table:table-cell office:value-type="float" office:value="0.279662268236279">
                <text:p>0.279662268236279</text:p>
              </table:table-cell>
              <table:table-cell office:value-type="float" office:value="0.283728498965502">
                <text:p>0.283728498965502</text:p>
              </table:table-cell>
            </table:table-row>
            <table:table-row>
              <table:table-cell office:value-type="float" office:value="1073741824">
                <text:p>1073741824</text:p>
              </table:table-cell>
              <table:table-cell office:value-type="float" office:value="0.513726774603128">
                <text:p>0.513726774603128</text:p>
              </table:table-cell>
              <table:table-cell office:value-type="float" office:value="0.246567296795547">
                <text:p>0.246567296795547</text:p>
              </table:table-cell>
              <table:table-cell office:value-type="float" office:value="0.250344851054251">
                <text:p>0.250344851054251</text:p>
              </table:table-cell>
              <table:table-cell office:value-type="float" office:value="0.243040043860674">
                <text:p>0.243040043860674</text:p>
              </table:table-cell>
              <table:table-cell office:value-type="float" office:value="0.279072152450681">
                <text:p>0.279072152450681</text:p>
              </table:table-cell>
              <table:table-cell office:value-type="float" office:value="0.2796859908849">
                <text:p>0.2796859908849</text:p>
              </table:table-cell>
              <table:table-cell office:value-type="float" office:value="0.276598751544952">
                <text:p>0.276598751544952</text:p>
              </table:table-cell>
              <table:table-cell office:value-type="float" office:value="0.290406406857073">
                <text:p>0.2904064068570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